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9" style:parent-style-name="Normal" style:family="paragraph">
      <style:paragraph-properties fo:text-align="justify" style:writing-mode="rl-tb" fo:margin-top="0.0833in" fo:margin-bottom="0in" fo:line-height="100%"/>
    </style:style>
    <style:style style:name="T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3" style:parent-style-name="Normal" style:family="paragraph">
      <style:paragraph-properties fo:text-align="justify" style:writing-mode="rl-tb" fo:margin-top="0.0833in" fo:margin-bottom="0in" fo:line-height="100%"/>
    </style:style>
    <style:style style:name="T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2" style:parent-style-name="Normal" style:family="paragraph">
      <style:paragraph-properties fo:text-align="justify" style:writing-mode="rl-tb" fo:margin-top="0.0833in" fo:margin-bottom="0in" fo:line-height="100%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5" style:parent-style-name="Normal" style:family="paragraph">
      <style:paragraph-properties fo:text-align="justify" style:writing-mode="rl-tb" fo:margin-top="0.0833in" fo:margin-bottom="0in" fo:line-height="100%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3" style:parent-style-name="Normal" style:family="paragraph">
      <style:paragraph-properties fo:text-align="justify" style:writing-mode="rl-tb" fo:margin-top="0.0833in" fo:margin-bottom="0in" fo:line-height="100%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94" style:parent-style-name="Normal" style:family="paragraph">
      <style:paragraph-properties fo:text-align="justify" style:writing-mode="rl-tb" fo:margin-top="0.0833in" fo:margin-bottom="0in" fo:line-height="100%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03" style:parent-style-name="Normal" style:family="paragraph">
      <style:paragraph-properties fo:text-align="justify" style:writing-mode="rl-tb" fo:margin-top="0.0833in" fo:margin-bottom="0in" fo:line-height="100%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9" style:parent-style-name="Normal" style:family="paragraph">
      <style:paragraph-properties fo:text-align="justify" style:writing-mode="rl-tb" fo:margin-top="0.0833in" fo:margin-bottom="0in" fo:line-height="100%"/>
    </style:style>
    <style:style style:name="T3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3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1" style:parent-style-name="Normal" style:family="paragraph">
      <style:paragraph-properties fo:text-align="justify" style:writing-mode="rl-tb" fo:margin-top="0.0833in" fo:margin-bottom="0in" fo:line-height="100%"/>
    </style:style>
    <style:style style:name="T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3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2" style:parent-style-name="Normal" style:family="paragraph">
      <style:paragraph-properties fo:text-align="justify" style:writing-mode="rl-tb" fo:margin-top="0.0833in" fo:margin-bottom="0in" fo:line-height="100%"/>
    </style:style>
    <style:style style:name="T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83" style:parent-style-name="Normal" style:family="paragraph">
      <style:paragraph-properties fo:text-align="justify" style:writing-mode="rl-tb" fo:margin-top="0.0833in" fo:margin-bottom="0in" fo:line-height="100%"/>
    </style:style>
    <style:style style:name="T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07" style:parent-style-name="Normal" style:family="paragraph">
      <style:paragraph-properties fo:text-align="justify" style:writing-mode="rl-tb" fo:margin-top="0.0833in" fo:margin-bottom="0in" fo:line-height="100%"/>
    </style:style>
    <style:style style:name="T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29" style:parent-style-name="Normal" style:family="paragraph">
      <style:paragraph-properties fo:text-align="justify" style:writing-mode="rl-tb" fo:margin-top="0.0833in" fo:margin-bottom="0in" fo:line-height="100%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47" style:parent-style-name="Normal" style:family="paragraph">
      <style:paragraph-properties fo:text-align="justify" style:writing-mode="rl-tb" fo:margin-top="0.0833in" fo:margin-bottom="0in" fo:line-height="100%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46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63" style:parent-style-name="Normal" style:family="paragraph">
      <style:paragraph-properties fo:text-align="justify" style:writing-mode="rl-tb" fo:margin-top="0.0833in" fo:margin-bottom="0in" fo:line-height="100%"/>
    </style:style>
    <style:style style:name="T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53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36" style:parent-style-name="Normal" style:family="paragraph">
      <style:paragraph-properties fo:text-align="justify" style:writing-mode="rl-tb" fo:margin-top="0.0833in" fo:margin-bottom="0in" fo:line-height="100%"/>
    </style:style>
    <style:style style:name="T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62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30" style:parent-style-name="Normal" style:family="paragraph">
      <style:paragraph-properties fo:text-align="justify" style:writing-mode="rl-tb" fo:margin-top="0.0833in" fo:margin-bottom="0in" fo:line-height="100%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6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89" style:parent-style-name="Normal" style:family="paragraph">
      <style:paragraph-properties fo:text-align="justify" style:writing-mode="rl-tb" fo:margin-top="0.0833in" fo:margin-bottom="0in" fo:line-height="100%"/>
    </style:style>
    <style:style style:name="T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7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31" style:parent-style-name="Normal" style:family="paragraph">
      <style:paragraph-properties fo:text-align="justify" style:writing-mode="rl-tb" fo:margin-top="0.0833in" fo:margin-bottom="0in" fo:line-height="100%"/>
    </style:style>
    <style:style style:name="T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7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94" style:parent-style-name="Normal" style:family="paragraph">
      <style:paragraph-properties fo:text-align="justify" style:writing-mode="rl-tb" fo:margin-top="0.0833in" fo:margin-bottom="0in" fo:line-height="100%"/>
    </style:style>
    <style:style style:name="T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8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83" style:parent-style-name="Normal" style:family="paragraph">
      <style:paragraph-properties fo:text-align="justify" style:writing-mode="rl-tb" fo:margin-top="0.0833in" fo:margin-bottom="0in" fo:line-height="100%"/>
    </style:style>
    <style:style style:name="T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65" style:parent-style-name="Normal" style:family="paragraph">
      <style:paragraph-properties fo:text-align="justify" style:writing-mode="rl-tb" fo:margin-top="0.0833in" fo:margin-bottom="0in" fo:line-height="100%"/>
    </style:style>
    <style:style style:name="T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9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87" style:parent-style-name="Normal" style:family="paragraph">
      <style:paragraph-properties fo:text-align="justify" style:writing-mode="rl-tb" fo:margin-top="0.0833in" fo:margin-bottom="0in" fo:line-height="100%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56" style:parent-style-name="Normal" style:family="paragraph">
      <style:paragraph-properties fo:text-align="justify" style:writing-mode="rl-tb" fo:margin-top="0.0833in" fo:margin-bottom="0in" fo:line-height="100%"/>
    </style:style>
    <style:style style:name="T1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95" style:parent-style-name="Normal" style:family="paragraph">
      <style:paragraph-properties fo:text-align="justify" style:writing-mode="rl-tb" fo:margin-top="0.0833in" fo:margin-bottom="0in" fo:line-height="100%"/>
    </style:style>
    <style:style style:name="T1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1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16" style:parent-style-name="Normal" style:family="paragraph">
      <style:paragraph-properties fo:text-align="justify" style:writing-mode="rl-tb" fo:margin-top="0.0833in" fo:margin-bottom="0in" fo:line-height="100%"/>
    </style:style>
    <style:style style:name="T1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40" style:parent-style-name="Normal" style:family="paragraph">
      <style:paragraph-properties fo:text-align="justify" style:writing-mode="rl-tb" fo:margin-top="0.0833in" fo:margin-bottom="0in" fo:line-height="100%"/>
    </style:style>
    <style:style style:name="T1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75" style:parent-style-name="Normal" style:family="paragraph">
      <style:paragraph-properties fo:text-align="justify" style:writing-mode="rl-tb" fo:margin-top="0.0833in" fo:margin-bottom="0in" fo:line-height="100%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98" style:parent-style-name="Normal" style:family="paragraph">
      <style:paragraph-properties fo:text-align="justify" style:writing-mode="rl-tb" fo:margin-top="0.0833in" fo:margin-bottom="0in" fo:line-height="100%"/>
    </style:style>
    <style:style style:name="T1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14" style:parent-style-name="Normal" style:family="paragraph">
      <style:paragraph-properties fo:text-align="justify" style:writing-mode="rl-tb" fo:margin-top="0.0833in" fo:margin-bottom="0in" fo:line-height="100%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26" style:parent-style-name="Normal" style:family="paragraph">
      <style:paragraph-properties fo:text-align="justify" style:writing-mode="rl-tb" fo:margin-top="0.0833in" fo:margin-bottom="0in" fo:line-height="100%"/>
    </style:style>
    <style:style style:name="T1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2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39" style:parent-style-name="Normal" style:family="paragraph">
      <style:paragraph-properties fo:text-align="justify" style:writing-mode="rl-tb" fo:margin-top="0.0833in" fo:margin-bottom="0in" fo:line-height="100%"/>
    </style:style>
    <style:style style:name="T1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59" style:parent-style-name="Normal" style:family="paragraph">
      <style:paragraph-properties fo:text-align="justify" style:writing-mode="rl-tb" fo:margin-top="0.0833in" fo:margin-bottom="0in" fo:line-height="100%"/>
    </style:style>
    <style:style style:name="T1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71" style:parent-style-name="Normal" style:family="paragraph">
      <style:paragraph-properties fo:text-align="justify" style:writing-mode="rl-tb" fo:margin-top="0.0833in" fo:margin-bottom="0in" fo:line-height="100%"/>
    </style:style>
    <style:style style:name="T1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3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59" style:parent-style-name="Normal" style:family="paragraph">
      <style:paragraph-properties fo:text-align="justify" style:writing-mode="rl-tb" fo:margin-top="0.0833in" fo:margin-bottom="0in" fo:line-height="100%"/>
    </style:style>
    <style:style style:name="T1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05" style:parent-style-name="Normal" style:family="paragraph">
      <style:paragraph-properties fo:text-align="justify" style:writing-mode="rl-tb" fo:margin-top="0.0833in" fo:margin-bottom="0in" fo:line-height="100%"/>
    </style:style>
    <style:style style:name="T1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26" style:parent-style-name="Normal" style:family="paragraph">
      <style:paragraph-properties fo:text-align="justify" style:writing-mode="rl-tb" fo:margin-top="0.0833in" fo:margin-bottom="0in" fo:line-height="100%"/>
    </style:style>
    <style:style style:name="T1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44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41" style:parent-style-name="Normal" style:family="paragraph">
      <style:paragraph-properties fo:text-align="justify" style:writing-mode="rl-tb" fo:margin-top="0.0833in" fo:margin-bottom="0in" fo:line-height="100%"/>
    </style:style>
    <style:style style:name="T1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85" style:parent-style-name="Normal" style:family="paragraph">
      <style:paragraph-properties fo:text-align="justify" style:writing-mode="rl-tb" fo:margin-top="0.0833in" fo:margin-bottom="0in" fo:line-height="100%"/>
    </style:style>
    <style:style style:name="T1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5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40" style:parent-style-name="Normal" style:family="paragraph">
      <style:paragraph-properties fo:text-align="justify" style:writing-mode="rl-tb" fo:margin-top="0.0833in" fo:margin-bottom="0in" fo:line-height="100%"/>
    </style:style>
    <style:style style:name="T1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6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48" style:parent-style-name="Normal" style:family="paragraph">
      <style:paragraph-properties fo:text-align="justify" style:writing-mode="rl-tb" fo:margin-top="0.0833in" fo:margin-bottom="0in" fo:line-height="100%"/>
    </style:style>
    <style:style style:name="T1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47" style:parent-style-name="Normal" style:family="paragraph">
      <style:paragraph-properties fo:text-align="justify" style:writing-mode="rl-tb" fo:margin-top="0.0833in" fo:margin-bottom="0in" fo:line-height="100%"/>
    </style:style>
    <style:style style:name="T1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80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01" style:parent-style-name="Normal" style:family="paragraph">
      <style:paragraph-properties fo:text-align="justify" style:writing-mode="rl-tb" fo:margin-top="0.0833in" fo:margin-bottom="0in" fo:line-height="100%"/>
    </style:style>
    <style:style style:name="T1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68" style:parent-style-name="Normal" style:family="paragraph">
      <style:paragraph-properties fo:text-align="justify" style:writing-mode="rl-tb" fo:margin-top="0.0833in" fo:margin-bottom="0in" fo:line-height="100%"/>
    </style:style>
    <style:style style:name="T1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8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93" style:parent-style-name="Normal" style:family="paragraph">
      <style:paragraph-properties fo:text-align="justify" style:writing-mode="rl-tb" fo:margin-top="0.0833in" fo:margin-bottom="0in" fo:line-height="100%"/>
    </style:style>
    <style:style style:name="T1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42" style:parent-style-name="Normal" style:family="paragraph">
      <style:paragraph-properties fo:text-align="justify" style:writing-mode="rl-tb" fo:margin-top="0.0833in" fo:margin-bottom="0in" fo:line-height="100%"/>
    </style:style>
    <style:style style:name="T1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54" style:parent-style-name="Normal" style:family="paragraph">
      <style:paragraph-properties fo:text-align="justify" style:writing-mode="rl-tb" fo:margin-top="0.0833in" fo:margin-bottom="0in" fo:line-height="100%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60" style:parent-style-name="Normal" style:family="paragraph">
      <style:paragraph-properties fo:text-align="justify" style:writing-mode="rl-tb" fo:margin-top="0.0833in" fo:margin-bottom="0in" fo:line-height="100%"/>
    </style:style>
    <style:style style:name="T1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weight="bold" style:font-weight-asian="bold" style:font-weight-complex="bold" fo:font-size="10pt" style:font-size-asian="10pt" style:font-size-complex="10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9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79" style:parent-style-name="Normal" style:family="paragraph">
      <style:paragraph-properties fo:text-align="justify" style:writing-mode="rl-tb" fo:margin-top="0.0833in" fo:margin-bottom="0in" fo:line-height="100%"/>
    </style:style>
    <style:style style:name="T1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13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36" style:parent-style-name="Normal" style:family="paragraph">
      <style:paragraph-properties fo:text-align="justify" style:writing-mode="rl-tb" fo:margin-top="0.0833in" fo:margin-bottom="0in" fo:line-height="100%"/>
    </style:style>
    <style:style style:name="T2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60" style:parent-style-name="Normal" style:family="paragraph">
      <style:paragraph-properties fo:text-align="justify" style:writing-mode="rl-tb" fo:margin-top="0.0833in" fo:margin-bottom="0in" fo:line-height="100%"/>
    </style:style>
    <style:style style:name="T2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2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89" style:parent-style-name="Normal" style:family="paragraph">
      <style:paragraph-properties fo:text-align="justify" style:writing-mode="rl-tb" fo:margin-top="0.0833in" fo:margin-bottom="0in" fo:line-height="100%"/>
    </style:style>
    <style:style style:name="T2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48" style:parent-style-name="Normal" style:family="paragraph">
      <style:paragraph-properties fo:text-align="justify" style:writing-mode="rl-tb" fo:margin-top="0.0833in" fo:margin-bottom="0in" fo:line-height="100%"/>
    </style:style>
    <style:style style:name="T2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2 Samuel 1</text:span>‬‬‬</text:p>
      <text:p text:style-name="P3"><text:span text:style-name="T4">1</text:span><text:span text:style-name="T5"> וַיְהִ֗י אֽ͏ַחֲרֵי֙ מ֣וֹת שָׁא֔וּל וְדָוִ֣ד שָׁ֔ב מֵהַכּ֖וֹת אֶת־הָעֲמָלֵ֑ק וַיֵּ֧שֶׁב דָּוִ֛ד בְּצִקְלָ֖ג יָמִ֥ים שְׁנָֽיִם׃<text:s/></text:span><text:span text:style-name="T6">2</text:span><text:span text:style-name="T7"> וַיְהִ֣י ׀ בַּיּ֣וֹם הַשְּׁלִישִׁ֗י וְהִנֵּה֩ אִ֨ישׁ בָּ֤א מִן־הַֽמַּחֲנֶה֙ מֵעִ֣ם שָׁא֔וּל וּבְגָדָ֣יו קְרֻעִ֔ים וַאֲדָמָ֖ה עַל־רֹאשׁ֑וֹ וַיְהִי֙ בְּבֹא֣וֹ אֶל־דָּוִ֔ד וַיִּפֹּ֥ל אַ֖רְצָה וַיִּשְׁתָּֽחוּ׃<text:s/></text:span><text:span text:style-name="T8">‬</text:span>‬‬<text:span text:style-name="T9">3</text:span><text:span text:style-name="T10"> וַיֹּ֤אמֶר לוֹ֙ דָּוִ֔ד אֵ֥י מִזֶּ֖ה תָּב֑וֹא וַיֹּ֣אמֶר אֵלָ֔יו מִמַּחֲנֵ֥ה יִשְׂרָאֵ֖ל נִמְלָֽטְתִּי׃<text:s/></text:span><text:span text:style-name="T11">‬</text:span>‬‬<text:span text:style-name="T12">4</text:span><text:span text:style-name="T13"> וַיֹּ֨אמֶר אֵלָ֥יו דָּוִ֛ד מֶה־הָיָ֥ה הַדָּבָ֖ר הַגֶּד־נָ֣א לִ֑י וַ֠יֹּאמֶר אֲשֶׁר־נָ֨ס הָעָ֜ם מִן־הַמִּלְחָמָ֗ה וְגַם־הַרְבֵּ֞ה נָפַ֤ל מִן־הָעָם֙ וַיָּמֻ֔תוּ וְגַ֗ם שָׁא֛וּל וִיהוֹנָתָ֥ן בְּנ֖וֹ מֵֽתוּ׃<text:s/></text:span><text:span text:style-name="T14">‬</text:span>‬‬<text:span text:style-name="T15">5</text:span><text:span text:style-name="T16"> וַיֹּ֣אמֶר דָּוִ֔ד אֶל־הַנַּ֖עַר הַמַּגִּ֣יד ל֑וֹ אֵ֣יךְ יָדַ֔עְתָּ כִּי־מֵ֥ת שָׁא֖וּל וִיהֽוֹנָתָ֥ן בְּנֽוֹ׃<text:s/></text:span><text:span text:style-name="T17">‬</text:span>‬‬<text:span text:style-name="T18">6</text:span><text:span text:style-name="T19"> וַיֹּ֜אמֶר הַנַּ֣עַר ׀ הַמַּגִּ֣יד ל֗וֹ נִקְרֹ֤א נִקְרֵ֙יתִי֙ בְּהַ֣ר הַגִּלְבֹּ֔עַ וְהִנֵּ֥ה שָׁא֖וּל נִשְׁעָ֣ן עַל־חֲנִית֑וֹ וְהִנֵּ֥ה הָרֶ֛כֶב וּבַעֲלֵ֥י הַפָּרָשִׁ֖ים הִדְבִּקֻֽהוּ׃<text:s/></text:span><text:span text:style-name="T20">‬</text:span>‬‬<text:span text:style-name="T21">7</text:span><text:span text:style-name="T22"> וַיִּ֥פֶן אַחֲרָ֖יו וַיִּרְאֵ֑נִי וַיִּקְרָ֣א אֵלָ֔י וָאֹמַ֖ר הִנֵּֽנִי׃<text:s/></text:span><text:span text:style-name="T23">‬</text:span>‬‬<text:span text:style-name="T24">8</text:span><text:span text:style-name="T25"> וַיֹּ֥אמֶר לִ֖י מִי־אָ֑תָּה *ויאמר **וָאֹמַ֣ר אֵלָ֔יו עֲמָלֵקִ֖י אָנֹֽכִי׃<text:s/></text:span><text:span text:style-name="T26">‬</text:span>‬‬<text:span text:style-name="T27">9</text:span><text:span text:style-name="T28"> וַיֹּ֣אמֶר אֵלַ֗י עֲמָד־נָ֤א עָלַי֙ וּמֹ֣תְתֵ֔נִי כִּ֥י אֲחָזַ֖נִי הַשָּׁבָ֑ץ כִּֽי־כָל־ע֥וֹד נַפְשִׁ֖י בִּֽי׃<text:s/></text:span><text:span text:style-name="T29">‬</text:span>‬‬<text:span text:style-name="T30">10</text:span><text:span text:style-name="T31"> וָאֶעֱמֹ֤ד עָלָיו֙ וַאֲמֹ֣תְתֵ֔הוּ כִּ֣י יָדַ֔עְתִּי כִּ֛י לֹ֥א יִֽחְיֶ֖ה אַחֲרֵ֣י נִפְל֑וֹ וָאֶקַּ֞ח הַנֵּ֣זֶר ׀ אֲשֶׁ֣ר עַל־רֹאשׁ֗וֹ וְאֶצְעָדָה֙ אֲשֶׁ֣ר עַל־זְרֹע֔וֹ וָאֲבִיאֵ֥ם אֶל־אֲדֹנִ֖י הֵֽנָּה׃<text:s/></text:span><text:span text:style-name="T32">‬</text:span>‬‬<text:span text:style-name="T33">11</text:span><text:span text:style-name="T34"> וַיַּחֲזֵ֥ק דָּוִ֛ד *בבגדו **בִּבְגָדָ֖יו וַיִּקְרָעֵ֑ם וְגַ֥ם כָּל־הָאֲנָשִׁ֖ים אֲשֶׁ֥ר אִתּֽוֹ׃<text:s/></text:span><text:span text:style-name="T35">‬</text:span>‬‬<text:span text:style-name="T36">12</text:span><text:span text:style-name="T37"> וַֽיִּסְפְּדוּ֙ וַיִּבְכּ֔וּ וַיָּצֻ֖מוּ עַד־הָעָ֑רֶב עַל־שָׁא֞וּל וְעַל־יְהוֹנָתָ֣ן בְּנ֗וֹ וְעַל־עַ֤ם יְהוָה֙ וְעַל־בֵּ֣ית יִשְׂרָאֵ֔ל כִּ֥י נָפְל֖וּ בֶּחָֽרֶב׃</text:span><text:span text:style-name="T38"><text:s/>ס<text:s/></text:span><text:span text:style-name="T39">‬</text:span>‬‬<text:span text:style-name="T40">13</text:span><text:span text:style-name="T41"> וַיֹּ֣אמֶר דָּוִ֗ד אֶל־הַנַּ֙עַר֙ הַמַּגִּ֣יד ל֔וֹ אֵ֥י מִזֶּ֖ה אָ֑תָּה וַיֹּ֕אמֶר בֶּן־אִ֛ישׁ גֵּ֥ר עֲמָלֵקִ֖י אָנֹֽכִי׃<text:s/></text:span><text:span text:style-name="T42">‬</text:span>‬‬<text:span text:style-name="T43">14</text:span><text:span text:style-name="T44"> וַיֹּ֥אמֶר אֵלָ֖יו דָּוִ֑ד אֵ֚יךְ לֹ֣א יָרֵ֔אתָ לִשְׁלֹ֙חַ֙ יָֽדְךָ֔ לְשַׁחֵ֖ת אֶת־מְשִׁ֥יחַ יְהוָֽה׃<text:s/></text:span><text:span text:style-name="T45">‬</text:span>‬‬<text:span text:style-name="T46">15</text:span><text:span text:style-name="T47"> וַיִּקְרָ֣א דָוִ֗ד לְאַחַד֙ מֵֽהַנְּעָרִ֔ים וַיֹּ֖אמֶר גַּ֣שׁ פְּגַע־בּ֑וֹ וַיַּכֵּ֖הוּ וַיָּמֹֽת׃<text:s/></text:span><text:span text:style-name="T48">‬</text:span>‬‬<text:span text:style-name="T49">16</text:span><text:span text:style-name="T50"> וַיֹּ֤אמֶר אֵלָיו֙ דָּוִ֔ד *דמיך **דָּמְךָ֖ עַל־רֹאשֶׁ֑ךָ כִּ֣י פִ֗יךָ עָנָ֤ה בְךָ֙ לֵאמֹ֔ר אָנֹכִ֥י מֹתַ֖תִּי אֶת־מְשִׁ֥יחַ יְהוָֽה׃</text:span><text:span text:style-name="T51"><text:s/>ס<text:s/></text:span><text:span text:style-name="T52">‬</text:span>‬‬<text:span text:style-name="T53">17</text:span><text:span text:style-name="T54"> וַיְקֹנֵ֣ן דָּוִ֔ד אֶת־הַקִּינָ֖ה הַזֹּ֑את עַל־שָׁא֖וּל וְעַל־יְהוֹנָתָ֥ן בְּנֽוֹ׃<text:s/></text:span><text:span text:style-name="T55">‬</text:span>‬‬<text:span text:style-name="T56">18</text:span><text:span text:style-name="T57"> וַיֹּ֕אמֶר לְלַמֵּ֥ד בְּנֵֽי־יְהוּדָ֖ה קָ֑שֶׁת הִנֵּ֥ה כְתוּבָ֖ה עַל־סֵ֥פֶר הַיָּשָֽׁר׃<text:s/></text:span><text:span text:style-name="T58">‬</text:span>‬‬<text:span text:style-name="T59">19</text:span><text:span text:style-name="T60"> הַצְּבִי֙ יִשְׂרָאֵ֔ל עַל־בָּמוֹתֶ֖יךָ חָלָ֑ל אֵ֖יךְ נָפְל֥וּ גִבּוֹרִֽים׃<text:s/></text:span><text:span text:style-name="T61">‬</text:span>‬‬<text:span text:style-name="T62">20</text:span><text:span text:style-name="T63"> אַל־תַּגִּ֣ידוּ בְגַ֔ת אַֽל־תְּבַשְּׂר֖וּ בְּחוּצֹ֣ת אַשְׁקְל֑וֹן פֶּן־תִּשְׂמַ֙חְנָה֙ בְּנ֣וֹת פְּלִשְׁתִּ֔ים פֶּֽן־תַּעֲלֹ֖זְנָה בְּנ֥וֹת הָעֲרֵלִֽים׃<text:s/></text:span><text:span text:style-name="T64">‬</text:span>‬‬<text:span text:style-name="T65">21</text:span><text:span text:style-name="T66"> הָרֵ֣י בַגִּלְבֹּ֗עַ אַל־טַ֧ל וְאַל־מָטָ֛ר עֲלֵיכֶ֖ם וּשְׂדֵ֣י תְרוּמֹ֑ת כִּ֣י שָׁ֤ם נִגְעַל֙ מָגֵ֣ן גִּבּוֹרִ֔ים מָגֵ֣ן שָׁא֔וּל בְּלִ֖י מָשִׁ֥יחַ בַּשָּֽׁמֶן׃<text:s/></text:span><text:span text:style-name="T67">‬</text:span>‬‬<text:span text:style-name="T68">22</text:span><text:span text:style-name="T69"> מִדַּ֣ם חֲלָלִ֗ים מֵחֵ֙לֶב֙ גִּבּוֹרִ֔ים קֶ֚שֶׁת יְה֣וֹנָתָ֔ן לֹ֥א נָשׂ֖וֹג אָח֑וֹר וְחֶ֣רֶב שָׁא֔וּל לֹ֥א תָשׁ֖וּב רֵיקָֽם׃<text:s/></text:span><text:span text:style-name="T70">‬</text:span>‬‬<text:span text:style-name="T71">23</text:span><text:span text:style-name="T72"> שָׁא֣וּל וִיהוֹנָתָ֗ן הַנֶּאֱהָבִ֤ים וְהַנְּעִימִם֙ בְּחַיֵּיהֶ֔ם וּבְמוֹתָ֖ם לֹ֣א נִפְרָ֑דוּ מִנְּשָׁרִ֣ים קַ֔לּוּ מֵאֲרָי֖וֹת גָּבֵֽרוּ׃<text:s/></text:span><text:span text:style-name="T73">‬</text:span>‬‬<text:span text:style-name="T74">24</text:span><text:span text:style-name="T75"> בְּנוֹת֙ יִשְׂרָאֵ֔ל אֶל־שָׁא֖וּל בְּכֶ֑ינָה הַמַּלְבִּֽשְׁכֶ֤ם שָׁנִי֙ עִם־עֲדָנִ֔ים הַֽמַּעֲלֶה֙ עֲדִ֣י זָהָ֔ב עַ֖ל לְבוּשְׁכֶֽן׃<text:s/></text:span><text:span text:style-name="T76">‬</text:span>‬‬<text:span text:style-name="T77">25</text:span><text:span text:style-name="T78"> אֵ֚יךְ נָפְל֣וּ גִבֹּרִ֔ים בְּת֖וֹךְ הַמִּלְחָמָ֑ה יְה֣וֹנָתָ֔ן עַל־בָּמוֹתֶ֖יךָ חָלָֽל׃<text:s/></text:span><text:span text:style-name="T79">‬</text:span>‬‬<text:span text:style-name="T80">26</text:span><text:span text:style-name="T81"> צַר־לִ֣י עָלֶ֗יךָ אָחִי֙ יְה֣וֹנָתָ֔ן נָעַ֥מְתָּ לִּ֖י מְאֹ֑ד נִפְלְאַ֤תָה אַהֲבָֽתְךָ֙ לִ֔י מֵאַהֲבַ֖ת נָשִֽׁים׃<text:s/></text:span><text:span text:style-name="T82">‬</text:span>‬‬<text:span text:style-name="T83">27</text:span><text:span text:style-name="T84"> אֵ֚יךְ נָפְל֣וּ גִבּוֹרִ֔ים וַיֹּאבְד֖וּ כְּלֵ֥י מִלְחָמָֽה׃<text:s/></text:span><text:span text:style-name="T85">פ<text:s/></text:span><text:span text:style-name="T86">‬</text:span><text:span text:style-name="T87">‬</text:span>‬‬‬‬‬‬‬‬‬‬‬‬‬‬‬‬‬‬‬‬‬‬‬‬‬‬‬</text:p>
      <text:section text:name="Sect1" text:style-name="S1">
        <text:soft-page-break/>
        <text:p text:style-name="P88">2 Samuel 2</text:p>
        <text:p text:style-name="P89"><text:span text:style-name="T90">1</text:span><text:span text:style-name="T91"> וַיְהִ֣י אַֽחֲרֵי־כֵ֗ן וַיִּשְׁאַל֩ דָּוִ֨ד בַּֽיהוָ֤ה ׀ לֵאמֹר֙ הַאֶעֱלֶ֗ה בְּאַחַת֙ עָרֵ֣י יְהוּדָ֔ה וַיֹּ֧אמֶר יְהוָ֛ה אֵלָ֖יו עֲלֵ֑ה וַיֹּ֧אמֶר דָּוִ֛ד אָ֥נָה אֶעֱלֶ֖ה וַיֹּ֥אמֶר חֶבְרֹֽנָה׃<text:s/></text:span><text:span text:style-name="T92">2</text:span><text:span text:style-name="T93"> וַיַּ֤עַל שָׁם֙ דָּוִ֔ד וְגַ֖ם שְׁתֵּ֣י נָשָׁ֑יו אֲחִינֹ֙עַם֙ הַיִּזְרְעֵלִ֔ית וַאֲבִיגַ֕יִל אֵ֖שֶׁת נָבָ֥ל הַֽכַּרְמְלִֽי׃<text:s/></text:span><text:span text:style-name="T94">‬</text:span>‬‬<text:span text:style-name="T95">3</text:span><text:span text:style-name="T96"> וַאֲנָשָׁ֧יו אֲשֶׁר־עִמּ֛וֹ הֶעֱלָ֥ה דָוִ֖ד אִ֣ישׁ וּבֵית֑וֹ וַיֵּשְׁב֖וּ בְּעָרֵ֥י חֶבְרֽוֹן׃<text:s/></text:span><text:span text:style-name="T97">‬</text:span>‬‬<text:span text:style-name="T98">4</text:span><text:span text:style-name="T99"> וַיָּבֹ֙אוּ֙ אַנְשֵׁ֣י יְהוּדָ֔ה וַיִּמְשְׁחוּ־שָׁ֧ם אֶת־דָּוִ֛ד לְמֶ֖לֶךְ עַל־בֵּ֣ית יְהוּדָ֑ה וַיַּגִּ֤דוּ לְדָוִד֙ לֵאמֹ֔ר אַנְשֵׁי֙ יָבֵ֣ישׁ גִּלְעָ֔ד אֲשֶׁ֥ר קָבְר֖וּ אֶת־שָׁאֽוּל׃</text:span><text:span text:style-name="T100"><text:s/>ס<text:s/></text:span><text:span text:style-name="T101">‬</text:span>‬‬<text:span text:style-name="T102">5</text:span><text:span text:style-name="T103"> וַיִּשְׁלַ֤ח דָּוִד֙ מַלְאָכִ֔ים אֶל־אַנְשֵׁ֖י יָבֵ֣ישׁ גִּלְעָ֑ד וַיֹּ֣אמֶר אֲלֵיהֶ֗ם בְּרֻכִ֤ים אַתֶּם֙ לַֽיהוָ֔ה אֲשֶׁ֨ר עֲשִׂיתֶ֜ם הַחֶ֣סֶד הַזֶּ֗ה עִם־אֲדֹֽנֵיכֶם֙ עִם־שָׁא֔וּל וַֽתִּקְבְּר֖וּ אֹתֽוֹ׃<text:s/></text:span><text:span text:style-name="T104">‬</text:span>‬‬‬<text:span text:style-name="T105">6</text:span><text:span text:style-name="T106"> וְעַתָּ֕ה יַֽעַשׂ־יְהוָ֥ה עִמָּכֶ֖ם חֶ֣סֶד וֶאֱמֶ֑ת וְגַ֣ם אָנֹכִ֗י אֶעֱשֶׂ֤ה אִתְּכֶם֙ הַטּוֹבָ֣ה הַזֹּ֔את אֲשֶׁ֥ר עֲשִׂיתֶ֖ם הַדָּבָ֥ר הַזֶּֽה׃<text:s/></text:span><text:span text:style-name="T107">‬</text:span>‬‬<text:span text:style-name="T108">7</text:span><text:span text:style-name="T109"> וְעַתָּ֣ה ׀ תֶּחֱזַ֣קְנָה יְדֵיכֶ֗ם וִֽהְיוּ֙ לִבְנֵי־חַ֔יִל כִּי־מֵ֖ת אֲדֹנֵיכֶ֣ם שָׁא֑וּל וְגַם־אֹתִ֗י מָשְׁח֧וּ בֵית־יְהוּדָ֛ה לְמֶ֖לֶךְ עֲלֵיהֶֽם׃<text:s/></text:span><text:span text:style-name="T110">פ<text:s/></text:span><text:span text:style-name="T111">‬</text:span><text:span text:style-name="T112">‬</text:span>‬‬‬‬‬‬‬</text:p>
        <text:p text:style-name="P113"><text:span text:style-name="T114">8</text:span><text:span text:style-name="T115"> וְאַבְנֵ֣ר בֶּן־נֵ֔ר שַׂר־צָבָ֖א אֲשֶׁ֣ר לְשָׁא֑וּל לָקַ֗ח אֶת־אִ֥ישׁ בֹּ֙שֶׁת֙ בֶּן־שָׁא֔וּל וַיַּעֲבִרֵ֖הוּ מַחֲנָֽיִם׃<text:s/></text:span><text:span text:style-name="T116">‬</text:span>‬‬<text:span text:style-name="T117">9</text:span><text:span text:style-name="T118"> וַיַּמְלִכֵ֙הוּ֙ אֶל־הַגִּלְעָ֔ד וְאֶל־הָאֲשׁוּרִ֖י וְאֶֽל־יִזְרְעֶ֑אל וְעַל־אֶפְרַ֙יִם֙ וְעַל־בִּנְיָמִ֔ן וְעַל־יִשְׂרָאֵ֖ל כֻּלֹּֽה׃<text:s/></text:span><text:span text:style-name="T119">פ<text:s/></text:span><text:span text:style-name="T120">‬</text:span><text:span text:style-name="T121">‬</text:span>‬‬‬</text:p>
        <text:p text:style-name="P122"><text:span text:style-name="T123">10</text:span><text:span text:style-name="T124"> בֶּן־אַרְבָּעִ֨ים שָׁנָ֜ה אִֽישׁ־בֹּ֣שֶׁת בֶּן־שָׁא֗וּל בְּמָלְכוֹ֙ עַל־יִשְׂרָאֵ֔ל וּשְׁתַּ֥יִם שָׁנִ֖ים מָלָ֑ךְ אַ֚ךְ בֵּ֣ית יְהוּדָ֔ה הָי֖וּ אַחֲרֵ֥י דָוִֽד׃<text:s/></text:span><text:span text:style-name="T125">‬</text:span>‬‬<text:span text:style-name="T126">11</text:span><text:span text:style-name="T127"> וַֽיְהִי֙ מִסְפַּ֣ר הַיָּמִ֔ים אֲשֶׁר֩ הָיָ֨ה דָוִ֥ד מֶ֛לֶךְ בְּחֶבְר֖וֹן עַל־בֵּ֣ית יְהוּדָ֑ה שֶׁ֥בַע שָׁנִ֖ים וְשִׁשָּׁ֥ה חֳדָשִֽׁים׃</text:span><text:span text:style-name="T128"><text:s/>ס<text:s/></text:span><text:span text:style-name="T129">‬</text:span>‬‬<text:span text:style-name="T130">12</text:span><text:span text:style-name="T131"> וַיֵּצֵא֙ אַבְנֵ֣ר בֶּן־נֵ֔ר וְעַבְדֵ֖י אִֽישׁ־בֹּ֣שֶׁת בֶּן־שָׁא֑וּל מִֽמַּחֲנַ֖יִם גִּבְעֽוֹנָה׃<text:s/></text:span><text:span text:style-name="T132">‬</text:span>‬‬<text:span text:style-name="T133">13</text:span><text:span text:style-name="T134"> וְיוֹאָ֨ב בֶּן־צְרוּיָ֜ה וְעַבְדֵ֤י דָוִד֙ יָֽצְא֔וּ וַֽיִּפְגְּשׁ֛וּם עַל־בְּרֵכַ֥ת גִּבְע֖וֹן יַחְדָּ֑ו וַיֵּ֨שְׁב֜וּ אֵ֤לֶּה עַל־הַבְּרֵכָה֙ מִזֶּ֔ה וְאֵ֥לֶּה עַל־הַבְּרֵכָ֖ה מִזֶּֽה׃<text:s/></text:span><text:span text:style-name="T135">‬</text:span>‬‬<text:span text:style-name="T136">14</text:span><text:span text:style-name="T137"> וַיֹּ֤אמֶר אַבְנֵר֙ אֶל־יוֹאָ֔ב יָק֤וּמוּ נָא֙ הַנְּעָרִ֔ים וִֽישַׂחֲק֖וּ לְפָנֵ֑ינוּ וַיֹּ֥אמֶר יוֹאָ֖ב יָקֻֽמוּ׃<text:s/></text:span><text:span text:style-name="T138">‬</text:span>‬‬<text:span text:style-name="T139">15</text:span><text:span text:style-name="T140"> וַיָּקֻ֖מוּ וַיַּעַבְר֣וּ בְמִסְפָּ֑ר שְׁנֵ֧ים עָשָׂ֣ר לְבִנְיָמִ֗ן וּלְאִ֥ישׁ בֹּ֙שֶׁת֙ בֶּן־שָׁא֔וּל וּשְׁנֵ֥ים עָשָׂ֖ר מֵעַבְדֵ֥י דָוִֽד׃<text:s/></text:span><text:span text:style-name="T141">‬</text:span>‬‬<text:span text:style-name="T142">16</text:span><text:span text:style-name="T143"> וַֽיַּחֲזִ֜קוּ אִ֣ישׁ ׀ בְּרֹ֣אשׁ רֵעֵ֗הוּ וְחַרְבּוֹ֙ בְּצַ֣ד רֵעֵ֔הוּ וַֽיִּפְּל֖וּ יַחְדָּ֑ו וַיִּקְרָא֙ לַמָּק֣וֹם הַה֔וּא חֶלְקַ֥ת הַצֻּרִ֖ים אֲשֶׁ֥ר בְּגִבְעֽוֹן׃<text:s/></text:span><text:span text:style-name="T144">‬</text:span>‬‬<text:span text:style-name="T145">17</text:span><text:span text:style-name="T146"> וַתְּהִ֧י הַמִּלְחָמָ֛ה קָשָׁ֥ה עַד־מְאֹ֖ד בַּיּ֣וֹם הַה֑וּא וַיִּנָּ֤גֶף אַבְנֵר֙ וְאַנְשֵׁ֣י יִשְׂרָאֵ֔ל לִפְנֵ֖י עַבְדֵ֥י דָוִֽד׃<text:s/></text:span><text:span text:style-name="T147">‬</text:span>‬‬<text:span text:style-name="T148">18</text:span><text:span text:style-name="T149"> וַיִּֽהְיוּ־שָׁ֗ם שְׁלֹשָׁה֙ בְּנֵ֣י צְרוּיָ֔ה יוֹאָ֥ב וַאֲבִישַׁ֖י וַעֲשָׂהאֵ֑ל וַעֲשָׂהאֵל֙ קַ֣ל בְּרַגְלָ֔יו כְּאַחַ֥ד הַצְּבָיִ֖ם אֲשֶׁ֥ר בַּשָּׂדֶֽה׃<text:s/></text:span><text:span text:style-name="T150">‬</text:span>‬‬<text:span text:style-name="T151">19</text:span><text:span text:style-name="T152"> וַיִּרְדֹּ֥ף עֲשָׂהאֵ֖ל אַחֲרֵ֣י אַבְנֵ֑ר וְלֹֽא־נָטָ֣ה לָלֶ֗כֶת עַל־הַיָּמִין֙ וְעַֽל־הַשְּׂמֹ֔אול מֵאַחֲרֵ֖י אַבְנֵֽר׃<text:s/></text:span><text:span text:style-name="T153">‬</text:span>‬‬<text:span text:style-name="T154">20</text:span><text:span text:style-name="T155"> וַיִּ֤פֶן אַבְנֵר֙ אַֽחֲרָ֔יו וַיֹּ֕אמֶר הַאַתָּ֥ה זֶ֖ה עֲשָׂהאֵ֑ל וַיֹּ֖אמֶר אָנֹֽכִי׃<text:s/></text:span><text:span text:style-name="T156">‬</text:span>‬‬‬<text:span text:style-name="T157">21</text:span><text:span text:style-name="T158"> וַיֹּ֧אמֶר ל֣וֹ אַבְנֵ֗ר נְטֵ֤ה לְךָ֙ עַל־יְמִֽינְךָ֙ א֣וֹ עַל־שְׂמֹאלֶ֔ךָ וֶאֱחֹ֣ז לְךָ֗ אֶחָד֙ מֵֽהַנְּעָרִ֔ים וְקַח־לְךָ֖ אֶת־חֲלִצָת֑וֹ וְלֹֽא־אָבָ֣ה עֲשָׂהאֵ֔ל לָס֖וּר מֵאַחֲרָֽיו׃<text:s/></text:span><text:span text:style-name="T159">‬</text:span>‬‬<text:span text:style-name="T160">22</text:span><text:span text:style-name="T161"> וַיֹּ֧סֶף ע֣וֹד אַבְנֵ֗ר לֵאמֹר֙ אֶל־עֲשָׂהאֵ֔ל<text:s/></text:span><text:soft-page-break/><text:span text:style-name="T162">ס֥וּר לְךָ֖ מֵאַֽחֲרָ֑י לָ֤מָּה אַכֶּ֙כָּה֙ אַ֔רְצָה וְאֵיךְ֙ אֶשָּׂ֣א פָנַ֔י אֶל־יוֹאָ֖ב אָחִֽיךָ׃<text:s/></text:span><text:span text:style-name="T163">‬</text:span>‬‬<text:span text:style-name="T164">23</text:span><text:span text:style-name="T165"> וַיְמָאֵ֣ן לָס֗וּר וַיַּכֵּ֣הוּ אַבְנֵר֩ בְּאַחֲרֵ֨י הַחֲנִ֜ית אֶל־הַחֹ֗מֶשׁ וַתֵּצֵ֤א הַֽחֲנִית֙ מֵאַחֲרָ֔יו וַיִּפָּל־שָׁ֖ם וַיָּ֣מָת *תחתו **תַּחְתָּ֑יו וַיְהִ֡י כָּל־הַבָּ֣א אֶֽל־הַמָּקוֹם֩ אֲשֶׁר־נָ֨פַל שָׁ֧ם עֲשָׂהאֵ֛ל וַיָּמֹ֖ת וַֽיַּעֲמֹֽדוּ׃<text:s/></text:span><text:span text:style-name="T166">‬</text:span>‬‬‬<text:span text:style-name="T167">24</text:span><text:span text:style-name="T168"> וַֽיִּרְדְּפ֛וּ יוֹאָ֥ב וַאֲבִישַׁ֖י אַחֲרֵ֣י אַבְנֵ֑ר וְהַשֶּׁ֣מֶשׁ בָּ֔אָה וְהֵ֗מָה בָּ֚אוּ עַד־גִּבְעַ֣ת אַמָּ֔ה אֲשֶׁר֙ עַל־פְּנֵי־גִ֔יחַ דֶּ֖רֶךְ מִדְבַּ֥ר גִּבְעֽוֹן׃<text:s/></text:span><text:span text:style-name="T169">‬</text:span>‬‬<text:span text:style-name="T170">25</text:span><text:span text:style-name="T171"> וַיִּֽתְקַבְּצ֤וּ בְנֵֽי־בִנְיָמִן֙ אַחֲרֵ֣י אַבְנֵ֔ר וַיִּהְי֖וּ לַאֲגֻדָּ֣ה אֶחָ֑ת וַיַּ֣עַמְד֔וּ עַ֥ל רֹאשׁ־גִּבְעָ֖ה אֶחָֽת׃<text:s/></text:span><text:span text:style-name="T172">‬</text:span>‬‬<text:span text:style-name="T173">26</text:span><text:span text:style-name="T174"> וַיִּקְרָ֨א אַבְנֵ֜ר אֶל־יוֹאָ֗ב וַיֹּ֙אמֶר֙ הֲלָנֶ֙צַח֙ תֹּ֣אכַל חֶ֔רֶב הֲל֣וֹא יָדַ֔עְתָּה כִּֽי־מָרָ֥ה תִהְיֶ֖ה בָּאַחֲרוֹנָ֑ה וְעַד־מָתַי֙ לֹֽא־תֹאמַ֣ר לָעָ֔ם לָשׁ֖וּב מֵאַחֲרֵ֥י אֲחֵיהֶֽם׃<text:s/></text:span><text:span text:style-name="T175">‬</text:span>‬‬<text:span text:style-name="T176">27</text:span><text:span text:style-name="T177"> וַיֹּ֣אמֶר יוֹאָ֔ב חַ֚י הָֽאֱלֹהִ֔ים כִּ֥י לוּלֵ֖א דִּבַּ֑רְתָּ כִּ֣י אָ֤ז מֵֽהַבֹּ֙קֶר֙ נַעֲלָ֣ה הָעָ֔ם אִ֖ישׁ מֵאַחֲרֵ֥י אָחִֽיו׃<text:s/></text:span><text:span text:style-name="T178">‬</text:span>‬‬<text:span text:style-name="T179">28</text:span><text:span text:style-name="T180"> וַיִּתְקַ֤ע יוֹאָב֙ בַּשּׁוֹפָ֔ר וַיַּֽעַמְדוּ֙ כָּל־הָעָ֔ם וְלֹֽא־יִרְדְּפ֥וּ ע֖וֹד אַחֲרֵ֣י יִשְׂרָאֵ֑ל וְלֹֽא־יָסְפ֥וּ ע֖וֹד לְהִלָּחֵֽם׃<text:s/></text:span><text:span text:style-name="T181">‬</text:span>‬‬<text:span text:style-name="T182">29</text:span><text:span text:style-name="T183"> וְאַבְנֵ֣ר וַֽאֲנָשָׁ֗יו הָֽלְכוּ֙ בָּֽעֲרָבָ֔ה כֹּ֖ל הַלַּ֣יְלָה הַה֑וּא וַיַּעַבְר֣וּ אֶת־הַיַּרְדֵּ֗ן וַיֵּֽלְכוּ֙ כָּל־הַבִּתְר֔וֹן וַיָּבֹ֖אוּ מַחֲנָֽיִם׃<text:s/></text:span><text:span text:style-name="T184">‬</text:span>‬‬<text:span text:style-name="T185">30</text:span><text:span text:style-name="T186"> וְיוֹאָ֗ב שָׁ֚ב מֵאַחֲרֵ֣י אַבְנֵ֔ר וַיִּקְבֹּ֖ץ אֶת־כָּל־הָעָ֑ם וַיִּפָּ֨קְד֜וּ מֵעַבְדֵ֥י דָוִ֛ד תִּשְׁעָֽה־עָשָׂ֥ר אִ֖ישׁ וַעֲשָׂה־אֵֽל׃<text:s/></text:span><text:span text:style-name="T187">‬</text:span>‬‬<text:span text:style-name="T188">31</text:span><text:span text:style-name="T189"> וְעַבְדֵ֣י דָוִ֗ד הִכּוּ֙ מִבִּנְיָמִ֔ן וּבְאַנְשֵׁ֖י אַבְנֵ֑ר שְׁלֹשׁ־מֵא֧וֹת וְשִׁשִּׁ֛ים אִ֖ישׁ מֵֽתוּ׃<text:s/></text:span><text:span text:style-name="T190">‬</text:span>‬‬<text:span text:style-name="T191">32</text:span><text:span text:style-name="T192"> וַיִּשְׂאוּ֙ אֶת־עֲשָׂהאֵ֔ל וַֽיִּקְבְּרֻ֙הוּ֙ בְּקֶ֣בֶר אָבִ֔יו אֲשֶׁ֖ר בֵּ֣ית לָ֑חֶם וַיֵּלְכ֣וּ כָל־הַלַּ֗יְלָה יוֹאָב֙ וַֽאֲנָשָׁ֔יו וַיֵּאֹ֥ר לָהֶ֖ם בְּחֶבְרֽוֹן׃<text:s/></text:span><text:span text:style-name="T193">‬</text:span>‬‬‬‬‬‬‬‬‬‬‬‬‬‬‬‬‬‬‬‬‬‬‬‬‬</text:p>
      </text:section>
      <text:section text:name="Sect2" text:style-name="S2">
        <text:p text:style-name="P194">2 Samuel 3</text:p>
        <text:p text:style-name="P195"><text:span text:style-name="T196">1</text:span><text:span text:style-name="T197"> וַתְּהִ֤י הַמִּלְחָמָה֙ אֲרֻכָּ֔ה בֵּ֚ין בֵּ֣ית שָׁא֔וּל וּבֵ֖ין בֵּ֣ית דָּוִ֑ד וְדָוִד֙ הֹלֵ֣ךְ וְחָזֵ֔ק וּבֵ֥ית שָׁא֖וּל הֹלְכִ֥ים וְדַלִּֽים׃</text:span><text:span text:style-name="T198"><text:s/>ס<text:s/></text:span><text:span text:style-name="T199">2</text:span><text:span text:style-name="T200"> *וילדו **וַיִּוָלְד֧וּ לְדָוִ֛ד בָּנִ֖ים בְּחֶבְר֑וֹן וַיְהִ֤י בְכוֹרוֹ֙ אַמְנ֔וֹן לַאֲחִינֹ֖עַם הַיִּזְרְעֵאלִֽת׃<text:s/></text:span><text:span text:style-name="T201">‬</text:span>‬‬‬<text:span text:style-name="T202">3</text:span><text:span text:style-name="T203"> וּמִשְׁנֵ֣הוּ כִלְאָ֔ב *לאביגל **לַאֲ‍ֽבִיגַ֕יִל אֵ֖שֶׁת נָבָ֣ל הַֽכַּרְמְלִ֑י וְהַשְּׁלִשִׁי֙ אַבְשָׁל֣וֹם בֶּֽן־מַעֲכָ֔ה בַּת־תַּלְמַ֖י מֶ֥לֶךְ גְּשֽׁוּר׃<text:s/></text:span><text:span text:style-name="T204">‬</text:span>‬‬<text:span text:style-name="T205">4</text:span><text:span text:style-name="T206"> וְהָרְבִיעִ֖י אֲדֹנִיָּ֣ה בֶן־חַגִּ֑ית וְהַחֲמִישִׁ֖י שְׁפַטְיָ֥ה בֶן־אֲבִיטָֽל׃<text:s/></text:span><text:span text:style-name="T207">‬</text:span>‬‬<text:span text:style-name="T208">5</text:span><text:span text:style-name="T209"> וְהַשִׁשִּׁי יִתְרְעָ֔ם לְעֶגְלָ֖ה אֵ֣שֶׁת דָּוִ֑ד אֵ֛לֶּה יֻלְּד֥וּ לְדָוִ֖ד בְּחֶבְרֽוֹן׃<text:s/></text:span><text:span text:style-name="T210">פ<text:s/></text:span><text:span text:style-name="T211">‬</text:span><text:span text:style-name="T212">‬</text:span>‬‬‬‬‬‬</text:p>
        <text:p text:style-name="P213"><text:span text:style-name="T214">6</text:span><text:span text:style-name="T215"> וַיְהִ֗י בִּֽהְיוֹת֙ הַמִּלְחָמָ֔ה בֵּ֚ין בֵּ֣ית שָׁא֔וּל וּבֵ֖ין בֵּ֣ית דָּוִ֑ד וְאַבְנֵ֛ר הָיָ֥ה מִתְחַזֵּ֖ק בְּבֵ֥ית שָׁאֽוּל׃<text:s/></text:span><text:span text:style-name="T216">‬</text:span>‬‬<text:span text:style-name="T217">7</text:span><text:span text:style-name="T218"> וּלְשָׁא֣וּל פִּלֶ֔גֶשׁ וּשְׁמָ֖הּ רִצְפָּ֣ה בַת־אַיָּ֑ה וַיֹּ֙אמֶר֙ אֶל־אַבְנֵ֔ר מַדּ֥וּעַ בָּ֖אתָה אֶל־פִּילֶ֥גֶשׁ אָבִֽי׃<text:s/></text:span><text:span text:style-name="T219">‬</text:span>‬‬<text:span text:style-name="T220">8</text:span><text:span text:style-name="T221"> וַיִּחַר֩ לְאַבְנֵ֨ר מְאֹ֜ד עַל־דִּבְרֵ֣י אִֽישׁ־בֹּ֗שֶׁת וַיֹּ֙אמֶר֙ הֲרֹ֨אשׁ כֶּ֥לֶב אָנֹ֘כִי֮ אֲשֶׁ֣ר לִֽיהוּדָה֒ הַיּ֨וֹם אֶֽעֱשֶׂה־חֶ֜סֶד עִם־בֵּ֣ית ׀ שָׁא֣וּל אָבִ֗יךָ אֶל־אֶחָיו֙ וְאֶל־מֵ֣רֵעֵ֔הוּ וְלֹ֥א הִמְצִיתִ֖ךָ בְּיַד־דָּוִ֑ד וַתִּפְקֹ֥ד עָלַ֛י עֲוֺ֥ן הָאִשָּׁ֖ה הַיּֽוֹם׃<text:s/></text:span><text:span text:style-name="T222">‬</text:span>‬‬<text:span text:style-name="T223">9</text:span><text:span text:style-name="T224"> כֹּֽה־יַעֲשֶׂ֤ה אֱלֹהִים֙ לְאַבְנֵ֔ר וְכֹ֖ה יֹסִ֣יף ל֑וֹ כִּ֗י כַּאֲשֶׁ֨ר נִשְׁבַּ֤ע יְהוָה֙ לְדָוִ֔ד כִּֽי־כֵ֖ן אֶֽעֶשֶׂה־לּֽוֹ׃<text:s/></text:span><text:span text:style-name="T225">‬</text:span>‬‬<text:span text:style-name="T226">10</text:span><text:span text:style-name="T227"> לְהַֽעֲבִ֥יר הַמַּמְלָכָ֖ה מִבֵּ֣ית שָׁא֑וּל וּלְהָקִ֞ים אֶת־כִּסֵּ֣א דָוִ֗ד עַל־יִשְׂרָאֵל֙ וְעַל־יְהוּדָ֔ה מִדָּ֖ן וְעַד־בְּאֵ֥ר שָֽׁבַע׃<text:s/></text:span><text:span text:style-name="T228">‬</text:span>‬‬<text:span text:style-name="T229">11</text:span><text:span text:style-name="T230"> וְלֹֽא־יָכֹ֣ל ע֔וֹד לְהָשִׁ֥יב אֶת־אַבְנֵ֖ר דָּבָ֑ר מִיִּרְאָת֖וֹ אֹתֽוֹ׃</text:span><text:span text:style-name="T231"><text:s/>ס<text:s/></text:span><text:span text:style-name="T232">‬</text:span>‬‬<text:span text:style-name="T233">12</text:span><text:span text:style-name="T234"> וַיִּשְׁלַח֩ אַבְנֵ֨ר מַלְאָכִ֧ים ׀ אֶל־דָּוִ֛ד *תחתו **תַּחְתָּ֥יו לֵאמֹ֖ר לְמִי־אָ֑רֶץ לֵאמֹ֗ר כָּרְתָ֤ה בְרִֽיתְךָ֙<text:s/></text:span><text:soft-page-break/><text:span text:style-name="T235">אִתִּ֔י וְהִנֵּה֙ יָדִ֣י עִמָּ֔ךְ לְהָסֵ֥ב אֵלֶ֖יךָ אֶת־כָּל־יִשְׂרָאֵֽל׃<text:s/></text:span><text:span text:style-name="T236">‬</text:span>‬‬<text:span text:style-name="T237">13</text:span><text:span text:style-name="T238"> וַיֹּ֣אמֶר ט֔וֹב אֲנִ֕י אֶכְרֹ֥ת אִתְּךָ֖ בְּרִ֑ית אַ֣ךְ דָּבָ֣ר אֶחָ֡ד אָנֹכִי֩ שֹׁאֵ֨ל מֵאִתְּךָ֤ לֵאמֹר֙ לֹא־תִרְאֶ֣ה אֶת־פָּנַ֔י כִּ֣י ׀ אִם־לִפְנֵ֣י הֱבִיאֲךָ֗ אֵ֚ת מִיכַ֣ל בַּת־שָׁא֔וּל בְּבֹאֲךָ֖ לִרְא֥וֹת אֶת־פָּנָֽי׃</text:span><text:span text:style-name="T239"><text:s/>ס<text:s/></text:span><text:span text:style-name="T240">‬</text:span>‬‬<text:span text:style-name="T241">14</text:span><text:span text:style-name="T242"> וַיִּשְׁלַ֤ח דָּוִד֙ מַלְאָכִ֔ים אֶל־אִֽישׁ־בֹּ֥שֶׁת בֶּן־שָׁא֖וּל לֵאמֹ֑ר תְּנָ֤ה אֶת־אִשְׁתִּי֙ אֶת־מִיכַ֔ל אֲשֶׁר֙ אֵרַ֣שְׂתִּי לִ֔י בְּמֵאָ֖ה עָרְל֥וֹת פְּלִשְׁתִּֽים׃<text:s/></text:span><text:span text:style-name="T243">‬</text:span>‬‬<text:span text:style-name="T244">15</text:span><text:span text:style-name="T245"> וַיִּשְׁלַח֙ אִ֣ישׁ בֹּ֔שֶׁת וַיִּקָּחֶ֖הָ מֵ֣עִֽם אִ֑ישׁ מֵעִ֖ם פַּלְטִיאֵ֥ל בֶּן־*לוש **לָֽיִשׁ׃<text:s/></text:span><text:span text:style-name="T246">‬</text:span>‬‬<text:span text:style-name="T247">16</text:span><text:span text:style-name="T248"> וַיֵּ֨לֶךְ אִתָּ֜הּ אִישָׁ֗הּ הָל֧וֹךְ וּבָכֹ֛ה אַחֲרֶ֖יהָ עַד־בַּֽחֻרִ֑ים וַיֹּ֨אמֶר אֵלָ֥יו אַבְנֵ֛ר לֵ֥ךְ שׁ֖וּב וַיָּשֹֽׁב׃<text:s/></text:span><text:span text:style-name="T249">‬</text:span>‬‬<text:span text:style-name="T250">17</text:span><text:span text:style-name="T251"> וּדְבַר־אַבְנֵ֣ר הָיָ֔ה עִם־זִקְנֵ֥י יִשְׂרָאֵ֖ל לֵאמֹ֑ר גַּם־תְּמוֹל֙ גַּם־שִׁלְשֹׁ֔ם הֱיִיתֶ֞ם מְבַקְשִׁ֧ים אֶת־דָּוִ֛ד לְמֶ֖לֶךְ עֲלֵיכֶֽם׃<text:s/></text:span><text:span text:style-name="T252">‬</text:span>‬‬<text:span text:style-name="T253">18</text:span><text:span text:style-name="T254"> וְעַתָּ֖ה עֲשׂ֑וּ כִּ֣י יְהוָ֗ה אָמַ֤ר אֶל־דָּוִד֙ לֵאמֹ֔ר בְּיַ֣ד ׀ דָּוִ֣ד עַבְדִּ֗י הוֹשִׁ֜יעַ אֶת־עַמִּ֤י יִשְׂרָאֵל֙ מִיַּ֣ד פְּלִשְׁתִּ֔ים וּמִיַּ֖ד כָּל־אֹיְבֵיהֶֽם׃<text:s/></text:span><text:span text:style-name="T255">‬</text:span>‬‬<text:span text:style-name="T256">19</text:span><text:span text:style-name="T257"> וַיְדַבֵּ֥ר גַּם־אַבְנֵ֖ר בְּאָזְנֵ֣י בִנְיָמִ֑ין וַיֵּ֣לֶךְ גַּם־אַבְנֵ֗ר לְדַבֵּ֞ר בְּאָזְנֵ֤י דָוִד֙ בְּחֶבְר֔וֹן אֵ֤ת כָּל־אֲשֶׁר־טוֹב֙ בְּעֵינֵ֣י יִשְׂרָאֵ֔ל וּבְעֵינֵ֖י כָּל־בֵּ֥ית בִּנְיָמִֽן׃<text:s/></text:span><text:span text:style-name="T258">‬</text:span>‬‬<text:span text:style-name="T259">20</text:span><text:span text:style-name="T260"> וַיָּבֹ֨א אַבְנֵ֤ר אֶל־דָּוִד֙ חֶבְר֔וֹן וְאִתּ֖וֹ עֶשְׂרִ֣ים אֲנָשִׁ֑ים וַיַּ֨עַשׂ דָּוִ֧ד לְאַבְנֵ֛ר וְלַאֲנָשִׁ֥ים אֲשֶׁר־אִתּ֖וֹ מִשְׁתֶּֽה׃<text:s/></text:span><text:span text:style-name="T261">‬</text:span>‬‬<text:span text:style-name="T262">21</text:span><text:span text:style-name="T263"> וַיֹּ֣אמֶר אַבְנֵ֣ר אֶל־דָּוִ֡ד אָק֣וּמָה ׀ וְֽאֵלֵ֡כָה וְאֶקְבְּצָה֩ אֶל־אֲדֹנִ֨י הַמֶּ֜לֶךְ אֶת־כָּל־יִשְׂרָאֵ֗ל וְיִכְרְת֤וּ אִתְּךָ֙ בְּרִ֔ית וּמָ֣לַכְתָּ֔ בְּכֹ֥ל אֲשֶׁר־תְּאַוֶּ֖ה נַפְשֶׁ֑ךָ וַיְּשַׁלַּ֥ח דָּוִ֛ד אֶת־אַבְנֵ֖ר וַיֵּ֥לֶךְ בְּשָׁלֽוֹם׃<text:s/></text:span><text:span text:style-name="T264">‬</text:span>‬‬<text:span text:style-name="T265">22</text:span><text:span text:style-name="T266"> וְהִנֵּה֩ עַבְדֵ֨י דָוִ֤ד וְיוֹאָב֙ בָּ֣א מֵֽהַגְּד֔וּד וְשָׁלָ֥ל רָ֖ב עִמָּ֣ם הֵבִ֑יאוּ וְאַבְנֵ֗ר אֵינֶ֤נּוּ עִם־דָּוִד֙ בְּחֶבְר֔וֹן כִּ֥י שִׁלְּח֖וֹ וַיֵּ֥לֶךְ בְּשָׁלֽוֹם׃<text:s/></text:span><text:span text:style-name="T267">‬</text:span>‬‬<text:span text:style-name="T268">23</text:span><text:span text:style-name="T269"> וְיוֹאָ֛ב וְכָל־הַצָּבָ֥א אֲשֶׁר־אִתּ֖וֹ בָּ֑אוּ וַיַּגִּ֤דוּ לְיוֹאָב֙ לֵאמֹ֔ר בָּֽא־אַבְנֵ֤ר בֶּן־נֵר֙ אֶל־הַמֶּ֔לֶךְ וַֽיְשַׁלְּחֵ֖הוּ וַיֵּ֥לֶךְ בְּשָׁלֽוֹם׃<text:s/></text:span><text:span text:style-name="T270">‬</text:span>‬‬<text:span text:style-name="T271">24</text:span><text:span text:style-name="T272"> וַיָּבֹ֤א יוֹאָב֙ אֶל־הַמֶּ֔לֶךְ וַיֹּ֖אמֶר מֶ֣ה עָשִׂ֑יתָה הִנֵּה־בָ֤א אַבְנֵר֙ אֵלֶ֔יךָ לָמָּה־זֶּ֥ה שִׁלַּחְתּ֖וֹ וַיֵּ֥לֶךְ הָלֽוֹךְ׃<text:s/></text:span><text:span text:style-name="T273">‬</text:span>‬‬<text:span text:style-name="T274">25</text:span><text:span text:style-name="T275"> יָדַ֙עְתָּ֙ אֶת־אַבְנֵ֣ר בֶּן־נֵ֔ר כִּ֥י לְפַתֹּתְךָ֖ בָּ֑א וְלָדַ֜עַת אֶת־מוֹצָֽאֲךָ֙ וְאֶת־*מבואך **מ֣וֹבָאֶ֔ךָ וְלָדַ֕עַת אֵ֛ת כָּל־אֲשֶׁ֥ר אַתָּ֖ה עֹשֶֽׂה׃<text:s/></text:span><text:span text:style-name="T276">‬</text:span>‬‬<text:span text:style-name="T277">26</text:span><text:span text:style-name="T278"> וַיֵּצֵ֤א יוֹאָב֙ מֵעִ֣ם דָּוִ֔ד וַיִּשְׁלַ֤ח מַלְאָכִים֙ אַחֲרֵ֣י אַבְנֵ֔ר וַיָּשִׁ֥בוּ אֹת֖וֹ מִבּ֣וֹר הַסִּרָ֑ה וְדָוִ֖ד לֹ֥א יָדָֽע׃<text:s/></text:span><text:span text:style-name="T279">‬</text:span>‬‬<text:span text:style-name="T280">27</text:span><text:span text:style-name="T281"> וַיָּ֤שָׁב אַבְנֵר֙ חֶבְר֔וֹן וַיַּטֵּ֤הוּ יוֹאָב֙ אֶל־תּ֣וֹךְ הַשַּׁ֔עַר לְדַבֵּ֥ר אִתּ֖וֹ בַּשֶּׁ֑לִי וַיַּכֵּ֤הוּ שָׁם֙ הַחֹ֔מֶשׁ וַיָּ֕מָת בְּדַ֖ם עֲשָׂה־אֵ֥ל אָחִֽיו׃<text:s/></text:span><text:span text:style-name="T282">‬</text:span>‬‬<text:span text:style-name="T283">28</text:span><text:span text:style-name="T284"> וַיִּשְׁמַ֤ע דָּוִד֙ מֵאַ֣חֲרֵי כֵ֔ן וַיֹּ֗אמֶר נָקִ֨י אָנֹכִ֧י וּמַמְלַכְתִּ֛י מֵעִ֥ם יְהוָ֖ה עַד־עוֹלָ֑ם מִדְּמֵ֖י אַבְנֵ֥ר בֶּן־נֵֽר׃<text:s/></text:span><text:span text:style-name="T285">‬</text:span>‬‬<text:span text:style-name="T286">29</text:span><text:span text:style-name="T287"> יָחֻ֙לוּ֙ עַל־רֹ֣אשׁ יוֹאָ֔ב וְאֶ֖ל כָּל־בֵּ֣ית אָבִ֑יו וְֽאַל־יִכָּרֵ֣ת מִבֵּ֣ית יוֹאָ֡ב זָ֠ב וּמְצֹרָ֞ע וּמַחֲזִ֥יק בַּפֶּ֛לֶךְ וְנֹפֵ֥ל בַּחֶ֖רֶב וַחֲסַר־לָֽחֶם׃<text:s/></text:span><text:span text:style-name="T288">‬</text:span>‬‬<text:span text:style-name="T289">30</text:span><text:span text:style-name="T290"> וְיוֹאָב֙ וַאֲבִישַׁ֣י אָחִ֔יו הָרְג֖וּ לְאַבְנֵ֑ר עַל֩ אֲשֶׁ֨ר הֵמִ֜ית אֶת־עֲשָׂה־אֵ֧ל אֲחִיהֶ֛ם בְּגִבְע֖וֹן בַּמִּלְחָמָֽה׃<text:s/></text:span><text:span text:style-name="T291">פ<text:s/></text:span><text:span text:style-name="T292">‬</text:span><text:span text:style-name="T293">‬</text:span>‬‬‬‬‬‬‬‬‬‬‬‬‬‬‬‬‬‬‬‬‬‬‬‬‬‬</text:p>
        <text:p text:style-name="P294"><text:span text:style-name="T295">31</text:span><text:span text:style-name="T296"> וַיֹּאמֶר֩ דָּוִ֨ד אֶל־יוֹאָ֜ב וְאֶל־כָּל־הָעָ֣ם אֲשֶׁר־אִתּ֗וֹ קִרְע֤וּ בִגְדֵיכֶם֙ וְחִגְר֣וּ שַׂקִּ֔ים וְסִפְד֖וּ לִפְנֵ֣י אַבְנֵ֑ר וְהַמֶּ֣לֶךְ דָּוִ֔ד הֹלֵ֖ךְ אַחֲרֵ֥י הַמִּטָּֽה׃<text:s/></text:span><text:span text:style-name="T297">‬</text:span>‬‬<text:span text:style-name="T298">32</text:span><text:span text:style-name="T299"> וַיִּקְבְּר֥וּ אֶת־אַבְנֵ֖ר בְּחֶבְר֑וֹן וַיִשָּׂ֧א הַמֶּ֣לֶךְ אֶת־קוֹל֗וֹ וַיֵּבְךְּ֙ אֶל־קֶ֣בֶר אַבְנֵ֔ר וַיִּבְכּ֖וּ כָּל־הָעָֽם׃<text:s/></text:span><text:span text:style-name="T300">פ<text:s/></text:span><text:span text:style-name="T301">‬</text:span><text:span text:style-name="T302">‬</text:span>‬‬‬</text:p>
        <text:soft-page-break/>
        <text:p text:style-name="P303"><text:span text:style-name="T304">33</text:span><text:span text:style-name="T305"> וַיְקֹנֵ֥ן הַמֶּ֛לֶךְ אֶל־אַבְנֵ֖ר וַיֹּאמַ֑ר הַכְּמ֥וֹת נָבָ֖ל יָמ֥וּת אַבְנֵֽר׃<text:s/></text:span><text:span text:style-name="T306">‬</text:span>‬‬<text:span text:style-name="T307">34</text:span><text:span text:style-name="T308"> יָדֶ֣ךָ לֹֽא־אֲסֻר֗וֹת וְרַגְלֶ֙יךָ֙ לֹא־לִנְחֻשְׁתַּ֣יִם הֻגַּ֔שׁוּ כִּנְפ֛וֹל לִפְנֵ֥י בְנֵֽי־עַוְלָ֖ה נָפָ֑לְתָּ וַיֹּסִ֥פוּ כָל־הָעָ֖ם לִבְכּ֥וֹת עָלָֽיו׃<text:s/></text:span><text:span text:style-name="T309">‬</text:span>‬‬<text:span text:style-name="T310">35</text:span><text:span text:style-name="T311"> וַיָּבֹ֣א כָל־הָעָ֗ם לְהַבְר֧וֹת אֶת־דָּוִ֛ד לֶ֖חֶם בְּע֣וֹד הַיּ֑וֹם וַיִּשָּׁבַ֨ע דָּוִ֜ד לֵאמֹ֗ר כֹּ֣ה יַעֲשֶׂה־לִּ֤י אֱלֹהִים֙ וְכֹ֣ה יֹסִ֔יף כִּ֣י אִם־לִפְנֵ֧י בֽוֹא־הַשֶּׁ֛מֶשׁ אֶטְעַם־לֶ֖חֶם א֥וֹ כָל־מְאֽוּמָה׃<text:s/></text:span><text:span text:style-name="T312">‬</text:span>‬‬<text:span text:style-name="T313">36</text:span><text:span text:style-name="T314"> וְכָל־הָעָ֣ם הִכִּ֔ירוּ וַיִּיטַ֖ב בְּעֵֽינֵיהֶ֑ם כְּכֹל֙ אֲשֶׁ֣ר עָשָׂ֣ה הַמֶּ֔לֶךְ בְּעֵינֵ֥י כָל־הָעָ֖ם טֽוֹב׃<text:s/></text:span><text:span text:style-name="T315">‬</text:span>‬‬<text:span text:style-name="T316">37</text:span><text:span text:style-name="T317"> וַיֵּדְע֧וּ כָל־הָעָ֛ם וְכָל־יִשְׂרָאֵ֖ל בַּיּ֣וֹם הַה֑וּא כִּ֣י לֹ֤א הָיְתָה֙ מֵֽהַמֶּ֔לֶךְ לְהָמִ֖ית אֶת־אַבְנֵ֥ר בֶּן־נֵֽר׃<text:s/></text:span><text:span text:style-name="T318">פ<text:s/></text:span>‬‬‬‬‬</text:p>
        <text:p text:style-name="P319"><text:span text:style-name="T320">‬</text:span><text:span text:style-name="T321">‬</text:span>‬<text:span text:style-name="T322">38</text:span><text:span text:style-name="T323"> וַיֹּ֥אמֶר הַמֶּ֖לֶךְ אֶל־עֲבָדָ֑יו הֲל֣וֹא תֵדְע֔וּ כִּי־שַׂ֣ר וְגָד֗וֹל נָפַ֛ל הַיּ֥וֹם הַזֶּ֖ה בְּיִשְׂרָאֵֽל׃<text:s/></text:span><text:span text:style-name="T324">‬</text:span>‬‬<text:span text:style-name="T325">39</text:span><text:span text:style-name="T326"> וְאָנֹכִ֨י הַיּ֥וֹם רַךְ֙ וּמָשׁ֣וּחַ מֶ֔לֶךְ וְהָאֲנָשִׁ֥ים הָאֵ֛לֶּה בְּנֵ֥י צְרוּיָ֖ה קָשִׁ֣ים מִמֶּ֑נִּי יְשַׁלֵּ֧ם יְהוָ֛ה לְעֹשֵׂ֥ה הָרָעָ֖ה כְּרָעָתֽוֹ׃<text:s/></text:span><text:span text:style-name="T327">פ<text:s/></text:span><text:span text:style-name="T328">‬</text:span><text:span text:style-name="T329">‬</text:span>‬‬‬</text:p>
      </text:section>
      <text:section text:name="Sect3" text:style-name="S3">
        <text:p text:style-name="P330">2 Samuel 4</text:p>
        <text:p text:style-name="P331"><text:span text:style-name="T332">1</text:span><text:span text:style-name="T333"> וַיִּשְׁמַ֣ע בֶּן־שָׁא֗וּל כִּ֣י מֵ֤ת אַבְנֵר֙ בְּחֶבְר֔וֹן וַיִּרְפּ֖וּ יָדָ֑יו וְכָל־יִשְׂרָאֵ֖ל נִבְהָֽלוּ׃<text:s/></text:span><text:span text:style-name="T334">2</text:span><text:span text:style-name="T335"> וּשְׁנֵ֣י אֲנָשִׁ֣ים שָׂרֵֽי־גְדוּדִ֣ים הָי֪וּ בֶן־שָׁא֟וּל שֵׁם֩ הָאֶחָ֨ד בַּֽעֲנָ֜ה וְשֵׁ֧ם הַשֵּׁנִ֣י רֵכָ֗ב בְּנֵ֛י רִמּ֥וֹן הַבְּאֵֽרֹתִ֖י מִבְּנֵ֣י בִנְיָמִ֑ן כִּ֚י גַּם־בְּאֵר֔וֹת תֵּחָשֵׁ֖ב עַל־בִּנְיָמִֽן׃<text:s/></text:span><text:span text:style-name="T336">‬</text:span>‬‬‬<text:span text:style-name="T337">3</text:span><text:span text:style-name="T338"> וַיִּבְרְח֥וּ הַבְּאֵרֹתִ֖ים גִּתָּ֑יְמָה וַֽיִּהְיוּ־שָׁ֣ם גָּרִ֔ים עַ֖ד הַיּ֥וֹם הַזֶּֽה׃</text:span><text:span text:style-name="T339"><text:s/>ס<text:s/></text:span><text:span text:style-name="T340">‬</text:span>‬‬<text:span text:style-name="T341">4</text:span><text:span text:style-name="T342"> וְלִיהֽוֹנָתָן֙ בֶּן־שָׁא֔וּל בֵּ֖ן נְכֵ֣ה רַגְלָ֑יִם בֶּן־חָמֵ֣שׁ שָׁנִ֣ים הָיָ֡ה בְּבֹ֣א שְׁמֻעַת֩ שָׁא֨וּל וִיהֽוֹנָתָ֜ן מִֽיִּזְרְעֶ֗אל וַתִּשָּׂאֵ֤הוּ אֹֽמַנְתּוֹ֙ וַתָּנֹ֔ס וַיְהִ֞י בְּחָפְזָ֥הּ לָנ֛וּס וַיִּפֹּ֥ל וַיִּפָּסֵ֖חַ וּשְׁמ֥וֹ מְפִיבֹֽשֶׁת׃<text:s/></text:span><text:span text:style-name="T343">‬</text:span>‬‬<text:span text:style-name="T344">5</text:span><text:span text:style-name="T345"> וַיֵּ֨לְכ֜וּ בְּנֵֽי־רִמּ֤וֹן הַבְּאֵֽרֹתִי֙ רֵכָ֣ב וּבַעֲנָ֔ה וַיָּבֹ֙אוּ֙ כְּחֹ֣ם הַיּ֔וֹם אֶל־בֵּ֖ית אִ֣ישׁ בֹּ֑שֶׁת וְה֣וּא שֹׁכֵ֔ב אֵ֖ת מִשְׁכַּ֥ב הַֽצָּהֳרָֽיִם׃<text:s/></text:span><text:span text:style-name="T346">‬</text:span>‬‬<text:span text:style-name="T347">6</text:span><text:span text:style-name="T348"> וְ֠הֵנָּה בָּ֜אוּ עַד־תּ֤וֹךְ הַבַּ֙יִת֙ לֹקְחֵ֣י חִטִּ֔ים וַיַּכֻּ֖הוּ אֶל־הַחֹ֑מֶשׁ וְרֵכָ֛ב וּבַעֲנָ֥ה אָחִ֖יו נִמְלָֽטוּ׃<text:s/></text:span><text:span text:style-name="T349">‬</text:span>‬‬<text:span text:style-name="T350">7</text:span><text:span text:style-name="T351"> וַיָּבֹ֣אוּ הַבַּ֗יִת וְהֽוּא־שֹׁכֵ֤ב עַל־מִטָּתוֹ֙ בַּחֲדַ֣ר מִשְׁכָּב֔וֹ וַיַּכֻּ֙הוּ֙ וַיְמִתֻ֔הוּ וַיָּסִ֖ירוּ אֶת־רֹאשׁ֑וֹ וַיִּקְחוּ֙ אֶת־רֹאשׁ֔וֹ וַיֵּֽלְכ֛וּ דֶּ֥רֶךְ הָעֲרָבָ֖ה כָּל־הַלָּֽיְלָה׃<text:s/></text:span><text:span text:style-name="T352">‬</text:span>‬‬‬<text:span text:style-name="T353">8</text:span><text:span text:style-name="T354"> וַ֠יָּבִאוּ אֶת־רֹ֨אשׁ אִֽישׁ־בֹּ֥שֶׁת אֶל־דָּוִד֮ חֶבְרוֹן֒ וַיֹּֽאמְרוּ֙ אֶל־הַמֶּ֔לֶךְ הִנֵּֽה־רֹ֣אשׁ אִֽישׁ־בֹּ֗שֶׁת בֶּן־שָׁאוּל֙ אֹֽיִבְךָ֔ אֲשֶׁ֥ר בִּקֵּ֖שׁ אֶת־נַפְשֶׁ֑ךָ וַיִּתֵּ֣ן יְ֠הוָה לַֽאדֹנִ֨י הַמֶּ֤לֶךְ נְקָמוֹת֙ הַיּ֣וֹם הַזֶּ֔ה מִשָּׁא֖וּל וּמִזַּרְעֽוֹ׃</text:span><text:span text:style-name="T355"><text:s/>ס<text:s/></text:span><text:span text:style-name="T356">‬</text:span>‬‬<text:span text:style-name="T357">9</text:span><text:span text:style-name="T358"> וַיַּ֨עַן דָּוִ֜ד אֶת־רֵכָ֣ב ׀ וְאֶת־בַּעֲנָ֣ה אָחִ֗יו בְּנֵ֛י רִמּ֥וֹן הַבְּאֵֽרֹתִ֖י וַיֹּ֣אמֶר לָהֶ֑ם חַי־יְהוָ֕ה אֲשֶׁר־פָּדָ֥ה אֶת־נַפְשִׁ֖י מִכָּל־צָרָֽה׃<text:s/></text:span><text:span text:style-name="T359">‬</text:span>‬‬<text:span text:style-name="T360">10</text:span><text:span text:style-name="T361"> כִּ֣י הַמַּגִּיד֩ לִ֨י לֵאמֹ֜ר הִנֵּה־מֵ֣ת שָׁא֗וּל וְהֽוּא־הָיָ֤ה כִמְבַשֵּׂר֙ בְּעֵינָ֔יו וָאֹחֲזָ֣ה ב֔וֹ וָאֶהְרְגֵ֖הוּ בְּצִֽקְלָ֑ג אֲשֶׁ֥ר לְתִתִּי־ל֖וֹ בְּשֹׂרָֽה׃<text:s/></text:span><text:span text:style-name="T362">‬</text:span>‬‬<text:span text:style-name="T363">11</text:span><text:span text:style-name="T364"> אַ֞ף כִּֽי־אֲנָשִׁ֣ים רְשָׁעִ֗ים הָרְג֧וּ אֶת־אִישׁ־צַדִּ֛יק בְּבֵית֖וֹ עַל־מִשְׁכָּ֑בוֹ וְעַתָּ֗ה הֲל֨וֹא אֲבַקֵּ֤שׁ אֶת־דָּמוֹ֙ מִיֶּדְכֶ֔ם וּבִעַרְתִּ֥י אֶתְכֶ֖ם מִן־הָאָֽרֶץ׃<text:s/></text:span><text:span text:style-name="T365">‬</text:span>‬‬<text:span text:style-name="T366">12</text:span><text:span text:style-name="T367"> וַיְצַו֩ דָּוִ֨ד אֶת־הַנְּעָרִ֜ים וַיַּהַרְג֗וּם וַֽיְקַצְּצ֤וּ אֶת־יְדֵיהֶם֙ וְאֶת־רַגְלֵיהֶ֔ם וַיִּתְל֥וּ עַל־הַבְּרֵכָ֖ה בְּחֶבְר֑וֹן וְאֵ֨ת רֹ֤אשׁ אִֽישׁ־בֹּ֙שֶׁת֙ לָקָ֔חוּ וַיִּקְבְּר֥וּ בְקֶֽבֶר־אַבְנֵ֖ר בְּחֶבְרֽוֹן׃<text:s/></text:span><text:span text:style-name="T368">פ<text:s/></text:span><text:span text:style-name="T369">‬</text:span><text:span text:style-name="T370">‬</text:span>‬‬‬‬‬‬‬‬‬‬‬‬</text:p>
      </text:section>
      <text:section text:name="Sect4" text:style-name="S4">
        <text:soft-page-break/>
        <text:p text:style-name="P371">2 Samuel 5</text:p>
        <text:p text:style-name="P372"><text:span text:style-name="T373">1</text:span><text:span text:style-name="T374"> וַיָּבֹ֜אוּ כָּל־שִׁבְטֵ֧י יִשְׂרָאֵ֛ל אֶל־דָּוִ֖ד חֶבְר֑וֹנָה וַיֹּאמְר֣וּ לֵאמֹ֔ר הִנְנ֛וּ עַצְמְךָ֥ וּֽבְשָׂרְךָ֖ אֲנָֽחְנוּ׃<text:s/></text:span><text:span text:style-name="T375">2</text:span><text:span text:style-name="T376"> גַּם־אֶתְמ֣וֹל גַּם־שִׁלְשׁ֗וֹם בִּהְי֨וֹת שָׁא֥וּל מֶ֙לֶךְ֙ עָלֵ֔ינוּ אַתָּ֗ה *הייתה **הָיִ֛יתָ *מוציא **הַמּוֹצִ֥יא *והמבי **וְהַמֵּבִ֖יא אֶת־יִשְׂרָאֵ֑ל וַיֹּ֨אמֶר יְהוָ֜ה לְךָ֗ אַתָּ֨ה תִרְעֶ֤ה אֶת־עַמִּי֙ אֶת־יִשְׂרָאֵ֔ל וְאַתָּ֛ה תִּהְיֶ֥ה לְנָגִ֖יד עַל־יִשְׂרָאֵֽל׃<text:s/></text:span><text:span text:style-name="T377">‬</text:span>‬‬<text:span text:style-name="T378">3</text:span><text:span text:style-name="T379"> וַ֠יָּבֹאוּ כָּל־זִקְנֵ֨י יִשְׂרָאֵ֤ל אֶל־הַמֶּ֙לֶךְ֙ חֶבְר֔וֹנָה וַיִּכְרֹ֣ת לָהֶם֩ הַמֶּ֨לֶךְ דָּוִ֥ד בְּרִ֛ית בְּחֶבְר֖וֹן לִפְנֵ֣י יְהוָ֑ה וַיִּמְשְׁח֧וּ אֶת־דָּוִ֛ד לְמֶ֖לֶךְ עַל־יִשְׂרָאֵֽל׃<text:s/></text:span><text:span text:style-name="T380">פ<text:s/></text:span><text:span text:style-name="T381">‬</text:span><text:span text:style-name="T382">‬</text:span>‬‬‬</text:p>
        <text:p text:style-name="P383"><text:span text:style-name="T384">4</text:span><text:span text:style-name="T385"> בֶּן־שְׁלֹשִׁ֥ים שָׁנָ֛ה דָּוִ֖ד בְּמָלְכ֑וֹ אַרְבָּעִ֥ים שָׁנָ֖ה מָלָֽךְ׃<text:s/></text:span><text:span text:style-name="T386">‬</text:span>‬‬<text:span text:style-name="T387">5</text:span><text:span text:style-name="T388"> בְּחֶבְרוֹן֙ מָלַ֣ךְ עַל־יְהוּדָ֔ה שֶׁ֥בַע שָׁנִ֖ים וְשִׁשָּׁ֣ה חֳדָשִׁ֑ים וּבִירוּשָׁלַ֣͏ִם מָלַ֗ךְ שְׁלֹשִׁ֤ים וְשָׁלֹשׁ֙ שָׁנָ֔ה עַ֥ל כָּל־יִשְׂרָאֵ֖ל וִיהוּדָֽה׃<text:s/></text:span><text:span text:style-name="T389">‬</text:span>‬‬<text:span text:style-name="T390">6</text:span><text:span text:style-name="T391"> וַיֵּ֨לֶךְ הַמֶּ֤לֶךְ וַֽאֲנָשָׁיו֙ יְר֣וּשָׁלִַ֔ם אֶל־הַיְבֻסִ֖י יוֹשֵׁ֣ב הָאָ֑רֶץ וַיֹּ֨אמֶר לְדָוִ֤ד לֵאמֹר֙ לֹא־תָב֣וֹא הֵ֔נָּה כִּ֣י אִם־הֱסִֽירְךָ֗ הַעִוְרִ֤ים וְהַפִּסְחִים֙ לֵאמֹ֔ר לֹֽא־יָב֥וֹא דָוִ֖ד הֵֽנָּה׃<text:s/></text:span><text:span text:style-name="T392">‬</text:span>‬‬<text:span text:style-name="T393">7</text:span><text:span text:style-name="T394"> וַיִּלְכֹּ֣ד דָּוִ֔ד אֵ֖ת מְצֻדַ֣ת צִיּ֑וֹן הִ֖יא עִ֥יר דָּוִֽד׃<text:s/></text:span><text:span text:style-name="T395">‬</text:span>‬‬<text:span text:style-name="T396">8</text:span><text:span text:style-name="T397"> וַיֹּ֨אמֶר דָּוִ֜ד בַּיּ֣וֹם הַה֗וּא כָּל־מַכֵּ֤ה יְבֻסִי֙ וְיִגַּ֣ע בַּצִּנּ֔וֹר וְאֶת־הַפִּסְחִים֙ וְאֶת־הַ֣עִוְרִ֔ים *שנאו **שְׂנֻאֵ֖י נֶ֣פֶשׁ דָּוִ֑ד עַל־כֵּן֙ יֹֽאמְר֔וּ עִוֵּ֣ר וּפִסֵּ֔חַ לֹ֥א יָב֖וֹא אֶל־הַבָּֽיִת׃<text:s/></text:span><text:span text:style-name="T398">‬</text:span>‬‬<text:span text:style-name="T399">9</text:span><text:span text:style-name="T400"> וַיֵּ֤שֶׁב דָּוִד֙ בַּמְּצֻדָ֔ה וַיִּקְרָא־לָ֖הּ עִ֣יר דָּוִ֑ד וַיִּ֤בֶן דָּוִד֙ סָבִ֔יב מִן־הַמִּלּ֖וֹא וָבָֽיְתָה׃<text:s/></text:span><text:span text:style-name="T401">‬</text:span>‬‬<text:span text:style-name="T402">10</text:span><text:span text:style-name="T403"> וַיֵּ֥לֶךְ דָּוִ֖ד הָל֣וֹךְ וְגָד֑וֹל וַיהוָ֛ה אֱלֹהֵ֥י צְבָא֖וֹת עִמּֽוֹ׃<text:s/></text:span><text:span text:style-name="T404">פ<text:s/></text:span><text:span text:style-name="T405">‬</text:span><text:span text:style-name="T406">‬</text:span>‬‬‬‬‬‬‬‬</text:p>
        <text:p text:style-name="P407"><text:span text:style-name="T408">11</text:span><text:span text:style-name="T409"> וַ֠יִּשְׁלַח חִירָ֨ם מֶֽלֶךְ־צֹ֥ר מַלְאָכִים֮ אֶל־דָּוִד֒ וַעֲצֵ֣י אֲרָזִ֔ים וְחָרָשֵׁ֣י עֵ֔ץ וְחָֽרָשֵׁ֖י אֶ֣בֶן קִ֑יר וַיִּבְנֽוּ־בַ֖יִת לְדָוִֽד׃<text:s/></text:span><text:span text:style-name="T410">‬</text:span>‬‬<text:span text:style-name="T411">12</text:span><text:span text:style-name="T412"> וַיֵּ֣דַע דָּוִ֔ד כִּֽי־הֱכִינ֧וֹ יְהוָ֛ה לְמֶ֖לֶךְ עַל־יִשְׂרָאֵ֑ל וְכִי֙ נִשֵּׂ֣א מַמְלַכְתּ֔וֹ בַּעֲב֖וּר עַמּ֥וֹ יִשְׂרָאֵֽל׃</text:span><text:span text:style-name="T413"><text:s/>ס<text:s/></text:span><text:span text:style-name="T414">‬</text:span>‬‬<text:span text:style-name="T415">13</text:span><text:span text:style-name="T416"> וַיִּקַּח֩ דָּוִ֨ד ע֜וֹד פִּֽלַגְשִׁ֤ים וְנָשִׁים֙ מִיר֣וּשָׁלִַ֔ם אַחֲרֵ֖י בֹּא֣וֹ מֵחֶבְר֑וֹן וַיִוָּ֥לְדֿוּ ע֛וֹד לְדָוִ֖ד בָּנִ֥ים וּבָנֽוֹת׃<text:s/></text:span><text:span text:style-name="T417">‬</text:span>‬‬<text:span text:style-name="T418">14</text:span><text:span text:style-name="T419"> וְאֵ֗לֶּה שְׁמ֛וֹת הַיִּלֹּדִ֥ים ל֖וֹ בִּירוּשָׁלָ֑͏ִם שַׁמּ֣וּעַ וְשׁוֹבָ֔ב וְנָתָ֖ן וּשְׁלֹמֹֽה׃<text:s/></text:span><text:span text:style-name="T420">‬</text:span>‬‬<text:span text:style-name="T421">15</text:span><text:span text:style-name="T422"> וְיִבְחָ֥ר וֶאֱלִישׁ֖וּעַ וְנֶ֥פֶג וְיָפִֽיעַ׃<text:s/></text:span><text:span text:style-name="T423">‬</text:span>‬‬<text:span text:style-name="T424">16</text:span><text:span text:style-name="T425"> וֶאֱלִישָׁמָ֥ע וְאֶלְיָדָ֖ע וֶאֱלִיפָֽלֶט׃<text:s/></text:span><text:span text:style-name="T426">פ<text:s/></text:span><text:span text:style-name="T427">‬</text:span><text:span text:style-name="T428">‬</text:span>‬‬‬‬‬‬‬</text:p>
        <text:p text:style-name="P429"><text:span text:style-name="T430">17</text:span><text:span text:style-name="T431"> וַיִּשְׁמְע֣וּ פְלִשְׁתִּ֗ים כִּי־מָשְׁח֨וּ אֶת־דָּוִ֤ד לְמֶ֙לֶךְ֙ עַל־יִשְׂרָאֵ֔ל וַיַּעֲל֥וּ כָל־פְּלִשְׁתִּ֖ים לְבַקֵּ֣שׁ אֶת־דָּוִ֑ד וַיִּשְׁמַ֣ע דָּוִ֔ד וַיֵּ֖רֶד אֶל־הַמְּצוּדָֽה׃<text:s/></text:span><text:span text:style-name="T432">‬</text:span>‬‬<text:span text:style-name="T433">18</text:span><text:span text:style-name="T434"> וּפְלִשְׁתִּ֖ים בָּ֑אוּ וַיִּנָּטְשׁ֖וּ בְּעֵ֥מֶק רְפָאִֽים׃<text:s/></text:span><text:span text:style-name="T435">‬</text:span>‬‬<text:span text:style-name="T436">19</text:span><text:span text:style-name="T437"> וַיִּשְׁאַ֨ל דָּוִ֤ד בַּֽיהוָה֙ לֵאמֹ֔ר הַאֶֽעֱלֶה֙ אֶל־פְּלִשְׁתִּ֔ים הֲתִתְּנֵ֖ם בְּיָדִ֑י וַיֹּ֨אמֶר יְהוָ֤ה אֶל־דָּוִד֙ עֲלֵ֔ה כִּֽי־נָתֹ֥ן אֶתֵּ֛ן אֶת־הַפְּלִשְׁתִּ֖ים בְּיָדֶֽךָ׃<text:s/></text:span><text:span text:style-name="T438">‬</text:span>‬‬<text:span text:style-name="T439">20</text:span><text:span text:style-name="T440"> וַיָּבֹ֨א דָוִ֥ד בְּבַֽעַל־פְּרָצִים֮ וַיַּכֵּ֣ם שָׁ֣ם דָּוִד֒ וַיֹּ֕אמֶר פָּרַ֨ץ יְהוָ֧ה אֶת־אֹיְבַ֛י לְפָנַ֖י כְּפֶ֣רֶץ מָ֑יִם עַל־כֵּ֗ן קָרָ֛א שֵֽׁם־הַמָּק֥וֹם הַה֖וּא בַּ֥עַל פְּרָצִֽים׃<text:s/></text:span><text:span text:style-name="T441">‬</text:span>‬‬<text:span text:style-name="T442">21</text:span><text:span text:style-name="T443"> וַיַּעַזְבוּ־שָׁ֖ם אֶת־עֲצַבֵּיהֶ֑ם וַיִּשָּׂאֵ֥ם דָּוִ֖ד וַאֲנָשָֽׁיו׃<text:s/></text:span><text:span text:style-name="T444">פ<text:s/></text:span><text:span text:style-name="T445">‬</text:span><text:span text:style-name="T446">‬</text:span>‬‬‬‬‬‬</text:p>
        <text:soft-page-break/>
        <text:p text:style-name="P447"><text:span text:style-name="T448">22</text:span><text:span text:style-name="T449"> וַיֹּסִ֥פוּ ע֛וֹד פְּלִשְׁתִּ֖ים לַֽעֲל֑וֹת וַיִּנָּֽטְשׁ֖וּ בְּעֵ֥מֶק רְפָאִֽים׃<text:s/></text:span><text:span text:style-name="T450">‬</text:span>‬‬<text:span text:style-name="T451">23</text:span><text:span text:style-name="T452"> וַיִּשְׁאַ֤ל דָּוִד֙ בַּֽיהוָ֔ה וַיֹּ֖אמֶר לֹ֣א תַעֲלֶ֑ה הָסֵב֙ אֶל־אַ֣חֲרֵיהֶ֔ם וּבָ֥אתָ לָהֶ֖ם מִמּ֥וּל בְּכָאִֽים׃<text:s/></text:span><text:span text:style-name="T453">‬</text:span>‬‬<text:span text:style-name="T454">24</text:span><text:span text:style-name="T455"> וִ֠יהִי *בשמעך **כְּֽשָׁמְעֲךָ֞ אֶת־ק֧וֹל צְעָדָ֛ה בְּרָאשֵׁ֥י הַבְּכָאִ֖ים אָ֣ז תֶּחֱרָ֑ץ כִּ֣י אָ֗ז יָצָ֤א יְהוָה֙ לְפָנֶ֔יךָ לְהַכּ֖וֹת בְּמַחֲנֵ֥ה פְלִשְׁתִּֽים׃<text:s/></text:span><text:span text:style-name="T456">‬</text:span>‬‬<text:span text:style-name="T457">25</text:span><text:span text:style-name="T458"> וַיַּ֤עַשׂ דָּוִד֙ כֵּ֔ן כַּאֲשֶׁ֥ר צִוָּ֖הוּ יְהוָ֑ה וַיַּךְ֙ אֶת־פְּלִשְׁתִּ֔ים מִגֶּ֖בַע עַד־בֹּאֲךָ֥ גָֽזֶר׃<text:s/></text:span><text:span text:style-name="T459">פ<text:s/></text:span><text:span text:style-name="T460">‬</text:span><text:span text:style-name="T461">‬</text:span>‬‬‬‬‬</text:p>
      </text:section>
      <text:section text:name="Sect5" text:style-name="S5">
        <text:p text:style-name="P462">2 Samuel 6</text:p>
        <text:p text:style-name="P463"><text:span text:style-name="T464">1</text:span><text:span text:style-name="T465"> וַיֹּ֨סֶף ע֥וֹד דָּוִ֛ד אֶת־כָּל־בָּח֥וּר בְּיִשְׂרָאֵ֖ל שְׁלֹשִׁ֥ים אָֽלֶף׃<text:s/></text:span><text:span text:style-name="T466">2</text:span><text:span text:style-name="T467"> וַיָּ֣קָם ׀ וַיֵּ֣לֶךְ דָּוִ֗ד וְכָל־הָעָם֙ אֲשֶׁ֣ר אִתּ֔וֹ מִֽבַּעֲלֵ֖י יְהוּדָ֑ה לְהַעֲל֣וֹת מִשָּׁ֗ם אֵ֚ת אֲר֣וֹן הָאֱלֹהִ֔ים אֲשֶׁר־נִקְרָ֣א שֵׁ֗ם שֵׁ֣ם יְהוָ֧ה צְבָא֛וֹת יֹשֵׁ֥ב הַכְּרֻבִ֖ים עָלָֽיו׃<text:s/></text:span><text:span text:style-name="T468">‬</text:span>‬‬<text:span text:style-name="T469">3</text:span><text:span text:style-name="T470"> וַיַּרְכִּ֜בוּ אֶת־אֲר֤וֹן הָֽאֱלֹהִים֙ אֶל־עֲגָלָ֣ה חֲדָשָׁ֔ה וַיִּשָּׂאֻ֔הוּ מִבֵּ֥ית אֲבִינָדָ֖ב אֲשֶׁ֣ר בַּגִּבְעָ֑ה וְעֻזָּ֣א וְאַחְי֗וֹ בְּנֵי֙ אֲבִ֣ינָדָ֔ב נֹהֲגִ֖ים אֶת־הָעֲגָלָ֥ה חֲדָשָֽׁה׃<text:s/></text:span><text:span text:style-name="T471">‬</text:span>‬‬‬‬<text:span text:style-name="T472">4</text:span><text:span text:style-name="T473"> וַיִּשָּׂאֻ֗הוּ מִבֵּ֤ית אֲבִֽינָדָב֙ אֲשֶׁ֣ר בַּגִּבְעָ֔ה עִ֖ם אֲר֣וֹן הָאֱלֹהִ֑ים וְאַחְי֕וֹ הֹלֵ֖ךְ לִפְנֵ֥י הָאָרֽוֹן׃<text:s/></text:span><text:span text:style-name="T474">‬</text:span>‬‬‬<text:span text:style-name="T475">5</text:span><text:span text:style-name="T476"> וְדָוִ֣ד ׀ וְכָל־בֵּ֣ית יִשְׂרָאֵ֗ל מְשַֽׂחֲקִים֙ לִפְנֵ֣י יְהוָ֔ה בְּכֹ֖ל עֲצֵ֣י בְרוֹשִׁ֑ים וּבְכִנֹּר֤וֹת וּבִנְבָלִים֙ וּבְתֻפִּ֔ים וּבִמְנַֽעַנְעִ֖ים וּֽבְצֶלְצֶלִֽים׃<text:s/></text:span><text:span text:style-name="T477">‬</text:span>‬‬<text:span text:style-name="T478">6</text:span><text:span text:style-name="T479"> וַיָּבֹ֖אוּ עַד־גֹּ֣רֶן נָכ֑וֹן וַיִּשְׁלַ֨ח עֻזָּ֜א אֶל־אֲר֤וֹן הָֽאֱלֹהִים֙ וַיֹּ֣אחֶז בּ֔וֹ כִּ֥י שָׁמְט֖וּ הַבָּקָֽר׃<text:s/></text:span><text:span text:style-name="T480">‬</text:span>‬‬<text:span text:style-name="T481">7</text:span><text:span text:style-name="T482"> וַיִּֽחַראַ֤ף יְהוָה֙ בְּעֻזָּ֔ה וַיַּכֵּ֥הוּ שָׁ֛ם הָאֱלֹהִ֖ים עַל־הַשַּׁ֑ל וַיָּ֣מָת שָׁ֔ם עִ֖ם אֲר֥וֹן הָאֱלֹהִֽים׃<text:s/></text:span><text:span text:style-name="T483">‬</text:span>‬‬‬<text:span text:style-name="T484">8</text:span><text:span text:style-name="T485"> וַיִּ֣חַר לְדָוִ֔ד עַל֩ אֲשֶׁ֨ר פָּרַ֧ץ יְהוָ֛ה פֶּ֖רֶץ בְּעֻזָּ֑ה וַיִּקְרָ֞א לַמָּק֤וֹם הַהוּא֙ פֶּ֣רֶץ עֻזָּ֔ה עַ֖ד הַיּ֥וֹם הַזֶּֽה׃<text:s/></text:span><text:span text:style-name="T486">‬</text:span>‬‬<text:span text:style-name="T487">9</text:span><text:span text:style-name="T488"> וַיִּרָ֥א דָוִ֛ד אֶת־יְהוָ֖ה בַּיּ֣וֹם הַה֑וּא וַיֹּ֕אמֶר אֵ֛יךְ יָב֥וֹא אֵלַ֖י אֲר֥וֹן יְהוָֽה׃<text:s/></text:span><text:span text:style-name="T489">‬</text:span>‬‬<text:span text:style-name="T490">10</text:span><text:span text:style-name="T491"> וְלֹֽא־אָבָ֣ה דָוִ֗ד לְהָסִ֥יר אֵלָ֛יו אֶת־אֲר֥וֹן יְהוָ֖ה עַל־עִ֣יר דָּוִ֑ד וַיַּטֵּ֣הוּ דָוִ֔ד בֵּ֥ית עֹבֵֽד־אֱד֖וֹם הַגִּתִּֽי׃<text:s/></text:span><text:span text:style-name="T492">‬</text:span>‬‬<text:span text:style-name="T493">11</text:span><text:span text:style-name="T494"> וַיֵּשֶׁב֩ אֲר֨וֹן יְהוָ֜ה בֵּ֣ית עֹבֵ֥ד אֱדֹ֛ם הַגִּתִּ֖י שְׁלֹשָׁ֣ה חֳדָשִׁ֑ים וַיְבָ֧רֶךְ יְהוָ֛ה אֶת־עֹבֵ֥ד אֱדֹ֖ם וְאֶת־כָּל־בֵּיתֽוֹ׃<text:s/></text:span><text:span text:style-name="T495">‬</text:span>‬‬<text:span text:style-name="T496">12</text:span><text:span text:style-name="T497"> וַיֻּגַּ֗ד לַמֶּ֣לֶךְ דָּוִד֮ לֵאמֹר֒ בֵּרַ֣ךְ יְהוָ֗ה אֶת־בֵּ֨ית עֹבֵ֤ד אֱדֹם֙ וְאֶת־כָּל־אֲשֶׁר־ל֔וֹ בַּעֲב֖וּר אֲר֣וֹן הָאֱלֹהִ֑ים וַיֵּ֣לֶךְ דָּוִ֗ד וַיַּעַל֩ אֶת־אֲר֨וֹן הָאֱלֹהִ֜ים מִבֵּ֨ית עֹבֵ֥ד אֱדֹ֛ם עִ֥יר דָּוִ֖ד בְּשִׂמְחָֽה׃<text:s/></text:span><text:span text:style-name="T498">‬</text:span>‬‬<text:span text:style-name="T499">13</text:span><text:span text:style-name="T500"> וַיְהִ֗י כִּ֧י צָעֲד֛וּ נֹשְׂאֵ֥י אֲרוֹן־יְהוָ֖ה שִׁשָּׁ֣ה צְעָדִ֑ים וַיִּזְבַּ֥ח שׁ֖וֹר וּמְרִֽיא׃<text:s/></text:span><text:span text:style-name="T501">‬</text:span>‬‬<text:span text:style-name="T502">14</text:span><text:span text:style-name="T503"> וְדָוִ֛ד מְכַרְכֵּ֥ר בְּכָל־עֹ֖ז לִפְנֵ֣י יְהוָ֑ה וְדָוִ֕ד חָג֖וּר אֵפ֥וֹד בָּֽד׃<text:s/></text:span><text:span text:style-name="T504">‬</text:span>‬‬<text:span text:style-name="T505">15</text:span><text:span text:style-name="T506"> וְדָוִד֙ וְכָל־בֵּ֣ית יִשְׂרָאֵ֔ל מַעֲלִ֖ים אֶת־אֲר֣וֹן יְהוָ֑ה בִּתְרוּעָ֖ה וּבְק֥וֹל שׁוֹפָֽר׃<text:s/></text:span><text:span text:style-name="T507">‬</text:span>‬‬<text:span text:style-name="T508">16</text:span><text:span text:style-name="T509"> וְהָיָה֙ אֲר֣וֹן יְהוָ֔ה בָּ֖א עִ֣יר דָּוִ֑ד וּמִיכַ֨ל בַּת־שָׁא֜וּל נִשְׁקְפָ֣ה ׀ בְּעַ֣ד הַחַלּ֗וֹן וַתֵּ֨רֶא אֶת־הַמֶּ֤לֶךְ דָּוִד֙ מְפַזֵּ֤ז וּמְכַרְכֵּר֙ לִפְנֵ֣י יְהוָ֔ה וַתִּ֥בֶז ל֖וֹ בְּלִבָּֽהּ׃<text:s/></text:span><text:span text:style-name="T510">‬</text:span>‬‬<text:span text:style-name="T511">17</text:span><text:span text:style-name="T512"> וַיָּבִ֜אוּ אֶת־אֲר֣וֹן יְהוָ֗ה וַיַּצִּ֤גוּ אֹתוֹ֙ בִּמְקוֹמ֔וֹ בְּת֣וֹךְ הָאֹ֔הֶל אֲשֶׁ֥ר נָטָה־ל֖וֹ דָּוִ֑ד וַיַּ֨עַל דָּוִ֥ד עֹל֛וֹת לִפְנֵ֥י יְהוָ֖ה וּשְׁלָמִֽים׃<text:s/></text:span><text:span text:style-name="T513">‬</text:span>‬‬<text:span text:style-name="T514">18</text:span><text:span text:style-name="T515"> וַיְכַ֣ל דָּוִ֔ד מֵהַעֲל֥וֹת הָעוֹלָ֖ה וְהַשְּׁלָמִ֑ים וַיְבָ֣רֶךְ אֶת־הָעָ֔ם בְּשֵׁ֖ם יְהוָ֥ה צְבָאֽוֹת׃<text:s/></text:span><text:span text:style-name="T516">‬</text:span>‬‬<text:span text:style-name="T517">19</text:span><text:span text:style-name="T518"> וַיְחַלֵּ֨ק לְכָל־הָעָ֜ם לְכָל־הֲמ֣וֹן יִשְׂרָאֵל֮ לְמֵאִ֣ישׁ וְעַד־אִשָּׁה֒ לְאִ֗ישׁ חַלַּ֥ת לֶ֙חֶם֙ אַחַ֔ת וְאֶשְׁפָּ֣ר אֶחָ֔ד וַאֲשִׁישָׁ֖ה אֶחָ֑ת וַיֵּ֥לֶךְ כָּל־הָעָ֖ם אִ֥ישׁ לְבֵיתֽוֹ׃<text:s/></text:span><text:span text:style-name="T519">‬</text:span>‬‬<text:span text:style-name="T520">20</text:span><text:span text:style-name="T521"> וַיָּ֥שָׁב דָּוִ֖ד לְבָרֵ֣ךְ אֶת־בֵּית֑וֹ וַתֵּצֵ֞א מִיכַ֤ל בַּת־שָׁאוּל֙ לִקְרַ֣את דָּוִ֔ד וַתֹּ֗אמֶר מַה־נִּכְבַּ֨ד הַיּ֜וֹם מֶ֣לֶךְ יִשְׂרָאֵ֗ל אֲשֶׁ֨ר נִגְלָ֤ה הַיּוֹם֙ לְעֵינֵי֙ אַמְה֣וֹת עֲבָדָ֔יו<text:s/></text:span><text:soft-page-break/><text:span text:style-name="T522">כְּהִגָּל֥וֹת נִגְל֖וֹת אַחַ֥ד הָרֵקִֽים׃<text:s/></text:span><text:span text:style-name="T523">‬</text:span>‬‬<text:span text:style-name="T524">21</text:span><text:span text:style-name="T525"> וַיֹּ֣אמֶר דָּוִד֮ אֶל־מִיכַל֒ לִפְנֵ֣י יְהוָ֗ה אֲשֶׁ֨ר בָּֽחַר־בִּ֤י מֵֽאָבִיךְ֙ וּמִכָּל־בֵּית֔וֹ לְצַוֺּ֨ת אֹתִ֥י נָגִ֛יד עַל־עַ֥ם יְהוָ֖ה עַל־יִשְׂרָאֵ֑ל וְשִׂחַקְתִּ֖י לִפְנֵ֥י יְהוָֽה׃<text:s/></text:span><text:span text:style-name="T526">‬</text:span>‬‬<text:span text:style-name="T527">22</text:span><text:span text:style-name="T528"> וּנְקַלֹּ֤תִי עוֹד֙ מִזֹּ֔את וְהָיִ֥יתִי שָׁפָ֖ל בְּעֵינָ֑י וְעִם־הָֽאֲמָהוֹת֙ אֲשֶׁ֣ר אָמַ֔רְתְּ עִמָּ֖ם אִכָּבֵֽדָה׃<text:s/></text:span><text:span text:style-name="T529">‬</text:span>‬‬<text:span text:style-name="T530">23</text:span><text:span text:style-name="T531"> וּלְמִיכַל֙ בַּת־שָׁא֔וּל לֹֽא־הָ֥יָה לָ֖הּ יָ֑לֶד עַ֖ד י֥וֹם מוֹתָֽהּ׃<text:s/></text:span><text:span text:style-name="T532">פ<text:s/></text:span><text:span text:style-name="T533">‬</text:span><text:span text:style-name="T534">‬</text:span>‬‬‬‬‬‬‬‬‬‬‬‬‬‬‬‬‬‬‬‬‬‬‬‬</text:p>
      </text:section>
      <text:section text:name="Sect6" text:style-name="S6">
        <text:p text:style-name="P535">2 Samuel 7</text:p>
        <text:p text:style-name="P536"><text:span text:style-name="T537">1</text:span><text:span text:style-name="T538"> וַיְהִ֕י כִּי־יָשַׁ֥ב הַמֶּ֖לֶךְ בְּבֵית֑וֹ וַיהוָ֛ה הֵנִֽיחַ־ל֥וֹ מִסָּבִ֖יב מִכָּל־אֹיְבָֽיו׃<text:s/></text:span><text:span text:style-name="T539">2</text:span><text:span text:style-name="T540"> וַיֹּ֤אמֶר הַמֶּ֙לֶךְ֙ אֶל־נָתָ֣ן הַנָּבִ֔יא רְאֵ֣ה נָ֔א אָנֹכִ֥י יוֹשֵׁ֖ב בְּבֵ֣ית אֲרָזִ֑ים וַֽאֲרוֹן֙ הָֽאֱלֹהִ֔ים יֹשֵׁ֖ב בְּת֥וֹךְ הַיְרִיעָֽה׃<text:s/></text:span><text:span text:style-name="T541">‬</text:span>‬‬<text:span text:style-name="T542">3</text:span><text:span text:style-name="T543"> וַיֹּ֤אמֶר נָתָן֙ אֶל־הַמֶּ֔לֶךְ כֹּ֛ל אֲשֶׁ֥ר בִּֽלְבָבְךָ֖ לֵ֣ךְ עֲשֵׂ֑ה כִּ֥י יְהוָ֖ה עִמָּֽךְ׃</text:span><text:span text:style-name="T544"><text:s/>ס<text:s/></text:span><text:span text:style-name="T545">‬</text:span>‬‬<text:span text:style-name="T546">4</text:span><text:span text:style-name="T547"> וַיְהִ֖י בַּלַּ֣יְלָה הַה֑וּא וַֽיְהִי֙ דְּבַר־יְהוָ֔ה אֶל־נָתָ֖ן לֵאמֹֽר׃<text:s/></text:span><text:span text:style-name="T548">‬</text:span>‬‬<text:span text:style-name="T549">5</text:span><text:span text:style-name="T550"> לֵ֤ךְ וְאָֽמַרְתָּ֙ אֶל־עַבְדִּ֣י אֶל־דָּוִ֔ד כֹּ֖ה אָמַ֣ר יְהוָ֑ה הַאַתָּ֛ה תִּבְנֶה־לִּ֥י בַ֖יִת לְשִׁבְתִּֽי׃<text:s/></text:span><text:span text:style-name="T551">‬</text:span>‬‬<text:span text:style-name="T552">6</text:span><text:span text:style-name="T553"> כִּ֣י לֹ֤א יָשַׁ֙בְתִּי֙ בְּבַ֔יִת לְ֠מִיּוֹם הַעֲלֹתִ֞י אֶת־בְּנֵ֤י יִשְׂרָאֵל֙ מִמִּצְרַ֔יִם וְעַ֖ד הַיּ֣וֹם הַזֶּ֑ה וָאֶֽהְיֶה֙ מִתְהַלֵּ֔ךְ בְּאֹ֖הֶל וּבְמִשְׁכָּֽן׃<text:s/></text:span><text:span text:style-name="T554">‬</text:span>‬‬<text:span text:style-name="T555">7</text:span><text:span text:style-name="T556"> בְּכֹ֥ל אֲשֶֽׁר־הִתְהַלַּכְתִּי֮ בְּכָל־בְּנֵ֣י יִשְׂרָאֵל֒ הֲדָבָ֣ר דִּבַּ֗רְתִּי אֶת־אַחַד֙ שִׁבְטֵ֣י יִשְׂרָאֵ֔ל אֲשֶׁ֣ר צִוִּ֗יתִי לִרְע֛וֹת אֶת־עַמִּ֥י אֶת־יִשְׂרָאֵ֖ל לֵאמֹ֑ר לָ֛מָּה לֹֽא־בְנִיתֶ֥ם לִ֖י בֵּ֥ית אֲרָזִֽים׃<text:s/></text:span><text:span text:style-name="T557">‬</text:span>‬‬<text:span text:style-name="T558">8</text:span><text:span text:style-name="T559"> וְ֠עַתָּה כֹּֽה־תֹאמַ֞ר לְעַבְדִּ֣י לְדָוִ֗ד כֹּ֤ה אָמַר֙ יְהוָ֣ה צְבָא֔וֹת אֲנִ֤י לְקַחְתִּ֙יךָ֙ מִן־הַנָּוֶ֔ה מֵאַחַ֖ר הַצֹּ֑אן לִֽהְי֣וֹת נָגִ֔יד עַל־עַמִּ֖י עַל־יִשְׂרָאֵֽל׃<text:s/></text:span><text:span text:style-name="T560">‬</text:span>‬‬<text:span text:style-name="T561">9</text:span><text:span text:style-name="T562"> וָאֶהְיֶ֣ה עִמְּךָ֗ בְּכֹל֙ אֲשֶׁ֣ר הָלַ֔כְתָּ וָאַכְרִ֥תָה אֶת־כָּל־אֹיְבֶ֖יךָ מִפָּנֶ֑יךָ וְעָשִׂ֤תִֽי לְךָ֙ שֵׁ֣ם גָּד֔וֹל כְּשֵׁ֥ם הַגְּדֹלִ֖ים אֲשֶׁ֥ר בָּאָֽרֶץ׃<text:s/></text:span><text:span text:style-name="T563">‬</text:span>‬‬<text:span text:style-name="T564">10</text:span><text:span text:style-name="T565"> וְשַׂמְתִּ֣י מָ֠קוֹם לְעַמִּ֨י לְיִשְׂרָאֵ֤ל וּנְטַעְתִּיו֙ וְשָׁכַ֣ן תַּחְתָּ֔יו וְלֹ֥א יִרְגַּ֖ז ע֑וֹד וְלֹֽא־יֹסִ֤יפוּ בְנֵֽי־עַוְלָה֙ לְעַנּוֹת֔וֹ כַּאֲשֶׁ֖ר בָּרִאשׁוֹנָֽה׃<text:s/></text:span><text:span text:style-name="T566">‬</text:span>‬‬<text:span text:style-name="T567">11</text:span><text:span text:style-name="T568"> וּלְמִן־הַיּ֗וֹם אֲשֶׁ֨ר צִוִּ֤יתִי שֹֽׁפְטִים֙ עַל־עַמִּ֣י יִשְׂרָאֵ֔ל וַהֲנִיחֹ֥תִי לְךָ֖ מִכָּל־אֹיְבֶ֑יךָ וְהִגִּ֤יד לְךָ֙ יְהוָ֔ה כִּי־בַ֖יִת יַעֲשֶׂה־לְּךָ֥ יְהוָֽה׃<text:s/></text:span><text:span text:style-name="T569">‬</text:span>‬‬<text:span text:style-name="T570">12</text:span><text:span text:style-name="T571"> כִּ֣י ׀ יִמְלְא֣וּ יָמֶ֗יךָ וְשָֽׁכַבְתָּ֙ אֶת־אֲבֹתֶ֔יךָ וַהֲקִימֹתִ֤י אֶֽת־זַרְעֲךָ֙ אַחֲרֶ֔יךָ אֲשֶׁ֥ר יֵצֵ֖א מִמֵּעֶ֑יךָ וַהֲכִינֹתִ֖י אֶת־מַמְלַכְתּֽוֹ׃<text:s/></text:span><text:span text:style-name="T572">‬</text:span>‬‬<text:span text:style-name="T573">13</text:span><text:span text:style-name="T574"> ה֥וּא יִבְנֶה־בַּ֖יִת לִשְׁמִ֑י וְכֹנַנְתִּ֛י אֶת־כִּסֵּ֥א מַמְלַכְתּ֖וֹ עַד־עוֹלָֽם׃<text:s/></text:span><text:span text:style-name="T575">‬</text:span>‬‬<text:span text:style-name="T576">14</text:span><text:span text:style-name="T577"> אֲנִי֙ אֶהְיֶה־לּ֣וֹ לְאָ֔ב וְה֖וּא יִהְיֶה־לִּ֣י לְבֵ֑ן אֲשֶׁר֙ בְּהַ֣עֲוֺת֔וֹ וְהֹֽכַחְתִּיו֙ בְּשֵׁ֣בֶט אֲנָשִׁ֔ים וּבְנִגְעֵ֖י בְּנֵ֥י אָדָֽם׃<text:s/></text:span><text:span text:style-name="T578">‬</text:span>‬‬<text:span text:style-name="T579">15</text:span><text:span text:style-name="T580"> וְחַסְדִּ֖י לֹא־יָס֣וּר מִמֶּ֑נּוּ כַּאֲשֶׁ֤ר הֲסִרֹ֙תִי֙ מֵעִ֣ם שָׁא֔וּל אֲשֶׁ֥ר הֲסִרֹ֖תִי מִלְּפָנֶֽיךָ׃<text:s/></text:span><text:span text:style-name="T581">‬</text:span>‬‬<text:span text:style-name="T582">16</text:span><text:span text:style-name="T583"> וְנֶאְמַ֨ן בֵּיתְךָ֧ וּמַֽמְלַכְתְּךָ֛ עַד־עוֹלָ֖ם לְפָנֶ֑יךָ כִּֽסְאֲךָ֔ יִהְיֶ֥ה נָכ֖וֹן עַד־עוֹלָֽם׃<text:s/></text:span><text:span text:style-name="T584">‬</text:span>‬‬<text:span text:style-name="T585">17</text:span><text:span text:style-name="T586"> כְּכֹל֙ הַדְּבָרִ֣ים הָאֵ֔לֶּה וּכְכֹ֖ל הַחִזָּי֣וֹן הַזֶּ֑ה כֵּ֛ן דִּבֶּ֥ר נָתָ֖ן אֶל־דָּוִֽד׃</text:span><text:span text:style-name="T587"><text:s/>ס<text:s/></text:span><text:span text:style-name="T588">‬</text:span>‬‬<text:span text:style-name="T589">18</text:span><text:span text:style-name="T590"> וַיָּבֹא֙ הַמֶּ֣לֶךְ דָּוִ֔ד וַיֵּ֖שֶׁב לִפְנֵ֣י יְהוָ֑ה וַיֹּ֗אמֶר מִ֣י אָנֹכִ֞י אֲדֹנָ֤י יְהוִה֙ וּמִ֣י בֵיתִ֔י כִּ֥י הֲבִיאֹתַ֖נִי עַד־הֲלֹֽם׃<text:s/></text:span><text:span text:style-name="T591">‬</text:span>‬‬<text:span text:style-name="T592">19</text:span><text:span text:style-name="T593"> וַתִּקְטַן֩ ע֨וֹד זֹ֤את בְּעֵינֶ֙יךָ֙ אֲדֹנָ֣י יְהוִ֔ה וַתְּדַבֵּ֛ר גַּ֥ם אֶל־בֵּֽית־עַבְדְּךָ֖ לְמֵֽרָח֑וֹק וְזֹ֛את תּוֹרַ֥ת הָאָדָ֖ם אֲדֹנָ֥י יְהוִֽה׃<text:s/></text:span><text:span text:style-name="T594">‬</text:span>‬‬<text:span text:style-name="T595">20</text:span><text:span text:style-name="T596"> וּמַה־יּוֹסִ֥יף דָּוִ֛ד ע֖וֹד לְדַבֵּ֣ר אֵלֶ֑יךָ וְאַתָּ֛ה יָדַ֥עְתָּ אֶֽת־עַבְדְּךָ֖ אֲדֹנָ֥י יְהוִֽה׃<text:s/></text:span><text:span text:style-name="T597">‬</text:span>‬‬<text:span text:style-name="T598">21</text:span><text:span text:style-name="T599"> בַּעֲב֤וּר דְּבָֽרְךָ֙ וּֽכְלִבְּךָ֔ עָשִׂ֕יתָ אֵ֥ת כָּל־הַגְּדוּלָּ֖ה הַזֹּ֑את לְהוֹדִ֖יעַ אֶת־עַבְדֶּֽךָ׃<text:s/></text:span><text:span text:style-name="T600">‬</text:span>‬‬<text:span text:style-name="T601">22</text:span><text:span text:style-name="T602"> עַל־כֵּ֥ן גָּדַ֖לְתָּ אֲדֹנָ֣י יְהוִ֑ה כִּֽי־אֵֽין כָּמ֗וֹךָ וְאֵ֤ין אֱלֹהִים֙ זֽוּלָתֶ֔ךָ בְּכֹ֥ל אֲשֶׁר־שָׁמַ֖עְנוּ<text:s/></text:span><text:soft-page-break/><text:span text:style-name="T603">בְּאָזְנֵֽינוּ׃<text:s/></text:span><text:span text:style-name="T604">‬</text:span>‬‬<text:span text:style-name="T605">23</text:span><text:span text:style-name="T606"> וּמִ֤י כְעַמְּךָ֙ כְּיִשְׂרָאֵ֔ל גּ֥וֹי אֶחָ֖ד בָּאָ֑רֶץ אֲשֶׁ֣ר הָלְכֽוּ־אֱ֠לֹהִים לִפְדּֽוֹת־ל֨וֹ לְעָ֜ם וְלָשׂ֧וּם ל֣וֹ שֵׁ֗ם וְלַעֲשׂ֨וֹת לָכֶ֜ם הַגְּדוּלָּ֤ה וְנֹֽרָאוֹת֙ לְאַרְצֶ֔ךָ מִפְּנֵ֣י עַמְּךָ֗ אֲשֶׁ֨ר פָּדִ֤יתָ לְּךָ֙ מִמִּצְרַ֔יִם גּוֹיִ֖ם וֵאלֹהָֽיו׃<text:s/></text:span><text:span text:style-name="T607">‬</text:span>‬‬<text:span text:style-name="T608">24</text:span><text:span text:style-name="T609"> וַתְּכ֣וֹנֵֽן לְ֠ךָ אֶת־עַמְּךָ֨ יִשְׂרָאֵ֧ל ׀ לְךָ֛ לְעָ֖ם עַד־עוֹלָ֑ם וְאַתָּ֣ה יְהוָ֔ה הָיִ֥יתָ לָהֶ֖ם לֵאלֹהִֽים׃</text:span><text:span text:style-name="T610"><text:s/>ס<text:s/></text:span><text:span text:style-name="T611">‬</text:span>‬‬<text:span text:style-name="T612">25</text:span><text:span text:style-name="T613"> וְעַתָּה֙ יְהוָ֣ה אֱלֹהִ֔ים הַדָּבָ֗ר אֲשֶׁ֨ר דִּבַּ֤רְתָּ עַֽל־עַבְדְּךָ֙ וְעַל־בֵּית֔וֹ הָקֵ֖ם עַד־עוֹלָ֑ם וַעֲשֵׂ֖ה כַּאֲשֶׁ֥ר דִּבַּֽרְתָּ׃<text:s/></text:span><text:span text:style-name="T614">‬</text:span>‬‬<text:span text:style-name="T615">26</text:span><text:span text:style-name="T616"> וְיִגְדַּ֨ל שִׁמְךָ֤ עַד־עוֹלָם֙ לֵאמֹ֔ר יְהוָ֣ה צְבָא֔וֹת אֱלֹהִ֖ים עַל־יִשְׂרָאֵ֑ל וּבֵית֙ עַבְדְּךָ֣ דָוִ֔ד יִהְיֶ֥ה נָכ֖וֹן לְפָנֶֽיךָ׃<text:s/></text:span><text:span text:style-name="T617">‬</text:span>‬‬<text:span text:style-name="T618">27</text:span><text:span text:style-name="T619"> כִּֽי־אַתָּה֩ יְהוָ֨ה צְבָא֜וֹת אֱלֹהֵ֣י יִשְׂרָאֵ֗ל גָּלִ֜יתָה אֶת־אֹ֤זֶן עַבְדְּךָ֙ לֵאמֹ֔ר בַּ֖יִת אֶבְנֶה־לָּ֑ךְ עַל־כֵּ֗ן מָצָ֤א עַבְדְּךָ֙ אֶת־לִבּ֔וֹ לְהִתְפַּלֵּ֣ל אֵלֶ֔יךָ אֶת־הַתְּפִלָּ֖ה הַזֹּֽאת׃<text:s/></text:span><text:span text:style-name="T620">‬</text:span>‬‬<text:span text:style-name="T621">28</text:span><text:span text:style-name="T622"> וְעַתָּ֣ה ׀ אֲדֹנָ֣י יְהוִ֗ה אַתָּה־הוּא֙ הָֽאֱלֹהִ֔ים וּדְבָרֶ֖יךָ יִהְי֣וּ אֱמֶ֑ת וַתְּדַבֵּר֙ אֶֽל־עַבְדְּךָ֔ אֶת־הַטּוֹבָ֖ה הַזֹּֽאת׃<text:s/></text:span><text:span text:style-name="T623">‬</text:span>‬‬<text:span text:style-name="T624">29</text:span><text:span text:style-name="T625"> וְעַתָּ֗ה הוֹאֵל֙ וּבָרֵךְ֙ אֶת־בֵּ֣ית עַבְדְּךָ֔ לִהְי֥וֹת לְעוֹלָ֖ם לְפָנֶ֑יךָ כִּֽי־אַתָּ֞ה אֲדֹנָ֤י יְהוִה֙ דִּבַּ֔רְתָּ וּמִבִּרְכָ֣תְךָ֔ יְבֹרַ֥ךְ בֵּֽית־עַבְדְּךָ֖ לְעוֹלָֽם׃<text:s/></text:span><text:span text:style-name="T626">פ<text:s/></text:span><text:span text:style-name="T627">‬</text:span><text:span text:style-name="T628">‬</text:span>‬‬‬‬‬‬‬‬‬‬‬‬‬‬‬‬‬‬‬‬‬‬‬‬‬‬‬‬‬</text:p>
      </text:section>
      <text:section text:name="Sect7" text:style-name="S7">
        <text:p text:style-name="P629">2 Samuel 8</text:p>
        <text:p text:style-name="P630"><text:span text:style-name="T631">1</text:span><text:span text:style-name="T632"> וַֽיְהִי֙ אַֽחֲרֵיכֵ֔ן וַיַּ֥ךְ דָּוִ֛ד אֶת־פְּלִשְׁתִּ֖ים וַיַּכְנִיעֵ֑ם וַיִּקַּ֥ח דָּוִ֛ד אֶת־מֶ֥תֶג הָאַמָּ֖ה מִיַּ֥ד פְּלִשְׁתִּֽים׃<text:s/></text:span><text:span text:style-name="T633">2</text:span><text:span text:style-name="T634"> וַיַּ֣ךְ אֶת־מוֹאָ֗ב וַֽיְמַדְּדֵ֤ם בַּחֶ֙בֶל֙ הַשְׁכֵּ֣ב אוֹתָ֣ם אַ֔רְצָה וַיְמַדֵּ֤ד שְׁנֵֽי־חֲבָלִים֙ לְהָמִ֔ית וּמְלֹ֥א הַחֶ֖בֶל לְהַחֲי֑וֹת וַתְּהִ֤י מוֹאָב֙ לְדָוִ֔ד לַעֲבָדִ֖ים נֹשְׂאֵ֥י מִנְחָֽה׃<text:s/></text:span><text:span text:style-name="T635">‬</text:span>‬‬<text:span text:style-name="T636">3</text:span><text:span text:style-name="T637"> וַיַּ֣ךְ דָּוִ֔ד אֶת־הֲדַדְעֶ֥זֶר בֶּן־רְחֹ֖ב מֶ֣לֶךְ צוֹבָ֑ה בְּלֶכְתּ֕וֹ לְהָשִׁ֥יב יָד֖וֹ בִּֽנְהַר־**פְרָֽת׃<text:s/></text:span><text:span text:style-name="T638">‬</text:span>‬‬‬<text:span text:style-name="T639">4</text:span><text:span text:style-name="T640"> וַיִּלְכֹּ֨ד דָּוִ֜ד מִמֶּ֗נּוּ אֶ֤לֶף וּשְׁבַע־מֵאוֹת֙ פָּרָשִׁ֔ים וְעֶשְׂרִ֥ים אֶ֖לֶף אִ֣ישׁ רַגְלִ֑י וַיְעַקֵּ֤ר דָּוִד֙ אֶת־כָּל־הָרֶ֔כֶב וַיּוֹתֵ֥ר מִמֶּ֖נּוּ מֵ֥אָה רָֽכֶב׃<text:s/></text:span><text:span text:style-name="T641">‬</text:span>‬‬<text:span text:style-name="T642">5</text:span><text:span text:style-name="T643"> וַתָּבֹא֙ אֲרַ֣ם דַּמֶּ֔שֶׂק לַעְזֹ֕ר לַהֲדַדְעֶ֖זֶר מֶ֣לֶךְ צוֹבָ֑ה וַיַּ֤ךְ דָּוִד֙ בַּֽאֲרָ֔ם עֶשְׂרִֽים־וּשְׁנַ֥יִם אֶ֖לֶף אִֽישׁ׃<text:s/></text:span><text:span text:style-name="T644">‬</text:span>‬‬<text:span text:style-name="T645">6</text:span><text:span text:style-name="T646"> וַיָּ֨שֶׂם דָּוִ֤ד נְצִבִים֙ בַּאֲרַ֣ם דַּמֶּ֔שֶׂק וַתְּהִ֤י אֲרָם֙ לְדָוִ֔ד לַעֲבָדִ֖ים נוֹשְׂאֵ֣י מִנְחָ֑ה וַיֹּ֤שַׁע יְהוָה֙ אֶת־דָּוִ֔ד בְּכֹ֖ל אֲשֶׁ֥ר הָלָֽךְ׃<text:s/></text:span><text:span text:style-name="T647">‬</text:span>‬‬<text:span text:style-name="T648">7</text:span><text:span text:style-name="T649"> וַיִּקַּ֣ח דָּוִ֗ד אֵ֚ת שִׁלְטֵ֣י הַזָּהָ֔ב אֲשֶׁ֣ר הָי֔וּ אֶ֖ל עַבְדֵ֣י הֲדַדְעָ֑זֶר וַיְבִיאֵ֖ם יְרוּשָׁלָֽ͏ִם׃<text:s/></text:span><text:span text:style-name="T650">‬</text:span>‬‬<text:span text:style-name="T651">8</text:span><text:span text:style-name="T652"> וּמִבֶּ֥טַח וּמִבֵּֽרֹתַ֖י עָרֵ֣י הֲדַדְעָ֑זֶר לָקַ֞ח הַמֶּ֧לֶךְ דָּוִ֛ד נְחֹ֖שֶׁת הַרְבֵּ֥ה מְאֹֽד׃</text:span><text:span text:style-name="T653"><text:s/>ס<text:s/></text:span><text:span text:style-name="T654">‬</text:span>‬‬<text:span text:style-name="T655">9</text:span><text:span text:style-name="T656"> וַיִּשְׁמַ֕ע תֹּ֖עִי מֶ֣לֶךְ חֲמָ֑ת כִּ֚י הִכָּ֣ה דָוִ֔ד אֵ֖ת כָּל־חֵ֥יל הֲדַדְעָֽזֶר׃<text:s/></text:span><text:span text:style-name="T657">‬</text:span>‬‬<text:span text:style-name="T658">10</text:span><text:span text:style-name="T659"> וַיִּשְׁלַ֣ח תֹּ֣עִי אֶת־יֽוֹרָם־בְּנ֣וֹ אֶל־הַמֶּֽלֶךְ־דָּ֠וִד לִשְׁאָל־ל֨וֹ לְשָׁל֜וֹם וּֽלְבָרֲכ֗וֹ עַל֩ אֲשֶׁ֨ר נִלְחַ֤ם בַּהֲדַדְעֶ֙זֶר֙ וַיַּכֵּ֔הוּ כִּי־אִ֛ישׁ מִלְחֲמ֥וֹת תֹּ֖עִי הָיָ֣ה הֲדַדְעָ֑זֶר וּבְיָד֗וֹ הָי֛וּ כְּלֵֽי־כֶ֥סֶף וּכְלֵֽי־זָהָ֖ב וּכְלֵ֥י נְחֹֽשֶׁת׃<text:s/></text:span><text:span text:style-name="T660">‬</text:span>‬‬<text:span text:style-name="T661">11</text:span><text:span text:style-name="T662"> גַּם־אֹתָ֕ם הִקְדִּ֛ישׁ הַמֶּ֥לֶךְ דָּוִ֖ד לַֽיהוָ֑ה עִם־הַכֶּ֤סֶף וְהַזָּהָב֙ אֲשֶׁ֣ר הִקְדִּ֔ישׁ מִכָּל־הַגּוֹיִ֖ם אֲשֶׁ֥ר כִּבֵּֽשׁ׃<text:s/></text:span><text:span text:style-name="T663">‬</text:span>‬‬<text:span text:style-name="T664">12</text:span><text:span text:style-name="T665"> מֵאֲרָ֤ם וּמִמּוֹאָב֙ וּמִבְּנֵ֣י עַמּ֔וֹן וּמִפְּלִשְׁתִּ֖ים וּמֵֽעֲמָלֵ֑ק וּמִשְּׁלַ֛ל הֲדַדְעֶ֥זֶר בֶּן־רְחֹ֖ב מֶ֥לֶךְ צוֹבָֽה׃<text:s/></text:span><text:span text:style-name="T666">‬</text:span>‬‬<text:span text:style-name="T667">13</text:span><text:span text:style-name="T668"> וַיַּ֤עַשׂ דָּוִד֙ שֵׁ֔ם בְּשֻׁב֕וֹ מֵהַכּוֹת֥וֹ אֶת־אֲרָ֖ם בְּגֵיא־מֶ֑לַח שְׁמוֹנָ֥ה עָשָׂ֖ר אָֽלֶף׃<text:s/></text:span><text:span text:style-name="T669">‬</text:span>‬‬<text:span text:style-name="T670">14</text:span><text:span text:style-name="T671"> וַיָּ֨שֶׂם בֶּאֱד֜וֹם נְצִבִ֗ים בְּכָל־אֱדוֹם֙ שָׂ֣ם נְצִבִ֔ים וַיְהִ֥י כָל־אֱד֖וֹם עֲבָדִ֣ים לְדָוִ֑ד וַיּ֤וֹשַׁע יְהוָה֙ אֶת־דָּוִ֔ד בְּכֹ֖ל אֲשֶׁ֥ר הָלָֽךְ׃<text:s/></text:span><text:span text:style-name="T672">‬</text:span>‬‬<text:span text:style-name="T673">15</text:span><text:span text:style-name="T674"> וַיִּמְלֹ֥ךְ דָּוִ֖ד עַל־כָּל־יִשְׂרָאֵ֑ל<text:s/></text:span><text:soft-page-break/><text:span text:style-name="T675">וַיְהִ֣י דָוִ֗ד עֹשֶׂ֛ה מִשְׁפָּ֥ט וּצְדָקָ֖ה לְכָל־עַמּֽוֹ׃<text:s/></text:span><text:span text:style-name="T676">‬</text:span>‬‬<text:span text:style-name="T677">16</text:span><text:span text:style-name="T678"> וְיוֹאָ֥ב בֶּן־צְרוּיָ֖ה עַל־הַצָּבָ֑א וִיהוֹשָׁפָ֥ט בֶּן־אֲחִיל֖וּד מַזְכִּֽיר׃<text:s/></text:span><text:span text:style-name="T679">‬</text:span>‬‬<text:span text:style-name="T680">17</text:span><text:span text:style-name="T681"> וְצָד֧וֹק בֶּן־אֲחִיט֛וּב וַאֲחִימֶ֥לֶךְ בֶּן־אֶבְיָתָ֖ר כֹּהֲנִ֑ים וּשְׂרָיָ֖ה סוֹפֵֽר׃<text:s/></text:span><text:span text:style-name="T682">‬</text:span>‬‬<text:span text:style-name="T683">18</text:span><text:span text:style-name="T684"> וּבְנָיָ֙הוּ֙ בֶּן־יְה֣וֹיָדָ֔ע וְהַכְּרֵתִ֖י וְהַפְּלֵתִ֑י וּבְנֵ֥י דָוִ֖ד כֹּהֲנִ֥ים הָיֽוּ׃<text:s/></text:span><text:span text:style-name="T685">פ<text:s/></text:span><text:span text:style-name="T686">‬</text:span><text:span text:style-name="T687">‬</text:span>‬‬‬‬‬‬‬‬‬‬‬‬‬‬‬‬‬‬</text:p>
      </text:section>
      <text:section text:name="Sect8" text:style-name="S8">
        <text:p text:style-name="P688">2 Samuel 9</text:p>
        <text:p text:style-name="P689"><text:span text:style-name="T690">1</text:span><text:span text:style-name="T691"> וַיֹּ֣אמֶר דָּוִ֔ד הֲכִ֣י יֶשׁ־ע֔וֹד אֲשֶׁ֥ר נוֹתַ֖ר לְבֵ֣ית שָׁא֑וּל וְאֶעֱשֶׂ֤ה עִמּוֹ֙ חֶ֔סֶד בַּעֲב֖וּר יְהוֹנָתָֽן׃<text:s/></text:span><text:span text:style-name="T692">2</text:span><text:span text:style-name="T693"> וּלְבֵ֨ית שָׁא֥וּל עֶ֙בֶד֙ וּשְׁמ֣וֹ צִיבָ֔א וַיִּקְרְאוּ־ל֖וֹ אֶל־דָּוִ֑ד וַיֹּ֨אמֶר הַמֶּ֧לֶךְ אֵלָ֛יו הַאַתָּ֥ה צִיבָ֖א וַיֹּ֥אמֶר עַבְדֶּֽךָ׃<text:s/></text:span><text:span text:style-name="T694">‬</text:span>‬‬<text:span text:style-name="T695">3</text:span><text:span text:style-name="T696"> וַיֹּ֣אמֶר הַמֶּ֗לֶךְ הַאֶ֨פֶס ע֥וֹד אִישׁ֙ לְבֵ֣ית שָׁא֔וּל וְאֶעֱשֶׂ֥ה עִמּ֖וֹ חֶ֣סֶד אֱלֹהִ֑ים וַיֹּ֤אמֶר צִיבָא֙ אֶל־הַמֶּ֔לֶךְ ע֛וֹד בֵּ֥ן לִיהוֹנָתָ֖ן נְכֵ֥ה רַגְלָֽיִם׃<text:s/></text:span><text:span text:style-name="T697">‬</text:span>‬‬<text:span text:style-name="T698">4</text:span><text:span text:style-name="T699"> וַיֹּֽאמֶר־ל֥וֹ הַמֶּ֖לֶךְ אֵיפֹ֣ה ה֑וּא וַיֹּ֤אמֶר צִיבָא֙ אֶל־הַמֶּ֔לֶךְ הִנֵּה־ה֗וּא בֵּ֛ית מָכִ֥יר בֶּן־עַמִּיאֵ֖ל בְּל֥וֹ דְבָֽר׃<text:s/></text:span><text:span text:style-name="T700">‬</text:span>‬‬<text:span text:style-name="T701">5</text:span><text:span text:style-name="T702"> וַיִּשְׁלַ֖ח הַמֶּ֣לֶךְ דָּוִ֑ד וַיִּקָּחֵ֗הוּ מִבֵּ֛ית מָכִ֥יר בֶּן־עַמִּיאֵ֖ל מִלּ֥וֹ דְבָֽר׃<text:s/></text:span><text:span text:style-name="T703">‬</text:span>‬‬<text:span text:style-name="T704">6</text:span><text:span text:style-name="T705"> וַ֠יָּבֹא מְפִיבֹ֨שֶׁת בֶּן־יְהוֹנָתָ֤ן בֶּן־שָׁאוּל֙ אֶל־דָּוִ֔ד וַיִּפֹּ֥ל עַל־פָּנָ֖יו וַיִּשְׁתָּ֑חוּ וַיֹּ֤אמֶר דָּוִד֙ מְפִיבֹ֔שֶׁת וַיֹּ֖אמֶר הִנֵּ֥ה עַבְדֶּֽךָ׃<text:s/></text:span><text:span text:style-name="T706">‬</text:span>‬‬<text:span text:style-name="T707">7</text:span><text:span text:style-name="T708"> וַיֹּאמֶר֩ ל֨וֹ דָוִ֜ד אַל־תִּירָ֗א כִּ֣י עָשֹׂה֩ אֶעֱשֶׂ֨ה עִמְּךָ֥ חֶ֙סֶד֙ בַּֽעֲבוּר֙ יְהוֹנָתָ֣ן אָבִ֔יךָ וַהֲשִׁבֹתִ֣י לְךָ֔ אֶֽת־כָּל־שְׂדֵ֖ה שָׁא֣וּל אָבִ֑יךָ וְאַתָּ֗ה תֹּ֥אכַל לֶ֛חֶם עַל־שֻׁלְחָנִ֖י תָּמִֽיד׃<text:s/></text:span><text:span text:style-name="T709">‬</text:span>‬‬<text:span text:style-name="T710">8</text:span><text:span text:style-name="T711"> וַיִּשְׁתַּ֕חוּ וַיֹּ֖אמֶר מֶ֣ה עַבְדֶּ֑ךָ כִּ֣י פָנִ֔יתָ אֶל־הַכֶּ֥לֶב הַמֵּ֖ת אֲשֶׁ֥ר כָּמֽוֹנִי׃<text:s/></text:span><text:span text:style-name="T712">‬</text:span>‬‬<text:span text:style-name="T713">9</text:span><text:span text:style-name="T714"> וַיִּקְרָ֣א הַמֶּ֗לֶךְ אֶל־צִיבָ֛א נַ֥עַר שָׁא֖וּל וַיֹּ֣אמֶר אֵלָ֑יו כֹּל֩ אֲשֶׁ֨ר הָיָ֤ה לְשָׁאוּל֙ וּלְכָל־בֵּית֔וֹ נָתַ֖תִּי לְבֶן־אֲדֹנֶֽיךָ׃<text:s/></text:span><text:span text:style-name="T715">‬</text:span>‬‬<text:span text:style-name="T716">10</text:span><text:span text:style-name="T717"> וְעָבַ֣דְתָּ לּ֣וֹ אֶֽת־הָאֲדָמָ֡ה אַתָּה֩ וּבָנֶ֨יךָ וַעֲבָדֶ֜יךָ וְהֵבֵ֗אתָ וְהָיָ֨ה לְבֶן־אֲדֹנֶ֤יךָ לֶּ֙חֶם֙ וַאֲכָל֔וֹ וּמְפִיבֹ֙שֶׁת֙ בֶּן־אֲדֹנֶ֔יךָ יֹאכַ֥ל תָּמִ֛יד לֶ֖חֶם עַל־שֻׁלְחָנִ֑י וּלְצִיבָ֗א חֲמִשָּׁ֥ה עָשָׂ֛ר בָּנִ֖ים וְעֶשְׂרִ֥ים עֲבָדִֽים׃<text:s/></text:span><text:span text:style-name="T718">‬</text:span>‬‬<text:span text:style-name="T719">11</text:span><text:span text:style-name="T720"> וַיֹּ֤אמֶר צִיבָא֙ אֶל־הַמֶּ֔לֶךְ כְּכֹל֩ אֲשֶׁ֨ר יְצַוֶּ֜ה אֲדֹנִ֤י הַמֶּ֙לֶךְ֙ אֶת־עַבְדּ֔וֹ כֵּ֖ן יַעֲשֶׂ֣ה עַבְדֶּ֑ךָ וּמְפִיבֹ֗שֶׁת אֹכֵל֙ עַל־שֻׁלְחָנִ֔י כְּאַחַ֖ד מִבְּנֵ֥י הַמֶּֽלֶךְ׃<text:s/></text:span><text:span text:style-name="T721">‬</text:span>‬‬<text:span text:style-name="T722">12</text:span><text:span text:style-name="T723"> וְלִמְפִיבֹ֥שֶׁת בֵּן־קָטָ֖ן וּשְׁמ֣וֹ מִיכָ֑א וְכֹל֙ מוֹשַׁ֣ב בֵּית־צִיבָ֔א עֲבָדִ֖ים לִמְפִיבֹֽשֶׁת׃<text:s/></text:span><text:span text:style-name="T724">‬</text:span>‬‬<text:span text:style-name="T725">13</text:span><text:span text:style-name="T726"> וּמְפִיבֹ֗שֶׁת יֹשֵׁב֙ בִּיר֣וּשָׁלִַ֔ם כִּ֣י עַל־שֻׁלְחַ֥ן הַמֶּ֛לֶךְ תָּמִ֖יד ה֣וּא אֹכֵ֑ל וְה֥וּא פִסֵּ֖חַ שְׁתֵּ֥י רַגְלָֽיו׃<text:s/></text:span><text:span text:style-name="T727">פ<text:s/></text:span><text:span text:style-name="T728">‬</text:span><text:span text:style-name="T729">‬</text:span>‬‬‬‬‬‬‬‬‬‬‬‬‬</text:p>
      </text:section>
      <text:section text:name="Sect9" text:style-name="S9">
        <text:p text:style-name="P730">2 Samuel 10</text:p>
        <text:p text:style-name="P731"><text:span text:style-name="T732">1</text:span><text:span text:style-name="T733"> וַֽיְהִי֙ אַֽחֲרֵי־כֵ֔ן וַיָּ֕מָת מֶ֖לֶךְ בְּנֵ֣י עַמּ֑וֹן וַיִּמְלֹ֛ךְ חָנ֥וּן בְּנ֖וֹ תַּחְתָּֽיו׃<text:s/></text:span><text:span text:style-name="T734">2</text:span><text:span text:style-name="T735"> וַיֹּ֨אמֶר דָּוִ֜ד אֶעֱשֶׂה־חֶ֣סֶד ׀ עִם־חָנ֣וּן בֶּן־נָחָ֗שׁ כַּאֲשֶׁר֩ עָשָׂ֨ה אָבִ֤יו עִמָּדִי֙ חֶ֔סֶד וַיִּשְׁלַ֨ח דָּוִ֧ד לְנַחֲמ֛וֹ בְּיַד־עֲבָדָ֖יו אֶל־אָבִ֑יו וַיָּבֹ֙אוּ֙ עַבְדֵ֣י דָוִ֔ד אֶ֖רֶץ בְּנֵ֥י עַמּֽוֹן׃<text:s/></text:span><text:span text:style-name="T736">‬</text:span>‬‬<text:span text:style-name="T737">3</text:span><text:span text:style-name="T738"> וַיֹּאמְרוּ֩ שָׂרֵ֨י בְנֵֽי־עַמּ֜וֹן אֶל־חָנ֣וּן אֲדֹֽנֵיהֶ֗ם הַֽמְכַבֵּ֨ד דָּוִ֤ד אֶת־אָבִ֙יךָ֙ בְּעֵינֶ֔יךָ כִּֽי־שָׁלַ֥ח לְךָ֖ מְנַֽחֲמִ֑ים הֲ֠לוֹא בַּעֲב֞וּר חֲק֤וֹר אֶת־הָעִיר֙ וּלְרַגְּלָ֣הּ וּלְהָפְכָ֔הּ שָׁלַ֥ח דָּוִ֛ד אֶת־עֲבָדָ֖יו אֵלֶֽיךָ׃<text:s/></text:span><text:span text:style-name="T739">‬</text:span>‬‬<text:span text:style-name="T740">4</text:span><text:span text:style-name="T741"> וַיִּקַּ֨ח חָנ֜וּן אֶת־עַבְדֵ֣י דָוִ֗ד וַיְגַלַּח֙ אֶת־חֲצִ֣י זְקָנָ֔ם וַיִּכְרֹ֧ת אֶת־מַדְוֵיהֶ֛ם בַּחֵ֖צִי עַ֣ד שְׁתֽוֹתֵיהֶ֑ם וַֽיְשַׁלְּחֵֽם׃<text:s/></text:span><text:span text:style-name="T742">‬</text:span>‬‬<text:span text:style-name="T743">5</text:span><text:span text:style-name="T744"> וַיַּגִּ֤דוּ לְדָוִד֙ וַיִּשְׁלַ֣ח לִקְרָאתָ֔ם כִּֽי־הָי֥וּ הָאֲנָשִׁ֖ים נִכְלָמִ֣ים מְאֹ֑ד וַיֹּ֤אמֶר הַמֶּ֙לֶךְ֙ שְׁב֣וּ בִֽירֵח֔וֹ עַד־יְצַמַּ֥ח זְקַנְכֶ֖ם וְשַׁבְתֶּֽם׃<text:s/></text:span><text:span text:style-name="T745">‬</text:span>‬‬<text:span text:style-name="T746">6</text:span><text:span text:style-name="T747"> וַיִּרְאוּ֙<text:s/></text:span><text:soft-page-break/><text:span text:style-name="T748">בְּנֵ֣י עַמּ֔וֹן כִּ֥י נִבְאֲשׁ֖וּ בְּדָוִ֑ד וַיִּשְׁלְח֣וּ בְנֵֽי־עַמּ֡וֹן וַיִּשְׂכְּרוּ֩ אֶת־אֲרַ֨ם בֵּית־רְח֜וֹב וְאֶת־אֲרַ֣ם צוֹבָ֗א עֶשְׂרִ֥ים אֶ֙לֶף֙ רַגְלִ֔י וְאֶת־מֶ֤לֶךְ מַֽעֲכָה֙ אֶ֣לֶף אִ֔ישׁ וְאִ֣ישׁ ט֔וֹב שְׁנֵים־עָשָׂ֥ר אֶ֖לֶף אִֽישׁ׃<text:s/></text:span><text:span text:style-name="T749">‬</text:span>‬‬<text:span text:style-name="T750">7</text:span><text:span text:style-name="T751"> וַיִּשְׁמַ֖ע דָּוִ֑ד וַיִּשְׁלַח֙ אֶת־יוֹאָ֔ב וְאֵ֥ת כָּל־הַצָּבָ֖א הַגִּבֹּרִֽים׃<text:s/></text:span><text:span text:style-name="T752">‬</text:span>‬‬<text:span text:style-name="T753">8</text:span><text:span text:style-name="T754"> וַיֵּֽצְאוּ֙ בְּנֵ֣י עַמּ֔וֹן וַיַּעַרְכ֥וּ מִלְחָמָ֖ה פֶּ֣תַח הַשָּׁ֑עַר וַאֲרַ֨ם צוֹבָ֤א וּרְחוֹב֙ וְאִֽישׁ־ט֣וֹב וּמַֽעֲכָ֔ה לְבַדָּ֖ם בַּשָּׂדֶֽה׃<text:s/></text:span><text:span text:style-name="T755">‬</text:span>‬‬<text:span text:style-name="T756">9</text:span><text:span text:style-name="T757"> וַיַּ֣רְא יוֹאָ֗ב כִּֽי־הָיְתָ֤ה אֵלָיו֙ פְּנֵ֣י הַמִּלְחָמָ֔ה מִפָּנִ֖ים וּמֵֽאָח֑וֹר וַיִּבְחַ֗ר מִכֹּל֙ בְּחוּרֵ֣י *בישראל **יִשְׂרָאֵ֔ל וַֽיַּעֲרֹ֖ךְ לִקְרַ֥את אֲרָֽם׃<text:s/></text:span><text:span text:style-name="T758">‬</text:span>‬‬<text:span text:style-name="T759">10</text:span><text:span text:style-name="T760"> וְאֵת֙ יֶ֣תֶר הָעָ֔ם נָתַ֕ן בְּיַ֖ד אַבְשַׁ֣י אָחִ֑יו וַֽיַּעֲרֹ֕ךְ לִקְרַ֖את בְּנֵ֥י עַמּֽוֹן׃<text:s/></text:span><text:span text:style-name="T761">‬</text:span>‬‬<text:span text:style-name="T762">11</text:span><text:span text:style-name="T763"> וַיֹּ֗אמֶר אִם־תֶּחֱזַ֤ק אֲרָם֙ מִמֶּ֔נִּי וְהָיִ֥תָה לִּ֖י לִֽישׁוּעָ֑ה וְאִם־בְּנֵ֤י עַמּוֹן֙ יֶחֱזְק֣וּ מִמְּךָ֔ וְהָלַכְתִּ֖י לְהוֹשִׁ֥יעַֽ לָֽךְ׃<text:s/></text:span><text:span text:style-name="T764">‬</text:span>‬‬<text:span text:style-name="T765">12</text:span><text:span text:style-name="T766"> חֲזַ֤ק וְנִתְחַזַּק֙ בְּעַד־עַמֵּ֔נוּ וּבְעַ֖ד עָרֵ֣י אֱלֹהֵ֑ינוּ וַֽיהוָ֔ה יַעֲשֶׂ֥ה הַטּ֖וֹב בְּעֵינָֽיו׃<text:s/></text:span><text:span text:style-name="T767">‬</text:span>‬‬<text:span text:style-name="T768">13</text:span><text:span text:style-name="T769"> וַיִּגַּ֣שׁ יוֹאָ֗ב וְהָעָם֙ אֲשֶׁ֣ר עִמּ֔וֹ לַמִּלְחָמָ֖ה בּֽ͏ַאֲרָ֑ם וַיָּנֻ֖סוּ מִפָּנָֽיו׃<text:s/></text:span><text:span text:style-name="T770">‬</text:span>‬‬<text:span text:style-name="T771">14</text:span><text:span text:style-name="T772"> וּבְנֵ֨י עַמּ֤וֹן רָאוּ֙ כִּי־נָ֣ס אֲרָ֔ם וַיָּנֻ֙סוּ֙ מִפְּנֵ֣י אֲבִישַׁ֔י וַיָּבֹ֖אוּ הָעִ֑יר וַיָּ֣שָׁב יוֹאָ֗ב מֵעַל֙ בְּנֵ֣י עַמּ֔וֹן וַיָּבֹ֖א יְרוּשָׁלָֽ͏ִם׃<text:s/></text:span><text:span text:style-name="T773">‬</text:span>‬‬<text:span text:style-name="T774">15</text:span><text:span text:style-name="T775"> וַיַּ֣רְא אֲרָ֔ם כִּ֥י נִגַּ֖ף לִפְנֵ֣י יִשְׂרָאֵ֑ל וַיֵּאָסְפ֖וּ יָֽחַד׃<text:s/></text:span><text:span text:style-name="T776">‬</text:span>‬‬<text:span text:style-name="T777">16</text:span><text:span text:style-name="T778"> וַיִּשְׁלַ֣ח הֲדַדְעֶ֗זֶר וַיֹּצֵ֤א אֶת־אֲרָם֙ אֲשֶׁר֙ מֵעֵ֣בֶר הַנָּהָ֔ר וַיָּבֹ֖אוּ חֵילָ֑ם וְשׁוֹבַ֛ךְ שַׂר־צְבָ֥א הֲדַדְעֶ֖זֶר לִפְנֵיהֶֽם׃<text:s/></text:span><text:span text:style-name="T779">‬</text:span>‬‬<text:span text:style-name="T780">17</text:span><text:span text:style-name="T781"> וַיֻּגַּ֣ד לְדָוִ֗ד</text:span><text:span text:style-name="T782"><text:s/>ס<text:s/></text:span><text:span text:style-name="T783">וַיֶּאֱסֹ֤ף אֶת־כָּל־יִשְׂרָאֵל֙ וַיַּעֲבֹ֣ר אֶת־הַיַּרְדֵּ֔ן וַיָּבֹ֖א חֵלָ֑אמָה וַיַּעַרְכ֤וּ אֲרָם֙ לִקְרַ֣את דָּוִ֔ד וַיִּלָּחֲמ֖וּ עִמּֽוֹ׃<text:s/></text:span><text:span text:style-name="T784">‬</text:span>‬‬<text:span text:style-name="T785">18</text:span><text:span text:style-name="T786"> וַיָּ֣נָס אֲרָם֮ מִפְּנֵ֣י יִשְׂרָאֵל֒ וַיַּהֲרֹ֨ג דָּוִ֜ד מֵאֲרָ֗ם שְׁבַ֤ע מֵאוֹת֙ רֶ֔כֶב וְאַרְבָּעִ֥ים אֶ֖לֶף פָּרָשִׁ֑ים וְאֵ֨ת שׁוֹבַ֧ךְ שַׂר־צְבָא֛וֹ הִכָּ֖ה וַיָּ֥מָת שָֽׁם׃<text:s/></text:span><text:span text:style-name="T787">‬</text:span>‬‬<text:span text:style-name="T788">19</text:span><text:span text:style-name="T789"> וַיִּרְא֨וּ כָֽל־הַמְּלָכִ֜ים עַבְדֵ֣י הֲדַדְעֶ֗זֶר כִּ֤י נִגְּפוּ֙ לִפְנֵ֣י יִשְׂרָאֵ֔ל וַיַּשְׁלִ֥מוּ אֶת־יִשְׂרָאֵ֖ל וַיַּֽעַבְד֑וּם וַיִּֽרְא֣וּ אֲרָ֔ם לְהוֹשִׁ֥יעַ ע֖וֹד אֶת־בְּנֵ֥י עַמּֽוֹן׃<text:s/></text:span><text:span text:style-name="T790">פ<text:s/></text:span><text:span text:style-name="T791">‬</text:span><text:span text:style-name="T792">‬</text:span>‬‬‬‬‬‬‬‬‬‬‬‬‬‬‬‬‬‬‬</text:p>
      </text:section>
      <text:section text:name="Sect10" text:style-name="S10">
        <text:p text:style-name="P793">2 Samuel 11</text:p>
        <text:p text:style-name="P794"><text:span text:style-name="T795">1</text:span><text:span text:style-name="T796"> וַיְהִי֩ לִתְשׁוּבַ֨ת הַשָּׁנָ֜ה לְעֵ֣ת ׀ צֵ֣את הַמַּלְאֿכִ֗ים וַיִּשְׁלַ֣ח דָּוִ֡ד אֶת־יוֹאָב֩ וְאֶת־עֲבָדָ֨יו עִמּ֜וֹ וְאֶת־כָּל־יִשְׂרָאֵ֗ל וַיַּשְׁחִ֙תוּ֙ אֶת־בְּנֵ֣י עַמּ֔וֹן וַיָּצֻ֖רוּ עַל־רַבָּ֑ה וְדָוִ֖ד יוֹשֵׁ֥ב בִּירוּשָׁלָֽ͏ִם׃</text:span><text:span text:style-name="T797"><text:s/>ס<text:s/></text:span><text:span text:style-name="T798">2</text:span><text:span text:style-name="T799"> וַיְהִ֣י ׀ לְעֵ֣ת הָעֶ֗רֶב וַיָּ֨קָם דָּוִ֜ד מֵעַ֤ל מִשְׁכָּבוֹ֙ וַיִּתְהַלֵּךְ֙ עַל־גַּ֣ג בֵּית־הַמֶּ֔לֶךְ וַיַּ֥רְא אִשָּׁ֛ה רֹחֶ֖צֶת מֵעַ֣ל הַגָּ֑ג וְהָ֣אִשָּׁ֔ה טוֹבַ֥ת מַרְאֶ֖ה מְאֹֽד׃<text:s/></text:span><text:span text:style-name="T800">‬</text:span>‬‬<text:span text:style-name="T801">3</text:span><text:span text:style-name="T802"> וַיִּשְׁלַ֣ח דָּוִ֔ד וַיִּדְרֹ֖שׁ לָֽאִשָּׁ֑ה וַיֹּ֗אמֶר הֲלוֹא־זֹאת֙ בַּת־שֶׁ֣בַע בַּת־אֱלִיעָ֔ם אֵ֖שֶׁת אוּרִיָּ֥ה הַחִתִּֽי׃<text:s/></text:span><text:span text:style-name="T803">‬</text:span>‬‬<text:span text:style-name="T804">4</text:span><text:span text:style-name="T805"> וַיִּשְׁלַח֩ דָּוִ֨ד מַלְאָכִ֜ים וַיִּקָּחֶ֗הָ וַתָּב֤וֹא אֵלָיו֙ וַיִּשְׁכַּ֣ב עִמָּ֔הּ וְהִ֥יא מִתְקַדֶּ֖שֶׁת מִטֻּמְאָתָ֑הּ וַתָּ֖שָׁב אֶל־בֵּיתָֽהּ׃<text:s/></text:span><text:span text:style-name="T806">‬</text:span>‬‬‬<text:span text:style-name="T807">5</text:span><text:span text:style-name="T808"> וַתַּ֖הַר הָֽאִשָּׁ֑ה וַתִּשְׁלַח֙ וַתַּגֵּ֣ד לְדָוִ֔ד וַתֹּ֖אמֶר הָרָ֥ה אָנֹֽכִי׃<text:s/></text:span><text:span text:style-name="T809">‬</text:span>‬‬<text:span text:style-name="T810">6</text:span><text:span text:style-name="T811"> וַיִּשְׁלַ֤ח דָּוִד֙ אֶל־יוֹאָ֔ב שְׁלַ֣ח אֵלַ֔י אֶת־אֽוּרִיָּ֖ה הַחִתִּ֑י וַיִּשְׁלַ֥ח יוֹאָ֛ב אֶת־אֽוּרִיָּ֖ה אֶל־דָּוִֽד׃<text:s/></text:span><text:span text:style-name="T812">‬</text:span>‬‬<text:span text:style-name="T813">7</text:span><text:span text:style-name="T814"> וַיָּבֹ֥א אוּרִיָּ֖ה אֵלָ֑יו וַיִּשְׁאַ֣ל דָּוִ֗ד לִשְׁל֤וֹם יוֹאָב֙ וְלִשְׁל֣וֹם הָעָ֔ם וְלִשְׁל֖וֹם הַמִּלְחָמָֽה׃<text:s/></text:span><text:span text:style-name="T815">‬</text:span>‬‬<text:span text:style-name="T816">8</text:span><text:span text:style-name="T817"> וַיֹּ֤אמֶר דָּוִד֙ לְא֣וּרִיָּ֔</text:span><text:span text:style-name="T818">‬‏ה רֵ֥ד לְבֵיתְךָ֖ וּרְחַ֣ץ רַגְלֶ֑יךָ וַיֵּצֵ֤א אֽוּרִיָּה֙ מִבֵּ֣ית הַמֶּ֔לֶךְ וַתֵּצֵ֥א אַחֲרָ֖יו מַשְׂאַ֥ת הַמֶּֽלֶךְ׃<text:s/></text:span><text:span text:style-name="T819">‬</text:span>‬‬‬<text:span text:style-name="T820">9</text:span><text:span text:style-name="T821"> וַיִּשְׁכַּ֣ב אוּרִיָּ֗ה פֶּ֚תַח בֵּ֣ית הַמֶּ֔לֶךְ אֵ֖ת כָּל־עַבְדֵ֣י אֲדֹנָ֑יו וְלֹ֥א יָרַ֖ד אֶל־בֵּיתֽוֹ׃<text:s/></text:span><text:span text:style-name="T822">‬</text:span>‬‬<text:span text:style-name="T823">10</text:span><text:span text:style-name="T824"> וַיַּגִּ֤דוּ לְדָוִד֙ לֵאמֹ֔ר לֹֽא־יָרַ֥ד אוּרִיָּ֖ה אֶל־בֵּית֑וֹ וַיֹּ֨אמֶר דָּוִ֜ד אֶל־אוּרִיָּ֗ה הֲל֤וֹא<text:s/></text:span><text:soft-page-break/><text:span text:style-name="T825">מִדֶּ֙רֶךְ֙ אַתָּ֣ה בָ֔א מַדּ֖וּעַ לֹֽא־יָרַ֥דְתָּ אֶל־בֵּיתֶֽךָ׃<text:s/></text:span><text:span text:style-name="T826">‬</text:span>‬‬<text:span text:style-name="T827">11</text:span><text:span text:style-name="T828"> וַיֹּ֨אמֶר אוּרִיָּ֜ה אֶל־דָּוִ֗ד הָ֠אָרוֹן וְיִשְׂרָאֵ֨ל וִֽיהוּדָ֜ה יֹשְׁבִ֣ים בַּסֻּכּ֗וֹת וַאדֹנִ֨י יוֹאָ֜ב וְעַבְדֵ֤י אֲדֹנִ֨י עַל־פְּנֵ֤י הַשָּׂדֶה֙ חֹנִ֔ים וַאֲנִ֞י אָב֧וֹא אֶל־בֵּיתִ֛י לֶאֱכֹ֥ל וְלִשְׁתּ֖וֹת וְלִשְׁכַּ֣ב עִם־אִשְׁתִּ֑י חַיֶּ֙ךָ֙ וְחֵ֣י נַפְשֶׁ֔ךָ אִֽם־אֶעֱשֶׂ֖ה אֶת־הַדָּבָ֥ר הַזֶּֽה׃<text:s/></text:span><text:span text:style-name="T829">‬</text:span>‬‬<text:span text:style-name="T830">12</text:span><text:span text:style-name="T831"> וַיֹּ֨אמֶר דָּוִ֜ד אֶל־אוּרִיָּ֗ה שֵׁ֥ב בָּזֶּ֛ה גַּם־הַיּ֖וֹם וּמָחָ֣ר אֲשַׁלְּחֶ֑ךָּ וַיֵּ֨שֶׁב אוּרִיָּ֧ה בִירוּשָׁלַ֛͏ִם בַּיּ֥וֹם הַה֖וּא וּמִֽמָּחֳרָֽת׃<text:s/></text:span><text:span text:style-name="T832">‬</text:span>‬‬<text:span text:style-name="T833">13</text:span><text:span text:style-name="T834"> וַיִּקְרָא־ל֣וֹ דָוִ֗ד וַיֹּ֧אכַל לְפָנָ֛יו וַיֵּ֖שְׁתְּ וַֽיְשַׁכְּרֵ֑הוּ וַיֵּצֵ֣א בָעֶ֗רֶב לִשְׁכַּ֤ב בְּמִשְׁכָּבוֹ֙ עִם־עַבְדֵ֣י אֲדֹנָ֔יו וְאֶל־בֵּית֖וֹ לֹ֥א יָרָֽד׃<text:s/></text:span><text:span text:style-name="T835">‬</text:span>‬‬<text:span text:style-name="T836">14</text:span><text:span text:style-name="T837"> וַיְהִ֣י בַבֹּ֔קֶר וַיִּכְתֹּ֥ב דָּוִ֛ד סֵ֖פֶר אֶל־יוֹאָ֑ב וַיִּשְׁלַ֖ח בְּיַ֥ד אוּרִיָּֽה׃<text:s/></text:span><text:span text:style-name="T838">‬</text:span>‬‬<text:span text:style-name="T839">15</text:span><text:span text:style-name="T840"> וַיִּכְתֹּ֥ב בַּסֵּ֖פֶר לֵאמֹ֑ר הָב֣וּ אֶת־אֽוּרִיָּ֗ה אֶל־מוּל֙ פְּנֵ֤י הַמִּלְחָמָה֙ הַֽחֲזָקָ֔ה וְשַׁבְתֶּ֥ם מֵאַחֲרָ֖יו וְנִכָּ֥ה וָמֵֽת׃</text:span><text:span text:style-name="T841"><text:s/>ס<text:s/></text:span><text:span text:style-name="T842">‬</text:span>‬‬<text:span text:style-name="T843">16</text:span><text:span text:style-name="T844"> וַיְהִ֕י בִּשְׁמ֥וֹר יוֹאָ֖ב אֶל־הָעִ֑יר וַיִּתֵּן֙ אֶת־א֣וּרִיָּ֔ה אֶל־הַמָּקוֹם֙ אֲשֶׁ֣ר יָדַ֔ע כִּ֥י אַנְשֵׁי־חַ֖יִל שָֽׁם׃<text:s/></text:span><text:span text:style-name="T845">‬</text:span>‬‬<text:span text:style-name="T846">17</text:span><text:span text:style-name="T847"> וַיֵּ֨צְא֜וּ אַנְשֵׁ֤י הָעִיר֙ וַיִּלָּחֲמ֣וּ אֶת־יוֹאָ֔ב וַיִּפֹּ֥ל מִן־הָעָ֖ם מֵעַבְדֵ֣י דָוִ֑ד וַיָּ֕מָת גַּ֖ם אוּרִיָּ֥ה הַחִתִּֽי׃<text:s/></text:span><text:span text:style-name="T848">‬</text:span>‬‬<text:span text:style-name="T849">18</text:span><text:span text:style-name="T850"> וַיִּשְׁלַ֖ח יוֹאָ֑ב וַיַּגֵּ֣ד לְדָוִ֔ד אֶת־כָּל־דִּבְרֵ֖י הַמִּלְחָמָֽה׃<text:s/></text:span><text:span text:style-name="T851">‬</text:span>‬‬<text:span text:style-name="T852">19</text:span><text:span text:style-name="T853"> וַיְצַ֥ו אֶת־הַמַּלְאָ֖ךְ לֵאמֹ֑ר כְּכַלּוֹתְךָ֗ אֵ֛ת כָּל־דִּבְרֵ֥י הַמִּלְחָמָ֖ה לְדַבֵּ֥ר אֶל־הַמֶּֽלֶךְ׃<text:s/></text:span><text:span text:style-name="T854">‬</text:span>‬‬<text:span text:style-name="T855">20</text:span><text:span text:style-name="T856"> וְהָיָ֗ה אִֽם־תַּעֲלֶה֙ חֲמַ֣ת הַמֶּ֔לֶךְ וְאָמַ֣ר לְךָ֔ מַדּ֛וּעַ נִגַּשְׁתֶּ֥ם אֶל־הָעִ֖יר לְהִלָּחֵ֑ם הֲל֣וֹא יְדַעְתֶּ֔ם אֵ֥ת אֲשֶׁר־יֹר֖וּ מֵעַ֥ל הַחוֹמָֽה׃<text:s/></text:span><text:span text:style-name="T857">‬</text:span>‬‬<text:span text:style-name="T858">21</text:span><text:span text:style-name="T859"> מִֽי־הִכָּ֞ה אֶת־אֲבִימֶ֣לֶךְ בֶּן־יְרֻבֶּ֗שֶׁת הֲלֽוֹא־אִשָּׁ֡ה הִשְׁלִ֣יכָה עָלָיו֩ פֶּ֨לַח רֶ֜כֶב מֵעַ֤ל הַֽחוֹמָה֙ וַיָּ֣מָת בְּתֵבֵ֔ץ לָ֥מָּה נִגַּשְׁתֶּ֖ם אֶל־הַֽחוֹמָ֑ה וְאָ֣מַרְתָּ֔ גַּ֗ם עַבְדְּךָ֛ אוּרִיָּ֥ה הַחִתִּ֖י מֵֽת׃<text:s/></text:span><text:span text:style-name="T860">‬</text:span>‬‬<text:span text:style-name="T861">22</text:span><text:span text:style-name="T862"> וַיֵּ֖לֶךְ הַמַּלְאָ֑ךְ וַיָּבֹא֙ וַיַּגֵּ֣ד לְדָוִ֔ד אֵ֛ת כָּל־אֲשֶׁ֥ר שְׁלָח֖וֹ יוֹאָֽב׃<text:s/></text:span><text:span text:style-name="T863">‬</text:span>‬‬<text:span text:style-name="T864">23</text:span><text:span text:style-name="T865"> וַיֹּ֤אמֶר הַמַּלְאָךְ֙ אֶל־דָּוִ֔ד כִּֽי־גָבְר֤וּ עָלֵ֙ינוּ֙ הָֽאֲנָשִׁ֔ים וַיֵּצְא֥וּ אֵלֵ֖ינוּ הַשָּׂדֶ֑ה וַנִּהְיֶ֥ה עֲלֵיהֶ֖ם עַד־פֶּ֥תַח הַשָּֽׁעַר׃<text:s/></text:span><text:span text:style-name="T866">‬</text:span>‬‬<text:span text:style-name="T867">24</text:span><text:span text:style-name="T868"> *ויראו **וַיֹּר֨וּ *המוראים **הַמּוֹרִ֤ים אֶל־עֲבָדֶ֙ךָ֙ מֵעַ֣ל הַחוֹמָ֔ה וַיָּמ֖וּתוּ מֵעַבְדֵ֣י הַמֶּ֑לֶךְ וְגַ֗ם עַבְדְּךָ֛ אוּרִיָּ֥ה הַחִתִּ֖י מֵֽת׃</text:span><text:span text:style-name="T869"><text:s/>ס<text:s/></text:span><text:span text:style-name="T870">‬</text:span>‬‬<text:span text:style-name="T871">25</text:span><text:span text:style-name="T872"> וַיֹּ֨אמֶר דָּוִ֜ד אֶל־הַמַּלְאָ֗ךְ כֹּֽה־תֹאמַ֤ר אֶל־יוֹאָב֙ אַל־יֵרַ֤ע בְּעֵינֶ֙יךָ֙ אֶת־הַדָּבָ֣ר הַזֶּ֔ה כִּֽי־כָזֹ֥ה וְכָזֶ֖ה תֹּאכַ֣ל הֶחָ֑רֶב הַחֲזֵ֨ק מִלְחַמְתְּךָ֧ אֶל־הָעִ֛יר וְהָרְסָ֖הּ וְחַזְּקֵֽהוּ׃<text:s/></text:span><text:span text:style-name="T873">‬</text:span>‬‬<text:span text:style-name="T874">26</text:span><text:span text:style-name="T875"> וַתִּשְׁמַע֙ אֵ֣שֶׁת אֽוּרִיָּ֔ה כִּי־מֵ֖ת אוּרִיָּ֣ה אִישָׁ֑הּ וַתִּסְפֹּ֖ד עַל־בַּעְלָֽהּ׃<text:s/></text:span><text:span text:style-name="T876">‬</text:span>‬‬<text:span text:style-name="T877">27</text:span><text:span text:style-name="T878"> וַיַּעֲבֹ֣ר הָאֵ֗בֶל וַיִּשְׁלַ֨ח דָּוִ֜ד וַיַּאַסְפָ֤הּ אֶל־בֵּיתוֹ֙ וַתְּהִי־ל֣וֹ לְאִשָּׁ֔ה וַתֵּ֥לֶד ל֖וֹ בֵּ֑ן וַיֵּ֧רַע הַדָּבָ֛ר אֲשֶׁר־עָשָׂ֥ה דָוִ֖ד בְּעֵינֵ֥י יְהוָֽה׃<text:s/></text:span><text:span text:style-name="T879">פ<text:s/></text:span><text:span text:style-name="T880">‬</text:span><text:span text:style-name="T881">‬</text:span>‬‬‬‬‬‬‬‬‬‬‬‬‬‬‬‬‬‬‬‬‬‬‬‬‬‬‬</text:p>
      </text:section>
      <text:section text:name="Sect11" text:style-name="S11">
        <text:p text:style-name="P882">2 Samuel 12</text:p>
        <text:p text:style-name="P883"><text:span text:style-name="T884">1</text:span><text:span text:style-name="T885"> וַיִּשְׁלַ֧ח יְהוָ֛ה אֶת־נָתָ֖ן אֶל־דָּוִ֑ד וַיָּבֹ֣א אֵלָ֗יו וַיֹּ֤אמֶר לוֹ֙ שְׁנֵ֣י אֲנָשִׁ֗ים הָיוּ֙ בְּעִ֣יר אֶחָ֔ת אֶחָ֥ד עָשִׁ֖יר וְאֶחָ֥ד רָֽאשׁ׃<text:s/></text:span><text:span text:style-name="T886">2</text:span><text:span text:style-name="T887"> לְעָשִׁ֗יר הָיָ֛ה צֹ֥אן וּבָקָ֖ר הַרְבֵּ֥ה מְאֹֽד׃<text:s/></text:span><text:span text:style-name="T888">‬</text:span>‬‬<text:span text:style-name="T889">3</text:span><text:span text:style-name="T890"> וְלָרָ֣שׁ אֵֽין־כֹּ֗ל כִּי֩ אִם־כִּבְשָׂ֨ה אַחַ֤ת קְטַנָּה֙ אֲשֶׁ֣ר קָנָ֔ה וַיְחַיֶּ֕הָ וַתִּגְדַּ֥ל עִמּ֛וֹ וְעִם־בָּנָ֖יו יַחְדָּ֑ו מִפִּתּ֨וֹ תֹאכַ֜ל וּמִכֹּס֤וֹ תִשְׁתֶּה֙ וּבְחֵיק֣וֹ תִשְׁכָּ֔ב וַתְּהִי־ל֖וֹ כְּבַֽת׃<text:s/></text:span><text:span text:style-name="T891">‬</text:span>‬‬<text:span text:style-name="T892">4</text:span><text:span text:style-name="T893"> וַיָּ֣בֹא הֵלֶךְ֮ לְאִ֣ישׁ הֽ͏ֶעָשִׁיר֒ וַיַּחְמֹ֗ל לָקַ֤חַת מִצֹּאנוֹ֙ וּמִבְּקָר֔וֹ לַעֲשׂ֕וֹת לָאֹרֵ֖חַ הַבָּא־ל֑וֹ וַיִּקַּ֗ח אֶת־כִּבְשַׂת֙ הָאִ֣ישׁ הָרָ֔אשׁ וַֽיַּעֲשֶׂ֔הָ לָאִ֖ישׁ הַבָּ֥א אֵלָֽיו׃<text:s/></text:span><text:span text:style-name="T894">‬</text:span>‬‬<text:span text:style-name="T895">5</text:span><text:span text:style-name="T896"> וַיִּֽחַר־אַ֥ף דָּוִ֛ד בָּאִ֖ישׁ מְאֹ֑ד וַיֹּ֙אמֶר֙ אֶל־נָתָ֔ן חַי־</text:span><text:soft-page-break/><text:span text:style-name="T897">יְהוָ֕ה כִּ֣י בֶן־מָ֔וֶת הָאִ֖ישׁ הָעֹשֶׂ֥ה זֹֽאת׃<text:s/></text:span><text:span text:style-name="T898">‬</text:span>‬‬<text:span text:style-name="T899">6</text:span><text:span text:style-name="T900"> וְאֶת־הַכִּבְשָׂ֖ה יְשַׁלֵּ֣ם אַרְבַּעְתָּ֑יִם עֵ֗קֶב אֲשֶׁ֤ר עָשָׂה֙ אֶת־הַדָּבָ֣ר הַזֶּ֔ה וְעַ֖ל אֲשֶׁ֥ר לֹֽא־חָמָֽל׃<text:s/></text:span><text:span text:style-name="T901">‬</text:span>‬‬<text:span text:style-name="T902">7</text:span><text:span text:style-name="T903"> וַיֹּ֧אמֶר נָתָ֛ן אֶל־דָּוִ֖ד אַתָּ֣ה הָאִ֑ישׁ כֹּה־אָמַ֨ר יְהוָ֜ה אֱלֹהֵ֣י יִשְׂרָאֵ֗ל אָנֹכִ֞י מְשַׁחְתִּ֤יךָֽ לְמֶ֙לֶךְ֙ עַל־יִשְׂרָאֵ֔ל וְאָנֹכִ֥י הִצַּלְתִּ֖יךָ מִיַּ֥ד שָׁאֽוּל׃<text:s/></text:span><text:span text:style-name="T904">‬</text:span>‬‬<text:span text:style-name="T905">8</text:span><text:span text:style-name="T906"> וָאֶתְּנָ֨ה לְךָ֜ אֶת־בֵּ֣ית אֲדֹנֶ֗יךָ וְאֶת־נְשֵׁ֤י אֲדֹנֶ֙יךָ֙ בְּחֵיקֶ֔ךָ וָאֶתְּנָ֣ה לְךָ֔ אֶת־בֵּ֥ית יִשְׂרָאֵ֖ל וִֽיהוּדָ֑ה וְאִ֨ם־מְעָ֔ט וְאֹסִ֥פָה לְּךָ֖ כָּהֵ֥נָּה וְכָהֵֽנָּה׃<text:s/></text:span><text:span text:style-name="T907">‬</text:span>‬‬<text:span text:style-name="T908">9</text:span><text:span text:style-name="T909"> מַדּ֜וּעַ בָּזִ֣יתָ ׀ אֶת־דְּבַ֣ר יְהוָ֗ה לַעֲשׂ֣וֹת הָרַע֮ *בעינו **בְּעֵינַי֒ אֵ֣ת אוּרִיָּ֤ה הַֽחִתִּי֙ הִכִּ֣יתָ בַחֶ֔רֶב וְאֶ֨ת־אִשְׁתּ֔וֹ לָקַ֥חְתָּ לְּךָ֖ לְאִשָּׁ֑ה וְאֹת֣וֹ הָרַ֔גְתָּ בְּחֶ֖רֶב בְּנֵ֥י עַמּֽוֹן׃<text:s/></text:span><text:span text:style-name="T910">‬</text:span>‬‬<text:span text:style-name="T911">10</text:span><text:span text:style-name="T912"> וְעַתָּ֗ה לֹא־תָס֥וּר חֶ֛רֶב מִבֵּיתְךָ֖ עַד־עוֹלָ֑ם עֵ֚קֶב כִּ֣י בְזִתָ֔נִי וַתִּקַּ֗ח אֶת־אֵ֙שֶׁת֙ אוּרִיָּ֣ה הַחִתִּ֔י לִהְי֥וֹת לְךָ֖ לְאִשָּֽׁה׃</text:span><text:span text:style-name="T913"><text:s/>ס<text:s/></text:span><text:span text:style-name="T914">‬</text:span>‬‬<text:span text:style-name="T915">11</text:span><text:span text:style-name="T916"> כֹּ֣ה ׀ אָמַ֣ר יְהוָ֗ה הִנְנִי֩ מֵקִ֨ים עָלֶ֤יךָ רָעָה֙ מִבֵּיתֶ֔ךָ וְלָקַחְתִּ֤י אֶת־נָשֶׁ֙יךָ֙ לְעֵינֶ֔יךָ וְנָתַתִּ֖י לְרֵעֶ֑יךָ וְשָׁכַב֙ עִם־נָשֶׁ֔יךָ לְעֵינֵ֖י הַשֶּׁ֥מֶשׁ הַזֹּֽאת׃<text:s/></text:span><text:span text:style-name="T917">‬</text:span>‬‬<text:span text:style-name="T918">12</text:span><text:span text:style-name="T919"> כִּ֥י אַתָּ֖ה עָשִׂ֣יתָ בַסָּ֑תֶר וַאֲנִ֗י אֶעֱשֶׂה֙ אֶת־הַדָּבָ֣ר הַזֶּ֔ה נֶ֥גֶד כָּל־יִשְׂרָאֵ֖ל וְנֶ֥גֶד הַשָּֽׁמֶשׁ׃</text:span><text:span text:style-name="T920"><text:s/>ס<text:s/></text:span><text:span text:style-name="T921">‬</text:span>‬‬<text:span text:style-name="T922">13</text:span><text:span text:style-name="T923"> וַיֹּ֤אמֶר דָּוִד֙ אֶל־נָתָ֔ן חָטָ֖אתִי לַֽיהוָ֑ה</text:span><text:span text:style-name="T924"><text:s/>ס<text:s/></text:span><text:span text:style-name="T925">וַיֹּ֨אמֶר נָתָ֜ן אֶל־דָּוִ֗ד גַּם־יְהוָ֛ה הֶעֱבִ֥יר חַטָּאתְךָ֖ לֹ֥א תָמֽוּת׃<text:s/></text:span><text:span text:style-name="T926">‬</text:span>‬‬<text:span text:style-name="T927">14</text:span><text:span text:style-name="T928"> אֶ֗פֶס כִּֽי־נִאֵ֤ץ נִאַ֙צְתָּ֙ אֶת־אֹיְבֵ֣י יְהוָ֔ה בַּדָּבָ֖ר הַזֶּ֑ה גַּ֗ם הַבֵּ֛ן הַיִּלּ֥וֹד לְךָ֖ מ֥וֹת יָמֽוּת׃<text:s/></text:span><text:span text:style-name="T929">‬</text:span>‬‬<text:span text:style-name="T930">15</text:span><text:span text:style-name="T931"> וַיֵּ֥לֶךְ נָתָ֖ן אֶל־בֵּית֑וֹ וַיִּגֹּ֣ף יְהוָ֗ה אֶת־הַיֶּ֜לֶד אֲשֶׁ֨ר יָלְדָ֧ה אֵֽשֶׁת־אוּרִיָּ֛ה לְדָוִ֖ד וַיֵּאָנַֽשׁ׃<text:s/></text:span><text:span text:style-name="T932">‬</text:span>‬‬<text:span text:style-name="T933">16</text:span><text:span text:style-name="T934"> וַיְבַקֵּ֥שׁ דָּוִ֛ד אֶת־הָאֱלֹהִ֖ים בְּעַ֣ד הַנָּ֑עַר וַיָּ֤צָם דָּוִד֙ צ֔וֹם וּבָ֥א וְלָ֖ן וְשָׁכַ֥ב אָֽרְצָה׃<text:s/></text:span><text:span text:style-name="T935">‬</text:span>‬‬<text:span text:style-name="T936">17</text:span><text:span text:style-name="T937"> וַיָּקֻ֜מוּ זִקְנֵ֤י בֵיתוֹ֙ עָלָ֔יו לַהֲקִימ֖וֹ מִן־הָאָ֑רֶץ וְלֹ֣א אָבָ֔ה וְלֹֽא־בָרָ֥א אִתָּ֖ם לָֽחֶם׃<text:s/></text:span><text:span text:style-name="T938">‬</text:span>‬‬<text:span text:style-name="T939">18</text:span><text:span text:style-name="T940"> וַיְהִ֛י בַּיּ֥וֹם הַשְּׁבִיעִ֖י וַיָּ֣מָת הַיָּ֑לֶד וַיִּֽרְאוּ֩ עַבְדֵ֨י דָוִ֜ד לְהַגִּ֥יד ל֣וֹ ׀ כִּי־מֵ֣ת הַיֶּ֗לֶד כִּ֤י אָֽמְרוּ֙ הִנֵּה֩ בִהְי֨וֹת הַיֶּ֜לֶד חַ֗י דִּבַּ֤רְנוּ אֵלָיו֙ וְלֹא־שָׁמַ֣ע בְּקוֹלֵ֔נוּ וְאֵ֨יךְ נֹאמַ֥ר אֵלָ֛יו מֵ֥ת הַיֶּ֖לֶד וְעָשָׂ֥ה רָעָֽה׃<text:s/></text:span><text:span text:style-name="T941">‬</text:span>‬‬<text:span text:style-name="T942">19</text:span><text:span text:style-name="T943"> וַיַּ֣רְא דָּוִ֗ד כִּ֤י עֲבָדָיו֙ מִֽתְלַחֲשִׁ֔ים וַיָּ֥בֶן דָּוִ֖ד כִּ֣י מֵ֣ת הַיָּ֑לֶד וַיֹּ֨אמֶר דָּוִ֧ד אֶל־עֲבָדָ֛יו הֲמֵ֥ת הַיֶּ֖לֶד וַיֹּ֥אמְרוּ מֵֽת׃<text:s/></text:span><text:span text:style-name="T944">‬</text:span>‬‬<text:span text:style-name="T945">20</text:span><text:span text:style-name="T946"> וַיָּקָם֩ דָּוִ֨ד מֵהָאָ֜רֶץ וַיִּרְחַ֣ץ וַיָּ֗סֶךְ וַיְחַלֵּף֙ *שמלתו **שִׂמְלֹתָ֔יו וַיָּבֹ֥א בֵית־יְהוָ֖ה וַיִּשְׁתָּ֑חוּ וַיָּבֹא֙ אֶל־בֵּית֔וֹ וַיִּשְׁאַ֕ל וַיָּשִׂ֥ימוּ ל֛וֹ לֶ֖חֶם וַיֹּאכַֽל׃<text:s/></text:span><text:span text:style-name="T947">‬</text:span>‬‬<text:span text:style-name="T948">21</text:span><text:span text:style-name="T949"> וַיֹּאמְר֤וּ עֲבָדָיו֙ אֵלָ֔יו מָֽה־הַדָּבָ֥ר הַזֶּ֖ה אֲשֶׁ֣ר עָשִׂ֑יתָה בַּעֲב֞וּר הַיֶּ֤לֶד חַי֙ צַ֣מְתָּ וַתֵּ֔בְךְּ וְכַֽאֲשֶׁר֙ מֵ֣ת הַיֶּ֔לֶד קַ֖מְתָּ וַתֹּ֥אכַל לָֽחֶם׃<text:s/></text:span><text:span text:style-name="T950">‬</text:span>‬‬<text:span text:style-name="T951">22</text:span><text:span text:style-name="T952"> וַיֹּ֕אמֶר בְּעוֹד֙ הַיֶּ֣לֶד חַ֔י צַ֖מְתִּי וָֽאֶבְכֶּ֑ה כִּ֤י אָמַ֙רְתִּי֙ מִ֣י יוֹדֵ֔עַ *יחנני **וְחַנַּ֥נִי יְהוָ֖ה וְחַ֥י הַיָּֽלֶד׃<text:s/></text:span><text:span text:style-name="T953">‬</text:span>‬‬<text:span text:style-name="T954">23</text:span><text:span text:style-name="T955"> וְעַתָּ֣ה ׀ מֵ֗ת לָ֤מָּה זֶּה֙ אֲנִ֣י צָ֔ם הַאוּכַ֥ל לַהֲשִׁיב֖וֹ ע֑וֹד אֲנִי֙ הֹלֵ֣ךְ אֵלָ֔יו וְה֖וּא לֹֽא־יָשׁ֥וּב אֵלָֽי׃<text:s/></text:span><text:span text:style-name="T956">‬</text:span>‬‬<text:span text:style-name="T957">24</text:span><text:span text:style-name="T958"> וַיְנַחֵ֣ם דָּוִ֗ד אֵ֚ת בַּת־שֶׁ֣בַע אִשְׁתּ֔וֹ וַיָּבֹ֥א אֵלֶ֖יהָ וַיִּשְׁכַּ֣ב עִמָּ֑הּ וַתֵּ֣לֶד בֵּ֗ן *ויקרא **וַתִּקְרָ֤א אֶת־שְׁמוֹ֙ שְׁלֹמֹ֔ה וַיהוָ֖ה אֲהֵבֽוֹ׃<text:s/></text:span><text:span text:style-name="T959">‬</text:span>‬‬<text:span text:style-name="T960">25</text:span><text:span text:style-name="T961"> וַיִּשְׁלַ֗ח בְּיַד֙ נָתָ֣ן הַנָּבִ֔יא וַיִּקְרָ֥א אֶת־שְׁמ֖וֹ יְדִ֣ידְיָ֑הּ בַּעֲב֖וּר יְהוָֽה׃<text:s/></text:span><text:span text:style-name="T962">פ<text:s/></text:span><text:span text:style-name="T963">‬</text:span><text:span text:style-name="T964">‬</text:span>‬‬‬‬‬‬‬‬‬‬‬‬‬‬‬‬‬‬‬‬‬‬‬‬‬</text:p>
        <text:p text:style-name="P965"><text:span text:style-name="T966">26</text:span><text:span text:style-name="T967"> וַיִּלָּ֣חֶם יוֹאָ֔ב בְּרַבַּ֖ת בְּנֵ֣י עַמּ֑וֹן וַיִּלְכֹּ֖ד אֶת־עִ֥יר הַמְּלוּכָֽה׃<text:s/></text:span><text:span text:style-name="T968">‬</text:span>‬‬<text:span text:style-name="T969">27</text:span><text:span text:style-name="T970"> וַיִּשְׁלַ֥ח יוֹאָ֛ב מַלְאָכִ֖ים אֶל־דָּוִ֑ד וַיֹּ֙אמֶר֙ נִלְחַ֣מְתִּי בְרַבָּ֔ה גַּם־לָכַ֖דְתִּי אֶת־עִ֥יר הַמָּֽיִם׃<text:s/></text:span><text:span text:style-name="T971">‬</text:span>‬‬<text:span text:style-name="T972">28</text:span><text:span text:style-name="T973"> וְעַתָּ֗ה אֱסֹף֙ אֶת־יֶ֣תֶר הָעָ֔ם וַחֲנֵ֥ה עַל־הָעִ֖יר וְלָכְדָ֑הּ פֶּן־אֶלְכֹּ֤ד אֲנִי֙ אֶת־הָעִ֔יר וְנִקְרָ֥א שְׁמִ֖י עָלֶֽיהָ׃<text:s/></text:span><text:soft-page-break/><text:span text:style-name="T974">‬</text:span>‬‬<text:span text:style-name="T975">29</text:span><text:span text:style-name="T976"> וַיֶּאֱסֹ֥ף דָּוִ֛ד אֶת־כָּל־הָעָ֖ם וַיֵּ֣לֶךְ רַבָּ֑תָה וַיִּלָּ֥חֶם בָּ֖הּ וַֽיִּלְכְּדָֽהּ׃<text:s/></text:span><text:span text:style-name="T977">‬</text:span>‬‬<text:span text:style-name="T978">30</text:span><text:span text:style-name="T979"> וַיִּקַּ֣ח אֶת־עֲטֶֽרֶת־מַלְכָּם֩ מֵעַ֨ל רֹאשׁ֜וֹ וּמִשְׁקָלָ֨הּ כִּכַּ֤ר זָהָב֙ וְאֶ֣בֶן יְקָרָ֔ה וַתְּהִ֖י עַל־רֹ֣אשׁ דָּוִ֑ד וּשְׁלַ֥ל הָעִ֛יר הוֹצִ֖יא הַרְבֵּ֥ה מְאֹֽד׃<text:s/></text:span><text:span text:style-name="T980">‬</text:span>‬‬<text:span text:style-name="T981">31</text:span><text:span text:style-name="T982"> וְאֶת־הָעָ֨ם אֲשֶׁר־בָּ֜הּ הוֹצִ֗יא וַיָּ֣שֶׂם בַּ֠מְּגֵרָה וּבַחֲרִצֵ֨י הַבַּרְזֶ֜ל וּֽבְמַגְזְרֹ֣ת הַבַּרְזֶ֗ל וְהֶעֱבִ֤יר אוֹתָם֙ *במלכן **בַּמַּלְבֵּ֔ן וְכֵ֣ן יַעֲשֶׂ֔ה לְכֹ֖ל עָרֵ֣י בְנֵֽי־עַמּ֑וֹן וַיָּ֧שָׁב דָּוִ֛ד וְכָל־הָעָ֖ם יְרוּשָׁלָֽ͏ִם׃<text:s/></text:span><text:span text:style-name="T983">פ<text:s/></text:span><text:span text:style-name="T984">‬</text:span><text:span text:style-name="T985">‬</text:span>‬‬‬‬‬‬‬</text:p>
      </text:section>
      <text:section text:name="Sect12" text:style-name="S12">
        <text:p text:style-name="P986">2 Samuel 13</text:p>
        <text:p text:style-name="P987"><text:span text:style-name="T988">1</text:span><text:span text:style-name="T989"> וַיְהִ֣י אֽ͏ַחֲרֵי־כֵ֗ן וּלְאַבְשָׁל֧וֹם בֶּן־דָּוִ֛ד אָח֥וֹת יָפָ֖ה וּשְׁמָ֣הּ תָּמָ֑ר וַיֶּאֱהָבֶ֖הָ אַמְנ֥וֹן בֶּן־דָּוִֽד׃<text:s/></text:span><text:span text:style-name="T990">2</text:span><text:span text:style-name="T991"> וַיֵּ֨צֶר לְאַמְנ֜וֹן לְהִתְחַלּ֗וֹת בַּֽעֲבוּר֙ תָּמָ֣ר אֲחֹת֔וֹ כִּ֥י בְתוּלָ֖ה הִ֑יא וַיִּפָּלֵא֙ בְּעֵינֵ֣י אַמְנ֔וֹן לַעֲשׂ֥וֹת לָ֖הּ מְאֽוּמָה׃<text:s/></text:span><text:span text:style-name="T992">‬</text:span>‬‬<text:span text:style-name="T993">3</text:span><text:span text:style-name="T994"> וּלְאַמְנ֣וֹן רֵ֗עַ וּשְׁמוֹ֙ יֽוֹנָדָ֔ב בֶּן־שִׁמְעָ֖ה אֲחִ֣י דָוִ֑ד וְי֣וֹנָדָ֔ב אִ֥ישׁ חָכָ֖ם מְאֹֽד׃<text:s/></text:span><text:span text:style-name="T995">‬</text:span>‬‬<text:span text:style-name="T996">4</text:span><text:span text:style-name="T997"> וַיֹּ֣אמֶר ל֗וֹ מַדּ֣וּעַ אַ֠תָּה כָּ֣כָה דַּ֤ל בֶּן־הַמֶּ֙לֶךְ֙ בַּבֹּ֣קֶר בַּבֹּ֔קֶר הֲל֖וֹא תַּגִּ֣יד לִ֑י וַיֹּ֤אמֶר לוֹ֙ אַמְנ֔וֹן אֶת־תָּמָ֗ר אֲח֛וֹת אַבְשָׁלֹ֥ם אָחִ֖י אֲנִ֥י אֹהֵֽב׃<text:s/></text:span><text:span text:style-name="T998">‬</text:span>‬‬<text:span text:style-name="T999">5</text:span><text:span text:style-name="T1000"> וַיֹּ֤אמֶר לוֹ֙ יְה֣וֹנָדָ֔ב שְׁכַ֥ב עַל־מִשְׁכָּבְךָ֖ וְהִתְחָ֑ל וּבָ֧א אָבִ֣יךָ לִרְאוֹתֶ֗ךָ וְאָמַרְתָּ֣ אֵלָ֡יו תָּ֣בֹא נָא֩ תָמָ֨ר אֲחוֹתִ֜י וְתַבְרֵ֣נִי לֶ֗חֶם וְעָשְׂתָ֤ה לְעֵינַי֙ אֶת־הַבִּרְיָ֔ה לְמַ֙עַן֙ אֲשֶׁ֣ר אֶרְאֶ֔ה וְאָכַלְתִּ֖י מִיָּדָֽהּ׃<text:s/></text:span><text:span text:style-name="T1001">‬</text:span>‬‬<text:span text:style-name="T1002">6</text:span><text:span text:style-name="T1003"> וַיִּשְׁכַּ֥ב אַמְנ֖וֹן וַיִּתְחָ֑ל וַיָּבֹ֨א הַמֶּ֜לֶךְ לִרְאֹת֗וֹ וַיֹּ֨אמֶר אַמְנ֤וֹן אֶל־הַמֶּ֙לֶךְ֙ תָּֽבוֹא־נָ֞א תָּמָ֣ר אֲחֹתִ֗י וּתְלַבֵּ֤ב לְעֵינַי֙ שְׁתֵּ֣י לְבִב֔וֹת וְאֶבְרֶ֖ה מִיָּדָֽהּ׃<text:s/></text:span><text:span text:style-name="T1004">‬</text:span>‬‬<text:span text:style-name="T1005">7</text:span><text:span text:style-name="T1006"> וַיִּשְׁלַ֥ח דָּוִ֛ד אֶל־תָּמָ֖ר הַבַּ֣יְתָה לֵאמֹ֑ר לְכִ֣י נָ֗א בֵּ֚ית אַמְנ֣וֹן אָחִ֔יךְ וַעֲשִׂי־ל֖וֹ הַבִּרְיָֽה׃<text:s/></text:span><text:span text:style-name="T1007">‬</text:span>‬‬<text:span text:style-name="T1008">8</text:span><text:span text:style-name="T1009"> וַתֵּ֣לֶךְ תָּמָ֗ר בֵּ֛ית אַמְנ֥וֹן אָחִ֖יהָ וְה֣וּא שֹׁכֵ֑ב וַתִּקַּ֨ח אֶת־הַבָּצֵ֤ק *ותלוש **וַתָּ֙לָשׁ֙ וַתְּלַבֵּ֣ב לְעֵינָ֔יו וַתְּבַשֵּׁ֖ל אֶת־הַלְּבִבֽוֹת׃<text:s/></text:span><text:span text:style-name="T1010">‬</text:span>‬‬<text:span text:style-name="T1011">9</text:span><text:span text:style-name="T1012"> וַתִּקַּ֤ח אֶת־הַמַּשְׂרֵת֙ וַתִּצֹ֣ק לְפָנָ֔יו וַיְמָאֵ֖ן לֶאֱכ֑וֹל וַיֹּ֣אמֶר אַמְנ֗וֹן הוֹצִ֤יאוּ כָל־אִישׁ֙ מֵֽעָלַ֔י וַיֵּצְא֥וּ כָל־אִ֖ישׁ מֵעָלָֽיו׃<text:s/></text:span><text:span text:style-name="T1013">‬</text:span>‬‬<text:span text:style-name="T1014">10</text:span><text:span text:style-name="T1015"> וַיֹּ֨אמֶר אַמְנ֜וֹן אֶל־תָּמָ֗ר הָבִ֤יאִי הַבִּרְיָה֙ הַחֶדֶ֔ר וְאֶבְרֶ֖ה מִיָּדֵ֑ךְ וַתִּקַּ֣ח תָּמָ֗ר אֶת־הַלְּבִבוֹת֙ אֲשֶׁ֣ר עָשָׂ֔תָה וַתָּבֵ֛א לְאַמְנ֥וֹן אָחִ֖יהָ הֶחָֽדְרָה׃<text:s/></text:span><text:span text:style-name="T1016">‬</text:span>‬‬‬<text:span text:style-name="T1017">11</text:span><text:span text:style-name="T1018"> וַתַּגֵּ֥שׁ אֵלָ֖יו לֽ͏ֶאֱכֹ֑ל וַיַּֽחֲזֶק־בָּהּ֙ וַיֹּ֣אמֶר לָ֔הּ בּ֛וֹאִי שִׁכְבִ֥י עִמִּ֖י אֲחוֹתִֽי׃<text:s/></text:span><text:span text:style-name="T1019">‬</text:span>‬‬<text:span text:style-name="T1020">12</text:span><text:span text:style-name="T1021"> וַתֹּ֣אמֶר ל֗וֹ אַל־אָחִי֙ אַל־תְּעַנֵּ֔נִי כִּ֛י לֹא־יֽ͏ֵעָשֶׂ֥ה כֵ֖ן בְּיִשְׂרָאֵ֑ל אַֽל־תַּעֲשֵׂ֖ה אֶת־הַנְּבָלָ֥ה הַזֹּֽאת׃<text:s/></text:span><text:span text:style-name="T1022">‬</text:span>‬‬<text:span text:style-name="T1023">13</text:span><text:span text:style-name="T1024"> וַאֲנִ֗י אָ֤נָה אוֹלִיךְ֙ אֶת־חֶרְפָּתִ֔י וְאַתָּ֗ה תִּהְיֶ֛ה כְּאַחַ֥ד הַנְּבָלִ֖ים בְּיִשְׂרָאֵ֑ל וְעַתָּה֙ דַּבֶּר־נָ֣א אֶל־הַמֶּ֔לֶךְ כִּ֛י לֹ֥א יִמְנָעֵ֖נִי מִמֶּֽךָּ׃<text:s/></text:span><text:span text:style-name="T1025">‬</text:span>‬‬<text:span text:style-name="T1026">14</text:span><text:span text:style-name="T1027"> וְלֹ֥א אָבָ֖ה לִשְׁמֹ֣עַ בְּקוֹלָ֑הּ וַיֶּחֱזַ֤ק מִמֶּ֙נָּה֙ וַיְעַנֶּ֔הָ וַיִּשְׁכַּ֖ב אֹתָֽהּ׃<text:s/></text:span><text:span text:style-name="T1028">‬</text:span>‬‬<text:span text:style-name="T1029">15</text:span><text:span text:style-name="T1030"> וַיִּשְׂנָאֶ֣הָ אַמְנ֗וֹן שִׂנְאָה֙ גְּדוֹלָ֣ה מְאֹ֔ד כִּ֣י גְדוֹלָ֗ה הַשִּׂנְאָה֙ אֲשֶׁ֣ר שְׂנֵאָ֔הּ מֵאַהֲבָ֖ה אֲשֶׁ֣ר אֲהֵבָ֑הּ וַֽיֹּאמֶר־לָ֥הּ אַמְנ֖וֹן ק֥וּמִי לֵֽכִי׃<text:s/></text:span><text:span text:style-name="T1031">‬</text:span>‬‬<text:span text:style-name="T1032">16</text:span><text:span text:style-name="T1033"> וַתֹּ֣אמֶר ל֗וֹ אַל־אוֹדֹ֞ת הָרָעָ֤ה הַגְּדוֹלָה֙ הַזֹּ֔את מֵאַחֶ֛רֶת אֲשֶׁר־עָשִׂ֥יתָ עִמִּ֖י לְשַׁלְּחֵ֑נִי וְלֹ֥א אָבָ֖ה לִשְׁמֹ֥עַֽ לָֽהּ׃<text:s/></text:span><text:span text:style-name="T1034">‬</text:span>‬‬<text:span text:style-name="T1035">17</text:span><text:span text:style-name="T1036"> וַיִּקְרָ֗א אֶֽת־נַעֲרוֹ֙ מְשָׁ֣רְת֔וֹ וַיֹּ֕אמֶר שִׁלְחוּ־נָ֥א אֶת־זֹ֛את מֵעָלַ֖י הַח֑וּצָה וּנְעֹ֥ל הַדֶּ֖לֶת אַחֲרֶֽיהָ׃<text:s/></text:span><text:span text:style-name="T1037">‬</text:span>‬‬<text:span text:style-name="T1038">18</text:span><text:span text:style-name="T1039"> וְעָלֶ֙יהָ֙ כְּתֹ֣נֶת פַּסִּ֔ים כִּי֩ כֵ֨ן תִּלְבַּ֧שְׁןָ בְנוֹת־הַמֶּ֛לֶךְ הַבְּתוּלֹ֖ת מְעִילִ֑ים וַיֹּצֵ֨א אוֹתָ֤הּ מְשָֽׁרְתוֹ֙ הַח֔וּץ וְנָעַ֥ל הַדֶּ֖לֶת אַחֲרֶֽיהָ׃<text:s/></text:span><text:span text:style-name="T1040">‬</text:span>‬‬<text:span text:style-name="T1041">19</text:span><text:span text:style-name="T1042"> וַתִּקַּ֨ח תָּמָ֥ר אֵ֙פֶר֙ עַל־רֹאשָׁ֔הּ<text:s/></text:span><text:soft-page-break/><text:span text:style-name="T1043">וּכְתֹ֧נֶת הַפַּסִּ֛ים אֲשֶׁ֥ר עָלֶ֖יהָ קָרָ֑עָה וַתָּ֤שֶׂם יָדָהּ֙ עַל־רֹאשָׁ֔הּ וַתֵּ֥לֶךְ הָל֖וֹךְ וְזָעָֽקָה׃<text:s/></text:span><text:span text:style-name="T1044">‬</text:span>‬‬<text:span text:style-name="T1045">20</text:span><text:span text:style-name="T1046"> וַיֹּ֨אמֶר אֵלֶ֜יהָ אַבְשָׁל֣וֹם אָחִ֗יהָ הַאֲמִינ֣וֹן אָחִיךְ֮ הָיָ֣ה עִמָּךְ֒ וְעַתָּ֞ה אֲחוֹתִ֤י הַחֲרִ֙ישִׁי֙ אָחִ֣יךְ ה֔וּא אַל־תָּשִׁ֥יתִי אֶת־לִבֵּ֖ךְ לַדָּבָ֣ר הַזֶּ֑ה וַתֵּ֤שֶׁב תָּמָר֙ וְשֹׁ֣מֵמָ֔ה בֵּ֖ית אַבְשָׁל֥וֹם אָחִֽיהָ׃<text:s/></text:span><text:span text:style-name="T1047">‬</text:span>‬‬<text:span text:style-name="T1048">21</text:span><text:span text:style-name="T1049"> וְהַמֶּ֣לֶךְ דָּוִ֔ד שָׁמַ֕ע אֵ֥ת כָּל־הַדְּבָרִ֖ים הָאֵ֑לֶּה וַיִּ֥חַר ל֖וֹ מְאֹֽד׃<text:s/></text:span><text:span text:style-name="T1050">‬</text:span>‬‬<text:span text:style-name="T1051">22</text:span><text:span text:style-name="T1052"> וְלֹֽא־דִבֶּ֧ר אַבְשָׁל֛וֹם עִם־אַמְנ֖וֹן לְמֵרָ֣ע וְעַד־ט֑וֹב כִּֽי־שָׂנֵ֤א אַבְשָׁלוֹם֙ אֶת־אַמְנ֔וֹן עַל־דְּבַר֙ אֲשֶׁ֣ר עִנָּ֔ה אֵ֖ת תָּמָ֥ר אֲחֹתֽוֹ׃<text:s/></text:span><text:span text:style-name="T1053">פ<text:s/></text:span><text:span text:style-name="T1054">‬</text:span><text:span text:style-name="T1055">‬</text:span>‬‬‬‬‬‬‬‬‬‬‬‬‬‬‬‬‬‬‬‬‬‬</text:p>
        <text:p text:style-name="P1056"><text:span text:style-name="T1057">23</text:span><text:span text:style-name="T1058"> וַֽיְהִי֙ לִשְׁנָתַ֣יִם יָמִ֔ים וַיִּהְי֤וּ גֹֽזְזִים֙ לְאַבְשָׁל֔וֹם בְּבַ֥עַל חָצ֖וֹר אֲשֶׁ֣ר עִם־אֶפְרָ֑יִם וַיִּקְרָ֥א אַבְשָׁל֖וֹם לְכָל־בְּנֵ֥י הַמֶּֽלֶךְ׃<text:s/></text:span><text:span text:style-name="T1059">‬</text:span>‬‬<text:span text:style-name="T1060">24</text:span><text:span text:style-name="T1061"> וַיָּבֹ֤א אַבְשָׁלוֹם֙ אֶל־הַמֶּ֔לֶךְ וַיֹּ֕אמֶר הִנֵּה־נָ֥א גֹזְזִ֖ים לְעַבְדֶּ֑ךָ יֵֽלֶךְ־נָ֥א הַמֶּ֛לֶךְ וַעֲבָדָ֖יו עִם־עַבְדֶּֽךָ׃<text:s/></text:span><text:span text:style-name="T1062">‬</text:span>‬‬<text:span text:style-name="T1063">25</text:span><text:span text:style-name="T1064"> וַיֹּ֨אמֶר הַמֶּ֜לֶךְ אֶל־אַבְשָׁל֗וֹם אַל־בְּנִי֙ אַל־נָ֤א נֵלֵךְ֙ כֻּלָּ֔נוּ וְלֹ֥א נִכְבַּ֖ד עָלֶ֑יךָ וַיִּפְרָץ־בּ֛וֹ וְלֹֽא־אָבָ֥ה לָלֶ֖כֶת וַֽיְבָרֲכֵֽהוּ׃<text:s/></text:span><text:span text:style-name="T1065">‬</text:span>‬‬<text:span text:style-name="T1066">26</text:span><text:span text:style-name="T1067"> וַיֹּ֙אמֶר֙ אַבְשָׁל֔וֹם וָלֹ֕א יֵֽלֶךְ־נָ֥א אִתָּ֖נוּ אַמְנ֣וֹן אָחִ֑י וַיֹּ֤אמֶר לוֹ֙ הַמֶּ֔לֶךְ לָ֥מָּה יֵלֵ֖ךְ עִמָּֽךְ׃<text:s/></text:span><text:span text:style-name="T1068">‬</text:span>‬‬<text:span text:style-name="T1069">27</text:span><text:span text:style-name="T1070"> וַיִּפְרָץ־בּ֖וֹ אַבְשָׁל֑וֹם וַיִּשְׁלַ֤ח אִתּוֹ֙ אֶת־אַמְנ֔וֹן וְאֵ֖ת כָּל־בְּנֵ֥י הַמֶּֽלֶךְ׃</text:span><text:span text:style-name="T1071"><text:s/>ס<text:s/></text:span><text:span text:style-name="T1072">‬</text:span>‬‬<text:span text:style-name="T1073">28</text:span><text:span text:style-name="T1074"> וַיְצַו֩ אַבְשָׁל֨וֹם אֶת־נְעָרָ֜יו לֵאמֹ֗ר רְא֣וּ נָ֠א כְּט֨וֹב לֵב־אַמְנ֤וֹן בַּיַּ֙יִן֙ וְאָמַרְתִּ֣י אֲלֵיכֶ֔ם הַכּ֧וּ אֶת־אַמְנ֛וֹן וַהֲמִתֶּ֥ם אֹת֖וֹ אַל־תִּירָ֑אוּ הֲל֗וֹא כִּ֤י אָֽנֹכִי֙ צִוִּ֣יתִי אֶתְכֶ֔ם חִזְק֖וּ וִהְי֥וּ לִבְנֵי־חָֽיִל׃<text:s/></text:span><text:span text:style-name="T1075">‬</text:span>‬‬<text:span text:style-name="T1076">29</text:span><text:span text:style-name="T1077"> וַֽיַּעֲשׂ֞וּ נַעֲרֵ֤י אַבְשָׁלוֹם֙ לְאַמְנ֔וֹן כַּאֲשֶׁ֥ר צִוָּ֖ה אַבְשָׁל֑וֹם וַיָּקֻ֣מוּ ׀ כָּל־בְּנֵ֣י הַמֶּ֗לֶךְ וַֽיִּרְכְּב֛וּ אִ֥ישׁ עַל־פִּרְדּ֖וֹ וַיָּנֻֽסוּ׃<text:s/></text:span><text:span text:style-name="T1078">‬</text:span>‬‬<text:span text:style-name="T1079">30</text:span><text:span text:style-name="T1080"> וַֽיְהִי֙ הֵ֣מָּה בַדֶּ֔רֶךְ וְהַשְּׁמֻעָ֣ה בָ֔אָה אֶל־דָּוִ֖ד לֵאמֹ֑ר הִכָּ֤ה אַבְשָׁלוֹם֙ אֶת־כָּל־בְּנֵ֣י הַמֶּ֔לֶך וְלֹֽא־נוֹתַ֥ר מֵהֶ֖ם אֶחָֽד׃</text:span><text:span text:style-name="T1081"><text:s/>ס<text:s/></text:span><text:span text:style-name="T1082">‬</text:span>‬‬<text:span text:style-name="T1083">31</text:span><text:span text:style-name="T1084"> וַיָּ֧קָם הַמֶּ֛לֶךְ וַיִּקְרַ֥ע אֶת־בְּגָדָ֖יו וַיִּשְׁכַּ֣ב אָ֑רְצָה וְכָל־עֲבָדָ֥יו נִצָּבִ֖ים קְרֻעֵ֥י בְגָדִֽים׃</text:span><text:span text:style-name="T1085"><text:s/>ס<text:s/></text:span><text:span text:style-name="T1086">‬</text:span>‬‬<text:span text:style-name="T1087">32</text:span><text:span text:style-name="T1088"> וַיַּ֡עַן יוֹנָדָ֣ב ׀ בֶּן־שִׁמְעָ֨ה אֲחִֽי־דָוִ֜ד וַיֹּ֗אמֶר אַל־יֹאמַ֤ר אֲדֹנִי֙ אֵ֣ת כָּל־הַנְּעָרִ֤ים בְּנֵֽי־הַמֶּ֙לֶךְ֙ הֵמִ֔יתוּ כִּֽי־אַמְנ֥וֹן לְבַדּ֖וֹ מֵ֑ת כִּֽי־עַל־פִּ֤י אַבְשָׁלוֹם֙ הָיְתָ֣ה שׂוּמָ֔ה מִיּוֹם֙ עַנֹּת֔וֹ אֵ֖ת תָּמָ֥ר אֲחֹתֽוֹ׃<text:s/></text:span><text:span text:style-name="T1089">‬</text:span>‬‬<text:span text:style-name="T1090">33</text:span><text:span text:style-name="T1091"> וְעַתָּ֡ה אַל־יָשֵׂם֩ אֲדֹנִ֨י הַמֶּ֤לֶךְ אֶל־לִבּוֹ֙ דָּבָ֣ר לֵאמֹ֔ר כָּל־בְּנֵ֥י הַמֶּ֖לֶךְ מֵ֑תוּ כִּֽי־*אִם־אַמְנ֥וֹן לְבַדּ֖וֹ מֵֽת׃<text:s/></text:span><text:span text:style-name="T1092">פ<text:s/></text:span><text:span text:style-name="T1093">‬</text:span><text:span text:style-name="T1094">‬</text:span>‬‬‬‬‬‬‬‬‬‬‬‬</text:p>
        <text:p text:style-name="P1095"><text:span text:style-name="T1096">34</text:span><text:span text:style-name="T1097"> וַיִּבְרַ֖ח אַבְשָׁל֑וֹם וַיִּשָּׂ֞א הַנַּ֤עַר הַצֹּפֶה֙ אֶת־*עינו **עֵינָ֔יו וַיַּ֗רְא וְהִנֵּ֨ה עַם־רַ֜ב הֹלְכִ֥ים מִדֶּ֛רֶךְ אַחֲרָ֖יו מִצַּ֥ד הָהָֽר׃<text:s/></text:span><text:span text:style-name="T1098">‬</text:span>‬‬<text:span text:style-name="T1099">35</text:span><text:span text:style-name="T1100"> וַיֹּ֤אמֶר יֽוֹנָדָב֙ אֶל־הַמֶּ֔לֶךְ הִנֵּ֥ה בְנֵֽי־הַמֶּ֖לֶךְ בָּ֑אוּ כִּדְבַ֥ר עַבְדְּךָ֖ כֵּ֥ן הָיָֽה׃<text:s/></text:span><text:span text:style-name="T1101">‬</text:span>‬‬<text:span text:style-name="T1102">36</text:span><text:span text:style-name="T1103"> וַיְהִ֣י ׀ כְּכַלֹּת֣וֹ לְדַבֵּ֗ר וְהִנֵּ֤ה בְנֵֽי־הַמֶּ֙לֶךְ֙ בָּ֔אוּ וַיִּשְׂא֥וּ קוֹלָ֖ם וַיִּבְכּ֑וּ וְגַם־הַמֶּ֙לֶךְ֙ וְכָל־עֲבָדָ֔יו בָּכ֕וּ בְּכִ֖י גָּד֥וֹל מְאֹֽד׃<text:s/></text:span><text:span text:style-name="T1104">‬</text:span>‬‬<text:span text:style-name="T1105">37</text:span><text:span text:style-name="T1106"> וְאַבְשָׁל֣וֹם בָּרַ֔ח וַיֵּ֛לֶךְ אֶל־תַּלְמַ֥י בֶּן־*עמיחוד **עַמִּיה֖וּד מֶ֣לֶךְ גְּשׁ֑וּר וַיִּתְאַבֵּ֥ל עַל־בְּנ֖וֹ כָּל־הַיָּמִֽים׃<text:s/></text:span><text:span text:style-name="T1107">‬</text:span>‬‬‬<text:span text:style-name="T1108">38</text:span><text:span text:style-name="T1109"> וְאַבְשָׁל֥וֹם בָּרַ֖ח וַיֵּ֣לֶךְ גְּשׁ֑וּר וַיְהִי־שָׁ֖ם שָׁלֹ֥שׁ שָׁנִֽים׃<text:s/></text:span><text:span text:style-name="T1110">‬</text:span>‬‬<text:span text:style-name="T1111">39</text:span><text:span text:style-name="T1112"> וַתְּכַל֙ דָּוִ֣ד הַמֶּ֔לֶךְ לָצֵ֖את אֶל־אַבְשָׁל֑וֹם כִּֽי־נִחַ֥ם עַל־אַמְנ֖וֹן כִּֽי־מֵֽת׃</text:span><text:span text:style-name="T1113"><text:s/>ס<text:s/></text:span><text:span text:style-name="T1114">‬</text:span>‬‬‬‬‬‬‬‬</text:p>
      </text:section>
      <text:section text:name="Sect13" text:style-name="S13">
        <text:soft-page-break/>
        <text:p text:style-name="P1115">2 Samuel 14</text:p>
        <text:p text:style-name="P1116"><text:span text:style-name="T1117">1</text:span><text:span text:style-name="T1118"> וַיֵּ֖דַע יוֹאָ֣ב בֶּן־צְרֻיָ֑ה כִּֽי־לֵ֥ב הַמֶּ֖לֶךְ עַל־אַבְשָׁלֽוֹם׃<text:s/></text:span><text:span text:style-name="T1119">2</text:span><text:span text:style-name="T1120"> וַיִּשְׁלַ֤ח יוֹאָב֙ תְּק֔וֹעָה וַיִּקַּ֥ח מִשָּׁ֖ם אִשָּׁ֣ה חֲכָמָ֑ה וַיֹּ֣אמֶר אֵ֠לֶיהָ הִֽתְאַבְּלִי־נָ֞א וְלִבְשִׁי־נָ֣א בִגְדֵי־אֵ֗בֶל וְאַל־תָּס֙וּכִי֙ שֶׁ֔מֶן וְהָיִ֕ית כְּאִשָּׁ֗ה זֶ֚ה יָמִ֣ים רַבִּ֔ים מִתְאַבֶּ֖לֶת עַל־מֵֽת׃<text:s/></text:span><text:span text:style-name="T1121">‬</text:span>‬‬<text:span text:style-name="T1122">3</text:span><text:span text:style-name="T1123"> וּבָאת֙ אֶל־הַמֶּ֔לֶךְ וְדִבַּ֥רְתְּ אֵלָ֖יו כַּדָּבָ֣ר הַזֶּ֑ה וַיָּ֧שֶׂם יוֹאָ֛ב אֶת־הַדְּבָרִ֖ים בְּפִֽיהָ׃<text:s/></text:span><text:span text:style-name="T1124">‬</text:span>‬‬<text:span text:style-name="T1125">4</text:span><text:span text:style-name="T1126"> וַ֠תֹּאמֶר הָאִשָּׁ֤ה הַתְּקֹעִית֙ אֶל־הַמֶּ֔לֶךְ וַתִּפֹּ֧ל עַל־אַפֶּ֛יהָ אַ֖רְצָה וַתִּשְׁתָּ֑חוּ וַתֹּ֖אמֶר הוֹשִׁ֥עָה הַמֶּֽלֶךְ׃</text:span><text:span text:style-name="T1127"><text:s/>ס<text:s/></text:span><text:span text:style-name="T1128">‬</text:span>‬‬<text:span text:style-name="T1129">5</text:span><text:span text:style-name="T1130"> וַיֹּֽאמֶר־לָ֥הּ הַמֶּ֖לֶךְ מַה־לָּ֑ךְ וַתֹּ֗אמֶר אֲבָ֛ל אִשָּֽׁה־אַלְמָנָ֥ה אָ֖נִי וַיָּ֥מָת אִישִֽׁי׃<text:s/></text:span><text:span text:style-name="T1131">‬</text:span>‬‬<text:span text:style-name="T1132">6</text:span><text:span text:style-name="T1133"> וּלְשִׁפְחָֽתְךָ֙ שְׁנֵ֣י בָנִ֔ים וַיִּנָּצ֤וּ שְׁנֵיהֶם֙ בַּשָּׂדֶ֔ה וְאֵ֥ין מַצִּ֖יל בֵּֽינֵיהֶ֑ם וַיַּכּ֧וֹ הָאֶחָ֛ד אֶת־הָאֶחָ֖ד וַיָּ֥מֶת אֹתֽוֹ׃<text:s/></text:span><text:span text:style-name="T1134">‬</text:span>‬‬<text:span text:style-name="T1135">7</text:span><text:span text:style-name="T1136"> וְהִנֵּה֩ קָ֨מָה כָֽל־הַמִּשְׁפָּחָ֜ה עַל־שִׁפְחָתֶ֗ךָ וַיֹּֽאמְרוּ֙ תְּנִ֣י ׀ אֶת־מַכֵּ֣ה אָחִ֗יו וּנְמִיתֵ֙הוּ֙ בְּנֶ֤פֶשׁ אָחִיו֙ אֲשֶׁ֣ר הָרָ֔ג וְנַשְׁמִ֖ידָה גַּ֣ם אֶת־הַיּוֹרֵ֑שׁ וְכִבּ֗וּ אֶת־גַּֽחַלְתִּי֙ אֲשֶׁ֣ר נִשְׁאָ֔רָה לְבִלְתִּ֧י *שום־**שִׂים־לְאִישִׁ֛י שֵׁ֥ם וּשְׁאֵרִ֖ית עַל־פְּנֵ֥י הָאֲדָמָֽה׃<text:s/></text:span><text:span text:style-name="T1137">פ<text:s/></text:span><text:span text:style-name="T1138">‬</text:span><text:span text:style-name="T1139">‬</text:span>‬‬‬‬‬‬‬</text:p>
        <text:p text:style-name="P1140"><text:span text:style-name="T1141">8</text:span><text:span text:style-name="T1142"> וַיֹּ֧אמֶר הַמֶּ֛לֶךְ אֶל־הָאִשָּׁ֖ה לְכִ֣י לְבֵיתֵ֑ךְ וַאֲנִ֖י אֲצַוֶּ֥ה עָלָֽיִךְ׃<text:s/></text:span><text:span text:style-name="T1143">‬</text:span>‬‬<text:span text:style-name="T1144">9</text:span><text:span text:style-name="T1145"> וַתֹּ֜אמֶר הָאִשָּׁ֤ה הַתְּקוֹעִית֙ אֶל־הַמֶּ֔לֶךְ עָלַ֞י אֲדֹנִ֥י הַמֶּ֛לֶךְ הֶעָוֺ֖ן וְעַל־בֵּ֣ית אָבִ֑י וְהַמֶּ֥לֶךְ וְכִסְא֖וֹ נָקִֽי׃</text:span><text:span text:style-name="T1146"><text:s/>ס<text:s/></text:span><text:span text:style-name="T1147">‬</text:span>‬‬<text:span text:style-name="T1148">10</text:span><text:span text:style-name="T1149"> וַיֹּ֖אמֶר הַמֶּ֑לֶךְ הַֽמְדַבֵּ֤ר אֵלַ֙יִךְ֙ וַֽהֲבֵאת֣וֹ אֵלַ֔י וְלֹֽא־יֹסִ֥יף ע֖וֹד לָגַ֥עַת בָּֽךְ׃<text:s/></text:span><text:span text:style-name="T1150">‬</text:span>‬‬<text:span text:style-name="T1151">11</text:span><text:span text:style-name="T1152"> וַתֹּאמֶר֩ יִזְכָּר־נָ֨א הַמֶּ֜לֶךְ אֶת־יְהוָ֣ה אֱלֹהֶ֗יךָ *מהרבית **מֵהַרְבַּ֞ת גֹּאֵ֤ל הַדָּם֙ לְשַׁחֵ֔ת וְלֹ֥א יַשְׁמִ֖ידוּ אֶת־בְּנִ֑י וַיֹּ֙אמֶר֙ חַי־יְהוָ֔ה אִם־יִפֹּ֛ל מִשַּׂעֲרַ֥ת בְּנֵ֖ךְ אָֽרְצָה׃<text:s/></text:span><text:span text:style-name="T1153">‬</text:span>‬‬<text:span text:style-name="T1154">12</text:span><text:span text:style-name="T1155"> וַתֹּ֙אמֶר֙ הָֽאִשָּׁ֔ה תְּדַבֶּר־נָ֧א שִׁפְחָתְךָ֛ אֶל־אֲדֹנִ֥י הַמֶּ֖לֶךְ דָּבָ֑ר וַיֹּ֖אמֶר דַּבֵּֽרִי׃</text:span><text:span text:style-name="T1156"><text:s/>ס<text:s/></text:span><text:span text:style-name="T1157">‬</text:span>‬‬<text:span text:style-name="T1158">13</text:span><text:span text:style-name="T1159"> וַתֹּ֙אמֶר֙ הָֽאִשָּׁ֔ה וְלָ֧מָּה חָשַׁ֛בְתָּה כָּזֹ֖את עַל־עַ֣ם אֱלֹהִ֑ים וּמִדַּבֵּ֨ר הַמֶּ֜לֶךְ הַדָּבָ֤ר הַזֶּה֙ כְּאָשֵׁ֔ם לְבִלְתִּ֛י הָשִׁ֥יב הַמֶּ֖לֶךְ אֶֽת־נִדְּחֽוֹ׃<text:s/></text:span><text:span text:style-name="T1160">‬</text:span>‬‬<text:span text:style-name="T1161">14</text:span><text:span text:style-name="T1162"> כִּי־מ֣וֹת נָמ֔וּת וְכַמַּ֙יִם֙ הַנִּגָּרִ֣ים אַ֔רְצָה אֲשֶׁ֖ר לֹ֣א יֵאָסֵ֑פוּ וְלֹֽא־יִשָּׂ֤א אֱלֹהִים֙ נֶ֔פֶשׁ וְחָשַׁב֙ מַֽחֲשָׁב֔וֹת לְבִלְתִּ֛י יִדַּ֥ח מִמֶּ֖נּוּ נִדָּֽח׃<text:s/></text:span><text:span text:style-name="T1163">‬</text:span>‬‬<text:span text:style-name="T1164">15</text:span><text:span text:style-name="T1165"> וְ֠עַתָּה אֲשֶׁר־בָּ֜אתִי לְדַבֵּ֨ר אֶל־הַמֶּ֤לֶךְ אֲדֹנִי֙ אֶת־הַדָּבָ֣ר הַזֶּ֔ה כִּ֥י יֵֽרְאֻ֖נִי הָעָ֑ם וַתֹּ֤אמֶר שִׁפְחָֽתְךָ֙ אֲדַבְּרָה־נָּ֣א אֶל־הַמֶּ֔לֶךְ אוּלַ֛י יַעֲשֶׂ֥ה הַמֶּ֖לֶךְ אֶת־דְּבַ֥ר אֲמָתֽוֹ׃<text:s/></text:span><text:span text:style-name="T1166">‬</text:span>‬‬<text:span text:style-name="T1167">16</text:span><text:span text:style-name="T1168"> כִּ֚י יִשְׁמַ֣ע הַמֶּ֔לֶךְ לְהַצִּ֥יל אֶת־אֲמָת֖וֹ מִכַּ֣ף הָאִ֑ישׁ לְהַשְׁמִ֨יד אֹתִ֤י וְאֶת־בְּנִי֙ יַ֔חַד מִֽנַּחֲלַ֖ת אֱלֹהִֽים׃<text:s/></text:span><text:span text:style-name="T1169">‬</text:span>‬‬<text:span text:style-name="T1170">17</text:span><text:span text:style-name="T1171"> וַתֹּ֙אמֶר֙ שִׁפְחָ֣תְךָ֔ יִֽהְיֶה־נָּ֛א דְּבַר־אֲדֹנִ֥י הַמֶּ֖לֶךְ לִמְנוּחָ֑ה כִּ֣י ׀ כְּמַלְאַ֣ךְ הָאֱלֹהִ֗ים כֵּ֣ן אֲדֹנִ֤י הַמֶּ֙לֶךְ֙ לִשְׁמֹ֙עַ֙ הַטּ֣וֹב וְהָרָ֔ע וַֽיהוָ֥ה אֱלֹהֶ֖יךָ יְהִ֥י עִמָּֽךְ׃<text:s/></text:span><text:span text:style-name="T1172">פ<text:s/></text:span><text:span text:style-name="T1173">‬</text:span><text:span text:style-name="T1174">‬</text:span>‬‬‬‬‬‬‬‬‬‬‬</text:p>
        <text:p text:style-name="P1175"><text:span text:style-name="T1176">18</text:span><text:span text:style-name="T1177"> וַיַּ֣עַן הַמֶּ֗לֶךְ וַיֹּ֙אמֶר֙ אֶל־הָ֣אִשָּׁ֔ה אַל־נָ֨א תְכַחֲדִ֤י מִמֶּ֙נִּי֙ דָּבָ֔ר אֲשֶׁ֥ר אָנֹכִ֖י שֹׁאֵ֣ל אֹתָ֑ךְ וַתֹּ֙אמֶר֙ הָֽאִשָּׁ֔ה יְדַבֶּר־נָ֖א אֲדֹנִ֥י הַמֶּֽלֶךְ׃<text:s/></text:span><text:span text:style-name="T1178">‬</text:span>‬‬<text:span text:style-name="T1179">19</text:span><text:span text:style-name="T1180"> וַיֹּ֣אמֶר הַמֶּ֔לֶךְ הֲיַ֥ד יוֹאָ֛ב אִתָּ֖ךְ בְּכָל־זֹ֑את וַתַּ֣עַן הָאִשָּׁ֣ה וַתֹּ֡אמֶר חֵֽי־נַפְשְׁךָ֩ אֲדֹנִ֨י הַמֶּ֜לֶךְ אִם־אִ֣שׁ ׀ לְהֵמִ֣ין וּלְהַשְׂמִ֗יל מִכֹּ֤ל<text:s/></text:span><text:soft-page-break/><text:span text:style-name="T1181">אֲשֶׁר־דִּבֶּר֙ אֲדֹנִ֣י הַמֶּ֔לֶךְ כִּֽי־עַבְדְּךָ֤ יוֹאָב֙ ה֣וּא צִוָּ֔נִי וְה֗וּא שָׂ֚ם בְּפִ֣י שִׁפְחָֽתְךָ֔ אֵ֥ת כָּל־הַדְּבָרִ֖ים הָאֵֽלֶּה׃<text:s/></text:span><text:span text:style-name="T1182">‬</text:span>‬‬<text:span text:style-name="T1183">20</text:span><text:span text:style-name="T1184"> לְבַעֲב֤וּר סַבֵּב֙ אֶת־פְּנֵ֣י הַדָּבָ֔ר עָשָׂ֛ה עַבְדְּךָ֥ יוֹאָ֖ב אֶת־הַדָּבָ֣ר הַזֶּ֑ה וַאדֹנִ֣י חָכָ֗ם כְּחָכְמַת֙ מַלְאַ֣ךְ הָאֱלֹהִ֔ים לָדַ֖עַת אֶֽת־כָּל־אֲשֶׁ֥ר בָּאָֽרֶץ׃</text:span><text:span text:style-name="T1185"><text:s/>ס<text:s/></text:span><text:span text:style-name="T1186">‬</text:span>‬‬<text:span text:style-name="T1187">21</text:span><text:span text:style-name="T1188"> וַיֹּ֤אמֶר הַמֶּ֙לֶךְ֙ אֶל־יוֹאָ֔ב הִנֵּה־נָ֥א עָשִׂ֖יתִי אֶת־הַדָּבָ֣ר הַזֶּ֑ה וְלֵ֛ךְ הָשֵׁ֥ב אֶת־הַנַּ֖עַר אֶת־אַבְשָׁלֽוֹם׃<text:s/></text:span><text:span text:style-name="T1189">‬</text:span>‬‬<text:span text:style-name="T1190">22</text:span><text:span text:style-name="T1191"> וַיִּפֹּל֩ יוֹאָ֨ב אֶל־פָּנָ֥יו אַ֛רְצָה וַיִּשְׁתַּ֖חוּ וַיְבָ֣רֶךְ אֶת־הַמֶּ֑לֶךְ וַיֹּ֣אמֶר יוֹאָ֡ב הַיּוֹם֩ יָדַ֨ע עַבְדְּךָ֜ כִּי־מָצָ֨אתִי חֵ֤ן בְּעֵינֶ֙יךָ֙ אֲדֹנִ֣י הַמֶּ֔לֶךְ אֲשֶׁר־עָשָׂ֥ה הַמֶּ֖לֶךְ אֶת־דְּבַ֥ר *עבדו **עַבְדֶּֽךָ׃<text:s/></text:span><text:span text:style-name="T1192">‬</text:span>‬‬<text:span text:style-name="T1193">23</text:span><text:span text:style-name="T1194"> וַיָּ֥קָם יוֹאָ֖ב וַיֵּ֣לֶךְ גְּשׁ֑וּרָה וַיָּבֵ֥א אֶת־אַבְשָׁל֖וֹם יְרוּשָׁלָֽ͏ִם׃<text:s/></text:span><text:span text:style-name="T1195">פ<text:s/></text:span><text:span text:style-name="T1196">‬</text:span><text:span text:style-name="T1197">‬</text:span>‬‬‬‬‬‬‬</text:p>
        <text:p text:style-name="P1198"><text:span text:style-name="T1199">24</text:span><text:span text:style-name="T1200"> וַיֹּ֤אמֶר הַמֶּ֙לֶךְ֙ יִסֹּ֣ב אֶל־בֵּית֔וֹ וּפָנַ֖י לֹ֣א יִרְאֶ֑ה וַיִּסֹּ֤ב אַבְשָׁלוֹם֙ אֶל־בֵּית֔וֹ וּפְנֵ֥י הַמֶּ֖לֶךְ לֹ֥א רָאָֽה׃</text:span><text:span text:style-name="T1201"><text:s/>ס<text:s/></text:span><text:span text:style-name="T1202">‬</text:span>‬‬<text:span text:style-name="T1203">25</text:span><text:span text:style-name="T1204"> וּכְאַבְשָׁל֗וֹם לֹא־הָיָ֧ה אִישׁ־יָפֶ֛ה בְּכָל־יִשְׂרָאֵ֖ל לְהַלֵּ֣ל מְאֹ֑ד מִכַּ֤ף רַגְלוֹ֙ וְעַ֣ד קָדְקֳד֔וֹ לֹא־הָ֥יָה ב֖וֹ מֽוּם׃<text:s/></text:span><text:span text:style-name="T1205">‬</text:span>‬‬<text:span text:style-name="T1206">26</text:span><text:span text:style-name="T1207"> וּֽבְגַלְּחוֹ֮ אֶת־רֹאשׁוֹ֒ וְֽ֠הָיָה מִקֵּ֨ץ יָמִ֤ים ׀ לַיָּמִים֙ אֲשֶׁ֣ר יְגַלֵּ֔חַ כִּֽי־כָבֵ֥ד עָלָ֖יו וְגִלְּח֑וֹ וְשָׁקַל֙ אֶת־שְׂעַ֣ר רֹאשׁ֔וֹ מָאתַ֥יִם שְׁקָלִ֖ים בְּאֶ֥בֶן הַמֶּֽלֶךְ׃<text:s/></text:span><text:span text:style-name="T1208">‬</text:span>‬‬<text:span text:style-name="T1209">27</text:span><text:span text:style-name="T1210"> וַיִּֽוָּלְד֤וּ לְאַבְשָׁלוֹם֙ שְׁלוֹשָׁ֣ה בָנִ֔ים וּבַ֥ת אַחַ֖ת וּשְׁמָ֣הּ תָּמָ֑ר הִ֣יא הָיְתָ֔ה אִשָּׁ֖ה יְפַ֥ת מַרְאֶֽה׃<text:s/></text:span><text:span text:style-name="T1211">פ<text:s/></text:span><text:span text:style-name="T1212">‬</text:span><text:span text:style-name="T1213">‬</text:span>‬‬‬‬‬</text:p>
        <text:p text:style-name="P1214"><text:span text:style-name="T1215">28</text:span><text:span text:style-name="T1216"> וַיֵּ֧שֶׁב אַבְשָׁל֛וֹם בִּירוּשָׁלַ֖͏ִם שְׁנָתַ֣יִם יָמִ֑ים וּפְנֵ֥י הַמֶּ֖לֶךְ לֹ֥א רָאָֽה׃<text:s/></text:span><text:span text:style-name="T1217">‬</text:span>‬‬<text:span text:style-name="T1218">29</text:span><text:span text:style-name="T1219"> וַיִּשְׁלַ֨ח אַבְשָׁל֜וֹם אֶל־יוֹאָ֗ב לִשְׁלֹ֤חַ אֹתוֹ֙ אֶל־הַמֶּ֔לֶךְ וְלֹ֥א אָבָ֖ה לָב֣וֹא אֵלָ֑יו וַיִּשְׁלַ֥ח עוֹד֙ שֵׁנִ֔ית וְלֹ֥א אָבָ֖ה לָבֽוֹא׃<text:s/></text:span><text:span text:style-name="T1220">‬</text:span>‬‬<text:span text:style-name="T1221">30</text:span><text:span text:style-name="T1222"> וַיֹּ֨אמֶר אֶל־עֲבָדָ֜יו רְאוּ֩ חֶלְקַ֨ת יוֹאָ֤ב אֶל־יָדִי֙ וְלוֹ־שָׁ֣ם שְׂעֹרִ֔ים לְכ֖וּ *והוצתיה **וְהַצִּית֣וּהָ בָאֵ֑שׁ וַיַּצִּ֜תוּ עַבְדֵ֧י אַבְשָׁל֛וֹם אֶת־הַחֶלְקָ֖ה בָּאֵֽשׁ׃<text:s/></text:span><text:span text:style-name="T1223">פ<text:s/></text:span><text:span text:style-name="T1224">‬</text:span><text:span text:style-name="T1225">‬</text:span>‬‬‬‬</text:p>
        <text:p text:style-name="P1226"><text:span text:style-name="T1227">31</text:span><text:span text:style-name="T1228"> וַיָּ֣קָם יוֹאָ֔ב וַיָּבֹ֥א אֶל־אַבְשָׁל֖וֹם הַבָּ֑יְתָה וַיֹּ֣אמֶר אֵלָ֔יו לָ֣מָּה הִצִּ֧יתוּ עֲבָדֶ֛ךָ אֶת־הַחֶלְקָ֥ה אֲשֶׁר־לִ֖י בָּאֵֽשׁ׃<text:s/></text:span><text:span text:style-name="T1229">‬</text:span>‬‬<text:span text:style-name="T1230">32</text:span><text:span text:style-name="T1231"> וַיֹּ֣אמֶר אַבְשָׁל֣וֹם אֶל־יוֹאָ֡ב הִנֵּ֣ה שָׁלַ֣חְתִּי אֵלֶ֣יךָ ׀ לֵאמֹ֡ר בֹּ֣א הֵ֠נָּה וְאֶשְׁלְחָה֩ אֹתְךָ֨ אֶל־הַמֶּ֜לֶךְ לֵאמֹ֗ר לָ֤מָּה בָּ֙אתִי֙ מִגְּשׁ֔וּר ט֥וֹב לִ֖י עֹ֣ד אֲנִי־שָׁ֑ם וְעַתָּ֗ה אֶרְאֶה֙ פְּנֵ֣י הַמֶּ֔לֶךְ וְאִם־יֶשׁ־בִּ֥י עָוֺ֖ן וֶהֱמִתָֽנִי׃<text:s/></text:span><text:span text:style-name="T1232">‬</text:span>‬‬<text:span text:style-name="T1233">33</text:span><text:span text:style-name="T1234"> וַיָּבֹ֨א יוֹאָ֣ב אֶל־הַמֶּלֶךְ֮ וַיַּגֶּד־לוֹ֒ וַיִּקְרָ֤א אֶל־אַבְשָׁלוֹם֙ וַיָּבֹ֣א אֶל־הַמֶּ֔לֶךְ וַיִּשְׁתַּ֨חוּ ל֧וֹ עַל־אַפָּ֛יו אַ֖רְצָה לִפְנֵ֣י הַמֶּ֑לֶךְ וַיִּשַּׁ֥ק הַמֶּ֖לֶךְ לְאַבְשָׁלֽוֹם׃<text:s/></text:span><text:span text:style-name="T1235">פ<text:s/></text:span><text:span text:style-name="T1236">‬</text:span><text:span text:style-name="T1237">‬</text:span>‬‬‬‬</text:p>
      </text:section>
      <text:section text:name="Sect14" text:style-name="S14">
        <text:p text:style-name="P1238">2 Samuel 15</text:p>
        <text:p text:style-name="P1239"><text:span text:style-name="T1240">1</text:span><text:span text:style-name="T1241"> וַֽיְהִי֙ מֵאַ֣חֲרֵי כֵ֔ן וַיַּ֤עַשׂ לוֹ֙ אַבְשָׁל֔וֹם מֶרְכָּבָ֖ה וְסֻסִ֑ים וַחֲמִשִּׁ֥ים אִ֖ישׁ רָצִ֥ים לְפָנָֽיו׃<text:s/></text:span><text:span text:style-name="T1242">2</text:span><text:span text:style-name="T1243"> וְהִשְׁכִּים֙ אַבְשָׁל֔וֹם וְעָמַ֕ד עַל־יַ֖ד דֶּ֣רֶךְ הַשָּׁ֑עַר וַיְהִ֡י כָּל־הָאִ֣ישׁ אֲשֶֽׁר־יִהְיֶה־לּוֹ־רִיב֩ לָב֨וֹא אֶל־הַמֶּ֜לֶךְ לַמִּשְׁפָּ֗ט וַיִּקְרָ֨א אַבְשָׁל֤וֹם אֵלָיו֙ וַיֹּ֗אמֶר אֵֽי־מִזֶּ֥ה עִיר֙ אַ֔תָּה וַיֹּ֕אמֶר מֵאַחַ֥ד שִׁבְטֵֽי־יִשְׂרָאֵ֖ל עַבְדֶּֽךָ׃<text:s/></text:span><text:span text:style-name="T1244">‬</text:span>‬‬<text:span text:style-name="T1245">3</text:span><text:span text:style-name="T1246"> וַיֹּ֤אמֶר אֵלָיו֙ אַבְשָׁל֔וֹם רְאֵ֥ה דְבָרֶ֖ךָ טוֹבִ֣ים וּנְכֹחִ֑ים וְשֹׁמֵ֥עַ אֵין־לְךָ֖ מֵאֵ֥ת הַמֶּֽלֶךְ׃<text:s/></text:span><text:soft-page-break/><text:span text:style-name="T1247">‬</text:span>‬‬<text:span text:style-name="T1248">4</text:span><text:span text:style-name="T1249"> וַיֹּ֙אמֶר֙ אַבְשָׁל֔וֹם מִי־יְשִׂמֵ֥נִי שֹׁפֵ֖ט בָּאָ֑רֶץ וְעָלַ֗י יָב֛וֹא כָּל־אִ֛ישׁ אֲשֶֽׁר־יִהְיֶה־לּוֹ־רִ֥יב וּמִשְׁפָּ֖ט וְהִצְדַּקְתִּֽיו׃<text:s/></text:span><text:span text:style-name="T1250">‬</text:span>‬‬<text:span text:style-name="T1251">5</text:span><text:span text:style-name="T1252"> וְהָיָה֙ בִּקְרָב־אִ֔ישׁ לְהִשְׁתַּחֲוֺ֖ת ל֑וֹ וְשָׁלַ֧ח אֶת־יָד֛וֹ וְהֶחֱזִ֥יק ל֖וֹ וְנָ֥שַׁק לֽוֹ׃<text:s/></text:span><text:span text:style-name="T1253">‬</text:span>‬‬<text:span text:style-name="T1254">6</text:span><text:span text:style-name="T1255"> וַיַּ֨עַשׂ אַבְשָׁל֜וֹם כַּדָּבָ֤ר הַזֶּה֙ לְכָל־יִשְׂרָאֵ֔ל אֲשֶׁר־יָבֹ֥אוּ לַמִּשְׁפָּ֖ט אֶל־הַמֶּ֑לֶךְ וַיְגַנֵּב֙ אַבְשָׁל֔וֹם אֶת־לֵ֖ב אַנְשֵׁ֥י יִשְׂרָאֵֽל׃<text:s/></text:span><text:span text:style-name="T1256">פ<text:s/></text:span><text:span text:style-name="T1257">‬</text:span><text:span text:style-name="T1258">‬</text:span>‬‬‬‬‬‬</text:p>
        <text:p text:style-name="P1259"><text:span text:style-name="T1260">7</text:span><text:span text:style-name="T1261"> וַיְהִ֕י מִקֵּ֖ץ אַרְבָּעִ֣ים שָׁנָ֑ה וַיֹּ֤אמֶר אַבְשָׁלוֹם֙ אֶל־הַמֶּ֔לֶךְ אֵ֣לֲכָה נָּ֗א וַאֲשַׁלֵּ֛ם אֶת־נִדְרִ֛י אֲשֶׁר־נָדַ֥רְתִּי לַֽיהוָ֖ה בְּחֶבְרֽוֹן׃<text:s/></text:span><text:span text:style-name="T1262">‬</text:span>‬‬<text:span text:style-name="T1263">8</text:span><text:span text:style-name="T1264"> כִּי־נֵ֙דֶר֙ נָדַ֣ר עַבְדְּךָ֔ בְּשִׁבְתִּ֥י בִגְשׁ֛וּר בַּאֲרָ֖ם לֵאמֹ֑ר אִם־*ישיב **יָשׁ֨וֹב יְשִׁיבֵ֤נִי יְהוָה֙ יְר֣וּשָׁלִַ֔ם וְעָבַדְתִּ֖י אֶת־יְהוָֽה׃<text:s/></text:span><text:span text:style-name="T1265">‬</text:span>‬‬<text:span text:style-name="T1266">9</text:span><text:span text:style-name="T1267"> וַיֹּֽאמֶר־ל֥וֹ הַמֶּ֖לֶךְ לֵ֣ךְ בְּשָׁל֑וֹם וַיָּ֖קָם וַיֵּ֥לֶךְ חֶבְרֽוֹנָה׃<text:s/></text:span><text:span text:style-name="T1268">פ<text:s/></text:span><text:span text:style-name="T1269">‬</text:span><text:span text:style-name="T1270">‬</text:span>‬‬‬‬</text:p>
        <text:p text:style-name="P1271"><text:span text:style-name="T1272">10</text:span><text:span text:style-name="T1273"> וַיִּשְׁלַ֤ח אַבְשָׁלוֹם֙ מְרַגְּלִ֔ים בְּכָל־שִׁבְטֵ֥י יִשְׂרָאֵ֖ל לֵאמֹ֑ר כְּשָׁמְעֲכֶם֙ אֶת־ק֣וֹל הַשֹּׁפָ֔ר וַאֲמַרְתֶּ֕ם מָלַ֥ךְ אַבְשָׁל֖וֹם בְּחֶבְרֽוֹן׃<text:s/></text:span><text:span text:style-name="T1274">‬</text:span>‬‬<text:span text:style-name="T1275">11</text:span><text:span text:style-name="T1276"> וְאֶת־אַבְשָׁל֗וֹם הָלְכ֞וּ מָאתַ֤יִם אִישׁ֙ מִיר֣וּשָׁלִַ֔ם קְרֻאִ֖ים וְהֹלְכִ֣ים לְתֻמָּ֑ם וְלֹ֥א יָדְע֖וּ כָּל־דָּבָֽר׃<text:s/></text:span><text:span text:style-name="T1277">‬</text:span>‬‬<text:span text:style-name="T1278">12</text:span><text:span text:style-name="T1279"> וַיִּשְׁלַ֣ח אַ֠בְשָׁלוֹם אֶת־אֲחִיתֹ֨פֶל הַגִּֽילֹנִ֜י יוֹעֵ֣ץ דָּוִ֗ד מֵֽעִירוֹ֙ מִגִּלֹ֔ה בְּזָבְח֖וֹ אֶת־הַזְּבָחִ֑ים וַיְהִ֤י הַקֶּ֙שֶׁר֙ אַמִּ֔ץ וְהָעָ֛ם הוֹלֵ֥ךְ וָרָ֖ב אֶת־אַבְשָׁלֽוֹם׃<text:s/></text:span><text:span text:style-name="T1280">‬</text:span>‬‬<text:span text:style-name="T1281">13</text:span><text:span text:style-name="T1282"> וַיָּבֹא֙ הַמַּגִּ֔יד אֶל־דָּוִ֖ד לֵאמֹ֑ר הָיָ֛ה לֶב־אִ֥ישׁ יִשְׂרָאֵ֖ל אַחֲרֵ֥י אַבְשָׁלֽוֹם׃<text:s/></text:span><text:span text:style-name="T1283">‬</text:span>‬‬<text:span text:style-name="T1284">14</text:span><text:span text:style-name="T1285"> וַיֹּ֣אמֶר דָּ֠וִד לְכָל־עֲבָדָ֨יו אֲשֶׁר־אִתּ֤וֹ בִירוּשָׁלִַ֙ם֙ ק֣וּמוּ וְנִבְרָ֔חָה כִּ֛י לֹא־תִֽהְיֶה־לָּ֥נוּ פְלֵיטָ֖ה מִפְּנֵ֣י אַבְשָׁל֑וֹם מַהֲר֣וּ לָלֶ֗כֶת פֶּן־יְמַהֵ֤ר וְהִשִּׂגָ֙נוּ֙ וְהִדִּ֤יחַ עָלֵ֙ינוּ֙ אֶת־הָ֣רָעָ֔ה וְהִכָּ֥ה הָעִ֖יר לְפִי־חָֽרֶב׃<text:s/></text:span><text:span text:style-name="T1286">‬</text:span>‬‬<text:span text:style-name="T1287">15</text:span><text:span text:style-name="T1288"> וַיֹּאמְר֥וּ עַבְדֵֽי־הַמֶּ֖לֶךְ אֶל־הַמֶּ֑לֶךְ כְּכֹ֧ל אֲשֶׁר־יִבְחַ֛ר אֲדֹנִ֥י הַמֶּ֖לֶךְ הִנֵּ֥ה עֲבָדֶֽיךָ׃<text:s/></text:span><text:span text:style-name="T1289">‬</text:span>‬‬<text:span text:style-name="T1290">16</text:span><text:span text:style-name="T1291"> וַיֵּצֵ֥א הַמֶּ֛לֶךְ וְכָל־בֵּית֖וֹ בְּרַגְלָ֑יו וַיַּעֲזֹ֣ב הַמֶּ֗לֶךְ אֵ֣ת עֶ֧שֶׂר נָשִׁ֛ים פִּֽלַגְשִׁ֖ים לִשְׁמֹ֥ר הַבָּֽיִת׃<text:s/></text:span><text:span text:style-name="T1292">‬</text:span>‬‬<text:span text:style-name="T1293">17</text:span><text:span text:style-name="T1294"> וַיֵּצֵ֥א הַמֶּ֛לֶךְ וְכָל־הָעָ֖ם בְּרַגְלָ֑יו וַיַּעַמְד֖וּ בֵּ֥ית הַמֶּרְחָֽק׃<text:s/></text:span><text:span text:style-name="T1295">‬</text:span>‬‬<text:span text:style-name="T1296">18</text:span><text:span text:style-name="T1297"> וְכָל־עֲבָדָיו֙ עֹבְרִ֣ים עַל־יָד֔וֹ וְכָל־הַכְּרֵתִ֖י וְכָל־הַפְּלֵתִ֑י וְכָֽל־הַגִּתִּ֞ים שֵׁשׁ־מֵא֣וֹת אִ֗ישׁ אֲשֶׁר־בָּ֤אוּ בְרַגְלוֹ֙ מִגַּ֔ת עֹבְרִ֖ים עַל־פְּנֵ֥י הַמֶּֽלֶךְ׃<text:s/></text:span><text:span text:style-name="T1298">‬</text:span>‬‬<text:span text:style-name="T1299">19</text:span><text:span text:style-name="T1300"> וַיֹּ֤אמֶר הַמֶּ֙לֶךְ֙ אֶל־אִתַּ֣י הַגִּתִּ֔י לָ֧מָּה תֵלֵ֛ךְ גַּם־אַתָּ֖ה אִתָּ֑נוּ שׁ֣וּב וְשֵׁ֤ב עִם־הַמֶּ֙לֶךְ֙ כִּֽי־נָכְרִ֣י אַ֔תָּה וְגַם־גֹּלֶ֥ה אַתָּ֖ה לִמְקוֹמֶֽךָ׃<text:s/></text:span><text:span text:style-name="T1301">‬</text:span>‬‬<text:span text:style-name="T1302">20</text:span><text:span text:style-name="T1303"> תְּמ֣וֹל ׀ בּוֹאֶ֗ךָ וְהַיּ֞וֹם *אנועך **אֲנִֽיעֲךָ֤ עִמָּ֙נוּ֙ לָלֶ֔כֶת וַאֲנִ֣י הוֹלֵ֔ךְ עַ֥ל אֲשֶׁר־אֲנִ֖י הוֹלֵ֑ךְ שׁ֣וּב וְהָשֵׁ֧ב אֶת־אַחֶ֛יךָ עִמָּ֖ךְ חֶ֥סֶד וֶאֱמֶֽת׃<text:s/></text:span><text:span text:style-name="T1304">‬</text:span>‬‬<text:span text:style-name="T1305">21</text:span><text:span text:style-name="T1306"> וַיַּ֧עַן אִתַּ֛י אֶת־הַמֶּ֖לֶךְ וַיֹּאמַ֑ר חַי־יְהוָ֗ה וְחֵי֙ אֲדֹנִ֣י הַמֶּ֔לֶךְ כִּ֠י *אִם־בִּמְק֞וֹם אֲשֶׁ֥ר יִֽהְיֶה־שָּׁ֣ם ׀ אֲדֹנִ֣י הַמֶּ֗לֶךְ אִם־לְמָ֙וֶת֙ אִם־לְחַיִּ֔ים כִּי־שָׁ֖ם יִהְיֶ֥ה עַבְדֶּֽךָ׃<text:s/></text:span><text:span text:style-name="T1307">‬</text:span>‬‬<text:span text:style-name="T1308">22</text:span><text:span text:style-name="T1309"> וַיֹּ֧אמֶר דָּוִ֛ד אֶל־אִתַּ֖י לֵ֣ךְ וַעֲבֹ֑ר וַֽיַּעֲבֹ֞ר אִתַּ֤י הַגִּתִּי֙ וְכָל־אֲנָשָׁ֔יו וְכָל־הַטַּ֖ף אֲשֶׁ֥ר אִתּֽוֹ׃<text:s/></text:span><text:span text:style-name="T1310">‬</text:span>‬‬<text:span text:style-name="T1311">23</text:span><text:span text:style-name="T1312"> וְכָל־הָאָ֗רֶץ בּוֹכִים֙ ק֣וֹל גָּד֔וֹל וְכָל־הָעָ֖ם עֹֽבְרִ֑ים וְהַמֶּ֗לֶךְ עֹבֵר֙ בְּנַ֣חַל קִדְר֔וֹן וְכָל־הָעָם֙ עֹבְרִ֔ים עַל־פְּנֵי־דֶ֖רֶךְ אֶת־הַמִּדְבָּֽר׃<text:s/></text:span><text:span text:style-name="T1313">‬</text:span>‬‬<text:span text:style-name="T1314">24</text:span><text:span text:style-name="T1315"> וְהִנֵּ֨ה גַם־צָד֜וֹק וְכָֽל־הַלְוִיִּ֣ם אִתּ֗וֹ נֹֽשְׂאִים֙ אֶת־אֲרוֹן֙ בְּרִ֣ית הָאֱלֹהִ֔ים וַיַּצִּ֙קוּ֙ אֶת־אֲר֣וֹן הָאֱלֹהִ֔ים וַיַּ֖עַל אֶבְיָתָ֑ר עַד־תֹּ֥ם כָּל־הָעָ֖ם לַעֲב֥וֹר מִן־הָעִֽיר׃<text:s/></text:span><text:span text:style-name="T1316">‬</text:span>‬‬<text:span text:style-name="T1317">25</text:span><text:span text:style-name="T1318"> וַיֹּ֤אמֶר הַמֶּ֙לֶךְ֙ לְצָד֔וֹק הָשֵׁ֛ב אֶת־אֲר֥וֹן הָאֱלֹהִ֖ים הָעִ֑יר אִם־אֶמְצָ֥א חֵן֙ בְּעֵינֵ֣י יְהוָ֔ה וֶהֱשִׁבַ֕נִי<text:s/></text:span><text:soft-page-break/><text:span text:style-name="T1319">וְהִרְאַ֥נִי אֹת֖וֹ וְאֶת־נָוֵֽהוּ׃<text:s/></text:span><text:span text:style-name="T1320">‬</text:span>‬‬<text:span text:style-name="T1321">26</text:span><text:span text:style-name="T1322"> וְאִם֙ כֹּ֣ה יֹאמַ֔ר לֹ֥א חָפַ֖צְתִּי בָּ֑ךְ הִנְנִ֕י יַֽעֲשֶׂה־לִּ֕י כַּאֲשֶׁ֖ר טֽוֹב בְּעֵינָֽיו׃</text:span><text:span text:style-name="T1323"><text:s/>ס<text:s/></text:span><text:span text:style-name="T1324">‬</text:span>‬‬‬<text:span text:style-name="T1325">27</text:span><text:span text:style-name="T1326"> וַיֹּ֤אמֶר הַמֶּ֙לֶךְ֙ אֶל־צָד֣וֹק הַכֹּהֵ֔ן הֲרוֹאֶ֣ה אַתָּ֔ה שֻׁ֥בָה הָעִ֖יר בְּשָׁל֑וֹם וַאֲחִימַ֨עַץ בִּנְךָ֜ וִיהוֹנָתָ֧ן בֶּן־אֶבְיָתָ֛ר שְׁנֵ֥י בְנֵיכֶ֖ם אִתְּכֶֽם׃<text:s/></text:span><text:span text:style-name="T1327">‬</text:span>‬‬<text:span text:style-name="T1328">28</text:span><text:span text:style-name="T1329"> רְאוּ֙ אָנֹכִ֣י מִתְמַהְמֵ֔הַּ *בעברות **בְּעַֽרְב֖וֹת הַמִּדְבָּ֑ר עַ֣ד בּ֥וֹא דָבָ֛ר מֵעִמָּכֶ֖ם לְהַגִּ֥יד לִֽי׃<text:s/></text:span><text:span text:style-name="T1330">‬</text:span>‬‬<text:span text:style-name="T1331">29</text:span><text:span text:style-name="T1332"> וַיָּ֨שֶׁב צָד֧וֹק וְאֶבְיָתָ֛ר אֶת־אֲר֥וֹן הָאֱלֹהִ֖ים יְרוּשָׁלָ֑͏ִם וַיֵּשְׁב֖וּ שָֽׁם׃<text:s/></text:span><text:span text:style-name="T1333">‬</text:span>‬‬<text:span text:style-name="T1334">30</text:span><text:span text:style-name="T1335"> וְדָוִ֡ד עֹלֶה֩ בְמַעֲלֵ֨ה הַזֵּיתִ֜ים עֹלֶ֣ה ׀ וּבוֹכֶ֗ה וְרֹ֥אשׁ לוֹ֙ חָפ֔וּי וְה֖וּא הֹלֵ֣ךְ יָחֵ֑ף וְכָל־הָעָ֣ם אֲשֶׁר־אִתּ֗וֹ חָפוּ֙ אִ֣ישׁ רֹאשׁ֔וֹ וְעָל֥וּ עָלֹ֖ה וּבָכֹֽה׃<text:s/></text:span><text:span text:style-name="T1336">‬</text:span>‬‬<text:span text:style-name="T1337">31</text:span><text:span text:style-name="T1338"> וְדָוִד֙ הִגִּ֣יד לֵאמֹ֔ר אֲחִיתֹ֥פֶל בַּקֹּשְׁרִ֖ים עִם־אַבְשָׁל֑וֹם וַיֹּ֣אמֶר דָּוִ֔ד סַכֶּל־נָ֛א אֶת־עֲצַ֥ת אֲחִיתֹ֖פֶל יְהוָֽה׃<text:s/></text:span><text:span text:style-name="T1339">‬</text:span>‬‬<text:span text:style-name="T1340">32</text:span><text:span text:style-name="T1341"> וַיְהִ֤י דָוִד֙ בָּ֣א עַד־הָרֹ֔אשׁ אֲשֶֽׁר־יִשְׁתַּחֲוֶ֥ה שָׁ֖ם לֵאלֹהִ֑ים וְהִנֵּ֤ה לִקְרָאתוֹ֙ חוּשַׁ֣י הָאַרְכִּ֔י קָר֙וּעַ֙ כֻּתָּנְתּ֔וֹ וַאֲדָמָ֖ה עַל־רֹאשֽׁוֹ׃<text:s/></text:span><text:span text:style-name="T1342">‬</text:span>‬‬<text:span text:style-name="T1343">33</text:span><text:span text:style-name="T1344"> וַיֹּ֥אמֶר ל֖וֹ דָּוִ֑ד אִ֚ם עָבַ֣רְתָּ אִתִּ֔י וְהָיִ֥תָ עָלַ֖י לְמַשָּֽׂא׃<text:s/></text:span><text:span text:style-name="T1345">‬</text:span>‬‬<text:span text:style-name="T1346">34</text:span><text:span text:style-name="T1347"> וְאִם־הָעִ֣יר תָּשׁ֗וּב וְאָמַרְתָּ֤ לְאַבְשָׁלוֹם֙ עַבְדְּךָ֨ אֲנִ֤י הַמֶּ֙לֶךְ֙ אֶֽהְיֶ֔ה עֶ֣בֶד אָבִ֤יךָ וַֽאֲנִי֙ מֵאָ֔ז וְעַתָּ֖ה וַאֲנִ֣י עַבְדֶּ֑ךָ וְהֵפַרְתָּ֣ה לִ֔י אֵ֖ת עֲצַ֥ת אֲחִיתֹֽפֶל׃<text:s/></text:span><text:span text:style-name="T1348">‬</text:span>‬‬<text:span text:style-name="T1349">35</text:span><text:span text:style-name="T1350"> וַהֲל֤וֹא עִמְּךָ֙ שָׁ֔ם צָד֥וֹק וְאֶבְיָתָ֖ר הַכֹּהֲנִ֑ים וְהָיָ֗ה כָּל־הַדָּבָר֙ אֲשֶׁ֤ר תִּשְׁמַע֙ מִבֵּ֣ית הַמֶּ֔לֶךְ תַּגִּ֕יד לְצָד֥וֹק וּלְאֶבְיָתָ֖ר הַכֹּהֲנִֽים׃<text:s/></text:span><text:span text:style-name="T1351">‬</text:span>‬‬<text:span text:style-name="T1352">36</text:span><text:span text:style-name="T1353"> הִנֵּה־שָׁ֤ם עִמָּם֙ שְׁנֵ֣י בְנֵיהֶ֔ם אֲחִימַ֣עַץ לְצָד֔וֹק וִיהוֹנָתָ֖ן לְאֶבְיָתָ֑ר וּשְׁלַחְתֶּ֤ם בְּיָדָם֙ אֵלַ֔י כָּל־דָּבָ֖ר אֲשֶׁ֥ר תִּשְׁמָֽעוּ׃<text:s/></text:span><text:span text:style-name="T1354">‬</text:span>‬‬<text:span text:style-name="T1355">37</text:span><text:span text:style-name="T1356"> וַיָּבֹ֥א חוּשַׁ֛י רֵעֶ֥ה דָוִ֖ד הָעִ֑יר וְאַבְשָׁלֹ֔ם יָבֹ֖א יְרוּשָׁלָֽ͏ִם׃<text:s/></text:span><text:span text:style-name="T1357">‬</text:span>‬‬‬‬‬‬‬‬‬‬‬‬‬‬‬‬‬‬‬‬‬‬‬‬‬‬‬‬‬‬</text:p>
      </text:section>
      <text:section text:name="Sect15" text:style-name="S15">
        <text:p text:style-name="P1358">2 Samuel 16</text:p>
        <text:p text:style-name="P1359"><text:span text:style-name="T1360">1</text:span><text:span text:style-name="T1361"> וְדָוִ֗ד עָבַ֤ר מְעַט֙ מֵֽהָרֹ֔אשׁ וְהִנֵּ֥ה צִיבָ֛א נַ֥עַר מְפִי־בֹ֖שֶׁת לִקְרָאת֑וֹ וְצֶ֨מֶד חֲמֹרִ֜ים חֲבֻשִׁ֗ים וַעֲלֵיהֶם֩ מָאתַ֨יִם לֶ֜חֶם וּמֵאָ֧ה צִמּוּקִ֛ים וּמֵ֥אָה קַ֖יִץ וְנֵ֥בֶל יָֽיִן׃<text:s/></text:span><text:span text:style-name="T1362">2</text:span><text:span text:style-name="T1363"> וַיֹּ֧אמֶר הַמֶּ֛לֶךְ אֶל־צִיבָ֖א מָה־אֵ֣לֶּה לָּ֑ךְ וַיֹּ֣אמֶר צִ֠יבָא הַחֲמוֹרִ֨ים לְבֵית־הַמֶּ֜לֶךְ לִרְכֹּ֗ב *ולהלחם **וְהַלֶּ֤חֶם וְהַקַּ֙יִץ֙ לֶאֱכ֣וֹל הַנְּעָרִ֔ים וְהַיַּ֕יִן לִשְׁתּ֥וֹת הַיָּעֵ֖ף בַּמִּדְבָּֽר׃<text:s/></text:span><text:span text:style-name="T1364">‬</text:span>‬‬<text:span text:style-name="T1365">3</text:span><text:span text:style-name="T1366"> וַיֹּ֣אמֶר הַמֶּ֔לֶךְ וְאַיֵּ֖ה בֶּן־אֲדֹנֶ֑יךָ וַיֹּ֨אמֶר צִיבָ֜א אֶל־הַמֶּ֗לֶךְ הִנֵּה֙ יוֹשֵׁ֣ב בִּירוּשָׁלִַ֔ם כִּ֣י אָמַ֔ר הַיּ֗וֹם יָשִׁ֤יבוּ לִי֙ בֵּ֣ית יִשְׂרָאֵ֔ל אֵ֖ת מַמְלְכ֥וּת אָבִֽי׃<text:s/></text:span><text:span text:style-name="T1367">‬</text:span>‬‬<text:span text:style-name="T1368">4</text:span><text:span text:style-name="T1369"> וַיֹּ֤אמֶר הַמֶּ֙לֶךְ֙ לְצִבָ֔א הִנֵּ֣ה לְךָ֔ כֹּ֖ל אֲשֶׁ֣ר לִמְפִי־בֹ֑שֶׁת וַיֹּ֤אמֶר צִיבָא֙ הִֽשְׁתַּחֲוֵ֔יתִי אֶמְצָא־חֵ֥ן בְּעֵינֶ֖יךָ אֲדֹנִ֥י הַמֶּֽלֶךְ׃<text:s/></text:span><text:span text:style-name="T1370">‬</text:span>‬‬<text:span text:style-name="T1371">5</text:span><text:span text:style-name="T1372"> וּבָ֛א הַמֶּ֥לֶךְ דָּוִ֖ד עַד־בַּֽחוּרִ֑ים וְהִנֵּ֣ה מִשָּׁם֩ אִ֨ישׁ יוֹצֵ֜א מִמִּשְׁפַּ֣חַת בֵּית־שָׁא֗וּל וּשְׁמוֹ֙ שִׁמְעִ֣י בֶן־גֵּרָ֔א יֹצֵ֥א יָצ֖וֹא וּמְקַלֵּֽל׃<text:s/></text:span><text:span text:style-name="T1373">‬</text:span>‬‬<text:span text:style-name="T1374">6</text:span><text:span text:style-name="T1375"> וַיְסַקֵּ֤ל בָּֽאֲבָנִים֙ אֶת־דָּוִ֔ד וְאֶת־כָּל־עַבְדֵ֖י הַמֶּ֣לֶךְ דָּוִ֑ד וְכָל־הָעָם֙ וְכָל־הַגִּבֹּרִ֔ים מִימִינ֖וֹ וּמִשְּׂמֹאלֽוֹ׃<text:s/></text:span><text:span text:style-name="T1376">‬</text:span>‬‬<text:span text:style-name="T1377">7</text:span><text:span text:style-name="T1378"> וְכֹֽה־אָמַ֥ר שִׁמְעִ֖י בְּקַֽלְל֑וֹ צֵ֥א צֵ֛א אִ֥ישׁ הַדָּמִ֖ים וְאִ֥ישׁ הַבְּלִיָּֽעַל׃<text:s/></text:span><text:span text:style-name="T1379">‬</text:span>‬‬<text:span text:style-name="T1380">8</text:span><text:span text:style-name="T1381"> הֵשִׁיב֩ עָלֶ֨יךָ יְהוָ֜ה כֹּ֣ל ׀ דְּמֵ֣י בֵית־שָׁא֗וּל אֲשֶׁ֤ר מָלַ֙כְתָּ֙ *תחתו **תַּחְתָּ֔יו וַיִּתֵּ֤ן יְהוָה֙ אֶת־הַמְּלוּכָ֔ה בְּיַ֖ד אַבְשָׁל֣וֹם בְּנֶ֑ךָ וְהִנְּךָ֙ בְּרָ֣עָתֶ֔ךָ כִּ֛י אִ֥ישׁ דָּמִ֖ים אָֽתָּה׃<text:s/></text:span><text:span text:style-name="T1382">‬</text:span>‬‬<text:span text:style-name="T1383">9</text:span><text:span text:style-name="T1384"> וַיֹּ֨אמֶר אֲבִישַׁ֤י בֶּן־צְרוּיָה֙ אֶל־הַמֶּ֔לֶךְ לָ֣מָּה יְקַלֵּ֞ל הַכֶּ֤לֶב הַמֵּת֙ הַזֶּ֔ה אֶת־אֲדֹנִ֖י הַמֶּ֑לֶךְ אֶעְבְּרָה־נָּ֖א וְאָסִ֥ירָה אֶת־רֹאשֽׁוֹ׃</text:span><text:span text:style-name="T1385"><text:s/>ס<text:s/></text:span><text:span text:style-name="T1386">‬</text:span>‬‬<text:span text:style-name="T1387">10</text:span><text:span text:style-name="T1388"> וַיֹּ֣אמֶר הַמֶּ֔לֶךְ מַה־לִּ֥י וְלָכֶ֖ם בְּנֵ֣י צְרֻיָ֑ה *כי **כֹּ֣ה יְקַלֵּ֗ל *וכי **כִּ֤י יְהוָה֙ אָ֤מַר לוֹ֙ קַלֵּ֣ל אֶת־דָּוִ֔ד וּמִ֣י יֹאמַ֔ר<text:s/></text:span><text:soft-page-break/><text:span text:style-name="T1389">מַדּ֖וּעַ עָשִׂ֥יתָה כֵּֽן׃</text:span><text:span text:style-name="T1390"><text:s/>ס<text:s/></text:span><text:span text:style-name="T1391">‬</text:span>‬‬<text:span text:style-name="T1392">11</text:span><text:span text:style-name="T1393"> וַיֹּ֨אמֶר דָּוִ֤ד אֶל־אֲבִישַׁי֙ וְאֶל־כָּל־עֲבָדָ֔יו הִנֵּ֥ה בְנִ֛י אֲשֶׁר־יָצָ֥א מִמֵּעַ֖י מְבַקֵּ֣שׁ אֶת־נַפְשִׁ֑י וְאַ֨ף כִּֽי־עַתָּ֜ה בֶּן־הַיְמִינִ֗י הַנִּ֤חוּ לוֹ֙ וִֽיקַלֵּ֔ל כִּ֥י אָֽמַר־ל֖וֹ יְהוָֽה׃<text:s/></text:span><text:span text:style-name="T1394">‬</text:span>‬‬<text:span text:style-name="T1395">12</text:span><text:span text:style-name="T1396"> אוּלַ֛י יִרְאֶ֥ה יְהוָ֖ה *בעוני **בְּעֵינִ֑י וְהֵשִׁ֨יב יְהוָ֥ה לִי֙ טוֹבָ֔ה תַּ֥חַת קִלְלָת֖וֹ הַיּ֥וֹם הַזֶּֽה׃<text:s/></text:span><text:span text:style-name="T1397">‬</text:span>‬‬<text:span text:style-name="T1398">13</text:span><text:span text:style-name="T1399"> וַיֵּ֧לֶךְ דָּוִ֛ד וַאֲנָשָׁ֖יו בַּדָּ֑רֶךְ</text:span><text:span text:style-name="T1400"><text:s/>ס<text:s/></text:span><text:span text:style-name="T1401">וְשִׁמְעִ֡י הֹלֵךְ֩ בְּצֵ֨לַע הָהָ֜ר לְעֻמָּת֗וֹ הָלוֹךְ֙ וַיְקַלֵּ֔ל וַיְסַקֵּ֤ל בָּֽאֲבָנִים֙ לְעֻמָּת֔וֹ וְעִפַּ֖ר בֶּעָפָֽר׃<text:s/></text:span><text:span text:style-name="T1402">פ<text:s/></text:span><text:span text:style-name="T1403">‬</text:span><text:span text:style-name="T1404">‬</text:span>‬‬‬‬‬‬‬‬‬‬‬‬‬</text:p>
        <text:p text:style-name="P1405"><text:span text:style-name="T1406">14</text:span><text:span text:style-name="T1407"> וַיָּבֹ֥א הַמֶּ֛לֶךְ וְכָל־הָעָ֥ם אֲשֶׁר־אִתּ֖וֹ עֲיֵפִ֑ים וַיִּנָּפֵ֖שׁ שָֽׁם׃<text:s/></text:span><text:span text:style-name="T1408">‬</text:span>‬‬<text:span text:style-name="T1409">15</text:span><text:span text:style-name="T1410"> וְאַבְשָׁל֗וֹם וְכָל־הָעָם֙ אִ֣ישׁ יִשְׂרָאֵ֔ל בָּ֖אוּ יְרוּשָׁלָ֑͏ִם וַאֲחִיתֹ֖פֶל אִתּֽוֹ׃<text:s/></text:span><text:span text:style-name="T1411">‬</text:span>‬‬<text:span text:style-name="T1412">16</text:span><text:span text:style-name="T1413"> וַיְהִ֗י כַּֽאֲשֶׁר־בָּ֞א חוּשַׁ֧י הָאַרְכִּ֛י רֵעֶ֥ה דָוִ֖ד אֶל־אַבְשָׁל֑וֹם וַיֹּ֤אמֶר חוּשַׁי֙ אֶל־אַבְשָׁלֹ֔ם יְחִ֥י הַמֶּ֖לֶךְ יְחִ֥י הַמֶּֽלֶךְ׃<text:s/></text:span><text:span text:style-name="T1414">‬</text:span>‬‬<text:span text:style-name="T1415">17</text:span><text:span text:style-name="T1416"> וַיֹּ֤אמֶר אַבְשָׁלוֹם֙ אֶל־חוּשַׁ֔י זֶ֥ה חַסְדְּךָ֖ אֶת־רֵעֶ֑ךָ לָ֥מָּה לֹֽא־הָלַ֖כְתָּ אֶת־רֵעֶֽךָ׃<text:s/></text:span><text:span text:style-name="T1417">‬</text:span>‬‬<text:span text:style-name="T1418">18</text:span><text:span text:style-name="T1419"> וַיֹּ֣אמֶר חוּשַׁי֮ אֶל־אַבְשָׁלֹם֒ לֹ֕א כִּי֩ אֲשֶׁ֨ר בָּחַ֧ר יְהוָ֛ה וְהָעָ֥ם הַזֶּ֖ה וְכָל־אִ֣ישׁ יִשְׂרָאֵ֑ל *לא **ל֥וֹ אֶהְיֶ֖ה וְאִתּ֥וֹ אֵשֵֽׁב׃<text:s/></text:span><text:span text:style-name="T1420">‬</text:span>‬‬<text:span text:style-name="T1421">19</text:span><text:span text:style-name="T1422"> וְהַשֵּׁנִ֗ית לְמִי֙ אֲנִ֣י אֶֽעֱבֹ֔ד הֲל֖וֹא לִפְנֵ֣י בְנ֑וֹ כַּאֲשֶׁ֤ר עָבַ֙דְתִּי֙ לִפְנֵ֣י אָבִ֔יךָ כֵּ֖ן אֶהְיֶ֥ה לְפָנֶֽיךָ׃<text:s/></text:span><text:span text:style-name="T1423">פ<text:s/></text:span><text:span text:style-name="T1424">‬</text:span><text:span text:style-name="T1425">‬</text:span>‬‬‬‬‬‬‬</text:p>
        <text:p text:style-name="P1426"><text:span text:style-name="T1427">20</text:span><text:span text:style-name="T1428"> וַיֹּ֥אמֶר אַבְשָׁל֖וֹם אֶל־אֲחִיתֹ֑פֶל הָב֥וּ לָכֶ֛ם עֵצָ֖ה מַֽה־נַּעֲשֶֽׂה׃<text:s/></text:span><text:span text:style-name="T1429">‬</text:span>‬‬<text:span text:style-name="T1430">21</text:span><text:span text:style-name="T1431"> וַיֹּ֤אמֶר אֲחִיתֹ֙פֶל֙ אֶל־אַבְשָׁלֹ֔ם בּ֚וֹא אֶל־פִּלַגְשֵׁ֣י אָבִ֔יךָ אֲשֶׁ֥ר הִנִּ֖יחַ לִשְׁמ֣וֹר הַבָּ֑יִת וְשָׁמַ֤ע כָּל־יִשְׂרָאֵל֙ כִּֽי־נִבְאַ֣שְׁתָּ אֶת־אָבִ֔יךָ וְחָ֣זְק֔וּ יְדֵ֖י כָּל־אֲשֶׁ֥ר אִתָּֽךְ׃<text:s/></text:span><text:span text:style-name="T1432">‬</text:span>‬‬<text:span text:style-name="T1433">22</text:span><text:span text:style-name="T1434"> וַיַּטּ֧וּ לְאַבְשָׁל֛וֹם הָאֹ֖הֶל עַל־הַגָּ֑ג וַיָּבֹ֤א אַבְשָׁלוֹם֙ אֶל־פִּֽלַגְשֵׁ֣י אָבִ֔יו לְעֵינֵ֖י כָּל־יִשְׂרָאֵֽל׃<text:s/></text:span><text:span text:style-name="T1435">‬</text:span>‬‬<text:span text:style-name="T1436">23</text:span><text:span text:style-name="T1437"> וַעֲצַ֣ת אֲחִיתֹ֗פֶל אֲשֶׁ֤ר יָעַץ֙ בַּיָּמִ֣ים הָהֵ֔ם כַּאֲשֶׁ֥ר יִשְׁאַל־**אִ֖ישׁ בִּדְבַ֣ר הָאֱלֹהִ֑ים כֵּ֚ן כָּל־עֲצַ֣ת אֲחִיתֹ֔פֶל גַּם־לְדָוִ֖ד גַּ֥ם לְאַבְשָׁלֹֽם׃</text:span><text:span text:style-name="T1438"><text:s/>ס<text:s/></text:span><text:span text:style-name="T1439">‬</text:span>‬‬‬‬‬‬</text:p>
      </text:section>
      <text:section text:name="Sect16" text:style-name="S16">
        <text:p text:style-name="P1440">2 Samuel 17</text:p>
        <text:p text:style-name="P1441"><text:span text:style-name="T1442">1</text:span><text:span text:style-name="T1443"> וַיֹּ֥אמֶר אֲחִיתֹ֖פֶל אֶל־אַבְשָׁלֹ֑ם אֶבְחֲרָ֣ה נָּ֗א שְׁנֵים־עָשָׂ֥ר אֶ֙לֶף֙ אִ֔ישׁ וְאָק֛וּמָה וְאֶרְדְּפָ֥ה אַחֲרֵי־דָוִ֖ד הַלָּֽיְלָה׃<text:s/></text:span><text:span text:style-name="T1444">2</text:span><text:span text:style-name="T1445"> וְאָב֣וֹא עָלָ֗יו וְה֤וּא יָגֵ֙עַ֙ וּרְפֵ֣ה יָדַ֔יִם וְהַֽחֲרַדְתִּ֣י אֹת֔וֹ וְנָ֖ס כָּל־הָעָ֣ם אֲשֶׁר־אִתּ֑וֹ וְהִכֵּיתִ֥י אֶת־הַמֶּ֖לֶךְ לְבַדּֽוֹ׃<text:s/></text:span><text:span text:style-name="T1446">‬</text:span>‬‬<text:span text:style-name="T1447">3</text:span><text:span text:style-name="T1448"> וְאָשִׁ֥יבָה כָל־הָעָ֖ם אֵלֶ֑יךָ כְּשׁ֣וּב הַכֹּ֔ל הָאִישׁ֙ אֲשֶׁ֣ר אַתָּ֣ה מְבַקֵּ֔שׁ כָּל־הָעָ֖ם יִהְיֶ֥ה שָׁלֽוֹם׃<text:s/></text:span><text:span text:style-name="T1449">‬</text:span>‬‬<text:span text:style-name="T1450">4</text:span><text:span text:style-name="T1451"> וַיִּישַׁ֥ר הַדָּבָ֖ר בְּעֵינֵ֣י אַבְשָׁלֹ֑ם וּבְעֵינֵ֖י כָּל־זִקְנֵ֥י יִשְׂרָאֵֽל׃</text:span><text:span text:style-name="T1452"><text:s/>ס<text:s/></text:span><text:span text:style-name="T1453">‬</text:span>‬‬<text:span text:style-name="T1454">5</text:span><text:span text:style-name="T1455"> וַיֹּ֙אמֶר֙ אַבְשָׁל֔וֹם קְרָ֣א נָ֔א גַּ֖ם לְחוּשַׁ֣י הָאַרְכִּ֑י וְנִשְׁמְעָ֥ה מַה־בְּפִ֖יו גַּם־הֽוּא׃<text:s/></text:span><text:span text:style-name="T1456">‬</text:span>‬‬<text:span text:style-name="T1457">6</text:span><text:span text:style-name="T1458"> וַיָּבֹ֣א חוּשַׁי֮ אֶל־אַבְשָׁלוֹם֒ וַיֹּאמֶר֩ אַבְשָׁל֨וֹם אֵלָ֜יו לֵאמֹ֗ר כַּדָּבָ֤ר הַזֶּה֙ דִּבֶּ֣ר אֲחִיתֹ֔פֶל הֲנַעֲשֶׂ֖ה אֶת־דְּבָר֑וֹ אִם־אַ֖יִן אַתָּ֥ה דַבֵּֽר׃</text:span><text:span text:style-name="T1459"><text:s/>ס<text:s/></text:span><text:span text:style-name="T1460">‬</text:span>‬‬<text:span text:style-name="T1461">7</text:span><text:span text:style-name="T1462"> וַיֹּ֥אמֶר חוּשַׁ֖י אֶל־אַבְשָׁל֑וֹם לֹֽא־טוֹבָ֧ה הָעֵצָ֛ה אֲשֶׁר־יָעַ֥ץ אֲחִיתֹ֖פֶל בַּפַּ֥עַם הַזֹּֽאת׃<text:s/></text:span><text:span text:style-name="T1463">‬</text:span>‬‬<text:span text:style-name="T1464">8</text:span><text:span text:style-name="T1465"> וַיֹּ֣אמֶר חוּשַׁ֗י אַתָּ֣ה יָ֠דַעְתָּ אֶת־אָבִ֨יךָ וְאֶת־אֲנָשָׁ֜יו כִּ֧י גִבֹּרִ֣ים הֵ֗מָּה וּמָרֵ֥י נֶ֙פֶשׁ֙ הֵ֔מָּה כְּדֹ֥ב שַׁכּ֖וּל בַּשָּׂדֶ֑ה וְאָבִ֙יךָ֙<text:s/></text:span><text:soft-page-break/><text:span text:style-name="T1466">אִ֣ישׁ מִלְחָמָ֔ה וְלֹ֥א יָלִ֖ין אֶת־הָעָֽם׃<text:s/></text:span><text:span text:style-name="T1467">‬</text:span>‬‬<text:span text:style-name="T1468">9</text:span><text:span text:style-name="T1469"> הִנֵּ֨ה עַתָּ֤ה הֽוּא־נֶחְבָּא֙ בְּאַחַ֣ת הַפְּחָתִ֔ים א֖וֹ בְּאַחַ֣ד הַמְּקוֹמֹ֑ת וְהָיָ֗ה כִּנְפֹ֤ל בָּהֶם֙ בַּתְּחִלָּ֔ה וְשָׁמַ֤ע הַשֹּׁמֵ֙עַ֙ וְאָמַ֔ר הָֽיְתָה֙ מַגֵּפָ֔ה בָּעָ֕ם אֲשֶׁ֖ר אַחֲרֵ֥י אַבְשָׁלֹֽם׃<text:s/></text:span><text:span text:style-name="T1470">‬</text:span>‬‬<text:span text:style-name="T1471">10</text:span><text:span text:style-name="T1472"> וְה֣וּא גַם־בֶּן־חַ֗יִל אֲשֶׁ֥ר לִבּ֛וֹ כְּלֵ֥ב הָאַרְיֵ֖ה הִמֵּ֣ס יִמָּ֑ס כִּֽי־יֹדֵ֤עַ כָּל־יִשְׂרָאֵל֙ כִּי־גִבּ֣וֹר אָבִ֔יךָ וּבְנֵי־חַ֖יִל אֲשֶׁ֥ר אִתּֽוֹ׃<text:s/></text:span><text:span text:style-name="T1473">‬</text:span>‬‬<text:span text:style-name="T1474">11</text:span><text:span text:style-name="T1475"> כִּ֣י יָעַ֗צְתִּי הֵ֠אָסֹף יֵאָסֵ֨ף עָלֶ֤יךָ כָל־יִשְׂרָאֵל֙ מִדָּן֙ וְעַד־בְּאֵ֣ר שֶׁ֔בַע כַּח֥וֹל אֲשֶׁר־עַל־הַיָּ֖ם לָרֹ֑ב וּפָנֶ֥יךָ הֹלְכִ֖ים בַּקְרָֽב׃<text:s/></text:span><text:span text:style-name="T1476">‬</text:span>‬‬<text:span text:style-name="T1477">12</text:span><text:span text:style-name="T1478"> וּבָ֣אנוּ אֵלָ֗יו *באחת **בְּאַחַ֤ד הַמְּקוֹמֹת֙ אֲשֶׁ֣ר נִמְצָ֣א שָׁ֔ם וְנַ֣חְנוּ עָלָ֔יו כַּאֲשֶׁ֛ר יִפֹּ֥ל הַטַּ֖ל עַל־הָאֲדָמָ֑ה וְלֹֽא־נ֥וֹתַר בּ֛וֹ וּבְכָל־הָאֲנָשִׁ֥ים אֲשֶׁר־אִתּ֖וֹ גַּם־אֶחָֽד׃<text:s/></text:span><text:span text:style-name="T1479">‬</text:span>‬‬<text:span text:style-name="T1480">13</text:span><text:span text:style-name="T1481"> וְאִם־אֶל־עִיר֙ יֵֽאָסֵ֔ף וְהִשִּׂ֧יאוּ כָֽל־יִשְׂרָאֵ֛ל אֶל־הָעִ֥יר הַהִ֖יא חֲבָלִ֑ים וְסָחַ֤בְנוּ אֹתוֹ֙ עַד־הַנַּ֔חַל עַ֛ד אֲשֶֽׁר־לֹא־נִמְצָ֥א שָׁ֖ם גַּם־צְרֽוֹר׃<text:s/></text:span><text:span text:style-name="T1482">פ<text:s/></text:span><text:span text:style-name="T1483">‬</text:span><text:span text:style-name="T1484">‬</text:span>‬‬‬‬‬‬‬‬‬‬‬‬‬</text:p>
        <text:p text:style-name="P1485"><text:span text:style-name="T1486">14</text:span><text:span text:style-name="T1487"> וַיֹּ֤אמֶר אַבְשָׁלוֹם֙ וְכָל־אִ֣ישׁ יִשְׂרָאֵ֔ל טוֹבָ֗ה עֲצַת֙ חוּשַׁ֣י הָאַרְכִּ֔י מֵעֲצַ֖ת אֲחִיתֹ֑פֶל וַיהוָ֣ה צִוָּ֗ה לְהָפֵ֞ר אֶת־עֲצַ֤ת אֲחִיתֹ֙פֶל֙ הַטּוֹבָ֔ה לְבַעֲב֗וּר הָבִ֧יא יְהוָ֛ה אֶל־אַבְשָׁל֖וֹם אֶת־הָרָעָֽה׃</text:span><text:span text:style-name="T1488"><text:s/>ס<text:s/></text:span><text:span text:style-name="T1489">‬</text:span>‬‬<text:span text:style-name="T1490">15</text:span><text:span text:style-name="T1491"> וַיֹּ֣אמֶר חוּשַׁ֗י אֶל־צָד֤וֹק וְאֶל־אֶבְיָתָר֙ הַכֹּ֣הֲנִ֔ים כָּזֹ֣את וְכָזֹ֗את יָעַ֤ץ אֲחִיתֹ֙פֶל֙ אֶת־אַבְשָׁלֹ֔ם וְאֵ֖ת זִקְנֵ֣י יִשְׂרָאֵ֑ל וְכָזֹ֥את וְכָזֹ֖את יָעַ֥צְתִּי אָֽנִי׃<text:s/></text:span><text:span text:style-name="T1492">‬</text:span>‬‬<text:span text:style-name="T1493">16</text:span><text:span text:style-name="T1494"> וְעַתָּ֡ה שִׁלְח֣וּ מְהֵרָה֩ וְהַגִּ֨ידוּ לְדָוִ֜ד לֵאמֹ֗ר אַל־תָּ֤לֶן הַלַּ֙יְלָה֙ בְּעַֽרְב֣וֹת הַמִּדְבָּ֔ר וְגַ֖ם עָב֣וֹר תַּעֲב֑וֹר פֶּ֚ן יְבֻלַּ֣ע לַמֶּ֔לֶךְ וּלְכָל־הָעָ֖ם אֲשֶׁ֥ר אִתּֽוֹ׃<text:s/></text:span><text:span text:style-name="T1495">‬</text:span>‬‬<text:span text:style-name="T1496">17</text:span><text:span text:style-name="T1497"> וִיהוֹנָתָ֨ן וַאֲחִימַ֜עַץ עֹמְדִ֣ים בְּעֵין־רֹגֵ֗ל וְהָלְכָ֤ה הַשִּׁפְחָה֙ וְהִגִּ֣ידָה לָהֶ֔ם וְהֵם֙ יֵֽלְכ֔וּ וְהִגִּ֖ידוּ לַמֶּ֣לֶךְ דָּוִ֑ד כִּ֣י לֹ֥א יוּכְל֛וּ לְהֵרָא֖וֹת לָב֥וֹא הָעִֽירָה׃<text:s/></text:span><text:span text:style-name="T1498">‬</text:span>‬‬<text:span text:style-name="T1499">18</text:span><text:span text:style-name="T1500"> וַיַּ֤רְא אֹתָם֙ נַ֔עַר וַיַּגֵּ֖ד לְאַבְשָׁלֹ֑ם וַיֵּלְכוּ֩ שְׁנֵיהֶ֨ם מְהֵרָ֜ה וַיָּבֹ֣אוּ ׀ אֶל־בֵּֽית־אִ֣ישׁ בְּבַחוּרִ֗ים וְל֥וֹ בְאֵ֛ר בַּחֲצֵר֖וֹ וַיֵּ֥רְדוּ שָֽׁם׃<text:s/></text:span><text:span text:style-name="T1501">‬</text:span>‬‬<text:span text:style-name="T1502">19</text:span><text:span text:style-name="T1503"> וַתִּקַּ֣ח הָאִשָּׁ֗ה וַתִּפְרֹ֤שׂ אֶת־הַמָּסָךְ֙ עַל־פְּנֵ֣י הַבְּאֵ֔ר וַתִּשְׁטַ֥ח עָלָ֖יו הָֽרִפ֑וֹת וְלֹ֥א נוֹדַ֖ע דָּבָֽר׃<text:s/></text:span><text:span text:style-name="T1504">‬</text:span>‬‬<text:span text:style-name="T1505">20</text:span><text:span text:style-name="T1506"> וַיָּבֹ֣אוּ עַבְדֵי֩ אַבְשָׁל֨וֹם אֶֽל־הָאִשָּׁ֜ה הַבַּ֗יְתָה וַיֹּֽאמְרוּ֙ אַיֵּ֗ה אֲחִימַ֙עַץ֙ וִיה֣וֹנָתָ֔ן וַתֹּ֤אמֶר לָהֶם֙ הָֽאִשָּׁ֔ה עָבְר֖וּ מִיכַ֣ל הַמָּ֑יִם וַיְבַקְשׁוּ֙ וְלֹ֣א מָצָ֔אוּ וַיָּשֻׁ֖בוּ יְרוּשָׁלָֽ͏ִם׃</text:span><text:span text:style-name="T1507"><text:s/>ס<text:s/></text:span><text:span text:style-name="T1508">‬</text:span>‬‬<text:span text:style-name="T1509">21</text:span><text:span text:style-name="T1510"> וַיְהִ֣י ׀ אַחֲרֵ֣י לֶכְתָּ֗ם וֽ͏ַיַּעֲלוּ֙ מֵֽהַבְּאֵ֔ר וַיֵּ֣לְכ֔וּ וַיַּגִּ֖דוּ לַמֶּ֣לֶךְ דָּוִ֑ד וַיֹּאמְר֣וּ אֶל־דָּוִ֗ד ק֣וּמוּ וְעִבְר֤וּ מְהֵרָה֙ אֶת־הַמַּ֔יִם כִּי־כָ֛כָה יָעַ֥ץ עֲלֵיכֶ֖ם אֲחִיתֹֽפֶל׃<text:s/></text:span><text:span text:style-name="T1511">‬</text:span>‬‬<text:span text:style-name="T1512">22</text:span><text:span text:style-name="T1513"> וַיָּ֣קָם דָּוִ֗ד וְכָל־הָעָם֙ אֲשֶׁ֣ר אִתּ֔וֹ וַיַּעַבְר֖וּ אֶת־הַיַּרְדֵּ֑ן עַד־א֣וֹר הַבֹּ֗קֶר עַד־אַחַד֙ לֹ֣א נֶעְדָּ֔ר אֲשֶׁ֥ר לֹא־עָבַ֖ר אֶת־הַיַּרְדֵּֽן׃<text:s/></text:span><text:span text:style-name="T1514">‬</text:span>‬‬<text:span text:style-name="T1515">23</text:span><text:span text:style-name="T1516"> וַאֲחִיתֹ֣פֶל רָאָ֗ה כִּ֣י לֹ֣א נֶעֶשְׂתָה֮ עֲצָתוֹ֒ וַיַּחֲבֹ֣שׁ אֶֽת־הַחֲמ֗וֹר וַיָּ֜קָם וַיֵּ֤לֶךְ אֶל־בֵּיתוֹ֙ אֶל־עִיר֔וֹ וַיְצַ֥ו אֶל־בֵּית֖וֹ וַיֵּחָנַ֑ק וַיָּ֕מָת וַיִּקָּבֵ֖ר בְּקֶ֥בֶר אָבִֽיו׃</text:span><text:span text:style-name="T1517"><text:s/>ס<text:s/></text:span><text:span text:style-name="T1518">‬</text:span>‬‬<text:span text:style-name="T1519">24</text:span><text:span text:style-name="T1520"> וְדָוִ֖ד בָּ֣א מַחֲנָ֑יְמָה וְאַבְשָׁלֹ֗ם עָבַר֙ אֶת־הַיַּרְדֵּ֔ן ה֕וּא וְכָל־אִ֥ישׁ יִשְׂרָאֵ֖ל עִמּֽוֹ׃<text:s/></text:span><text:span text:style-name="T1521">‬</text:span>‬‬<text:span text:style-name="T1522">25</text:span><text:span text:style-name="T1523"> וְאֶת־עֲמָשָׂ֗א שָׂ֧ם אַבְשָׁלֹ֛ם תַּ֥חַת יוֹאָ֖ב עַל־הַצָּבָ֑א וַעֲמָשָׂ֣א בֶן־אִ֗ישׁ וּשְׁמוֹ֙ יִתְרָ֣א הַיִּשְׂרְאֵלִ֔י אֲשֶׁר־בָּא֙ אֶל־אֲבִיגַ֣ל בַּת־נָחָ֔שׁ אֲח֥וֹת צְרוּיָ֖ה אֵ֥ם יוֹאָֽב׃<text:s/></text:span><text:span text:style-name="T1524">‬</text:span>‬‬<text:span text:style-name="T1525">26</text:span><text:span text:style-name="T1526"> וַיִּ֤חַן יִשְׂרָאֵל֙ וְאַבְשָׁלֹ֔ם אֶ֖רֶץ הַגִּלְעָֽד׃</text:span><text:span text:style-name="T1527"><text:s/>ס<text:s/></text:span><text:span text:style-name="T1528">‬</text:span>‬‬<text:span text:style-name="T1529">27</text:span><text:span text:style-name="T1530"> וַיְהִ֕י כְּב֥וֹא דָוִ֖ד מַחֲנָ֑יְמָה וְשֹׁבִ֨י בֶן־נָחָ֜שׁ מֵרַבַּ֣ת בְּנֵֽי־עַמּ֗וֹן וּמָכִ֤יר בֶּן־עַמִּיאֵל֙ מִלֹּ֣א דְבָ֔ר וּבַרְזִלַּ֥י<text:s/></text:span><text:soft-page-break/><text:span text:style-name="T1531">הַגִּלְעָדִ֖י מֵרֹגְלִֽים׃<text:s/></text:span><text:span text:style-name="T1532">‬</text:span>‬‬<text:span text:style-name="T1533">28</text:span><text:span text:style-name="T1534"> מִשְׁכָּ֤ב וְסַפּוֹת֙ וּכְלִ֣י יוֹצֵ֔ר וְחִטִּ֥ים וּשְׂעֹרִ֖ים וְקֶ֣מַח וְקָלִ֑י וּפ֥וֹל וַעֲדָשִׁ֖ים וְקָלִֽי׃<text:s/></text:span><text:span text:style-name="T1535">‬</text:span>‬‬<text:span text:style-name="T1536">29</text:span><text:span text:style-name="T1537"> וּדְבַ֣שׁ וְחֶמְאָ֗ה וְצֹאן֙ וּשְׁפ֣וֹת בָּקָ֔ר הִגִּ֧ישׁוּ לְדָוִ֛ד וְלָעָ֥ם אֲשֶׁר־אִתּ֖וֹ לֶאֱכ֑וֹל כִּ֣י אָמְר֔וּ הָעָ֗ם רָעֵ֛ב וְעָיֵ֥ף וְצָמֵ֖א בַּמִּדְבָּֽר׃<text:s/></text:span><text:span text:style-name="T1538">‬</text:span>‬‬‬‬‬‬‬‬‬‬‬‬‬‬‬‬‬‬</text:p>
      </text:section>
      <text:section text:name="Sect17" text:style-name="S17">
        <text:p text:style-name="P1539">2 Samuel 18</text:p>
        <text:p text:style-name="P1540"><text:span text:style-name="T1541">1</text:span><text:span text:style-name="T1542"> וַיִּפְקֹ֣ד דָּוִ֔ד אֶת־הָעָ֖ם אֲשֶׁ֣ר אִתּ֑וֹ וַיָּ֣שֶׂם עֲלֵיהֶ֔ם שָׂרֵ֥י אֲלָפִ֖ים וְשָׂרֵ֥י מֵאֽוֹת׃<text:s/></text:span><text:span text:style-name="T1543">2</text:span><text:span text:style-name="T1544"> וַיְשַׁלַּ֨ח דָּוִ֜ד אֶת־הָעָ֗ם הַשְּׁלִשִׁ֤ית בְּיַד־יוֹאָב֙ וְ֠הַשְּׁלִשִׁית בְּיַ֨ד אֲבִישַׁ֤י בֶּן־צְרוּיָה֙ אֲחִ֣י יוֹאָ֔ב וְהַ֨שְּׁלִשִׁ֔ת בְּיַ֖ד אִתַּ֣י הַגִּתִּ֑י</text:span><text:span text:style-name="T1545"><text:s/>ס<text:s/></text:span><text:span text:style-name="T1546">וַיֹּ֤אמֶר הַמֶּ֙לֶךְ֙ אֶל־הָעָ֔ם יָצֹ֥א אֵצֵ֛א גַּם־אֲנִ֖י עִמָּכֶֽם׃<text:s/></text:span><text:span text:style-name="T1547">‬</text:span>‬‬<text:span text:style-name="T1548">3</text:span><text:span text:style-name="T1549"> וַיֹּ֨אמֶר הָעָ֜ם לֹ֣א תֵצֵ֗א כִּי֩ אִם־נֹ֨ס נָנ֜וּס לֹא־יָשִׂ֧ימוּ אֵלֵ֣ינוּ לֵ֗ב וְאִם־יָמֻ֤תוּ חֶצְיֵ֙נוּ֙ לֹֽא־יָשִׂ֤ימוּ אֵלֵ֙ינוּ֙ לֵ֔ב כִּֽי־עַתָּ֥ה כָמֹ֖נוּ עֲשָׂרָ֣ה אֲלָפִ֑ים וְעַתָּ֣ה ט֔וֹב כִּי־תִֽהְיֶה־לָּ֥נוּ מֵעִ֖יר *לעזיר **לַעְזֽוֹר׃</text:span><text:span text:style-name="T1550"><text:s/>ס<text:s/></text:span><text:span text:style-name="T1551">‬</text:span>‬‬<text:span text:style-name="T1552">4</text:span><text:span text:style-name="T1553"> וַיֹּ֤אמֶר אֲלֵיהֶם֙ הַמֶּ֔לֶךְ אֲשֶׁר־יִיטַ֥ב בְּעֵינֵיכֶ֖ם אֶעֱשֶׂ֑ה וַיַּעֲמֹ֤ד הַמֶּ֙לֶךְ֙ אֶל־יַ֣ד הַשַּׁ֔עַר וְכָל־הָעָם֙ יָֽצְא֔וּ לְמֵא֖וֹת וְלַאֲלָפִֽים׃<text:s/></text:span><text:span text:style-name="T1554">‬</text:span>‬‬<text:span text:style-name="T1555">5</text:span><text:span text:style-name="T1556"> וַיְצַ֣ו הַמֶּ֡לֶךְ אֶת־י֠וֹאָב וְאֶת־אֲבִישַׁ֤י וְאֶת־אִתַּי֙ לֵאמֹ֔ר לְאַט־לִ֖י לַנַּ֣עַר לְאַבְשָׁל֑וֹם וְכָל־הָעָ֣ם שָׁמְע֗וּ בְּצַוֺּ֥ת הַמֶּ֛לֶךְ אֶת־כָּל־הַשָּׂרִ֖ים עַל־דְּבַ֥ר אַבְשָׁלֽוֹם׃<text:s/></text:span><text:span text:style-name="T1557">‬</text:span>‬‬<text:span text:style-name="T1558">6</text:span><text:span text:style-name="T1559"> וַיֵּצֵ֥א הָעָ֛ם הַשָּׂדֶ֖ה לִקְרַ֣את יִשְׂרָאֵ֑ל וַתְּהִ֥י הַמִּלְחָמָ֖ה בְּיַ֥עַר אֶפְרָֽיִם׃<text:s/></text:span><text:span text:style-name="T1560">‬</text:span>‬‬<text:span text:style-name="T1561">7</text:span><text:span text:style-name="T1562"> וַיִּנָּ֤גְפוּ שָׁם֙ עַ֣ם יִשְׂרָאֵ֔ל לִפְנֵ֖י עַבְדֵ֣י דָוִ֑ד וַתְּהִי־שָׁ֞ם הַמַּגֵּפָ֧ה גְדוֹלָ֛ה בַּיּ֥וֹם הַה֖וּא עֶשְׂרִ֥ים<text:s/></text:span><text:soft-page-break/><text:span text:style-name="T1563">אָֽלֶף׃<text:s/></text:span><text:span text:style-name="T1564">‬</text:span>‬‬<text:span text:style-name="T1565">8</text:span><text:span text:style-name="T1566"> וַתְּהִי־שָׁ֧ם הַמִּלְחָמָ֛ה *נפצית **נָפֹ֖צֶת עַל־פְּנֵ֣י כָל־הָאָ֑רֶץ וַיֶּ֤רֶב הַיַּ֙עַר֙ לֶאֱכֹ֣ל בָּעָ֔ם מֵאֲשֶׁ֥ר אָכְלָ֛ה הַחֶ֖רֶב בַּיּ֥וֹם הַהֽוּא׃<text:s/></text:span><text:span text:style-name="T1567">‬</text:span>‬‬<text:span text:style-name="T1568">9</text:span><text:span text:style-name="T1569"> וַיִּקָּרֵא֙ אַבְשָׁל֔וֹם לִפְנֵ֖י עַבְדֵ֣י דָוִ֑ד וְאַבְשָׁל֞וֹם רֹכֵ֣ב עַל־הַפֶּ֗רֶד וַיָּבֹ֣א הַפֶּ֡רֶד תַּ֣חַת שׂוֹבֶךְ֩ הָאֵלָ֨ה הַגְּדוֹלָ֜ה וַיֶּחֱזַ֧ק רֹאשׁ֣וֹ בָאֵלָ֗ה וַיֻּתַּן֙ בֵּ֤ין הַשָּׁמַ֙יִם֙ וּבֵ֣ין הָאָ֔רֶץ וְהַפֶּ֥רֶד אֲשֶׁר־תַּחְתָּ֖יו עָבָֽר׃<text:s/></text:span><text:span text:style-name="T1570">‬</text:span>‬‬<text:span text:style-name="T1571">10</text:span><text:span text:style-name="T1572"> וַיַּרְא֙ אִ֣ישׁ אֶחָ֔ד וַיַּגֵּ֖ד לְיוֹאָ֑ב וַיֹּ֗אמֶר הִנֵּה֙ רָאִ֣יתִי אֶת־אַבְשָׁלֹ֔ם תָּל֖וּי בָּאֵלָֽה׃<text:s/></text:span><text:span text:style-name="T1573">‬</text:span>‬‬<text:span text:style-name="T1574">11</text:span><text:span text:style-name="T1575"> וַיֹּ֣אמֶר יוֹאָ֗ב לָאִישׁ֙ הַמַּגִּ֣יד ל֔וֹ וְהִנֵּ֣ה רָאִ֔יתָ וּמַדּ֛וּעַ לֹֽא־הִכִּית֥וֹ שָׁ֖ם אָ֑רְצָה וְעָלַ֗י לָ֤תֶת לְךָ֙ עֲשָׂ֣רָה כֶ֔סֶף וַחֲגֹרָ֖ה אֶחָֽת׃<text:s/></text:span><text:span text:style-name="T1576">‬</text:span>‬‬<text:span text:style-name="T1577">12</text:span><text:span text:style-name="T1578"> וַיֹּ֤אמֶר הָאִישׁ֙ אֶל־יוֹאָ֔ב *ולא **וְל֨וּא אָנֹכִ֜י שֹׁקֵ֤ל עַל־כַּפַּי֙ אֶ֣לֶף כֶּ֔סֶף לֹֽא־אֶשְׁלַ֥ח יָדִ֖י אֶל־בֶּן־הַמֶּ֑לֶךְ כִּ֣י בְאָזְנֵ֜ינוּ צִוָּ֣ה הַמֶּ֗לֶךְ אֹ֠תְךָ וְאֶת־אֲבִישַׁ֤י וְאֶת־אִתַּי֙ לֵאמֹ֔ר שִׁמְרוּ־מִ֕י בַּנַּ֖עַר בְּאַבְשָׁלֽוֹם׃<text:s/></text:span><text:span text:style-name="T1579">‬</text:span>‬‬<text:span text:style-name="T1580">13</text:span><text:span text:style-name="T1581"> אֽוֹ־עָשִׂ֤יתִי *בנפשו **בְנַפְשִׁי֙ שֶׁ֔קֶר וְכָל־דָּבָ֖ר לֹא־יִכָּחֵ֣ד מִן־הַמֶּ֑לֶךְ וְאַתָּ֖ה תִּתְיַצֵּ֥ב מִנֶּֽגֶד׃<text:s/></text:span><text:span text:style-name="T1582">‬</text:span>‬‬<text:span text:style-name="T1583">14</text:span><text:span text:style-name="T1584"> וַיֹּ֣אמֶר יוֹאָ֔ב לֹא־כֵ֖ן אֹחִ֣ילָה לְפָנֶ֑יךָ וַיִּקַּח֩ שְׁלֹשָׁ֨ה שְׁבָטִ֜ים בְּכַפּ֗וֹ וַיִּתְקָעֵם֙ בְּלֵ֣ב אַבְשָׁל֔וֹם עוֹדֶ֥נּוּ חַ֖י בְּלֵ֥ב הָאֵלָֽה׃<text:s/></text:span><text:span text:style-name="T1585">‬</text:span>‬‬<text:span text:style-name="T1586">15</text:span><text:span text:style-name="T1587"> וַיָּסֹ֙בּוּ֙ עֲשָׂרָ֣ה נְעָרִ֔ים נֹשְׂאֵ֖י כְּלֵ֣י יוֹאָ֑ב וַיַּכּ֥וּ אֶת־אַבְשָׁל֖וֹם וַיְמִיתֻֽהוּ׃<text:s/></text:span><text:span text:style-name="T1588">‬</text:span>‬‬<text:span text:style-name="T1589">16</text:span><text:span text:style-name="T1590"> וַיִּתְקַ֤ע יוֹאָב֙ בַּשֹּׁפָ֔ר וַיָּ֣שָׁב הָעָ֔ם מִרְדֹ֖ף אַחֲרֵ֣י יִשְׂרָאֵ֑ל כִּֽי־חָשַׂ֥ךְ יוֹאָ֖ב אֶת־הָעָֽם׃<text:s/></text:span><text:span text:style-name="T1591">‬</text:span>‬‬<text:span text:style-name="T1592">17</text:span><text:span text:style-name="T1593"> וַיִּקְח֣וּ אֶת־אַבְשָׁל֗וֹם וַיַּשְׁלִ֨יכוּ אֹת֤וֹ בַיַּ֙עַר֙ אֶל־הַפַּ֣חַת הַגָּד֔וֹל וַיַּצִּ֧בוּ עָלָ֛יו גַּל־אֲבָנִ֖ים גָּד֣וֹל מְאֹ֑ד וְכָל־יִשְׂרָאֵ֔ל נָ֖סוּ אִ֥ישׁ *לאהלו **לְאֹהָלָֽיו׃</text:span><text:span text:style-name="T1594"><text:s/>ס<text:s/></text:span><text:span text:style-name="T1595">‬</text:span>‬‬<text:span text:style-name="T1596">18</text:span><text:span text:style-name="T1597"> וְאַבְשָׁלֹ֣ם לָקַ֗ח וַיַּצֶּב־ל֤וֹ *בחיו **בְחַיָּיו֙ אֶת־מַצֶּ֙בֶת֙ אֲשֶׁ֣ר בְּעֵֽמֶק־הַמֶּ֔לֶךְ כִּ֤י אָמַר֙ אֵֽין־לִ֣י בֵ֔ן בַּעֲב֖וּר הַזְכִּ֣יר שְׁמִ֑י וַיִּקְרָ֤א לַמַּצֶּ֙בֶת֙ עַל־שְׁמ֔וֹ וַיִּקָּ֤רֵא לָהּ֙ יַ֣ד אַבְשָׁלֹ֔ם עַ֖ד הַיּ֥וֹם הַזֶּֽה׃</text:span><text:span text:style-name="T1598"><text:s/>ס<text:s/></text:span><text:span text:style-name="T1599">‬</text:span>‬‬<text:span text:style-name="T1600">19</text:span><text:span text:style-name="T1601"> וַאֲחִימַ֤עַץ בֶּן־צָדוֹק֙ אָמַ֔ר אָר֣וּצָה נָּ֔א וַאֲבַשְּׂרָ֖ה אֶת־הַמֶּ֑לֶךְ כִּי־שְׁפָט֥וֹ יְהוָ֖ה מִיַּ֥ד אֹיְבָֽיו׃<text:s/></text:span><text:span text:style-name="T1602">‬</text:span>‬‬<text:span text:style-name="T1603">20</text:span><text:span text:style-name="T1604"> וַיֹּ֧אמֶר ל֣וֹ יוֹאָ֗ב לֹא֩ אִ֨ישׁ בְּשֹׂרָ֤ה אַתָּה֙ הַיּ֣וֹם הַזֶּ֔ה וּבִשַּׂרְתָּ֖ בְּי֣וֹם אַחֵ֑ר וְהַיּ֤וֹם הַזֶּה֙ לֹ֣א תְבַשֵּׂ֔ר כִּֽי־*על **עַל **כֵּ֥ן בֶּן־הַמֶּ֖לֶךְ מֵֽת׃<text:s/></text:span><text:span text:style-name="T1605">‬</text:span>‬‬<text:span text:style-name="T1606">21</text:span><text:span text:style-name="T1607"> וַיֹּ֤אמֶר יוֹאָב֙ לַכּוּשִׁ֔י לֵ֛ךְ הַגֵּ֥ד לַמֶּ֖לֶךְ אֲשֶׁ֣ר רָאִ֑יתָה וַיִּשְׁתַּ֧חוּ כוּשִׁ֛י לְיוֹאָ֖ב וַיָּרֹֽץ׃<text:s/></text:span><text:span text:style-name="T1608">‬</text:span>‬‬<text:span text:style-name="T1609">22</text:span><text:span text:style-name="T1610"> וַיֹּ֨סֶף ע֜וֹד אֲחִימַ֤עַץ בֶּן־צָדוֹק֙ וַיֹּ֣אמֶר אֶל־יוֹאָ֔ב וִ֣יהִי מָ֔ה אָרֻֽצָה־נָּ֥א גַם־אָ֖נִי אַחֲרֵ֣י הַכּוּשִׁ֑י וַיֹּ֣אמֶר יוֹאָ֗ב לָֽמָּה־זֶּ֞ה אַתָּ֥ה רָץ֙ בְּנִ֔י וּלְכָ֖ה אֵין־בְּשׂוֹרָ֥ה מֹצֵֽאת׃<text:s/></text:span><text:span text:style-name="T1611">‬</text:span>‬‬<text:span text:style-name="T1612">23</text:span><text:span text:style-name="T1613"> וִיהִי־מָ֣ה אָר֔וּץ וַיֹּ֥אמֶר ל֖וֹ ר֑וּץ וַיָּ֤רָץ אֲחִימַ֙עַץ֙ דֶּ֣רֶךְ הַכִּכָּ֔ר וַֽיַּעֲבֹ֖ר אֶת־הַכּוּשִֽׁי׃<text:s/></text:span><text:span text:style-name="T1614">‬</text:span>‬‬<text:span text:style-name="T1615">24</text:span><text:span text:style-name="T1616"> וְדָוִ֥ד יוֹשֵׁ֖ב בֵּין־שְׁנֵ֣י הַשְּׁעָרִ֑ים וַיֵּ֨לֶךְ הַצֹּפֶ֜ה אֶל־גַּ֤ג הַשַּׁ֙עַר֙ אֶל־הַ֣חוֹמָ֔ה וַיִּשָּׂ֤א אֶת־עֵינָיו֙ וַיַּ֔רְא וְהִנֵּה־אִ֖ישׁ רָ֥ץ לְבַדּֽוֹ׃<text:s/></text:span><text:span text:style-name="T1617">‬</text:span>‬‬<text:span text:style-name="T1618">25</text:span><text:span text:style-name="T1619"> וַיִּקְרָ֤א הַצֹּפֶה֙ וַיַּגֵּ֣ד לַמֶּ֔לֶךְ וַיֹּ֣אמֶר הַמֶּ֔לֶךְ אִם־לְבַדּ֖וֹ בְּשׂוֹרָ֣ה בְּפִ֑יו וַיֵּ֥לֶךְ הָל֖וֹךְ וְקָרֵֽב׃<text:s/></text:span><text:span text:style-name="T1620">‬</text:span>‬‬<text:span text:style-name="T1621">26</text:span><text:span text:style-name="T1622"> וַיַּ֣רְא הַצֹּפֶה֮ אִישׁ־אַחֵ֣ר רָץ֒ וַיִּקְרָ֤א הַצֹּפֶה֙ אֶל־הַשֹּׁ֔עֵ֔ר וַיֹּ֕אמֶר הִנֵּה־אִ֖ישׁ רָ֣ץ לְבַדּ֑וֹ וַיֹּ֥אמֶר הַמֶּ֖לֶךְ גַּם־זֶ֥ה מְבַשֵּֽׂר׃<text:s/></text:span><text:span text:style-name="T1623">‬</text:span>‬‬‬<text:span text:style-name="T1624">27</text:span><text:span text:style-name="T1625"> וַיֹּ֙אמֶר֙ הַצֹּפֶ֔ה אֲנִ֤י רֹאֶה֙ אֶת־מְרוּצַ֣ת הָרִאשׁ֔וֹן כִּמְרֻצַ֖ת אֲחִימַ֣עַץ בֶּן־צָד֑וֹק וַיֹּ֤אמֶר הַמֶּ֙לֶךְ֙ אִֽישׁ־ט֣וֹב זֶ֔ה וְאֶל־בְּשׂוֹרָ֥ה טוֹבָ֖ה יָבֽוֹא׃<text:s/></text:span><text:span text:style-name="T1626">‬</text:span>‬‬<text:span text:style-name="T1627">28</text:span><text:span text:style-name="T1628"> וַיִּקְרָ֣א אֲחִימַ֗עַץ וַיֹּ֤אמֶר אֶל־הַמֶּ֙לֶךְ֙ שָׁל֔וֹם וַיִּשְׁתַּ֧חוּ לַמֶּ֛לֶךְ לְאַפָּ֖יו אָ֑רְצָה</text:span><text:span text:style-name="T1629"><text:s/>ס<text:s/></text:span><text:span text:style-name="T1630">וַיֹּ֗אמֶר בָּרוּךְ֙ יְהוָ֣ה אֱלֹהֶ֔יךָ אֲשֶׁ֤ר סִגַּר֙ אֶת־הָ֣אֲנָשִׁ֔ים אֲשֶׁר־נָשְׂא֥וּ אֶת־יָדָ֖ם בַּֽאדֹנִ֥י הַמֶּֽלֶךְ׃<text:s/></text:span><text:span text:style-name="T1631">‬</text:span>‬‬<text:span text:style-name="T1632">29</text:span><text:span text:style-name="T1633"> וַיֹּ֣אמֶר הַמֶּ֔לֶךְ שָׁל֥וֹם לַנַּ֖עַר לְאַבְשָׁל֑וֹם וַיֹּ֣אמֶר אֲחִימַ֡עַץ רָאִיתִי֩<text:s/></text:span><text:soft-page-break/><text:span text:style-name="T1634">הֶהָמ֨וֹן הַגָּד֜וֹל לִ֠שְׁלֹחַ אֶת־עֶ֨בֶד הַמֶּ֤לֶךְ יוֹאָב֙ וְאֶת־עַבְדֶּ֔ךָ וְלֹ֥א יָדַ֖עְתִּי מָֽה׃<text:s/></text:span><text:span text:style-name="T1635">‬</text:span>‬‬<text:span text:style-name="T1636">30</text:span><text:span text:style-name="T1637"> וַיֹּ֣אמֶר הַמֶּ֔לֶךְ סֹ֖ב הִתְיַצֵּ֣ב כֹּ֑ה וַיִּסֹּ֖ב וַֽיַּעֲמֹֽד׃<text:s/></text:span><text:span text:style-name="T1638">‬</text:span>‬‬<text:span text:style-name="T1639">31</text:span><text:span text:style-name="T1640"> וְהִנֵּ֥ה הַכּוּשִׁ֖י בָּ֑א וַיֹּ֣אמֶר הַכּוּשִׁ֗י יִתְבַּשֵּׂר֙ אֲדֹנִ֣י הַמֶּ֔לֶךְ כִּֽי־שְׁפָטְךָ֤ יְהוָה֙ הַיּ֔וֹם מִיַּ֖ד כָּל־הַקָּמִ֥ים עָלֶֽיךָ׃</text:span><text:span text:style-name="T1641"><text:s/>ס<text:s/></text:span><text:span text:style-name="T1642">‬</text:span>‬‬<text:span text:style-name="T1643">32</text:span><text:span text:style-name="T1644"> וַיֹּ֤אמֶר הַמֶּ֙לֶךְ֙ אֶל־הַכּוּשִׁ֔י הֲשָׁל֥וֹם לַנַּ֖עַר לְאַבְשָׁל֑וֹם וַיֹּ֣אמֶר הַכּוּשִׁ֗י יִהְי֤וּ כַנַּ֙עַר֙ אֹֽיְבֵי֙ אֲדֹנִ֣י הַמֶּ֔לֶךְ וְכֹ֛ל אֲשֶׁר־קָ֥מוּ עָלֶ֖יךָ לְרָעָֽה׃</text:span><text:span text:style-name="T1645"><text:s/>ס<text:s/></text:span><text:span text:style-name="T1646">‬</text:span>‬‬‬‬‬‬‬‬‬‬‬‬‬‬‬‬‬‬‬‬‬‬‬‬‬‬‬‬‬‬‬‬‬</text:p>
      </text:section>
      <text:section text:name="Sect18" text:style-name="S18">
        <text:p text:style-name="P1647">2 Samuel 19</text:p>
        <text:p text:style-name="P1648"><text:span text:style-name="T1649">1</text:span><text:span text:style-name="T1650"> וַיִּרְגַּ֣ז הַמֶּ֗לֶךְ וַיַּ֛עַל עַל־עֲלִיַּ֥ת הַשַּׁ֖עַר וַיֵּ֑בְךְּ וְכֹ֣ה ׀ אָמַ֣ר בְּלֶכְתּ֗וֹ בְּנִ֤י אַבְשָׁלוֹם֙ בְּנִ֣י בְנִ֣י אַבְשָׁל֔וֹם מִֽי־יִתֵּ֤ן מוּתִי֙ אֲנִ֣י תַחְתֶּ֔יךָ אַבְשָׁל֖וֹם בְּנִ֥י בְנִֽי׃<text:s/></text:span><text:span text:style-name="T1651">‬</text:span>‬‬‬‬<text:span text:style-name="T1652">2</text:span><text:span text:style-name="T1653"> וַיֻּגַּ֖ד לְיוֹאָ֑ב הִנֵּ֨ה הַמֶּ֧לֶךְ בֹּכֶ֛ה וַיִּתְאַבֵּ֖ל עַל־אַבְשָׁלֹֽם׃<text:s/></text:span><text:span text:style-name="T1654">‬</text:span>‬‬<text:span text:style-name="T1655">3</text:span><text:span text:style-name="T1656"> וַתְּהִ֨י הַתְּשֻׁעָ֜ה בַּיּ֥וֹם הַה֛וּא לְאֵ֖בֶל לְכָל־הָעָ֑ם כִּֽי־שָׁמַ֣ע הָעָ֗ם בַּיּ֤וֹם הַהוּא֙ לֵאמֹ֔ר נֶעֱצַ֥ב הַמֶּ֖לֶךְ עַל־בְּנֽוֹ׃<text:s/></text:span><text:span text:style-name="T1657">‬</text:span>‬‬<text:span text:style-name="T1658">4</text:span><text:span text:style-name="T1659"> וַיִּתְגַּנֵּ֥ב הָעָ֛ם בַּיּ֥וֹם הַה֖וּא לָב֣וֹא הָעִ֑יר כַּאֲשֶׁ֣ר יִתְגַּנֵּ֗ב הָעָם֙ הַנִּכְלָמִ֔ים בְּנוּסָ֖ם בַּמִּלְחָמָֽה׃<text:s/></text:span><text:span text:style-name="T1660">‬</text:span>‬‬<text:span text:style-name="T1661">5</text:span><text:span text:style-name="T1662"> וְהַמֶּ֙לֶךְ֙ לָאַ֣ט אֶת־פָּנָ֔יו וַיִּזְעַ֥ק הַמֶּ֖לֶךְ ק֣וֹל גָּד֑וֹל בְּנִי֙ אַבְשָׁל֔וֹם אַבְשָׁל֖וֹם בְּנִ֥י בְנִֽי׃</text:span><text:span text:style-name="T1663"><text:s/>ס<text:s/></text:span><text:span text:style-name="T1664">‬</text:span>‬‬<text:span text:style-name="T1665">6</text:span><text:span text:style-name="T1666"> וַיָּבֹ֥א יוֹאָ֛ב אֶל־הַמֶּ֖לֶךְ הַבָּ֑יִת וַיֹּאמֶר֩ הֹבַ֨שְׁתָּ הַיּ֜וֹם אֶת־פְּנֵ֣י כָל־עֲבָדֶ֗יךָ הַֽמְמַלְּטִ֤ים אֶֽת־נַפְשְׁךָ֙ הַיּ֔וֹם וְאֵ֨ת נֶ֤פֶשׁ בָּנֶ֙יךָ֙ וּבְנֹתֶ֔יךָ וְנֶ֣פֶשׁ נָשֶׁ֔יךָ וְנֶ֖פֶשׁ פִּלַגְשֶֽׁיךָ׃<text:s/></text:span><text:span text:style-name="T1667">‬</text:span>‬‬<text:span text:style-name="T1668">7</text:span><text:span text:style-name="T1669"> לְאַֽהֲבָה֙ אֶת־שֹׂ֣נְאֶ֔יךָ וְלִשְׂנֹ֖א אֶת־אֹהֲבֶ֑יךָ כִּ֣י ׀ הִגַּ֣דְתָּ הַיּ֗וֹם כִּ֣י אֵ֤ין לְךָ֙ שָׂרִ֣ים וַעֲבָדִ֔ים כִּ֣י ׀ יָדַ֣עְתִּי הַיּ֗וֹם כִּ֠י *לא **ל֣וּ אַבְשָׁל֥וֹם חַי֙ וְכֻלָּ֤נוּ הַיּוֹם֙ מֵתִ֔ים כִּי־אָ֖ז יָשָׁ֥ר בְּעֵינֶֽיךָ׃<text:s/></text:span><text:span text:style-name="T1670">‬</text:span>‬‬<text:span text:style-name="T1671">8</text:span><text:span text:style-name="T1672"> וְעַתָּה֙ ק֣וּם צֵ֔א וְדַבֵּ֖ר עַל־לֵ֣ב עֲבָדֶ֑יךָ כִּי֩ בַיהוָ֨ה נִשְׁבַּ֜עְתִּי כִּי־אֵינְךָ֣ יוֹצֵ֗א אִם־יָלִ֨ין אִ֤ישׁ אִתְּךָ֙ הַלַּ֔יְלָה וְרָעָ֧ה לְךָ֣ זֹ֗את מִכָּל־הָרָעָה֙ אֲשֶׁר־בָּ֣אָה עָלֶ֔יךָ מִנְּעֻרֶ֖יךָ עַד־עָֽתָּה׃</text:span><text:span text:style-name="T1673"><text:s/>ס<text:s/></text:span><text:span text:style-name="T1674">‬</text:span>‬‬<text:span text:style-name="T1675">9</text:span><text:span text:style-name="T1676"> וַיָּ֥קָם הַמֶּ֖לֶךְ וַיֵּ֣שֶׁב בַּשָּׁ֑עַר וּֽלְכָל־הָעָ֞ם הִגִּ֣ידוּ לֵאמֹ֗ר הִנֵּ֤ה הַמֶּ֙לֶךְ֙ יוֹשֵׁ֣ב בַּשַּׁ֔עַר וַיָּבֹ֤א כָל־הָעָם֙ לִפְנֵ֣י הַמֶּ֔לֶךְ וְיִשְׂרָאֵ֔ל נָ֖ס אִ֥ישׁ לְאֹהָלָֽיו׃</text:span><text:span text:style-name="T1677"><text:s/>ס<text:s/></text:span><text:span text:style-name="T1678">‬</text:span>‬‬<text:span text:style-name="T1679">10</text:span><text:span text:style-name="T1680"> וַיְהִ֤י כָל־הָעָם֙ נָד֔וֹן בְּכָל־שִׁבְטֵ֥י יִשְׂרָאֵ֖ל לֵאמֹ֑ר הַמֶּ֜לֶךְ הִצִּילָ֣נוּ ׀ מִכַּ֣ף אֹיְבֵ֗ינוּ וְה֤וּא מִלְּטָ֙נוּ֙ מִכַּ֣ף פְּלִשְׁתִּ֔ים וְעַתָּ֛ה בָּרַ֥ח מִן־הָאָ֖רֶץ מֵעַ֥ל אַבְשָׁלֽוֹם׃<text:s/></text:span><text:span text:style-name="T1681">‬</text:span>‬‬<text:span text:style-name="T1682">11</text:span><text:span text:style-name="T1683"> וְאַבְשָׁלוֹם֙ אֲשֶׁ֣ר מָשַׁ֣חְנוּ עָלֵ֔ינוּ מֵ֖ת בַּמִּלְחָמָ֑ה וְעַתָּ֗ה לָמָ֥ה אַתֶּ֛ם מַחֲרִשִׁ֖ים לְהָשִׁ֥יב אֶת־הַמֶּֽלֶךְ׃</text:span><text:span text:style-name="T1684"><text:s/>ס<text:s/></text:span><text:span text:style-name="T1685">‬</text:span>‬‬<text:span text:style-name="T1686">12</text:span><text:span text:style-name="T1687"> וְהַמֶּ֣לֶךְ דָּוִ֗ד שָׁ֠לַח אֶל־צָד֨וֹק וְאֶל־אֶבְיָתָ֥ר הַכֹּהֲנִים֮ לֵאמֹר֒ דַּבְּר֞וּ אֶל־זִקְנֵ֤י יְהוּדָה֙ לֵאמֹ֔ר לָ֤מָּה תִֽהְיוּ֙ אַֽחֲרֹנִ֔ים לְהָשִׁ֥יב אֶת־הַמֶּ֖לֶךְ אֶל־בֵּית֑וֹ וּדְבַר֙ כָּל־יִשְׂרָאֵ֔ל בָּ֥א אֶל־הַמֶּ֖לֶךְ אֶל־בֵּיתֽוֹ׃<text:s/></text:span><text:span text:style-name="T1688">‬</text:span>‬‬<text:span text:style-name="T1689">13</text:span><text:span text:style-name="T1690"> אַחַ֣י אַתֶּ֔ם עַצְמִ֥י וּבְשָׂרִ֖י אַתֶּ֑ם וְלָ֧מָּה תִהְי֛וּ אַחֲרֹנִ֖ים לְהָשִׁ֥יב אֶת־הַמֶּֽלֶךְ׃<text:s/></text:span><text:span text:style-name="T1691">‬</text:span>‬‬<text:span text:style-name="T1692">14</text:span><text:span text:style-name="T1693"> וְלַֽעֲמָשָׂא֙ תֹּֽמְר֔וּ הֲל֛וֹא עַצְמִ֥י וּבְשָׂרִ֖י אָ֑תָּה כֹּ֣ה יַֽעֲשֶׂה־לִּ֤י אֱלֹהִים֙ וְכֹ֣ה יוֹסִ֔יף אִם־לֹ֠א שַׂר־צָבָ֞א תִּהְיֶ֧ה לְפָנַ֛י כָּל־הַיָּמִ֖ים תַּ֥חַת יוֹאָֽב׃<text:s/></text:span><text:span text:style-name="T1694">‬</text:span>‬‬<text:span text:style-name="T1695">15</text:span><text:span text:style-name="T1696"> וַיַּ֛ט אֶת־לְבַ֥ב כָּל־אִישׁ־יְהוּדָ֖ה כְּאִ֣ישׁ אֶחָ֑ד וַֽיִּשְׁלְחוּ֙ אֶל־הַמֶּ֔לֶךְ שׁ֥וּב אַתָּ֖ה וְכָל־עֲבָדֶֽיךָ׃<text:s/></text:span><text:span text:style-name="T1697">‬</text:span>‬‬<text:span text:style-name="T1698">16</text:span><text:span text:style-name="T1699"> וַיָּ֣שָׁב הַמֶּ֔לֶךְ וַיָּבֹ֖א עַד־הַיַּרְדֵּ֑ן וִיהוּדָ֞ה בָּ֣א הַגִּלְגָּ֗לָה לָלֶ֙כֶת֙ לִקְרַ֣את הַמֶּ֔לֶךְ לְהַעֲבִ֥יר אֶת־הַמֶּ֖לֶךְ אֶת־הַיַּרְדֵּֽן׃<text:s/></text:span><text:span text:style-name="T1700">‬</text:span>‬‬<text:span text:style-name="T1701">17</text:span><text:span text:style-name="T1702"> וַיְמַהֵ֗ר שִׁמְעִ֤י בֶן־גֵּרָא֙ בֶּן־הַיְמִינִ֔י אֲשֶׁ֖ר מִבַּֽחוּרִ֑ים וַיֵּ֙רֶד֙ עִם־אִ֣ישׁ יְהוּדָ֔ה לִקְרַ֖את הַמֶּ֥לֶךְ דָּוִֽד׃<text:s/></text:span><text:span text:style-name="T1703">‬</text:span>‬‬<text:span text:style-name="T1704">18</text:span><text:span text:style-name="T1705"> וְאֶ֨לֶף אִ֣ישׁ עִמּוֹ֮ מִבִּנְיָמִן֒ וְצִיבָ֗א<text:s/></text:span><text:soft-page-break/><text:span text:style-name="T1706">נַ֚עַר בֵּ֣ית שָׁא֔</text:span><text:span text:style-name="T1707">‬‏וּל וַחֲמֵ֨שֶׁת עָשָׂ֥ר בָּנָ֛יו וְעֶשְׂרִ֥ים עֲבָדָ֖יו אִתּ֑וֹ וְצָלְח֥וּ הַיַּרְדֵּ֖ן לִפְנֵ֥י הַמֶּֽלֶךְ׃<text:s/></text:span><text:span text:style-name="T1708">‬</text:span>‬‬‬<text:span text:style-name="T1709">19</text:span><text:span text:style-name="T1710"> וְעָבְרָ֣ה הָעֲבָרָ֗ה לַֽעֲבִיר֙ אֶת־בֵּ֣ית הַמֶּ֔לֶךְ וְלַעֲשׂ֥וֹת הַטּ֖וֹב *בעינו **בְּעֵינָ֑יו וְשִׁמְעִ֣י בֶן־גֵּרָ֗א נָפַל֙ לִפְנֵ֣י הַמֶּ֔לֶךְ בְּעָבְר֖וֹ בַּיַּרְדֵּֽן׃<text:s/></text:span><text:span text:style-name="T1711">‬</text:span>‬‬<text:span text:style-name="T1712">20</text:span><text:span text:style-name="T1713"> וַיֹּ֣אמֶר אֶל־הַמֶּ֗לֶךְ אַל־יַחֲשָׁב־לִ֣י אֲדֹנִי֮ עָוֺן֒ וְאַל־תִּזְכֹּ֗ר אֵ֚ת אֲשֶׁ֣ר הֶעֱוָ֣ה עַבְדְּךָ֔ בַּיּ֕וֹם אֲשֶׁר־יָׄצָ֥ׄאׄ אֲדֹנִֽי־הַמֶּ֖לֶךְ מִירֽוּשָׁלָ֑͏ִם לָשׂ֥וּם הַמֶּ֖לֶךְ אֶל־לִבּֽוֹ׃<text:s/></text:span><text:span text:style-name="T1714">‬</text:span>‬‬‬<text:span text:style-name="T1715">21</text:span><text:span text:style-name="T1716"> כִּ֚י יָדַ֣ע עַבְדְּךָ֔ כִּ֖י אֲנִ֣י חָטָ֑אתִי וְהִנֵּֽה־בָ֣אתִי הַיּ֗וֹם רִאשׁוֹן֙ לְכָל־בֵּ֣ית יוֹסֵ֔ף לָרֶ֕דֶת לִקְרַ֖את אֲדֹנִ֥י הַמֶּֽלֶךְ׃</text:span><text:span text:style-name="T1717"><text:s/>ס<text:s/></text:span><text:span text:style-name="T1718">‬</text:span>‬‬<text:span text:style-name="T1719">22</text:span><text:span text:style-name="T1720"> וַיַּ֨עַן אֲבִישַׁ֤י בֶּן־צְרוּיָה֙ וַיֹּ֔אמֶר הֲתַ֣חַת זֹ֔את לֹ֥א יוּמַ֖ת שִׁמְעִ֑י כִּ֥י קִלֵּ֖ל אֶת־מְשִׁ֥יחַ יְהוָֽה׃</text:span><text:span text:style-name="T1721"><text:s/>ס<text:s/></text:span><text:span text:style-name="T1722">‬</text:span>‬‬<text:span text:style-name="T1723">23</text:span><text:span text:style-name="T1724"> וַיֹּ֣אמֶר דָּוִ֗ד מַה־לִּ֤י וְלָכֶם֙ בְּנֵ֣י צְרוּיָ֔ה כִּי־תִֽהְיוּ־לִ֥י הַיּ֖וֹם לְשָׂטָ֑ן הַיּ֗וֹם י֤וּמַת אִישׁ֙ בְּיִשְׂרָאֵ֔ל כִּ֚י הֲל֣וֹא יָדַ֔עְתִּי כִּ֥י הַיּ֖וֹם אֲנִי־מֶ֥לֶךְ עַל־יִשְׂרָאֵֽל׃<text:s/></text:span><text:span text:style-name="T1725">‬</text:span>‬‬<text:span text:style-name="T1726">24</text:span><text:span text:style-name="T1727"> וַיֹּ֧אמֶר הַמֶּ֛לֶךְ אֶל־שִׁמְעִ֖י לֹ֣א תָמ֑וּת וַיִּשָּׁ֥בַֽע ל֖וֹ הַמֶּֽלֶךְ׃</text:span><text:span text:style-name="T1728"><text:s/>ס<text:s/></text:span><text:span text:style-name="T1729">‬</text:span>‬‬<text:span text:style-name="T1730">25</text:span><text:span text:style-name="T1731"> וּמְפִבֹ֙שֶׁת֙ בֶּן־שָׁא֔וּל יָרַ֖ד לִקְרַ֣את הַמֶּ֑לֶךְ וְלֹא־עָשָׂ֨ה רַגְלָ֜יו וְלֹא־עָשָׂ֣ה שְׂפָמ֗וֹ וְאֶת־בְּגָדָיו֙ לֹ֣א כִבֵּ֔ס לְמִן־הַיּוֹם֙ לֶ֣כֶת הַמֶּ֔לֶךְ עַד־הַיּ֖וֹם אֲשֶׁר־בָּ֥א בְשָׁלֽוֹם׃<text:s/></text:span><text:span text:style-name="T1732">‬</text:span>‬‬<text:span text:style-name="T1733">26</text:span><text:span text:style-name="T1734"> וַיְהִ֛י כִּי־בָ֥א יְרוּשָׁלַ֖͏ִם לִקְרַ֣את הַמֶּ֑לֶךְ וַיֹּ֤אמֶר לוֹ֙ הַמֶּ֔לֶךְ לָ֛מָּה לֹא־הָלַ֥כְתָּ עִמִּ֖י מְפִיבֹֽשֶׁת׃<text:s/></text:span><text:span text:style-name="T1735">‬</text:span>‬‬<text:span text:style-name="T1736">27</text:span><text:span text:style-name="T1737"> וַיֹּאמַ֕ר אֲדֹנִ֥י הַמֶּ֖לֶךְ עַבְדִּ֣י רִמָּ֑נִי כִּֽי־אָמַ֨ר עַבְדְּךָ֜ אֶחְבְּשָׁה־לִּי֩ הַחֲמ֨וֹר וְאֶרְכַּ֤ב עָלֶ֙יהָ֙ וְאֵלֵ֣ךְ אֶת־הַמֶּ֔לֶךְ כִּ֥י פִסֵּ֖חַ עַבְדֶּֽךָ׃<text:s/></text:span><text:span text:style-name="T1738">‬</text:span>‬‬<text:span text:style-name="T1739">28</text:span><text:span text:style-name="T1740"> וַיְרַגֵּ֣ל בְּעַבְדְּךָ֔ אֶל־אֲדֹנִ֖י הַמֶּ֑לֶךְ וַאדֹנִ֤י הַמֶּ֙לֶךְ֙ כְּמַלְאַ֣ךְ הָאֱלֹהִ֔ים וַעֲשֵׂ֥ה הַטּ֖וֹב בְּעֵינֶֽיךָ׃<text:s/></text:span><text:span text:style-name="T1741">‬</text:span>‬‬<text:span text:style-name="T1742">29</text:span><text:span text:style-name="T1743"> כִּי֩ לֹ֨א הָיָ֜ה כָּל־בֵּ֣ית אָבִ֗י כִּ֤י אִם־אַנְשֵׁי־מָ֙וֶת֙ לַאדֹנִ֣י הַמֶּ֔לֶךְ וַתָּ֙שֶׁת֙ אֶֽת־עַבְדְּךָ֔ בְּאֹכְלֵ֖י שֻׁלְחָנֶ֑ךָ וּמַה־יֶּשׁ־לִ֥י עוֹד֙ צְדָקָ֔ה וְלִזְעֹ֥ק ע֖וֹד אֶל־הַמֶּֽלֶךְ׃<text:s/></text:span><text:span text:style-name="T1744">פ<text:s/></text:span><text:span text:style-name="T1745">‬</text:span><text:span text:style-name="T1746">‬</text:span>‬‬‬‬‬‬‬‬‬‬‬‬‬‬‬‬‬‬‬‬‬‬‬‬‬‬‬‬‬</text:p>
        <text:p text:style-name="P1747"><text:span text:style-name="T1748">30</text:span><text:span text:style-name="T1749"> וַיֹּ֤אמֶר לוֹ֙ הַמֶּ֔לֶךְ לָ֛מָּה תְּדַבֵּ֥ר ע֖וֹד דְּבָרֶ֑יךָ אָמַ֕רְתִּי אַתָּ֣ה וְצִיבָ֔א תַּחְלְק֖וּ אֶת־הַשָּׂדֶֽה׃<text:s/></text:span><text:span text:style-name="T1750">‬</text:span>‬‬<text:span text:style-name="T1751">31</text:span><text:span text:style-name="T1752"> וַיֹּ֤אמֶר מְפִיבֹ֙שֶׁת֙ אֶל־הַמֶּ֔לֶךְ גַּ֥ם אֶת־הַכֹּ֖ל יִקָּ֑ח אַ֠חֲרֵי אֲשֶׁר־בָּ֞א אֲדֹנִ֥י הַמֶּ֛לֶך בְּשָׁל֖וֹם אֶל־בֵּיתֽוֹ׃</text:span><text:span text:style-name="T1753"><text:s/>ס<text:s/></text:span><text:span text:style-name="T1754">‬</text:span>‬‬<text:span text:style-name="T1755">32</text:span><text:span text:style-name="T1756"> וּבַרְזִלַּי֙ הַגִּלְעָדִ֔י יָרַ֖ד מֵרֹגְלִ֑ים וַיַּעֲבֹ֤ר אֶת־הַמֶּ֙לֶךְ֙ הַיַּרְדֵּ֔ן לְשַׁלְּח֖וֹ אֶת־*בירדן **הַיַּרְדֵּֽן׃<text:s/></text:span><text:span text:style-name="T1757">‬</text:span>‬‬<text:span text:style-name="T1758">33</text:span><text:span text:style-name="T1759"> וּבַרְזִלַּי֙ זָקֵ֣ן מְאֹ֔ד בֶּן־שְׁמֹנִ֖ים שָׁנָ֑ה וְהֽוּא־כִלְכַּ֤ל אֶת־הַמֶּ֙לֶךְ֙ בְּשִׁיבָת֣וֹ בְמַחֲנַ֔יִם כִּֽי־אִ֛ישׁ גָּד֥וֹל ה֖וּא מְאֹֽד׃<text:s/></text:span><text:span text:style-name="T1760">‬</text:span>‬‬<text:span text:style-name="T1761">34</text:span><text:span text:style-name="T1762"> וַיֹּ֥אמֶר הַמֶּ֖לֶךְ אֶל־בַּרְזִלָּ֑י אַתָּה֙ עֲבֹ֣ר אִתִּ֔י וְכִלְכַּלְתִּ֥י אֹתְךָ֛ עִמָּדִ֖י בִּירוּשָׁלָֽ͏ִם׃<text:s/></text:span><text:span text:style-name="T1763">‬</text:span>‬‬<text:span text:style-name="T1764">35</text:span><text:span text:style-name="T1765"> וַיֹּ֥אמֶר בַּרְזִלַּ֖י אֶל־הַמֶּ֑לֶךְ כַּמָּ֗ה יְמֵי֙ שְׁנֵ֣י חַיַּ֔י כִּי־אֶעֱלֶ֥ה אֶת־הַמֶּ֖לֶךְ יְרוּשָׁלָֽ͏ִם׃<text:s/></text:span><text:span text:style-name="T1766">‬</text:span>‬‬<text:span text:style-name="T1767">36</text:span><text:span text:style-name="T1768"> בֶּן־שְׁמֹנִ֣ים שָׁנָה֩ אָנֹכִ֨י הַיּ֜וֹם הַאֵדַ֣ע ׀ בֵּין־ט֣וֹב לְרָ֗ע אִם־יִטְעַ֤ם עַבְדְּךָ֙ אֶת־אֲשֶׁ֤ר אֹכַל֙ וְאֶת־אֲשֶׁ֣ר אֶשְׁתֶּ֔ה אִם־אֶשְׁמַ֣ע ע֔וֹד בְּק֖וֹל שָׁרִ֣ים וְשָׁר֑וֹת וְלָמָּה֩ יִֽהְיֶ֨ה עַבְדְּךָ֥ עוֹד֙ לְמַשָּׂ֔א אֶל־אֲדֹנִ֖י הַמֶּֽלֶךְ׃<text:s/></text:span><text:span text:style-name="T1769">‬</text:span>‬‬<text:span text:style-name="T1770">37</text:span><text:span text:style-name="T1771"> כִּמְעַ֞ט יַעֲבֹ֧ר עַבְדְּךָ֛ אֶת־הַיַּרְדֵּ֖ן אֶת־הַמֶּ֑לֶךְ וְלָ֙מָּה֙ יִגְמְלֵ֣נִי הַמֶּ֔לֶךְ הַגְּמוּלָ֖ה הַזֹּֽאת׃<text:s/></text:span><text:span text:style-name="T1772">‬</text:span>‬‬<text:span text:style-name="T1773">38</text:span><text:span text:style-name="T1774"> יָֽשָׁב־נָ֤א עַבְדְּךָ֙ וְאָמֻ֣ת בְּעִירִ֔י עִ֛ם קֶ֥בֶר אָבִ֖י וְאִמִּ֑י וְהִנֵּ֣ה ׀ עַבְדְּךָ֣ כִמְהָ֗ם יַֽעֲבֹר֙ עִם־אֲדֹנִ֣י הַמֶּ֔לֶךְ וַעֲשֵׂה־ל֕וֹ אֵ֥ת אֲשֶׁר־ט֖וֹב בְּעֵינֶֽיךָ׃</text:span><text:span text:style-name="T1775"><text:s/>ס<text:s/></text:span><text:span text:style-name="T1776">‬</text:span>‬‬<text:span text:style-name="T1777">39</text:span><text:span text:style-name="T1778"> וַיֹּ֣אמֶר הַמֶּ֗לֶךְ אִתִּי֙ יַעֲבֹ֣ר כִּמְהָ֔ם וַאֲנִי֙ אֶעֱשֶׂה־לּ֔וֹ אֶת־הַטּ֖וֹב בְּעֵינֶ֑יךָ וְכֹ֛ל אֲשֶׁר־תִּבְחַ֥ר עָלַ֖י אֶֽעֱשֶׂה־לָּֽךְ׃<text:s/></text:span><text:span text:style-name="T1779">‬</text:span>‬‬<text:span text:style-name="T1780">40</text:span><text:span text:style-name="T1781"> וַיַּעֲבֹ֧ר כָּל־הָעָ֛ם אֶת־הַיַּרְדֵּ֖ן וְהַמֶּ֣לֶךְ עָבָ֑ר<text:s/></text:span><text:soft-page-break/><text:span text:style-name="T1782">וַיִּשַּׁ֨ק הַמֶּ֤לֶךְ לְבַרְזִלַּי֙ וַיְבָ֣רֲכֵ֔הוּ וַיָּ֖שָׁב לִמְקֹמֽוֹ׃</text:span><text:span text:style-name="T1783"><text:s/>ס<text:s/></text:span><text:span text:style-name="T1784">‬</text:span>‬‬<text:span text:style-name="T1785">41</text:span><text:span text:style-name="T1786"> וַיַּעֲבֹ֤ר הַמֶּ֙לֶךְ֙ הַגִּלְגָּ֔לָה וְכִמְהָ֖ן עָבַ֣ר עִמּ֑וֹ וְכָל־עַ֤ם יְהוּדָה֙ *ויעברו **הֶעֱבִ֣ירוּ אֶת־הַמֶּ֔לֶךְ וְגַ֕ם חֲצִ֖י עַ֥ם יִשְׂרָאֵֽל׃<text:s/></text:span><text:span text:style-name="T1787">‬</text:span>‬‬<text:span text:style-name="T1788">42</text:span><text:span text:style-name="T1789"> וְהִנֵּ֛ה כָּל־אִ֥ישׁ יִשְׂרָאֵ֖ל בָּאִ֣ים אֶל־הַמֶּ֑לֶך וַיֹּאמְר֣וּ אֶל־הַמֶּ֡לֶךְ מַדּוּעַ֩ גְּנָב֨וּךָ אַחֵ֜ינוּ אִ֣ישׁ יְהוּדָ֗ה וַיַּעֲבִ֨רוּ אֶת־הַמֶּ֤לֶךְ וְאֶת־בֵּיתוֹ֙ אֶת־הַיַּרְדֵּ֔ן וְכָל־אַנְשֵׁ֥י דָוִ֖ד עִמּֽוֹ׃</text:span><text:span text:style-name="T1790"><text:s/>ס<text:s/></text:span><text:span text:style-name="T1791">‬</text:span>‬‬<text:span text:style-name="T1792">43</text:span><text:span text:style-name="T1793"> וַיַּעַן֩ כָּל־אִ֨ישׁ יְהוּדָ֜ה עַל־אִ֣ישׁ יִשְׂרָאֵ֗ל כִּֽי־קָר֤וֹב הַמֶּ֙לֶךְ֙ אֵלַ֔י וְלָ֤מָּה זֶּה֙ חָרָ֣ה לְךָ֔ עַל־הַדָּבָ֖ר הַזֶּ֑ה הֶאָכ֤וֹל אָכַ֙לְנוּ֙ מִן־הַמֶּ֔לֶךְ אִם־נִשֵּׂ֥את נִשָּׂ֖א לָֽנוּ׃</text:span><text:span text:style-name="T1794"><text:s/>ס<text:s/></text:span><text:span text:style-name="T1795">‬</text:span>‬‬<text:span text:style-name="T1796">44</text:span><text:span text:style-name="T1797"> וַיַּ֣עַן אִֽישׁ־יִשְׂרָאֵל֩ אֶת־אִ֨ישׁ יְהוּדָ֜ה וַיֹּ֗אמֶר עֶֽשֶׂר־יָד֨וֹת לִ֣י בַמֶּלֶךְ֮ וְגַם־בְּדָוִד֮ אֲנִ֣י מִמְּךָ֒ וּמַדּ֙וּעַ֙ הֱקִלֹּתַ֔נִי וְלֹא־הָיָ֨ה דְבָרִ֥י רִאשׁ֛וֹן לִ֖י לְהָשִׁ֣יב אֶת־מַלְכִּ֑י וַיִּ֙קֶשׁ֙ דְּבַר־אִ֣ישׁ יְהוּדָ֔ה מִדְּבַ֖ר אִ֥ישׁ יִשְׂרָאֵֽל׃</text:span><text:span text:style-name="T1798"><text:s/>ס<text:s/></text:span><text:span text:style-name="T1799">‬</text:span>‬‬‬‬‬‬‬‬‬‬‬‬‬‬‬‬‬</text:p>
      </text:section>
      <text:section text:name="Sect19" text:style-name="S19">
        <text:p text:style-name="P1800">2 Samuel 20</text:p>
        <text:p text:style-name="P1801"><text:span text:style-name="T1802">1</text:span><text:span text:style-name="T1803"> וְשָׁ֨ם נִקְרָ֜א אִ֣ישׁ בְּלִיַּ֗עַל וּשְׁמ֛וֹ שֶׁ֥בַע בֶּן־בִּכְרִ֖י אִ֣ישׁ יְמִינִ֑י וַיִּתְקַ֣ע בַּשֹּׁפָ֗ר וַ֠יֹּאמֶר אֵֽין־לָ֨נוּ חֵ֜לֶק בְּדָוִ֗ד וְלֹ֤א נֽ͏ַחֲלָה־לָ֙נוּ֙ בְּבֶן־יִשַׁ֔י אִ֥ישׁ לְאֹהָלָ֖יו יִשְׂרָאֵֽל׃<text:s/></text:span><text:span text:style-name="T1804">2</text:span><text:span text:style-name="T1805"> וַיַּ֜עַל כָּל־אִ֤ישׁ יִשְׂרָאֵל֙ מֵאַחֲרֵ֣י דָוִ֔ד אַחֲרֵ֖י שֶׁ֣בַע בֶּן־בִּכְרִ֑י וְאִ֤ישׁ יְהוּדָה֙ דָּבְק֣וּ בְמַלְכָּ֔ם מִן־הַיַּרְדֵּ֖ן וְעַד־יְרוּשָׁלָֽ͏ִם׃<text:s/></text:span><text:span text:style-name="T1806">‬</text:span>‬‬<text:span text:style-name="T1807">3</text:span><text:span text:style-name="T1808"> וַיָּבֹ֨א דָוִ֣ד אֶל־בֵּיתוֹ֮ יְרֽוּשָׁלִַם֒ וַיִּקַּ֣ח הַמֶּ֡לֶךְ אֵ֣ת עֶֽשֶׂר־נָשִׁ֣ים ׀ פִּלַגְשִׁ֡ים אֲשֶׁ֣ר הִנִּיחַ֩ לִשְׁמֹ֨ר הַבַּ֜יִת וַֽיִּתְּנֵ֤ם בֵּית־מִשְׁמֶ֙רֶת֙ וַֽיְכַלְכְּלֵ֔ם וַאֲלֵיהֶ֖ם לֹא־בָ֑א וַתִּהְיֶ֧ינָה צְרֻר֛וֹת עַד־י֥וֹם מֻתָ֖ן אַלְמְנ֥וּת חַיּֽוּת׃</text:span><text:span text:style-name="T1809"><text:s/>ס<text:s/></text:span><text:span text:style-name="T1810">‬</text:span>‬‬<text:span text:style-name="T1811">4</text:span><text:span text:style-name="T1812"> וַיֹּ֤אמֶר הַמֶּ֙לֶךְ֙ אֶל־עֲמָשָׂ֔א הַזְעֶק־לִ֥י אֶת־אִישׁ־יְהוּדָ֖ה שְׁלֹ֣שֶׁת יָמִ֑ים וְאַתָּ֖ה פֹּ֥ה עֲמֹֽד׃<text:s/></text:span><text:span text:style-name="T1813">‬</text:span>‬‬<text:span text:style-name="T1814">5</text:span><text:span text:style-name="T1815"> וַיֵּ֥לֶךְ עֲמָשָׂ֖א לְהַזְעִ֣יק אֶת־יְהוּדָ֑ה *וייחר **וַיּ֕וֹחֶר מִן־הַמּוֹעֵ֖ד אֲשֶׁ֥ר יְעָדֽוֹ׃</text:span><text:span text:style-name="T1816"><text:s/>ס<text:s/></text:span><text:span text:style-name="T1817">‬</text:span>‬‬<text:span text:style-name="T1818">6</text:span><text:span text:style-name="T1819"> וַיֹּ֤אמֶר דָּוִד֙ אֶל־אֲבִישַׁ֔י עַתָּ֗ה יֵ֧רַֽע לָ֛נוּ שֶׁ֥בַע בֶּן־בִּכְרִ֖י מִן־אַבְשָׁל֑וֹם אַ֠תָּה קַ֞ח אֶת־עַבְדֵ֤י אֲדֹנֶ֙יךָ֙ וּרְדֹ֣ף אַחֲרָ֔יו פֶּן־מָ֥צָא ל֛וֹ עָרִ֥ים בְּצֻר֖וֹת וְהִצִּ֥יל עֵינֵֽנוּ׃<text:s/></text:span><text:span text:style-name="T1820">‬</text:span>‬‬<text:span text:style-name="T1821">7</text:span><text:span text:style-name="T1822"> וַיֵּצְא֤וּ אַֽחֲרָיו֙ אַנְשֵׁ֣י יוֹאָ֔ב וְהַכְּרֵתִ֥י וְהַפְּלֵתִ֖י וְכָל־הַגִּבֹּרִ֑ים וַיֵּֽצְאוּ֙ מִיר֣וּשָׁלִַ֔ם לִרְדֹּ֕ף אַחֲרֵ֖י שֶׁ֥בַע בֶּן־בִּכְרִֽי׃<text:s/></text:span><text:span text:style-name="T1823">‬</text:span>‬‬<text:span text:style-name="T1824">8</text:span><text:span text:style-name="T1825"> הֵ֗ם עִם־הָאֶ֤בֶן הַגְּדוֹלָה֙ אֲשֶׁ֣ר בְּגִבְע֔וֹן וַעֲמָשָׂ֖א בָּ֣א לִפְנֵיהֶ֑ם וְיוֹאָ֞ב חָג֣וּר ׀ מִדּ֣וֹ לְבֻשׁ֗וּ וְעָלָ֞ו חֲג֥וֹר חֶ֙רֶב֙ מְצֻמֶּ֤דֶת עַל־מָתְנָיו֙ בְּתַעְרָ֔הּ וְה֥וּא יָצָ֖א וַתִּפֹּֽל׃</text:span><text:span text:style-name="T1826"><text:s/>ס<text:s/></text:span><text:span text:style-name="T1827">‬</text:span>‬‬<text:span text:style-name="T1828">9</text:span><text:span text:style-name="T1829"> וַיֹּ֤אמֶר יוֹאָב֙ לַעֲמָשָׂ֔א הֲשָׁל֥וֹם אַתָּ֖ה אָחִ֑י וַתֹּ֜חֶז יַד־יְמִ֥ין יוֹאָ֛ב בִּזְקַ֥ן עֲמָשָׂ֖א לִנְשָׁק־לֽוֹ׃<text:s/></text:span><text:span text:style-name="T1830">‬</text:span>‬‬<text:span text:style-name="T1831">10</text:span><text:span text:style-name="T1832"> וַעֲמָשָׂ֨א לֹֽא־נִשְׁמַ֜ר בַּחֶ֣רֶב ׀ אֲשֶׁ֣ר בְּיַד־יוֹאָ֗ב וַיַּכֵּהוּ֩ בָ֨הּ אֶל־הַחֹ֜מֶשׁ וַיִּשְׁפֹּ֨ךְ מֵעָ֥יו אַ֛רְצָה וְלֹא־שָׁ֥נָה ל֖וֹ וַיָּמֹ֑ת</text:span><text:span text:style-name="T1833"><text:s/>ס<text:s/></text:span><text:span text:style-name="T1834">וְיוֹאָב֙ וַאֲבִישַׁ֣י אָחִ֔יו רָדַ֕ף אַחֲרֵ֖י שֶׁ֥בַע בֶּן־בִּכְרִֽי׃<text:s/></text:span><text:span text:style-name="T1835">‬</text:span>‬‬<text:span text:style-name="T1836">11</text:span><text:span text:style-name="T1837"> וְאִישׁ֙ עָמַ֣ד עָלָ֔יו מִֽנַּעֲרֵ֖י יוֹאָ֑ב וַיֹּ֗אמֶר מִי֩ אֲשֶׁ֨ר חָפֵ֧ץ בְּיוֹאָ֛ב וּמִ֥י אֲשֶׁר־לְדָוִ֖ד אַחֲרֵ֥י יוֹאָֽב׃<text:s/></text:span><text:span text:style-name="T1838">‬</text:span>‬‬<text:span text:style-name="T1839">12</text:span><text:span text:style-name="T1840"> וַעֲמָשָׂ֛א מִתְגֹּלֵ֥ל בַּדָּ֖ם בְּת֣וֹךְ הַֽמְסִּלָּ֑ה וַיַּ֨רְא הָאִ֜ישׁ כִּֽי־עָמַ֣ד כָּל־הָעָ֗ם וַיַּסֵּב֩ אֶת־עֲמָשָׂ֨א מִן־הַֽמְסִלָּ֤ה הַשָּׂדֶה֙ וַיַּשְׁלֵ֤ךְ עָלָיו֙ בֶּ֔גֶד כַּאֲשֶׁ֣ר רָאָ֔ה כָּל־הַבָּ֥א עָלָ֖יו וְעָמָֽד׃<text:s/></text:span><text:span text:style-name="T1841">‬</text:span>‬‬<text:span text:style-name="T1842">13</text:span><text:span text:style-name="T1843"> כַּאֲשֶׁ֥ר הֹגָ֖ה מִן־הַֽמְסִלָּ֑ה עָבַ֤ר כָּל־אִישׁ֙ אַחֲרֵ֣י יוֹאָ֔ב לִרְדֹּ֕ף אַחֲרֵ֖י שֶׁ֥בַע בֶּן־בִּכְרִֽי׃<text:s/></text:span><text:span text:style-name="T1844">‬</text:span>‬‬<text:span text:style-name="T1845">14</text:span><text:span text:style-name="T1846"> וַֽיַּעֲבֹ֞ר בְּכָל־שִׁבְטֵ֣י יִשְׂרָאֵ֗ל אָבֵ֛לָה וּבֵ֥ית מַעֲכָ֖ה וְכָל־הַבֵּרִ֑ים</text:span><text:span text:style-name="T1847"><text:s/>ס<text:s/></text:span><text:span text:style-name="T1848">*ויקלהו **וַיִּקָּ֣הֲל֔וּ וַיָּבֹ֖אוּ אַף־</text:span><text:soft-page-break/><text:span text:style-name="T1849">אַחֲרָֽיו׃<text:s/></text:span><text:span text:style-name="T1850">‬</text:span>‬‬<text:span text:style-name="T1851">15</text:span><text:span text:style-name="T1852"> וַיָּבֹ֜אוּ וַיָּצֻ֣רוּ עָלָ֗יו בְּאָבֵ֙לָה֙ בֵּ֣ית הַֽמַּעֲכָ֔ה וַיִּשְׁפְּכ֤וּ סֹֽלְלָה֙ אֶל־הָעִ֔יר וַֽתַּעֲמֹ֖ד בַּחֵ֑ל וְכָל־הָעָם֙ אֲשֶׁ֣ר אֶת־יוֹאָ֔ב מַשְׁחִיתִ֖ם לְהַפִּ֥יל הַחוֹמָֽה׃<text:s/></text:span><text:span text:style-name="T1853">‬</text:span>‬‬<text:span text:style-name="T1854">16</text:span><text:span text:style-name="T1855"> וַתִּקְרָ֛א אִשָּׁ֥ה חֲכָמָ֖ה מִן־הָעִ֑יר שִׁמְע֤וּ שִׁמְעוּ֙ אִמְרוּ־נָ֣א אֶל־יוֹאָ֔ב קְרַ֣ב עַד־הֵ֔נָּה וַאֲדַבְּרָ֖ה אֵלֶֽיךָ׃<text:s/></text:span><text:span text:style-name="T1856">‬</text:span>‬‬<text:span text:style-name="T1857">17</text:span><text:span text:style-name="T1858"> וַיִּקְרַ֣ב אֵלֶ֔יהָ וַתֹּ֧אמֶר הָאִשָּׁ֛ה הַאַתָּ֥ה יוֹאָ֖ב וַיֹּ֣אמֶר אָ֑נִי וַתֹּ֣אמֶר ל֗וֹ שְׁמַע֙ דִּבְרֵ֣י אֲמָתֶ֔ךָ וַיֹּ֖אמֶר שֹׁמֵ֥עַ אָנֹֽכִי׃<text:s/></text:span><text:span text:style-name="T1859">‬</text:span>‬‬<text:span text:style-name="T1860">18</text:span><text:span text:style-name="T1861"> וַתֹּ֖אמֶר לֵאמֹ֑ר דַּבֵּ֨ר יְדַבְּר֤וּ בָרִֽאשֹׁנָה֙ לֵאמֹ֔ר שָׁאֹ֧ל יְשָׁאֲל֛וּ בְּאָבֵ֖ל וְכֵ֥ן הֵתַֽמּוּ׃<text:s/></text:span><text:span text:style-name="T1862">‬</text:span>‬‬<text:span text:style-name="T1863">19</text:span><text:span text:style-name="T1864"> אָנֹכִ֕י שְׁלֻמֵ֖י אֱמוּנֵ֣י יִשְׂרָאֵ֑ל אַתָּ֣ה מְבַקֵּ֗שׁ לְהָמִ֨ית עִ֤יר וְאֵם֙ בְּיִשְׂרָאֵ֔ל לָ֥מָּה תְבַלַּ֖ע נַחֲלַ֥ת יְהוָֽה׃<text:s/></text:span><text:span text:style-name="T1865">פ<text:s/></text:span><text:span text:style-name="T1866">‬</text:span><text:span text:style-name="T1867">‬</text:span>‬‬‬‬‬‬‬‬‬‬‬‬‬‬‬‬‬‬‬</text:p>
        <text:p text:style-name="P1868"><text:span text:style-name="T1869">20</text:span><text:span text:style-name="T1870"> וַיַּ֥עַן יוֹאָ֖ב וַיֹּאמַ֑ר חָלִ֤ילָה חָלִ֙ילָה֙ לִ֔י אִם־אֲבַלַּ֖ע וְאִם־אַשְׁחִֽית׃<text:s/></text:span><text:span text:style-name="T1871">‬</text:span>‬‬<text:span text:style-name="T1872">21</text:span><text:span text:style-name="T1873"> לֹא־כֵ֣ן הַדָּבָ֗ר כִּ֡י אִישׁ֩ מֵהַ֨ר אֶפְרַ֜יִם שֶׁ֧בַע בֶּן־בִּכְרִ֣י שְׁמ֗וֹ נָשָׂ֤א יָדוֹ֙ בַּמֶּ֣לֶךְ בְּדָוִ֔ד תְּנֽוּ־אֹת֣וֹ לְבַדּ֔וֹ וְאֵלְכָ֖ה מֵעַ֣ל הָעִ֑יר וַתֹּ֤אמֶר הָֽאִשָּׁה֙ אֶל־יוֹאָ֔ב הִנֵּ֥ה רֹאשׁ֛וֹ מֻשְׁלָ֥ךְ אֵלֶ֖יךָ בְּעַ֥ד הַחוֹמָֽה׃<text:s/></text:span><text:span text:style-name="T1874">‬</text:span>‬‬<text:span text:style-name="T1875">22</text:span><text:span text:style-name="T1876"> וַתָּבוֹא֩ הָאִשָּׁ֨ה אֶל־כָּל־הָעָ֜ם בְּחָכְמָתָ֗הּ וַֽיִּכְרְת֞וּ אֶת־רֹ֨אשׁ שֶׁ֤בַע בֶּן־בִּכְרִי֙ וַיַּשְׁלִ֣כוּ אֶל־יוֹאָ֔ב וַיִּתְקַע֙ בַּשּׁוֹפָ֔ר וַיָּפֻ֥צוּ מֵֽעַל־הָעִ֖יר אִ֣ישׁ לְאֹהָלָ֑יו וְיוֹאָ֛ב שָׁ֥ב יְרוּשָׁלַ֖͏ִם אֶל־הַמֶּֽלֶךְ׃</text:span><text:span text:style-name="T1877"><text:s/>ס<text:s/></text:span><text:span text:style-name="T1878">‬</text:span>‬‬<text:span text:style-name="T1879">23</text:span><text:span text:style-name="T1880"> וְיוֹאָ֕ב אֶ֥ל כָּל־הַצָּבָ֖א יִשְׂרָאֵ֑ל וּבְנָיָה֙ בֶּן־יְה֣וֹיָדָ֔ע עַל־*הכרי **הַכְּרֵתִ֖י וְעַל־הַפְּלֵתִֽי׃<text:s/></text:span><text:span text:style-name="T1881">‬</text:span>‬‬<text:span text:style-name="T1882">24</text:span><text:span text:style-name="T1883"> וַאֲדֹרָ֖ם עַל־הַמַּ֑ס וִיהוֹשָׁפָ֥ט בֶּן־אֲחִיל֖וּד הַמַּזְכִּֽיר׃<text:s/></text:span><text:span text:style-name="T1884">‬</text:span>‬‬<text:span text:style-name="T1885">25</text:span><text:span text:style-name="T1886"> *ושיא **וּשְׁוָ֖א סֹפֵ֑ר וְצָד֥וֹק וְאֶבְיָתָ֖ר כֹּהֲנִֽים׃<text:s/></text:span><text:span text:style-name="T1887">‬</text:span>‬‬<text:span text:style-name="T1888">26</text:span><text:span text:style-name="T1889"> וְגַ֗ם עִירָא֙ הַיָּ֣אִרִ֔י הָיָ֥ה כֹהֵ֖ן לְדָוִֽד׃</text:span><text:span text:style-name="T1890"><text:s/>ס<text:s/></text:span><text:span text:style-name="T1891">‬</text:span>‬‬‬‬‬‬‬‬‬</text:p>
      </text:section>
      <text:section text:name="Sect20" text:style-name="S20">
        <text:p text:style-name="P1892">2 Samuel 21</text:p>
        <text:p text:style-name="P1893"><text:span text:style-name="T1894">1</text:span><text:span text:style-name="T1895"> וַיְהִ֣י רָעָב֩ בִּימֵ֨י דָוִ֜ד שָׁלֹ֣שׁ שָׁנִ֗ים שָׁנָה֙ אַחֲרֵ֣י שָׁנָ֔ה וַיְבַקֵּ֥שׁ דָּוִ֖ד אֶת־פְּנֵ֣י יְהוָ֑ה</text:span><text:span text:style-name="T1896"><text:s/>ס<text:s/></text:span><text:span text:style-name="T1897">וַיֹּ֣אמֶר יְהוָ֗ה אֶל־שָׁאוּל֙ וְאֶל־בֵּ֣ית הַדָּמִ֔ים עַֽל־אֲשֶׁר־הֵמִ֖ית אֶת־הַגִּבְעֹנִֽים׃<text:s/></text:span><text:span text:style-name="T1898">2</text:span><text:span text:style-name="T1899"> וַיִּקְרָ֥א הַמֶּ֛לֶךְ לַגִּבְעֹנִ֖ים וַיֹּ֣אמֶר אֲלֵיהֶ֑ם וְהַגִּבְעֹנִ֞ים לֹ֣א מִבְּנֵ֧י יִשְׂרָאֵ֣ל הֵ֗מָּה כִּ֚י אִם־מִיֶּ֣תֶר הָאֱמֹרִ֔י וּבְנֵ֤י יִשְׂרָאֵל֙ נִשְׁבְּע֣וּ לָהֶ֔ם וַיְבַקֵּ֤שׁ שָׁאוּל֙ לְהַכֹּתָ֔ם בְּקַנֹּאת֥וֹ לִבְנֵֽי־יִשְׂרָאֵ֖ל וִיהוּדָֽה׃<text:s/></text:span><text:span text:style-name="T1900">‬</text:span>‬‬<text:span text:style-name="T1901">3</text:span><text:span text:style-name="T1902"> וַיֹּ֤אמֶר דָּוִד֙ אֶל־הַגִּבְעֹנִ֔ים מָ֥ה אֶעֱשֶׂ֖ה לָכֶ֑ם וּבַמָּ֣ה אֲכַפֵּ֔ר וּבָרְכ֖וּ אֶת־נַחֲלַ֥ת יְהוָֽה׃<text:s/></text:span><text:span text:style-name="T1903">‬</text:span>‬‬<text:span text:style-name="T1904">4</text:span><text:span text:style-name="T1905"> וַיֹּ֧אמְרוּ ל֣וֹ הַגִּבְעֹנִ֗ים אֵֽין־*לי **לָ֜נוּ כֶּ֤סֶף וְזָהָב֙ עִם־שָׁא֣וּל וְעִם־בֵּית֔וֹ וְאֵֽין־לָ֥נוּ אִ֖ישׁ לְהָמִ֣ית בְּיִשְׂרָאֵ֑ל וַיֹּ֛אמֶר מָֽה־אַתֶּ֥ם אֹמְרִ֖ים אֶעֱשֶׂ֥ה לָכֶֽם׃<text:s/></text:span><text:span text:style-name="T1906">‬</text:span>‬‬<text:span text:style-name="T1907">5</text:span><text:span text:style-name="T1908"> וַיֹּֽאמְרוּ֙ אֶל־הַמֶּ֔לֶךְ הָאִישׁ֙ אֲשֶׁ֣ר כִּלָּ֔נוּ וַאֲשֶׁ֖ר דִּמָּה־לָ֑נוּ נִשְׁמַ֕דְנוּ מֵֽהִתְיַצֵּ֖ב בְּכָל־גְּבֻ֥ל יִשְׂרָאֵֽל׃<text:s/></text:span><text:span text:style-name="T1909">‬</text:span>‬‬<text:span text:style-name="T1910">6</text:span><text:span text:style-name="T1911"> *ינתן־**יֻתַּן־לָ֜נוּ שִׁבְעָ֤ה אֲנָשִׁים֙ מִבָּנָ֔יו וְהוֹקֽ͏ַעֲנוּם֙ לַֽיהוָ֔ה בְּגִבְעַ֥ת שָׁא֖וּל בְּחִ֣יר יְהוָ֑ה</text:span><text:span text:style-name="T1912"><text:s/>ס<text:s/></text:span><text:span text:style-name="T1913">וַיֹּ֥אמֶר הַמֶּ֖לֶךְ אֲנִ֥י אֶתֵּֽן׃<text:s/></text:span><text:span text:style-name="T1914">‬</text:span>‬‬<text:span text:style-name="T1915">7</text:span><text:span text:style-name="T1916"> וַיַּחְמֹ֣ל הַמֶּ֔לֶךְ עַל־מְפִי־בֹ֖שֶׁת בֶּן־יְהוֹנָתָ֣ן בֶּן־שָׁא֑וּל עַל־שְׁבֻעַ֤ת יְהוָה֙ אֲשֶׁ֣ר בֵּֽינֹתָ֔ם בֵּ֣ין דָּוִ֔ד וּבֵ֖ין יְהוֹנָתָ֥ן בֶּן־שָׁאֽוּל׃<text:s/></text:span><text:span text:style-name="T1917">‬</text:span>‬‬<text:span text:style-name="T1918">8</text:span><text:span text:style-name="T1919"> וַיִּקַּ֣ח הַמֶּ֡לֶךְ אֶת־שְׁ֠נֵי בְּנֵ֨י רִצְפָּ֤ה בַת־אַיָּה֙ אֲשֶׁ֣ר יָלְדָ֣ה לְשָׁא֔וּל אֶת־אַרְמֹנִ֖י וְאֶת־מְפִבֹ֑שֶׁת וְאֶת־חֲמֵ֗שֶׁת בְּנֵי֙ מִיכַ֣ל בַּת־שָׁא֔וּל אֲשֶׁ֥ר יָלְדָ֛ה לְעַדְרִיאֵ֥ל בֶּן־בַּרְזִלַּ֖י הַמְּחֹלָתִֽי׃<text:s/></text:span><text:span text:style-name="T1920">‬</text:span>‬‬<text:span text:style-name="T1921">9</text:span><text:span text:style-name="T1922"> וַֽיִּתְּנֵ֞ם בְּיַ֣ד הַגִּבְעֹנִ֗ים וַיֹּקִיעֻ֤ם בָּהָר֙ לִפְנֵ֣י יְהוָ֔ה וַיִּפְּל֥וּ<text:s/></text:span><text:soft-page-break/><text:span text:style-name="T1923">*שבעתים **שְׁבַעְתָּ֖ם יָ֑חַד *והם **וְהֵ֨מָּה הֻמְת֜וּ בִּימֵ֤י קָצִיר֙ בָּרִ֣אשֹׁנִ֔ים *תחלת **בִתחִלַּ֖ת קְצִ֥יר שְׂעֹרִֽים׃<text:s/></text:span><text:span text:style-name="T1924">‬</text:span>‬‬‬<text:span text:style-name="T1925">10</text:span><text:span text:style-name="T1926"> וַתִּקַּ֣ח רִצְפָּה֩ בַת־אַיָּ֨ה אֶת־הַשַּׂ֜ק וַתַּטֵּ֨הוּ לָ֤הּ אֶל־הַצּוּר֙ מִתְּחִלַּ֣ת קָצִ֔יר עַ֛ד נִתַּךְ־מַ֥יִם עֲלֵיהֶ֖ם מִן־הַשָּׁמָ֑יִם וְלֹֽא־נָתְנָה֩ ע֨וֹף הַשָּׁמַ֜יִם לָנ֤וּחַ עֲלֵיהֶם֙ יוֹמָ֔ם וְאֶת־חַיַּ֥ת הַשָּׂדֶ֖ה לָֽיְלָה׃<text:s/></text:span><text:span text:style-name="T1927">‬</text:span>‬‬<text:span text:style-name="T1928">11</text:span><text:span text:style-name="T1929"> וַיֻּגַּ֖ד לְדָוִ֑ד אֵ֧ת אֲשֶׁר־עָשְׂתָ֛ה רִצְפָּ֥ה בַת־אַיָּ֖ה פִּלֶ֥גֶשׁ שָׁאֽוּל׃<text:s/></text:span><text:span text:style-name="T1930">‬</text:span>‬‬<text:span text:style-name="T1931">12</text:span><text:span text:style-name="T1932"> וַיֵּ֣לֶךְ דָּוִ֗ד וַיִּקַּ֞ח אֶת־עַצְמ֤וֹת שָׁאוּל֙ וְאֶת־עַצְמוֹת֙ יְהוֹנָתָ֣ן בְּנ֔וֹ מֵאֵ֕ת בַּעֲלֵ֖י יָבֵ֣ישׁ גִּלְעָ֑ד אֲשֶׁר֩ גָּנְב֨וּ אֹתָ֜ם מֵרְחֹ֣ב בֵּֽית־שַׁ֗ן אֲשֶׁ֨ר *תלום **תְּלָא֥וּם *שם *הפלשתים **שָׁ֙מָּה֙ **פְּלִשְׁתִּ֔ים בְּי֨וֹם הַכּ֧וֹת פְּלִשְׁתִּ֛ים אֶת־שָׁא֖וּל בַּגִּלְבֹּֽעַ׃<text:s/></text:span><text:span text:style-name="T1933">‬</text:span>‬‬<text:span text:style-name="T1934">13</text:span><text:span text:style-name="T1935"> וַיַּ֤עַל מִשָּׁם֙ אֶת־עַצְמ֣וֹת שָׁא֔וּל וְאֶת־עַצְמ֖וֹת יְהוֹנָתָ֣ן בְּנ֑וֹ וַיַּ֣אַסְפ֔וּ אֶת־עַצְמ֖וֹת הַמּוּקָעִֽים׃<text:s/></text:span><text:span text:style-name="T1936">‬</text:span>‬‬<text:span text:style-name="T1937">14</text:span><text:span text:style-name="T1938"> וַיִּקְבְּר֣וּ אֶת־עַצְמוֹת־שָׁא֣וּל וִיהוֹנָֽתָן־בְּ֠נוֹ בְּאֶ֨רֶץ בִּנְיָמִ֜ן בְּצֵלָ֗ע בְּקֶ֙בֶר֙ קִ֣ישׁ אָבִ֔יו וַֽיַּעֲשׂ֔וּ כֹּ֥ל אֲשֶׁר־צִוָּ֖ה הַמֶּ֑לֶךְ וַיֵּעָתֵ֧ר אֱלֹהִ֛ים לָאָ֖רֶץ אַֽחֲרֵי־כֵֽן׃<text:s/></text:span><text:span text:style-name="T1939">פ<text:s/></text:span><text:span text:style-name="T1940">‬</text:span><text:span text:style-name="T1941">‬</text:span>‬‬‬‬‬‬‬‬‬‬‬‬‬‬</text:p>
        <text:p text:style-name="P1942"><text:span text:style-name="T1943">15</text:span><text:span text:style-name="T1944"> וַתְּהִי־ע֧וֹד מִלְחָמָ֛ה לַפְּלִשְׁתִּ֖ים אֶת־יִשְׂרָאֵ֑ל וַיֵּ֨רֶד דָּוִ֜ד וַעֲבָדָ֥יו עִמּ֛וֹ וַיִלָּחֲמ֥וּ אֶת־פְּלִשְׁתִּ֖ים וַיָּ֥עַף דָּוִֽד׃<text:s/></text:span><text:span text:style-name="T1945">‬</text:span>‬‬<text:span text:style-name="T1946">16</text:span><text:span text:style-name="T1947"> *וישבו **וְיִשְׁבִּ֨י בְּנֹ֜ב אֲשֶׁ֣ר ׀ בִּילִידֵ֣י הָרָפָ֗ה וּמִשְׁקַ֤ל קֵינוֹ֙ שְׁלֹ֤שׁ מֵאוֹת֙ מִשְׁקַ֣ל נְחֹ֔שֶׁת וְה֖וּא חָג֣וּר חֲדָשָׁ֑ה וַיֹּ֖אמֶר לְהַכּ֥וֹת אֶת־דָּוִֽד׃<text:s/></text:span><text:span text:style-name="T1948">‬</text:span>‬‬<text:span text:style-name="T1949">17</text:span><text:span text:style-name="T1950"> וַיַּֽעֲזָר־לוֹ֙ אֲבִישַׁ֣י בֶּן־צְרוּיָ֔ה וַיַּ֥ךְ אֶת־הַפְּלִשְׁתִּ֖י וַיְמִיתֵ֑הוּ אָ֣ז נִשְׁבְּעוּ֩ אַנְשֵׁי־דָוִ֨ד ל֜וֹ לֵאמֹ֗ר לֹא־תֵצֵ֨א ע֤וֹד אִתָּ֙נוּ֙ לַמִּלְחָמָ֔ה וְלֹ֥א תְכַבֶּ֖ה אֶת־נֵ֥ר יִשְׂרָאֵֽל׃<text:s/></text:span><text:span text:style-name="T1951">פ<text:s/></text:span><text:span text:style-name="T1952">‬</text:span><text:span text:style-name="T1953">‬</text:span>‬‬‬‬</text:p>
        <text:p text:style-name="P1954"><text:span text:style-name="T1955">18</text:span><text:span text:style-name="T1956"> וַֽיְהִי֙ אַֽחֲרֵי־כֵ֔ן וַתְּהִי־ע֧וֹד הַמִּלְחָמָ֛ה בְּג֖וֹב עִם־פְּלִשְׁתִּ֑ים אָ֣ז הִכָּ֗ה סִבְּכַי֙ הַחֻ֣שָׁתִ֔י אֶת־סַ֕ף אֲשֶׁ֖ר בִּילִדֵ֥י הָרָפָֽה׃<text:s/></text:span><text:span text:style-name="T1957">פ<text:s/></text:span><text:span text:style-name="T1958">‬</text:span><text:span text:style-name="T1959">‬</text:span>‬‬</text:p>
        <text:p text:style-name="P1960"><text:span text:style-name="T1961">19</text:span><text:span text:style-name="T1962"> וַתְּהִי־ע֧וֹד הַמִּלְחָמָ֛ה בְּג֖וֹב עִם־פְּלִשְׁתִּ֑ים וַיַּ֡ךְ אֶלְחָנָן֩ בֶּן־יַעְ</text:span><text:span text:style-name="T1963">רֵ֨</text:span><text:span text:style-name="T1964">י אֹרְגִ֜ים בֵּ֣ית הַלַּחְמִ֗י אֵ֚ת גָּלְיָ֣ת הַגִּתִּ֔י וְעֵ֣ץ חֲנִית֔וֹ כִּמְנ֖וֹר אֹרְגִֽים׃</text:span><text:span text:style-name="T1965"><text:s/>ס<text:s/></text:span><text:span text:style-name="T1966">‬</text:span>‬‬<text:span text:style-name="T1967">20</text:span><text:span text:style-name="T1968"> וַתְּהִי־ע֥וֹד מִלְחָמָ֖ה בְּגַ֑ת וַיְהִ֣י ׀ אִ֣ישׁ *מדין **מָד֗וֹן וְאֶצְבְּעֹ֣ת יָדָיו֩ וְאֶצְבְּעֹ֨ת רַגְלָ֜יו שֵׁ֣שׁ וָשֵׁ֗שׁ עֶשְׂרִ֤ים וְאַרְבַּע֙ מִסְפָּ֔ר וְגַם־ה֖וּא יֻלַּ֥ד לְהָרָפָֽה׃<text:s/></text:span><text:span text:style-name="T1969">‬</text:span>‬‬<text:span text:style-name="T1970">21</text:span><text:span text:style-name="T1971"> וַיְחָרֵ֖ף אֶת־יִשְׂרָאֵ֑ל וַיַּכֵּ֙הוּ֙ יְה֣וֹנָתָ֔ן בֶּן־*שמעי **שִׁמְעָ֖ה אֲחִ֥י דָוִֽד׃<text:s/></text:span><text:span text:style-name="T1972">‬</text:span>‬‬<text:span text:style-name="T1973">22</text:span><text:span text:style-name="T1974"> אֶת־אַרְבַּ֥עַת אֵ֛לֶּה יֻלְּד֥וּ לְהָרָפָ֖ה בְּגַ֑ת וַיִּפְּל֥וּ בְיַד־דָּוִ֖ד וּבְיַ֥ד עֲבָדָֽיו׃<text:s/></text:span><text:span text:style-name="T1975">פ<text:s/></text:span><text:span text:style-name="T1976">‬</text:span><text:span text:style-name="T1977">‬</text:span>‬‬‬‬‬</text:p>
      </text:section>
      <text:section text:name="Sect21" text:style-name="S21">
        <text:p text:style-name="P1978">2 Samuel 22</text:p>
        <text:p text:style-name="P1979"><text:span text:style-name="T1980">1</text:span><text:span text:style-name="T1981"> וַיְדַבֵּ֤ר דָּוִד֙ לַֽיהוָ֔ה אֶת־דִּבְרֵ֖י הַשִּׁירָ֣ה הַזֹּ֑את בְּיוֹם֩ הִצִּ֨יל יְהוָ֥ה אֹת֛וֹ מִכַּ֥ף כָּל־אֹיְבָ֖יו וּמִכַּ֥ף שָׁאֽוּל׃<text:s/></text:span><text:span text:style-name="T1982">2</text:span><text:span text:style-name="T1983"> וַיֹּאמַ֑ר יְהוָ֛ה סַֽלְעִ֥י וּמְצֻדָתִ֖י וּמְפַלְטִי־לִֽי׃<text:s/></text:span><text:span text:style-name="T1984">‬</text:span>‬‬<text:span text:style-name="T1985">3</text:span><text:span text:style-name="T1986"> אֱלֹהֵ֥י צוּרִ֖י אֶחֱסֶה־בּ֑וֹ מָגִנִּ֞י וְקֶ֣רֶן יִשְׁעִ֗י מִשְׂגַּבִּי֙ וּמְנוּסִ֔י מֹשִׁעִ֕י מֵחָמָ֖ס תֹּשִׁעֵֽנִי׃<text:s/></text:span><text:span text:style-name="T1987">‬</text:span>‬‬<text:span text:style-name="T1988">4</text:span><text:span text:style-name="T1989"> מְהֻלָּ֖ל אֶקְרָ֣א יְהוָ֑ה וּמֵאֹיְבַ֖י אִוָּשֵֽׁעַ׃<text:s/></text:span><text:span text:style-name="T1990">‬</text:span>‬‬<text:span text:style-name="T1991">5</text:span><text:span text:style-name="T1992"> כִּ֥י אֲפָפֻ֖נִי מִשְׁבְּרֵי־מָ֑וֶת נַחֲלֵ֥י בְלִיַּ֖עַל יְבַעֲתֻֽנִי׃<text:s/></text:span><text:span text:style-name="T1993">‬</text:span>‬‬<text:span text:style-name="T1994">6</text:span><text:span text:style-name="T1995"> חֶבְלֵ֥י שְׁא֖וֹל סַבֻּ֑נִי קִדְּמֻ֖נִי מֹֽקְשֵׁי מָֽוֶת׃<text:s/></text:span><text:span text:style-name="T1996">‬</text:span>‬‬‬<text:span text:style-name="T1997">7</text:span><text:span text:style-name="T1998"> בַּצַּר־לִי֙ אֶקְרָ֣א<text:s/></text:span><text:soft-page-break/><text:span text:style-name="T1999">יְהוָ֔ה וְאֶל־אֱלֹהַ֖י אֶקְרָ֑א וַיִּשְׁמַ֤ע מֵהֵֽיכָלוֹ֙ קוֹלִ֔י וְשַׁוְעָתִ֖י בְּאָזְנָֽיו׃<text:s/></text:span><text:span text:style-name="T2000">‬</text:span>‬‬<text:span text:style-name="T2001">8</text:span><text:span text:style-name="T2002"> *ותגעש **וַיִתְגָּעַ֤שׁ וַתִּרְעַשׁ֙ הָאָ֔רֶץ מוֹסְד֥וֹת הַשָּׁמַ֖יִם יִרְגָּ֑זוּ וַיִּֽתְגָּעֲשׁ֖וּ כִּֽי־חָ֥רָה לֽוֹ׃<text:s/></text:span><text:span text:style-name="T2003">‬</text:span>‬‬‬<text:span text:style-name="T2004">9</text:span><text:span text:style-name="T2005"> עָלָ֤ה עָשָׁן֙ בְּאַפּ֔וֹ וְאֵ֥שׁ מִפִּ֖יו תֹּאכֵ֑ל גֶּחָלִ֖ים בָּעֲר֥וּ מִמֶּֽנּוּ׃<text:s/></text:span><text:span text:style-name="T2006">‬</text:span>‬‬<text:span text:style-name="T2007">10</text:span><text:span text:style-name="T2008"> וַיֵּ֥ט שָׁמַ֖יִם וַיֵּרַ֑ד וַעֲרָפֶ֖ל תַּ֥חַת רַגְלָֽיו׃<text:s/></text:span><text:span text:style-name="T2009">‬</text:span>‬‬<text:span text:style-name="T2010">11</text:span><text:span text:style-name="T2011"> וַיִּרְכַּ֥ב עַל־כְּר֖וּב וַיָּעֹ֑ף וַיֵּרָ֖א עַל־כַּנְפֵי־רֽוּחַ׃<text:s/></text:span><text:span text:style-name="T2012">‬</text:span>‬‬<text:span text:style-name="T2013">12</text:span><text:span text:style-name="T2014"> וַיָּ֥שֶׁת חֹ֛שֶׁךְ סְבִיבֹתָ֖יו סֻכּ֑וֹת חַֽשְׁרַת־מַ֖יִם עָבֵ֥י שְׁחָקִֽים׃<text:s/></text:span><text:span text:style-name="T2015">‬</text:span>‬‬<text:span text:style-name="T2016">13</text:span><text:span text:style-name="T2017"> מִנֹּ֖גַהּ נֶגְדּ֑וֹ בָּעֲר֖וּ גַּחֲלֵי־אֵֽשׁ׃<text:s/></text:span><text:span text:style-name="T2018">‬</text:span>‬‬<text:span text:style-name="T2019">14</text:span><text:span text:style-name="T2020"> יַרְעֵ֥ם מִן־שָׁמַ֖יִם יְהוָ֑ה וְעֶלְי֖וֹן יִתֵּ֥ן קוֹלֽוֹ׃<text:s/></text:span><text:span text:style-name="T2021">‬</text:span>‬‬<text:span text:style-name="T2022">15</text:span><text:span text:style-name="T2023"> וַיִּשְׁלַ֥ח חִצִּ֖ים וַיְפִיצֵ֑ם בָּרָ֖ק *ויהמם **וַיָּהֹֽם׃<text:s/></text:span><text:span text:style-name="T2024">‬</text:span>‬‬<text:span text:style-name="T2025">16</text:span><text:span text:style-name="T2026"> וַיֵּֽרָאוּ֙ אֲפִ֣קֵי יָ֔ם יִגָּל֖וּ מֹסְד֣וֹת תֵּבֵ֑ל בְּגַעֲרַ֣ת יְהוָ֔ה מִנִּשְׁמַ֖ת ר֥וּחַ אַפּֽוֹ׃<text:s/></text:span><text:span text:style-name="T2027">‬</text:span>‬‬<text:span text:style-name="T2028">17</text:span><text:span text:style-name="T2029"> יִשְׁלַ֥ח מִמָּר֖וֹם יִקָּחֵ֑נִי יַֽמְשֵׁ֖נִי מִמַּ֥יִם רַבִּֽים׃<text:s/></text:span><text:span text:style-name="T2030">‬</text:span>‬‬<text:span text:style-name="T2031">18</text:span><text:span text:style-name="T2032"> יַצִּילֵ֕נִי מֵאֹיְבִ֖י עָ֑ז מִשֹּׂ֣נְאַ֔י כִּ֥י אָמְצ֖וּ מִמֶּֽנִּי׃<text:s/></text:span><text:span text:style-name="T2033">‬</text:span>‬‬<text:span text:style-name="T2034">19</text:span><text:span text:style-name="T2035"> יְקַדְּמֻ֖נִי בְּי֣וֹם אֵידִ֑י וַיְהִ֧י יְהוָ֛ה מִשְׁעָ֖ן לִֽי׃<text:s/></text:span><text:span text:style-name="T2036">‬</text:span>‬‬<text:span text:style-name="T2037">20</text:span><text:span text:style-name="T2038"> וַיֹּצֵ֥א לַמֶּרְחָ֖ב אֹתִ֑י יְחַלְּצֵ֖נִי כִּי־חָ֥פֵֽץ בִּֽי׃<text:s/></text:span><text:span text:style-name="T2039">‬</text:span>‬‬<text:span text:style-name="T2040">21</text:span><text:span text:style-name="T2041"> יִגְמְלֵ֥נִי יְהוָ֖ה כְּצִדְקָתִ֑י כְּבֹ֥ר יָדַ֖י יָשִׁ֥יב לִֽי׃<text:s/></text:span><text:span text:style-name="T2042">‬</text:span>‬‬<text:span text:style-name="T2043">22</text:span><text:span text:style-name="T2044"> כִּ֥י שָׁמַ֖רְתִּי דַּרְכֵ֣י יְהוָ֑ה וְלֹ֥א רָשַׁ֖עְתִּי מֵאֱלֹהָֽי׃<text:s/></text:span><text:span text:style-name="T2045">‬</text:span>‬‬<text:span text:style-name="T2046">23</text:span><text:span text:style-name="T2047"> כִּ֥י כָל־*משפטו **מִשְׁפָּטָ֖יו לְנֶגְדִּ֑י וְחֻקֹּתָ֖יו לֹא־אָס֥וּר מִמֶּֽנָּה׃<text:s/></text:span><text:span text:style-name="T2048">‬</text:span>‬‬<text:span text:style-name="T2049">24</text:span><text:span text:style-name="T2050"> וָאֶהְיֶ֥ה תָמִ֖ים ל֑וֹ וָאֶשְׁתַּמְּרָ֖ה מֵעֲוֺנִֽי׃<text:s/></text:span><text:span text:style-name="T2051">‬</text:span>‬‬<text:span text:style-name="T2052">25</text:span><text:span text:style-name="T2053"> וַיָּ֧שֶׁב יְהוָ֛ה לִ֖י כְּצִדְקָתִ֑י כְּבֹרִ֖י לְנֶ֥גֶד עֵינָֽיו׃<text:s/></text:span><text:span text:style-name="T2054">‬</text:span>‬‬<text:span text:style-name="T2055">26</text:span><text:span text:style-name="T2056"> עִם־חָסִ֖יד תִּתְחַסָּ֑ד עִם־גִּבּ֥וֹר תָּמִ֖ים תִּתַּמָּֽם׃<text:s/></text:span><text:span text:style-name="T2057">‬</text:span>‬‬<text:span text:style-name="T2058">27</text:span><text:span text:style-name="T2059"> עִם־נָבָ֖ר תִּתָּבָ֑ר וְעִם־עִקֵּ֖שׁ תִּתַּפָּֽל׃<text:s/></text:span><text:span text:style-name="T2060">‬</text:span>‬‬<text:span text:style-name="T2061">28</text:span><text:span text:style-name="T2062"> וְאֶת־עַ֥ם עָנִ֖י תּוֹשִׁ֑יעַ וְעֵינֶ֥יךָ עַל־רָמִ֖ים תַּשְׁפִּֽיל׃<text:s/></text:span><text:span text:style-name="T2063">‬</text:span>‬‬<text:span text:style-name="T2064">29</text:span><text:span text:style-name="T2065"> כִּֽי־אַתָּ֥ה נֵירִ֖י יְהוָ֑ה וַיהוָ֖ה יַגִּ֥יהַּ חָשְׁכִּֽי׃<text:s/></text:span><text:span text:style-name="T2066">‬</text:span>‬‬<text:span text:style-name="T2067">30</text:span><text:span text:style-name="T2068"> כִּ֥י בְכָ֖ה אָר֣וּץ גְּד֑וּד בֵּאלֹהַ֖י אֲדַלֶּג־שֽׁוּר׃<text:s/></text:span><text:span text:style-name="T2069">‬</text:span>‬‬<text:span text:style-name="T2070">31</text:span><text:span text:style-name="T2071"> הָאֵ֖ל תָּמִ֣ים דַּרְכּ֑וֹ אִמְרַ֤ת יְהוָה֙ צְרוּפָ֔ה מָגֵ֣ן ה֔וּא לְכֹ֖ל הַחֹסִ֥ים בּֽוֹ׃<text:s/></text:span><text:span text:style-name="T2072">‬</text:span>‬‬<text:span text:style-name="T2073">32</text:span><text:span text:style-name="T2074"> כִּ֥י מִי־אֵ֖ל מִבַּלְעֲדֵ֣י יְהוָ֑ה וּמִ֥י צ֖וּר מִֽבַּלְעֲדֵ֥י אֱלֹהֵֽינוּ׃<text:s/></text:span><text:span text:style-name="T2075">‬</text:span>‬‬<text:span text:style-name="T2076">33</text:span><text:span text:style-name="T2077"> הָאֵ֥ל מָעוּזִּ֖י חָ֑יִל וַיַּתֵּ֥ר תָּמִ֖ים *דרכו **דַּרְכִּֽי׃<text:s/></text:span><text:span text:style-name="T2078">‬</text:span>‬‬<text:span text:style-name="T2079">34</text:span><text:span text:style-name="T2080"> מְשַׁוֶּ֥ה *רגליו **רַגְלַ֖י כָּאַיָּל֑וֹת וְעַ֥ל בָּמוֹתַ֖י יַעֲמִדֵֽנִי׃<text:s/></text:span><text:span text:style-name="T2081">‬</text:span>‬‬<text:span text:style-name="T2082">35</text:span><text:span text:style-name="T2083"> מְלַמֵּ֥ד יָדַ֖י לַמִּלְחָמָ֑ה וְנִחַ֥ת קֶֽשֶׁת־נְחוּשָׁ֖ה זְרֹעֹתָֽי׃<text:s/></text:span><text:span text:style-name="T2084">‬</text:span>‬‬<text:span text:style-name="T2085">36</text:span><text:span text:style-name="T2086"> וַתִּתֶּן־לִ֖י מָגֵ֣ן יִשְׁעֶ֑ךָ וַעֲנֹתְךָ֖ תַּרְבֵּֽנִי׃<text:s/></text:span><text:span text:style-name="T2087">‬</text:span>‬‬<text:span text:style-name="T2088">37</text:span><text:span text:style-name="T2089"> תַּרְחִ֥יב צַעֲדִ֖י תַּחְתֵּ֑נִי וְלֹ֥א מָעֲד֖וּ קַרְסֻלָּֽי׃<text:s/></text:span><text:span text:style-name="T2090">‬</text:span>‬‬<text:span text:style-name="T2091">38</text:span><text:span text:style-name="T2092"> אֶרְדְּפָ֥ה אֹיְבַ֖י וָאַשְׁמִידֵ֑ם וְלֹ֥א אָשׁ֖וּב עַד־כַּלּוֹתָֽם׃<text:s/></text:span><text:span text:style-name="T2093">‬</text:span>‬‬<text:span text:style-name="T2094">39</text:span><text:span text:style-name="T2095"> וָאֲכַלֵּ֥ם וָאֶמְחָצֵ֖ם וְלֹ֣א יְקוּמ֑וּן וַֽיִּפְּל֖וּ תַּ֥חַת רַגְלָֽי׃<text:s/></text:span><text:span text:style-name="T2096">‬</text:span>‬‬<text:span text:style-name="T2097">40</text:span><text:span text:style-name="T2098"> וַתַּזְרֵ֥נִי חַ֖יִל לַמִּלְחָמָ֑ה תַּכְרִ֥יעַ קָמַ֖י תַּחְתֵּֽנִי׃<text:s/></text:span><text:span text:style-name="T2099">‬</text:span>‬‬<text:span text:style-name="T2100">41</text:span><text:span text:style-name="T2101"> וְאֹ֣יְבַ֔י תַּ֥תָּה לִּ֖י עֹ֑רֶף מְשַׂנְאַ֖י וָאַצְמִיתֵֽם׃<text:s/></text:span><text:span text:style-name="T2102">‬</text:span>‬‬<text:span text:style-name="T2103">42</text:span><text:span text:style-name="T2104"> יִשְׁע֖וּ וְאֵ֣ין מֹשִׁ֑יעַ אֶל־יְהוָ֖ה וְלֹ֥א עָנָֽם׃<text:s/></text:span><text:span text:style-name="T2105">‬</text:span>‬‬<text:span text:style-name="T2106">43</text:span><text:span text:style-name="T2107"> וְאֶשְׁחָקֵ֖ם כַּעֲפַר־אָ֑רֶץ כְּטִיט־חוּצ֥וֹת אֲדִקֵּ֖ם אֶרְקָעֵֽם׃<text:s/></text:span><text:span text:style-name="T2108">‬</text:span>‬‬<text:span text:style-name="T2109">44</text:span><text:span text:style-name="T2110"> וַֽתְּפַלְּטֵ֔נִי מֵרִיבֵ֖י עַמִּ֑י תִּשְׁמְרֵ֙נִי֙ לְרֹ֣אשׁ גּוֹיִ֔ם עַ֥ם לֹא־יָדַ֖עְתִּי יַעַבְדֻֽנִי׃<text:s/></text:span><text:span text:style-name="T2111">‬</text:span>‬‬<text:span text:style-name="T2112">45</text:span><text:span text:style-name="T2113"> בְּנֵ֥י נֵכָ֖ר יִתְכַּֽחֲשׁוּ־לִ֑י לִשְׁמ֥וֹעַ אֹ֖זֶן יִשָּׁ֥מְעוּ לִֽי׃<text:s/></text:span><text:span text:style-name="T2114">‬</text:span>‬‬<text:span text:style-name="T2115">46</text:span><text:span text:style-name="T2116"> בְּנֵ֥י נֵכָ֖ר יִבֹּ֑לוּ וְיַחְגְּר֖וּ מִמִּסְגְּרוֹתָֽם׃<text:s/></text:span><text:span text:style-name="T2117">‬</text:span>‬‬<text:span text:style-name="T2118">47</text:span><text:span text:style-name="T2119"> חַי־יְהוָ֖ה וּבָר֣וּךְ צוּרִ֑י וְיָרֻ֕ם אֱלֹהֵ֖י צ֥וּר יִשְׁעִֽי׃<text:s/></text:span><text:span text:style-name="T2120">‬</text:span>‬‬<text:span text:style-name="T2121">48</text:span><text:span text:style-name="T2122"> הָאֵ֕ל הַנֹּתֵ֥ן נְקָמֹ֖ת לִ֑י וּמוֹרִ֥יד עַמִּ֖ים תַּחְתֵּֽנִי׃<text:s/></text:span><text:span text:style-name="T2123">‬</text:span>‬‬<text:span text:style-name="T2124">49</text:span><text:span text:style-name="T2125"> וּמוֹצִיאִ֖י מֵאֹֽיְבָ֑י וּמִקָּמַי֙ תְּר֣וֹמְמֵ֔נִי מֵאִ֥ישׁ חֲמָסִ֖ים תַּצִּילֵֽנִי׃<text:s/></text:span><text:span text:style-name="T2126">‬</text:span>‬‬<text:span text:style-name="T2127">50</text:span><text:span text:style-name="T2128"> עַל־כֵּ֛ן אוֹדְךָ֥ יְהוָ֖ה בַּגּוֹיִ֑ם וּלְשִׁמְךָ֖ אֲזַמֵּֽר׃<text:s/></text:span><text:span text:style-name="T2129">‬</text:span>‬‬<text:span text:style-name="T2130">51</text:span><text:span text:style-name="T2131"> *מגדיל **מִגְדּ֖וֹל יְשׁוּע֣וֹת מַלְכּ֑וֹ וְעֹֽשֶׂה־חֶ֧סֶד לִמְשִׁיח֛וֹ לְדָוִ֥ד וּלְזַרְע֖וֹ עַד־עוֹלָֽם׃<text:s/></text:span><text:span text:style-name="T2132">פ<text:s/></text:span><text:span text:style-name="T2133">‬</text:span><text:span text:style-name="T2134">‬</text:span>‬‬‬‬‬‬‬‬‬‬‬‬‬‬‬‬‬‬‬‬‬‬‬‬‬‬‬‬‬‬‬‬‬‬‬‬‬‬‬‬‬‬‬‬‬‬‬‬‬‬‬</text:p>
      </text:section>
      <text:section text:name="Sect22" text:style-name="S22">
        <text:soft-page-break/>
        <text:p text:style-name="P2135">2 Samuel 23</text:p>
        <text:p text:style-name="P2136"><text:span text:style-name="T2137">1</text:span><text:span text:style-name="T2138"> וְאֵ֛לֶּה דִּבְרֵ֥י דָוִ֖ד הָאַֽחֲרֹנִ֑ים נְאֻ֧ם דָּוִ֣ד בֶּן־יִשַׁ֗י וּנְאֻ֤ם הַגֶּ֙בֶר֙ הֻ֣קַם עָ֔ל מְשִׁ֙יחַ֙ אֱלֹהֵ֣י יַֽעֲקֹ֔ב וּנְעִ֖ים זְמִר֥וֹת יִשְׂרָאֵֽל׃<text:s/></text:span><text:span text:style-name="T2139">2</text:span><text:span text:style-name="T2140"> ר֥וּחַ יְהוָ֖ה דִּבֶּר־בִּ֑י וּמִלָּת֖וֹ עַל־לְשׁוֹנִֽי׃<text:s/></text:span><text:span text:style-name="T2141">‬</text:span>‬‬<text:span text:style-name="T2142">3</text:span><text:span text:style-name="T2143"> אָמַר֙ אֱלֹהֵ֣י יִשְׂרָאֵ֔ל לִ֥י דִבֶּ֖ר צ֣וּר יִשְׂרָאֵ֑ל מוֹשֵׁל֙ בָּאָדָ֔ם צַדִּ֕יק מוֹשֵׁ֖ל יִרְאַ֥ת אֱלֹהִֽים׃<text:s/></text:span><text:span text:style-name="T2144">‬</text:span>‬‬<text:span text:style-name="T2145">4</text:span><text:span text:style-name="T2146"> וּכְא֥וֹר בֹּ֖קֶר יִזְרַח־שָׁ֑מֶשׁ בֹּ֚קֶר לֹ֣א עָב֔וֹת מִנֹּ֥גַהּ מִמָּטָ֖ר דֶּ֥שֶׁא מֵאָֽרֶץ׃<text:s/></text:span><text:span text:style-name="T2147">‬</text:span>‬‬<text:span text:style-name="T2148">5</text:span><text:span text:style-name="T2149"> כִּֽי־לֹא־כֵ֥ן בֵּיתִ֖י עִם־אֵ֑ל כּ</text:span><text:span text:style-name="T2150">‬‏י֩ בְרִ֨ית עוֹלָ֜ם שָׂ֣ם לִ֗י עֲרוּכָ֤ה בַכֹּל֙ וּשְׁמֻרָ֔ה כִּֽי־כָל־יִשְׁעִ֥י וְכָל־חֵ֖פֶץ כִּֽי־לֹ֥א יַצְמִֽיחַ׃<text:s/></text:span><text:span text:style-name="T2151">‬</text:span>‬‬‬<text:span text:style-name="T2152">6</text:span><text:span text:style-name="T2153"> וּבְלִיַּ֕עַל כְּק֥וֹץ מֻנָ֖ד כֻּלָּ֑הַם כִּֽי־לֹ֥א בְיָ֖ד יִקָּֽחוּ׃<text:s/></text:span><text:span text:style-name="T2154">‬</text:span>‬‬<text:span text:style-name="T2155">7</text:span><text:span text:style-name="T2156"> וְאִישׁ֙ יִגַּ֣ע בָּהֶ֔ם יִמָּלֵ֥א בַרְזֶ֖ל וְעֵ֣ץ חֲנִ֑ית וּבָאֵ֕שׁ שָׂר֥וֹף יִשָּׂרְפ֖וּ בַּשָּֽׁבֶת׃<text:s/></text:span><text:span text:style-name="T2157">פ<text:s/></text:span><text:span text:style-name="T2158">‬</text:span><text:span text:style-name="T2159">‬</text:span>‬‬‬‬‬‬‬</text:p>
        <text:p text:style-name="P2160"><text:span text:style-name="T2161">8</text:span><text:span text:style-name="T2162"> אֵ֛לֶּה שְׁמ֥וֹת הַגִּבֹּרִ֖ים אֲשֶׁ֣ר לְדָוִ֑ד יֹשֵׁ֨ב בַּשֶּׁ֜בֶת תַּחְכְּמֹנִ֣י ׀ רֹ֣אשׁ הַשָּׁלִשִׁ֗י ה֚וּא עֲדִינ֣וֹ *העצנו **הָֽעֶצְנִ֔י עַל־שְׁמֹנֶ֥ה מֵא֛וֹת חָלָ֖ל בְּפַ֥עַם *אחד **אֶחָֽת׃</text:span><text:span text:style-name="T2163"><text:s/>ס<text:s/></text:span><text:span text:style-name="T2164">‬</text:span>‬‬<text:span text:style-name="T2165">9</text:span><text:span text:style-name="T2166"> *ואחרו **וְאַחֲרָ֛יו אֶלְעָזָ֥ר בֶּן־*דדי **דֹּד֖וֹ בֶּן־אֲחֹחִ֑י בִּשְׁלֹשָׁ֨ה *גברים **הַגִּבֹּרִ֜ים עִם־דָּוִ֗ד בְּחָֽרְפָ֤ם בַּפְּלִשְׁתִּים֙ נֶאֶסְפוּ־שָׁ֣ם לַמִּלְחָמָ֔ה וַֽיַּעֲל֖וּ אִ֥ישׁ יִשְׂרָאֵֽל׃<text:s/></text:span><text:span text:style-name="T2167">‬</text:span>‬‬<text:span text:style-name="T2168">10</text:span><text:span text:style-name="T2169"> ה֣וּא קָם֩ וַיַּ֨ךְ בַּפְּלִשְׁתִּ֜ים עַ֣ד ׀ כִּֽי־יָגְעָ֣ה יָד֗וֹ וַתִּדְבַּ֤ק יָדוֹ֙ אֶל־הַחֶ֔רֶב וַיַּ֧עַשׂ יְהוָ֛ה תְּשׁוּעָ֥ה גְדוֹלָ֖ה בַּיּ֣וֹם הַה֑וּא וְהָעָ֛ם יָשֻׁ֥בוּ אַחֲרָ֖יו אַךְ־לְפַשֵּֽׁט׃</text:span><text:span text:style-name="T2170"><text:s/>ס<text:s/></text:span><text:span text:style-name="T2171">‬</text:span>‬‬<text:span text:style-name="T2172">11</text:span><text:span text:style-name="T2173"> וְאַחֲרָ֛יו שַׁמָּ֥א בֶן־אָגֵ֖א הָרָרִ֑י וַיֵּאָסְפ֨וּ פְלִשְׁתִּ֜ים לַחַיָּ֗ה וַתְּהִי־שָׁ֞ם חֶלְקַ֤ת הַשָּׂדֶה֙ מְלֵאָ֣ה עֲדָשִׁ֔ים וְהָעָ֥ם נָ֖ס מִפְּנֵ֥י פְלִשְׁתִּֽים׃<text:s/></text:span><text:span text:style-name="T2174">‬</text:span>‬‬<text:span text:style-name="T2175">12</text:span><text:span text:style-name="T2176"> וַיִּתְיַצֵּ֤ב בְּתוֹךְ־הַֽחֶלְקָה֙ וַיַּצִּילֶ֔הָ וַיַּ֖ךְ אֶת־פְּלִשְׁתִּ֑ים וַיַּ֥עַשׂ יְהוָ֖ה תְּשׁוּעָ֥ה גְדוֹלָֽה׃</text:span><text:span text:style-name="T2177"><text:s/>ס<text:s/></text:span><text:span text:style-name="T2178">‬</text:span>‬‬<text:span text:style-name="T2179">13</text:span><text:span text:style-name="T2180"> וַיֵּרְד֨וּ *שלשים **שְׁלֹשָׁ֜ה מֵהַשְּׁלֹשִׁ֣ים רֹ֗אשׁ וַיָּבֹ֤אוּ אֶל־קָצִיר֙ אֶל־דָּוִ֔ד אֶל־מְעָרַ֖ת עֲדֻלָּ֑ם וְחַיַּ֣ת פְּלִשְׁתִּ֔ים חֹנָ֖ה בְּעֵ֥מֶק רְפָאִֽים׃<text:s/></text:span><text:span text:style-name="T2181">‬</text:span>‬‬<text:span text:style-name="T2182">14</text:span><text:span text:style-name="T2183"> וְדָוִ֖ד אָ֣ז בַּמְּצוּדָ֑ה וּמַצַּ֣ב פְּלִשְׁתִּ֔ים אָ֖ז בֵּ֥ית לָֽחֶם׃<text:s/></text:span><text:span text:style-name="T2184">‬</text:span>‬‬<text:span text:style-name="T2185">15</text:span><text:span text:style-name="T2186"> וַיִּתְאַוֶּ֥ה דָוִ֖ד וַיֹּאמַ֑ר מִ֚י יַשְׁקֵ֣נִי מַ֔יִם מִבֹּ֥אר בֵּֽית־לֶ֖חֶם אֲשֶׁ֥ר בַּשָּֽׁעַר׃<text:s/></text:span><text:span text:style-name="T2187">‬</text:span>‬‬<text:span text:style-name="T2188">16</text:span><text:span text:style-name="T2189"> וַיִּבְקְעוּ֩ שְׁלֹ֨שֶׁת הַגִּבֹּרִ֜ים בְּמַחֲנֵ֣ה פְלִשְׁתִּ֗ים וַיִּֽשְׁאֲבוּ־מַ֙יִם֙ מִבֹּ֤אר בֵּֽית־לֶ֙חֶם֙ אֲשֶׁ֣ר בַּשַּׁ֔עַר וַיִּשְׂא֖וּ וַיָּבִ֣אוּ אֶל־דָּוִ֑ד וְלֹ֤א אָבָה֙ לִשְׁתּוֹתָ֔ם וַיַּסֵּ֥ךְ אֹתָ֖ם לַֽיהוָֽה׃<text:s/></text:span><text:span text:style-name="T2190">‬</text:span>‬‬<text:span text:style-name="T2191">17</text:span><text:span text:style-name="T2192"> וַיֹּ֡אמֶר חָלִילָה֩ לִּ֨י יְהוָ֜ה מֵעֲשֹׂ֣תִי זֹ֗את הֲדַ֤ם הָֽאֲנָשִׁים֙ הַהֹלְכִ֣ים בְּנַפְשׁוֹתָ֔ם וְלֹ֥א אָבָ֖ה לִשְׁתּוֹתָ֑ם אֵ֣לֶּה עָשׂ֔וּ שְׁלֹ֖שֶׁת הַגִּבֹּרִֽים׃</text:span><text:span text:style-name="T2193"><text:s/>ס<text:s/></text:span><text:span text:style-name="T2194">‬</text:span>‬‬<text:span text:style-name="T2195">18</text:span><text:span text:style-name="T2196"> וַאֲבִישַׁ֞י אֲחִ֣י ׀ יוֹאָ֣ב בֶּן־צְרוּיָ֗ה ה֚וּא רֹ֣אשׁ *השלשי **הַשְּׁלֹשָׁ֔ה וְהוּא֙ עוֹרֵ֣ר אֶת־חֲנִית֔וֹ עַל־שְׁלֹ֥שׁ מֵא֖וֹת חָלָ֑ל וְלוֹ־שֵׁ֖ם בַּשְּׁלֹשָֽׁה׃<text:s/></text:span><text:span text:style-name="T2197">‬</text:span>‬‬<text:span text:style-name="T2198">19</text:span><text:span text:style-name="T2199"> מִן־הַשְּׁלֹשָׁה֙ הֲכִ֣י נִכְבָּ֔ד וַיְהִ֥י לָהֶ֖ם לְשָׂ֑ר וְעַד־הַשְּׁלֹשָׁ֖ה לֹא־בָֽא׃</text:span><text:span text:style-name="T2200"><text:s/>ס<text:s/></text:span><text:span text:style-name="T2201">‬</text:span>‬‬<text:span text:style-name="T2202">20</text:span><text:span text:style-name="T2203"> וּבְנָיָ֨הוּ בֶן־יְהוֹיָדָ֧ע בֶּן־אִֽישׁ־*חי **חַ֛יִל רַב־פְּעָלִ֖ים מִֽקַּבְצְאֵ֑ל ה֣וּא הִכָּ֗ה אֵ֣ת שְׁנֵ֤י אֲרִאֵל֙ מוֹאָ֔ב וְ֠הוּא יָרַ֞ד וְהִכָּ֧ה אֶֽת־*האריה **הָאֲרִ֛י בְּת֥וֹךְ הַבֹּ֖אר בְּי֥וֹם הַשָּֽׁלֶג׃<text:s/></text:span><text:span text:style-name="T2204">‬</text:span>‬‬<text:span text:style-name="T2205">21</text:span><text:span text:style-name="T2206"> וְהוּא־הִכָּה֩ אֶת־אִ֨ישׁ מִצְרִ֜י *אשר **אִ֣ישׁ מַרְאֶ֗ה וּבְיַ֤ד הַמִּצְרִי֙ חֲנִ֔ית וַיֵּ֥רֶד אֵלָ֖יו בַּשָּׁ֑בֶט וַיִּגְזֹ֤ל אֶֽת־הַחֲנִית֙ מִיַּ֣ד הַמִּצְרִ֔י וַיַּהַרְגֵ֖הוּ בַּחֲנִיתֽוֹ׃<text:s/></text:span><text:span text:style-name="T2207">‬</text:span>‬‬<text:span text:style-name="T2208">22</text:span><text:span text:style-name="T2209"> אֵ֣לֶּה עָשָׂ֔ה בְּנָיָ֖הוּ בֶּן־יְהוֹיָדָ֑ע וְלוֹ־שֵׁ֖ם בִּשְׁלֹשָׁ֥ה הַגִּבֹּרִֽים׃<text:s/></text:span><text:span text:style-name="T2210">‬</text:span>‬‬<text:span text:style-name="T2211">23</text:span><text:span text:style-name="T2212"> מִן־הַשְּׁלֹשִׁ֣ים נִכְבָּ֔ד וְאֶל־הַשְּׁלֹשָׁ֖ה לֹא־בָ֑א וַיְשִׂמֵ֥הוּ דָוִ֖ד אֶל־מִשְׁמַעְתּֽוֹ׃</text:span><text:span text:style-name="T2213"><text:s/>ס<text:s/></text:span><text:span text:style-name="T2214">‬</text:span>‬‬<text:span text:style-name="T2215">24</text:span><text:span text:style-name="T2216"> עֲשָׂה־אֵ֥ל אֲחִֽי־יוֹאָ֖ב<text:s/></text:span><text:soft-page-break/><text:span text:style-name="T2217">בַּשְּׁלֹשִׁ֑ים אֶלְחָנָ֥ן בֶּן־דֹּד֖וֹ בֵּ֥ית לָֽחֶם׃<text:s/></text:span><text:span text:style-name="T2218">‬</text:span>‬‬<text:span text:style-name="T2219">25</text:span><text:span text:style-name="T2220"> שַׁמָּה֙ הַֽחֲרֹדִ֔י אֱלִיקָ֖א הַחֲרֹדִֽי׃</text:span><text:span text:style-name="T2221"><text:s/>ס<text:s/></text:span><text:span text:style-name="T2222">‬</text:span>‬‬<text:span text:style-name="T2223">26</text:span><text:span text:style-name="T2224"> חֶ֚לֶץ הַפַּלְטִ֔י עִירָ֥א בֶן־עִקֵּ֖שׁ הַתְּקוֹעִֽי׃</text:span><text:span text:style-name="T2225"><text:s/>ס<text:s/></text:span><text:span text:style-name="T2226">‬</text:span>‬‬<text:span text:style-name="T2227">27</text:span><text:span text:style-name="T2228"> אֲבִיעֶ֙זֶר֙ הָֽעֲנְּתֹתִ֔י מְבֻנַּ֖י הַחֻשָׁתִֽי׃</text:span><text:span text:style-name="T2229"><text:s/>ס<text:s/></text:span><text:span text:style-name="T2230">‬</text:span>‬‬‬<text:span text:style-name="T2231">28</text:span><text:span text:style-name="T2232"> צַלְמוֹן֙ הָֽאֲחֹחִ֔י מַהְרַ֖י הַנְּטֹפָתִֽי׃</text:span><text:span text:style-name="T2233"><text:s/>ס<text:s/></text:span><text:span text:style-name="T2234">‬</text:span>‬‬<text:span text:style-name="T2235">29</text:span><text:span text:style-name="T2236"> חֵ֥לֶב בֶּֽן־בַּעֲנָ֖ה הַנְּטֹפָתִ֑י</text:span><text:span text:style-name="T2237"><text:s/>ס<text:s/></text:span><text:span text:style-name="T2238">אִתַּי֙ בֶּן־רִיבַ֔י מִגִּבְעַ֖ת בְּנֵ֥י בִנְיָמִֽן׃</text:span><text:span text:style-name="T2239"><text:s/>ס<text:s/></text:span><text:span text:style-name="T2240">‬</text:span>‬‬<text:span text:style-name="T2241">30</text:span><text:span text:style-name="T2242"> בְּנָיָ֙הוּ֙ פִּרְעָ֣תֹנִ֔י הִדַּ֖י מִנַּ֥חֲלֵי גָֽעַשׁ׃</text:span><text:span text:style-name="T2243"><text:s/>ס<text:s/></text:span><text:span text:style-name="T2244">‬</text:span>‬‬<text:span text:style-name="T2245">31</text:span><text:span text:style-name="T2246"> אֲבִֽי־עַלְבוֹן֙ הָֽעַרְבָתִ֔י עַזְמָ֖וֶת הַבַּרְחֻמִֽי׃</text:span><text:span text:style-name="T2247"><text:s/>ס<text:s/></text:span><text:span text:style-name="T2248">‬</text:span>‬‬<text:span text:style-name="T2249">32</text:span><text:span text:style-name="T2250"> אֶלְיַחְבָּא֙ הַשַּׁ֣עַלְבֹנִ֔י בְּנֵ֥י יָשֵׁ֖ן יְהוֹנָתָֽן׃</text:span><text:span text:style-name="T2251"><text:s/>ס<text:s/></text:span><text:span text:style-name="T2252">‬</text:span>‬‬<text:span text:style-name="T2253">33</text:span><text:span text:style-name="T2254"> שַׁמָּה֙ הַֽהֲרָרִ֔י אֲחִיאָ֥ם בֶּן־שָׁרָ֖ר הָארָרִֽי׃</text:span><text:span text:style-name="T2255"><text:s/>ס<text:s/></text:span><text:span text:style-name="T2256">‬</text:span>‬‬<text:span text:style-name="T2257">34</text:span><text:span text:style-name="T2258"> אֱלִיפֶ֥לֶט בֶּן־אֲחַסְבַּ֖י בֶּן־הַמַּֽעֲכָתִ֑י</text:span><text:span text:style-name="T2259"><text:s/>ס<text:s/></text:span><text:span text:style-name="T2260">אֱלִיעָ֥ם בֶּן־אֲחִיתֹ֖פֶל הַגִּלֹנִֽי׃</text:span><text:span text:style-name="T2261"><text:s/>ס<text:s/></text:span><text:span text:style-name="T2262">‬</text:span>‬‬<text:span text:style-name="T2263">35</text:span><text:span text:style-name="T2264"> *חצרו **חֶצְרַי֙ הַֽכַּרְמְלִ֔י פַּעֲרַ֖י הָאַרְבִּֽי׃</text:span><text:span text:style-name="T2265"><text:s/>ס<text:s/></text:span><text:span text:style-name="T2266">‬</text:span>‬‬<text:span text:style-name="T2267">36</text:span><text:span text:style-name="T2268"> יִגְאָ֤ל בֶּן־נָתָן֙ מִצֹּבָ֔ה</text:span><text:span text:style-name="T2269"><text:s/>ס<text:s/></text:span><text:span text:style-name="T2270">בָּנִ֖י הַגָּדִֽי׃</text:span><text:span text:style-name="T2271"><text:s/>ס<text:s/></text:span><text:span text:style-name="T2272">‬</text:span>‬‬<text:span text:style-name="T2273">37</text:span><text:span text:style-name="T2274"> צֶ֖לֶק הָעַמֹּנִ֑י</text:span><text:span text:style-name="T2275"><text:s/>ס<text:s/></text:span><text:span text:style-name="T2276">נַחְרַי֙ הַבְּאֵ֣רֹתִ֔י *נשאי **נֹשֵׂ֕א כְּלֵ֖י יוֹאָ֥ב בֶּן־צְרֻיָֽה׃</text:span><text:span text:style-name="T2277"><text:s/>ס<text:s/></text:span><text:span text:style-name="T2278">‬</text:span>‬‬<text:span text:style-name="T2279">38</text:span><text:span text:style-name="T2280"> עִירָא֙ הַיִּתְרִ֔י גָּרֵ֖ב הַיִּתְרִֽי׃</text:span><text:span text:style-name="T2281"><text:s/>ס<text:s/></text:span><text:span text:style-name="T2282">‬</text:span>‬‬<text:span text:style-name="T2283">39</text:span><text:span text:style-name="T2284"> אֽוּרִיָּה֙ הַֽחִתִּ֔י כֹּ֖ל שְׁלֹשִׁ֥ים וְשִׁבְעָֽה׃<text:s/></text:span><text:span text:style-name="T2285">פ<text:s/></text:span><text:span text:style-name="T2286">‬</text:span><text:span text:style-name="T2287">‬</text:span>‬‬‬‬‬‬‬‬‬‬‬‬‬‬‬‬‬‬‬‬‬‬‬‬‬‬‬‬‬‬‬‬‬</text:p>
      </text:section>
      <text:section text:name="Sect23" text:style-name="S23">
        <text:p text:style-name="P2288">2 Samuel 24</text:p>
        <text:p text:style-name="P2289"><text:span text:style-name="T2290">1</text:span><text:span text:style-name="T2291"> וַיֹּ֙סֶף֙ אַף־יְהוָ֔ה לַחֲר֖וֹת בְּיִשְׂרָאֵ֑ל וַיָּ֨סֶת אֶת־דָּוִ֤ד בָּהֶם֙ לֵאמֹ֔ר לֵ֛ךְ מְנֵ֥ה אֶת־יִשְׂרָאֵ֖ל וְאֶת־יְהוּדָֽה׃<text:s/></text:span><text:span text:style-name="T2292">2</text:span><text:span text:style-name="T2293"> וַיֹּ֨אמֶר הַמֶּ֜לֶךְ אֶל־יוֹאָ֣ב ׀ שַׂר־הַחַ֣יִל אֲשֶׁר־אִתּ֗וֹ שֽׁוּט־נָ֞א בְּכָל־שִׁבְטֵ֤י יִשְׂרָאֵל֙ מִדָּן֙ וְעַד־בְּאֵ֣ר שֶׁ֔בַע וּפִקְד֖וּ אֶת־הָעָ֑ם וְיָ֣דַעְתִּ֔י אֵ֖ת מִסְפַּ֥ר הָעָֽם׃</text:span><text:span text:style-name="T2294"><text:s/>ס<text:s/></text:span><text:span text:style-name="T2295">‬</text:span>‬‬<text:span text:style-name="T2296">3</text:span><text:span text:style-name="T2297"> וַיֹּ֨אמֶר יוֹאָ֜ב אֶל־הַמֶּ֗לֶךְ וְיוֹסֵ֣ף יְהוָה֩ אֱלֹהֶ֨יךָ אֶל־הָעָ֜ם כָּהֵ֤ם ׀ וְכָהֵם֙ מֵאָ֣ה פְעָמִ֔ים וְעֵינֵ֥י אֲדֹנִֽי־הַמֶּ֖לֶךְ רֹא֑וֹת וַאדֹנִ֣י הַמֶּ֔לֶךְ לָ֥מָּה חָפֵ֖ץ בַּדָּבָ֥ר הַזֶּֽה׃<text:s/></text:span><text:span text:style-name="T2298">‬</text:span>‬‬<text:span text:style-name="T2299">4</text:span><text:span text:style-name="T2300"> וַיֶּחֱזַ֤ק דְּבַר־הַמֶּ֙לֶךְ֙ אֶל־יוֹאָ֔ב וְעַ֖ל שָׂרֵ֣י הֶחָ֑יִל וַיֵּצֵ֨א יוֹאָ֜ב וְשָׂרֵ֤י הַחַ֙יִל֙ לִפְנֵ֣י הַמֶּ֔לֶךְ לִפְקֹ֥ד אֶת־הָעָ֖ם אֶת־יִשְׂרָאֵֽל׃<text:s/></text:span><text:span text:style-name="T2301">‬</text:span>‬‬<text:span text:style-name="T2302">5</text:span><text:span text:style-name="T2303"> וַיַּעַבְר֖וּ אֶת־הַיַּרְדֵּ֑ן וַיַּחֲנ֣וּ בַעֲרוֹעֵ֗ר יְמִ֥ין הָעִ֛יר אֲשֶׁ֛ר בְּתוֹךְ־הַנַּ֥חַל הַגָּ֖ד וְאֶל־יַעְזֵֽר׃<text:s/></text:span><text:span text:style-name="T2304">‬</text:span>‬‬<text:span text:style-name="T2305">6</text:span><text:span text:style-name="T2306"> וַיָּבֹ֙אוּ֙ הַגִּלְעָ֔דָה וְאֶל־אֶ֥רֶץ תַּחְתִּ֖ים חָדְשִׁ֑י וַיָּבֹ֙אוּ֙ דָּ֣נָה יַּ֔עַן וְסָבִ֖יב אֶל־צִידֽוֹן׃<text:s/></text:span><text:span text:style-name="T2307">‬</text:span>‬‬<text:span text:style-name="T2308">7</text:span><text:span text:style-name="T2309"> וַיָּבֹ֙אוּ֙ מִבְצַר־צֹ֔ר וְכָל־עָרֵ֥י הַחִוִּ֖י וְהַֽכְּנַעֲנִ֑י וַיּצְא֛וּ אֶל־נֶ֥גֶב יְהוּדָ֖ה בְּאֵ֥ר שָֽׁבַע׃<text:s/></text:span><text:span text:style-name="T2310">‬</text:span>‬‬‬‬<text:span text:style-name="T2311">8</text:span><text:span text:style-name="T2312"> וַיָּשֻׁ֖טוּ בְּכָל־הָאָ֑רֶץ וַיָּבֹ֜אוּ מִקְצֵ֨ה תִשְׁעָ֧ה חֳדָשִׁ֛ים וְעֶשְׂרִ֥ים י֖וֹם יְרוּשָׁלָֽ͏ִם׃<text:s/></text:span><text:span text:style-name="T2313">‬</text:span>‬‬<text:span text:style-name="T2314">9</text:span><text:span text:style-name="T2315"> וַיִּתֵּ֥ן יוֹאָ֛ב אֶת־מִסְפַּ֥ר מִפְקַד־הָעָ֖ם אֶל־הַמֶּ֑לֶךְ וַתְּהִ֣י יִשְׂרָאֵ֡ל שְׁמֹנֶה֩ מֵא֨וֹת אֶ֤לֶף אִֽישׁ־חַ֙יִל֙ שֹׁ֣לֵֽף חֶ֔רֶב וְאִ֣ישׁ יְהוּדָ֔ה חֲמֵשׁ־מֵא֥וֹת אֶ֖לֶף אִֽישׁ׃<text:s/></text:span><text:span text:style-name="T2316">‬</text:span>‬‬<text:span text:style-name="T2317">10</text:span><text:span text:style-name="T2318"> וַיַּ֤ךְ לֵב־דָּוִד֙ אֹת֔וֹ אַחֲרֵי־כֵ֖ן סָפַ֣ר אֶת־הָעָ֑ם</text:span><text:span text:style-name="T2319"><text:s/>ס<text:s/></text:span><text:span text:style-name="T2320">וַיֹּ֨אמֶר דָּוִ֜ד אֶל־יְהוָ֗ה חָטָ֤אתִי מְאֹד֙ אֲשֶׁ֣ר עָשִׂ֔יתִי וְעַתָּ֣ה יְהוָ֔ה הַֽעֲבֶר־נָא֙ אֶת־עֲוֺ֣ן עַבְדְּךָ֔ כִּ֥י נִסְכַּ֖לְתִּי מְאֹֽד׃<text:s/></text:span><text:span text:style-name="T2321">‬</text:span>‬‬<text:span text:style-name="T2322">11</text:span><text:span text:style-name="T2323"> וַיָּ֥קָם דָּוִ֖ד בַּבֹּ֑קֶר פ וּדְבַר־יְהוָ֗ה הָיָה֙ אֶל־גָּ֣ד הַנָּבִ֔יא חֹזֵ֥ה דָוִ֖ד לֵאמֹֽר׃<text:s/></text:span><text:span text:style-name="T2324">‬</text:span>‬‬<text:span text:style-name="T2325">12</text:span><text:span text:style-name="T2326"> הָל֞וֹךְ וְדִבַּרְתָּ֣ אֶל־דָּוִ֗ד כֹּ֚ה אָמַ֣ר יְהוָ֔ה שָׁלֹ֕שׁ אָנֹכִ֖י נוֹטֵ֣ל עָלֶ֑יךָ בְּחַר־לְךָ֥ אַֽחַת־מֵהֶ֖ם וְאֶֽעֱשֶׂה־לָּֽךְ׃<text:s/></text:span><text:span text:style-name="T2327">‬</text:span>‬‬<text:span text:style-name="T2328">13</text:span><text:span text:style-name="T2329"> וַיָּבֹא־גָ֥ד אֶל־דָּוִ֖ד וַיַּגֶּד־ל֑וֹ וַיֹּ֣אמֶר ל֡וֹ הֲתָב֣וֹא לְךָ֣ שֶֽׁבַע־שָׁנִ֣ים ׀ רָעָ֣ב ׀ בְּאַרְצֶ֡ךָ אִם־שְׁלֹשָׁ֣ה חֳ֠דָשִׁים נֻסְךָ֨ לִפְנֵֽי־צָרֶ֜יךָ וְה֣וּא רֹדְפֶ֗ךָ וְאִם־הֱ֠יוֹת שְׁלֹ֨שֶׁת יָמִ֥ים דֶּ֙בֶר֙ בְּאַרְצֶ֔ךָ עַתָּה֙ דַּ֣ע וּרְאֵ֔ה מָה־אָשִׁ֥יב שֹׁלְחִ֖י דָּבָֽר׃</text:span><text:span text:style-name="T2330"><text:s/>ס<text:s/></text:span><text:span text:style-name="T2331">‬</text:span>‬‬<text:span text:style-name="T2332">14</text:span><text:span text:style-name="T2333"> וַיֹּ֧אמֶר דָּוִ֛ד אֶל־גָּ֖ד צַר־לִ֣י מְאֹ֑ד נִפְּלָה־נָּ֤א בְיַד־יְהוָה֙ כִּֽי־רַבִּ֣ים *רחמו **רַֽחֲמָ֔יו וּבְיַד־</text:span><text:soft-page-break/><text:span text:style-name="T2334">אָדָ֖ם אַל־אֶפֹּֽלָה׃<text:s/></text:span><text:span text:style-name="T2335">‬</text:span>‬‬<text:span text:style-name="T2336">15</text:span><text:span text:style-name="T2337"> וַיִּתֵּ֨ן יְהוָ֥ה דֶּ֙בֶר֙ בְּיִשְׂרָאֵ֔ל מֵהַבֹּ֖קֶר וְעַד־עֵ֣ת מוֹעֵ֑ד וַיָּ֣מָת מִן־הָעָ֗ם מִדָּן֙ וְעַד־בְּאֵ֣ר שֶׁ֔בַע שִׁבְעִ֥ים אֶ֖לֶף אִֽישׁ׃<text:s/></text:span><text:span text:style-name="T2338">‬</text:span>‬‬<text:span text:style-name="T2339">16</text:span><text:span text:style-name="T2340"> וַיִּשְׁלַח֩ יָד֨וֹ הַמַּלְאָ֥ךְ ׀ יְרֽוּשָׁלַם֮ לְשַׁחֲתָהּ֒ וַיִּנָּ֤חֶם יְהוָה֙ אֶל־הָ֣רָעָ֔ה וַ֠יֹּאמֶר לַמַּלְאָ֞ךְ הַמַּשְׁחִ֤ית בָּעָם֙ רַ֔ב עַתָּ֖ה הֶ֣רֶף יָדֶ֑ךָ וּמַלְאַ֤ךְ יְהוָה֙ הָיָ֔ה עִם־גֹּ֖רֶן *האורנה **הָאֲרַ֥וְנָה הַיְבֻסִֽי׃</text:span><text:span text:style-name="T2341"><text:s/>ס<text:s/></text:span><text:span text:style-name="T2342">‬</text:span>‬‬‬<text:span text:style-name="T2343">17</text:span><text:span text:style-name="T2344"> וַיֹּאמֶר֩ דָּוִ֨ד אֶל־יְהוָ֜ה בִּרְאֹת֣וֹ ׀ אֶֽת־הַמַּלְאָ֣ךְ ׀ הַמַּכֶּ֣ה בָעָ֗ם וַיֹּ֙אמֶר֙ הִנֵּ֨ה אָנֹכִ֤י חָטָ֙אתִי֙ וְאָנֹכִ֣י הֶעֱוֵ֔יתִי וְאֵ֥לֶּה הַצֹּ֖אן מֶ֣ה עָשׂ֑וּ תְּהִ֨י נָ֥א יָדְךָ֛ בִּ֖י וּבְבֵ֥ית אָבִֽי׃<text:s/></text:span><text:span text:style-name="T2345">פ<text:s/></text:span><text:span text:style-name="T2346">‬</text:span><text:span text:style-name="T2347">‬</text:span>‬‬‬‬‬‬‬‬‬‬‬‬‬‬‬‬‬</text:p>
        <text:p text:style-name="P2348"><text:span text:style-name="T2349">18</text:span><text:span text:style-name="T2350"> וַיָּבֹא־גָ֥ד אֶל־דָּוִ֖ד בַּיּ֣וֹם הַה֑וּא וַיֹּ֣אמֶר ל֗וֹ עֲלֵה֙ הָקֵ֤ם לַֽיהוָה֙ מִזְבֵּ֔חַ בְּגֹ֖רֶן *ארניה **אֲרַ֥וְנָה הַיְבֻסִֽי׃<text:s/></text:span><text:span text:style-name="T2351">‬</text:span>‬‬<text:span text:style-name="T2352">19</text:span><text:span text:style-name="T2353"> וַיַּ֤עַל דָּוִד֙ כִּדְבַר־גָּ֔ד כַּאֲשֶׁ֖ר צִוָּ֥ה יְהוָֽה׃<text:s/></text:span><text:span text:style-name="T2354">‬</text:span>‬‬<text:span text:style-name="T2355">20</text:span><text:span text:style-name="T2356"> וַיַּשְׁקֵ֣ף אֲרַ֗וְנָה וַיַּ֤רְא אֶת־הַמֶּ֙לֶךְ֙ וְאֶת־עֲבָדָ֔יו עֹבְרִ֖ים עָלָ֑יו וַיֵּצֵ֣א אֲרַ֔וְנָה וַיִּשְׁתַּ֧חוּ לַמֶּ֛לֶךְ אַפָּ֖יו אָֽרְצָה׃<text:s/></text:span><text:span text:style-name="T2357">‬</text:span>‬‬<text:span text:style-name="T2358">21</text:span><text:span text:style-name="T2359"> וַיֹּ֣אמֶר אֲרַ֔וְנָה מַדּ֛וּעַ בָּ֥א אֲדֹנִֽי־הַמֶּ֖לֶךְ אֶל־עַבְדּ֑וֹ וַיֹּ֨אמֶר דָּוִ֜ד לִקְנ֧וֹת מֵעִמְּךָ֣ אֶת־הַגֹּ֗רֶן לִבְנ֤וֹת מִזְבֵּ֙חַ֙ לַֽיהוָ֔ה וְתֵעָצַ֥ר הַמַּגֵּפָ֖ה מֵעַ֥ל הָעָֽם׃<text:s/></text:span><text:span text:style-name="T2360">‬</text:span>‬‬<text:span text:style-name="T2361">22</text:span><text:span text:style-name="T2362"> וַיֹּ֤אמֶר אֲרַ֙וְנָה֙ אֶל־דָּוִ֔ד יִקַּ֥ח וְיַ֛עַל אֲדֹנִ֥י הַמֶּ֖לֶךְ הַטּ֣וֹב *בעינו **בְּעֵינָ֑יו רְאֵה֙ הַבָּקָ֣ר לָעֹלָ֔ה וְהַמֹּרִגִּ֛ים וּכְלֵ֥י הַבָּקָ֖ר לָעֵצִֽים׃<text:s/></text:span><text:span text:style-name="T2363">‬</text:span>‬‬<text:span text:style-name="T2364">23</text:span><text:span text:style-name="T2365"> הַכֹּ֗ל נָתַ֛ן אֲרַ֥וְנָה הַמֶּ֖לֶךְ לַמֶּ֑לֶךְ</text:span><text:span text:style-name="T2366"><text:s/>ס<text:s/></text:span><text:span text:style-name="T2367">וַיֹּ֤אמֶר אֲרַ֙וְנָה֙ אֶל־הַמֶּ֔לֶךְ יְהוָ֥ה אֱלֹהֶ֖יךָ יִרְצֶֽךָ׃<text:s/></text:span><text:span text:style-name="T2368">‬</text:span>‬‬<text:span text:style-name="T2369">24</text:span><text:span text:style-name="T2370"> וַיֹּ֨אמֶר הַמֶּ֜לֶךְ אֶל־אֲרַ֗וְנָה לֹ֚א כִּֽי־קָנ֨וֹ אֶקְנֶ֤ה מֵאֽוֹתְךָ֙ בִּמְחִ֔יר וְלֹ֧א אַעֲלֶ֛ה לַיהוָ֥ה אֱלֹהַ֖י עֹל֣וֹת חִנָּ֑ם וַיִּ֨קֶן דָּוִ֤ד אֶת־הַגֹּ֙רֶן֙ וְאֶת־הַבָּקָ֔ר בְּכֶ֖סֶף שְׁקָלִ֥ים חֲמִשִּֽׁים׃<text:s/></text:span><text:span text:style-name="T2371">‬</text:span>‬‬<text:span text:style-name="T2372">25</text:span><text:span text:style-name="T2373"> וַיִּבֶן֩ שָׁ֨ם דָּוִ֤ד מִזְבֵּ֙חַ֙ לַֽיהוָ֔ה וַיַּ֥עַל עֹל֖וֹת וּשְׁלָמִ֑ים וַיֵּעָתֵ֤ר יְהוָה֙ לָאָ֔רֶץ וַתֵּעָצַ֥ר הַמַּגֵּפָ֖ה מֵעַ֥ל יִשְׂרָאֵֽל׃<text:s/></text:span><text:span text:style-name="T2374">‬</text:span>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Second Book of Samuel</dc:title>
    <dc:description/>
    <dc:subject/>
    <dc:creator>Adrian Hills</dc:creator>
    <meta:creation-date>2025-03-23T21:34:00Z</meta:creation-date>
    <dc:date>2025-03-23T21:34:00Z</dc:date>
    <meta:template xlink:href="Normal.dotm" xlink:type="simple"/>
    <meta:editing-cycles>2</meta:editing-cycles>
    <meta:editing-duration>PT0S</meta:editing-duration>
    <meta:document-statistic meta:page-count="32" meta:paragraph-count="211" meta:word-count="15826" meta:character-count="105827" meta:row-count="751" meta:non-whitespace-character-count="90212"/>
  </office:meta>
</office:document-meta>
</file>